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6mm"/>
    </style:style>
    <style:style style:name="co2" style:family="table-column">
      <style:table-column-properties fo:break-before="auto" style:column-width="48.97mm"/>
    </style:style>
    <style:style style:name="co3" style:family="table-column">
      <style:table-column-properties fo:break-before="auto" style:column-width="14.55mm"/>
    </style:style>
    <style:style style:name="co4" style:family="table-column">
      <style:table-column-properties fo:break-before="auto" style:column-width="48.75mm"/>
    </style:style>
    <style:style style:name="co5" style:family="table-column">
      <style:table-column-properties fo:break-before="auto" style:column-width="11.18mm"/>
    </style:style>
    <style:style style:name="co6" style:family="table-column">
      <style:table-column-properties fo:break-before="auto" style:column-width="16.25mm"/>
    </style:style>
    <style:style style:name="co7" style:family="table-column">
      <style:table-column-properties fo:break-before="auto" style:column-width="13.83mm"/>
    </style:style>
    <style:style style:name="co8" style:family="table-column">
      <style:table-column-properties fo:break-before="auto" style:column-width="25.38mm"/>
    </style:style>
    <style:style style:name="co9" style:family="table-column">
      <style:table-column-properties fo:break-before="auto" style:column-width="23.46mm"/>
    </style:style>
    <style:style style:name="co10" style:family="table-column">
      <style:table-column-properties fo:break-before="auto" style:column-width="18.98mm"/>
    </style:style>
    <style:style style:name="co11" style:family="table-column">
      <style:table-column-properties fo:break-before="auto" style:column-width="47.89mm"/>
    </style:style>
    <style:style style:name="co12" style:family="table-column">
      <style:table-column-properties fo:break-before="auto" style:column-width="45.12mm"/>
    </style:style>
    <style:style style:name="co13" style:family="table-column">
      <style:table-column-properties fo:break-before="auto" style:column-width="22.47mm"/>
    </style:style>
    <style:style style:name="co14" style:family="table-column">
      <style:table-column-properties fo:break-before="auto" style:column-width="24.54mm"/>
    </style:style>
    <style:style style:name="co15" style:family="table-column">
      <style:table-column-properties fo:break-before="auto" style:column-width="26mm"/>
    </style:style>
    <style:style style:name="co16" style:family="table-column">
      <style:table-column-properties fo:break-before="auto" style:column-width="136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26.56mm" fo:break-before="auto" style:use-optimal-row-height="false"/>
    </style:style>
    <style:style style:name="ta1" style:family="table" style:master-page-name="PageStyle_5f_Select_20_arch_5f_2023">
      <style:table-properties table:display="true" style:writing-mode="lr-tb"/>
    </style:style>
    <style:style style:name="ta2" style:family="table" style:master-page-name="PageStyle_5f_Сводная_20_таблица_5f_Select_20_arch_5f_2023_5f_1">
      <style:table-properties table:display="true" style:writing-mode="lr-tb"/>
    </style:style>
    <style:style style:name="ta3" style:family="table" style:master-page-name="PageStyle_5f_SQL_20_Statemen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Pivot_20_Table_20_Corn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" style:family="table-cell" style:parent-style-name="Pivot_20_Table_20_Corn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Pivot_20_Table_20_Field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6" style:family="table-cell" style:parent-style-name="Pivot_20_Table_20_Category" style:data-style-name="N0">
      <style:table-cell-properties fo:border-bottom="0.74pt solid #000000" fo:background-color="#ffffa6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fo:color="#3465a4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7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8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9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none"/>
    </style:style>
    <style:style style:name="ce10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none"/>
    </style:style>
    <style:style style:name="ce11" style:family="table-cell" style:parent-style-name="Pivot_20_Table_20_Title" style:data-style-name="N0">
      <style:table-cell-properties fo:border-bottom="1.76pt solid #000000" style:cell-protect="protected" style:print-content="true" style:diagonal-bl-tr="none" style:diagonal-tl-br="none" fo:background-color="transparent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Pivot_20_Table_20_Corn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Pivot_20_Table_20_Corn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Pivot_20_Table_20_Fiel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5" style:family="table-cell" style:parent-style-name="Pivot_20_Table_20_Category" style:data-style-name="N0">
      <style:table-cell-properties style:cell-protect="protected" style:print-content="true"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6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8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9" style:family="table-cell" style:parent-style-name="Pivot_20_Table_20_Category" style:data-style-name="N0">
      <style:table-cell-properties fo:border-bottom="none" fo:background-color="#ffffd7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0" style:family="table-cell" style:parent-style-name="Pivot_20_Table_20_Category" style:data-style-name="N0">
      <style:table-cell-properties fo:border-bottom="none" fo:background-color="#ffffa6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3465a4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1" style:family="table-cell" style:parent-style-name="Pivot_20_Table_20_Category" style:data-style-name="N0">
      <style:table-cell-properties fo:border-bottom="none" fo:background-color="#ffffa6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2" style:family="table-cell" style:parent-style-name="Pivot_20_Table_20_Category" style:data-style-name="N0">
      <style:table-cell-properties fo:border-bottom="none" fo:background-color="#ffffd7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Pivot_20_Table_20_Category" style:data-style-name="N0">
      <style:table-cell-properties fo:border-bottom="0.74pt solid #000000" fo:background-color="#ffffd7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4" style:family="table-cell" style:parent-style-name="Pivot_20_Table_20_Title" style:data-style-name="N0">
      <style:table-cell-properties fo:border-bottom="1.76pt solid #000000" style:cell-protect="protected" style:print-content="true" style:diagonal-bl-tr="none" style:diagonal-tl-br="none" fo:background-color="transparent" fo:border-left="none" fo:padding="0.71mm" fo:border-right="0.74pt solid #000000" style:rotation-align="none" fo:border-top="0.74pt solid #000000"/>
    </style:style>
    <style:style style:name="ce25" style:family="table-cell" style:parent-style-name="Pivot_20_Table_20_Field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6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7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8" style:family="table-cell" style:parent-style-name="Pivot_20_Table_20_Value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Pivot_20_Table_20_Value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Pivot_20_Table_20_Value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Pivot_20_Table_20_Valu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Pivot_20_Table_20_Value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Pivot_20_Table_20_Value" style:data-style-name="N0">
      <style:table-cell-properties style:glyph-orientation-vertical="0" fo:border-bottom="none" fo:background-color="#ffffd7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Pivot_20_Table_20_Value" style:data-style-name="N0">
      <style:table-cell-properties style:glyph-orientation-vertical="0" fo:background-color="#ffffa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465a4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8" style:family="table-cell" style:parent-style-name="Pivot_20_Table_20_Value" style:data-style-name="N0">
      <style:table-cell-properties style:glyph-orientation-vertical="0" fo:background-color="#ffffa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Pivot_20_Table_20_Value" style:data-style-name="N0">
      <style:table-cell-properties style:glyph-orientation-vertical="0" fo:background-color="#ffffd7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Pivot_20_Table_20_Value" style:data-style-name="N0">
      <style:table-cell-properties style:glyph-orientation-vertical="0" fo:background-color="#ffdbb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3838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1" style:family="table-cell" style:parent-style-name="Pivot_20_Table_20_Value" style:data-style-name="N0">
      <style:table-cell-properties style:glyph-orientation-vertical="0" fo:border-bottom="0.74pt solid #000000" fo:background-color="#ffffd7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Pivot_20_Table_20_Result" style:data-style-name="N0">
      <style:table-cell-properties style:glyph-orientation-vertical="0" fo:border-bottom="1.76pt solid #000000" fo:background-color="#dee6e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Pivot_20_Table_20_Category" style:data-style-name="N0">
      <style:table-cell-properties style:cell-protect="protected" style:print-content="true" style:diagonal-bl-tr="none" style:diagonal-tl-br="none" fo:background-color="transparent" fo:border="none" fo:padding="0.71mm" style:rotation-align="none"/>
    </style:style>
    <style:style style:name="ce44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5" style:family="table-cell" style:parent-style-name="Pivot_20_Table_20_Result" style:data-style-name="N0">
      <style:table-cell-properties style:glyph-orientation-vertical="0" fo:border-bottom="1.76pt solid #000000" fo:background-color="#dee6e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Pivot_20_Table_20_Corn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Pivot_20_Table_20_Value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Pivot_20_Table_20_Value" style:data-style-name="N0">
      <style:table-cell-properties style:glyph-orientation-vertical="0" fo:border-bottom="0.74pt solid #000000" fo:background-color="#ffdbb6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3838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0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Pivot_20_Table_20_Value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Pivot_20_Table_20_Value" style:data-style-name="N0">
      <style:table-cell-properties style:glyph-orientation-vertical="0" fo:background-color="#ffff38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3">
      <style:table-cell-properties fo:background-color="#e8f2a1"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e8f2a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5" style:family="table-cell" style:parent-style-name="Pivot_20_Table_20_Value" style:data-style-name="N0">
      <style:table-cell-properties style:glyph-orientation-vertical="0" fo:border-bottom="0.74pt solid #000000" fo:background-color="#ffdbb6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Pivot_20_Table_20_Value" style:data-style-name="N0">
      <style:table-cell-properties style:glyph-orientation-vertical="0" fo:border-bottom="0.74pt solid #000000" fo:background-color="#ffdbb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8" style:family="table-cell" style:parent-style-name="Pivot_20_Table_20_Value" style:data-style-name="N0">
      <style:table-cell-properties style:glyph-orientation-vertical="0" fo:border-bottom="0.74pt solid #000000" fo:background-color="#ffffa6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Pivot_20_Table_20_Value" style:data-style-name="N0">
      <style:table-cell-properties style:glyph-orientation-vertical="0" fo:border-bottom="0.74pt solid #000000" fo:background-color="#ffffa6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0" style:family="table-cell" style:parent-style-name="Pivot_20_Table_20_Value" style:data-style-name="N0">
      <style:table-cell-properties style:glyph-orientation-vertical="0" fo:border-bottom="0.74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Pivot_20_Table_20_Value" style:data-style-name="N0">
      <style:table-cell-properties style:glyph-orientation-vertical="0" fo:border-bottom="0.74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2" style:family="table-cell" style:parent-style-name="Pivot_20_Table_20_Value" style:data-style-name="N0">
      <style:table-cell-properties style:glyph-orientation-vertical="0" fo:border-bottom="0.74pt solid #000000" fo:background-color="#ffffd7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Pivot_20_Table_20_Result" style:data-style-name="N3">
      <style:table-cell-properties style:glyph-orientation-vertical="0" fo:border-bottom="1.76pt solid #000000" fo:background-color="#e8f2a1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style:glyph-orientation-vertical="0" fo:background-color="#dedce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4c7d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d7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7" style:family="table-cell" style:parent-style-name="Pivot_20_Table_20_Corn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8" style:family="table-cell" style:parent-style-name="Pivot_20_Table_20_Title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9" style:family="table-cell" style:parent-style-name="Pivot_20_Table_20_Title" style:data-style-name="N0">
      <style:table-cell-properties fo:border-bottom="0.74pt solid #000000" style:cell-protect="protected" style:print-content="true" style:diagonal-bl-tr="none" style:diagonal-tl-br="none" fo:background-color="transparent" fo:border-left="0.74pt solid #000000" fo:padding="0.71mm" fo:border-right="1.76pt solid #000000" style:rotation-align="none" fo:border-top="none"/>
    </style:style>
    <style:style style:name="ce7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71" style:family="table-cell" style:parent-style-name="Default" style:data-style-name="N3">
      <style:table-cell-properties fo:background-color="#bbe33d"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72" style:family="table-cell" style:parent-style-name="Default" style:data-style-name="N3">
      <style:table-cell-properties fo:background-color="#dedce6"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73" style:family="table-cell" style:parent-style-name="Default" style:data-style-name="N3">
      <style:table-cell-properties fo:background-color="#b4c7dc"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74" style:family="table-cell" style:parent-style-name="Default" style:data-style-name="N3">
      <style:table-cell-properties fo:background-color="#ffffd7"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eeeee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76" style:family="table-cell" style:parent-style-name="Default" style:data-style-name="N0">
      <style:table-cell-properties fo:background-color="#eeeeee" fo:padding="0.71mm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lect arch_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<text:s text:c="3"/></text:p>
          </table:table-cell>
          <table:table-cell table:style-name="ce1" office:value-type="string" calcext:value-type="string">
            <text:p>TORR</text:p>
          </table:table-cell>
          <table:table-cell table:style-name="ce1" office:value-type="string" calcext:value-type="string">
            <text:p>IFMT</text:p>
          </table:table-cell>
          <table:table-cell table:style-name="ce1" office:value-type="string" calcext:value-type="string">
            <text:p>BOORU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FSIZE</text:p>
          </table:table-cell>
          <table:table-cell table:style-name="ce1" office:value-type="string" calcext:value-type="string">
            <text:p>XSIZE</text:p>
          </table:table-cell>
          <table:table-cell table:style-name="ce1" office:value-type="string" calcext:value-type="string">
            <text:p>SSIZE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100" calcext:value-type="float">
            <text:p>6100</text:p>
          </table:table-cell>
          <table:table-cell office:value-type="float" office:value="14247600112" calcext:value-type="float">
            <text:p>1424760011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5308" calcext:value-type="float">
            <text:p>35308</text:p>
          </table:table-cell>
          <table:table-cell office:value-type="float" office:value="34717228604" calcext:value-type="float">
            <text:p>3471722860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3860" calcext:value-type="float">
            <text:p>73860</text:p>
          </table:table-cell>
          <table:table-cell office:value-type="float" office:value="46719860927" calcext:value-type="float">
            <text:p>4671986092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7181" calcext:value-type="float">
            <text:p>17181</text:p>
          </table:table-cell>
          <table:table-cell office:value-type="float" office:value="16032202063" calcext:value-type="float">
            <text:p>160322020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3898" calcext:value-type="float">
            <text:p>23898</text:p>
          </table:table-cell>
          <table:table-cell office:value-type="float" office:value="33633887305" calcext:value-type="float">
            <text:p>3363388730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257" calcext:value-type="float">
            <text:p>4257</text:p>
          </table:table-cell>
          <table:table-cell office:value-type="float" office:value="7741000098" calcext:value-type="float">
            <text:p>774100009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82" calcext:value-type="float">
            <text:p>1182</text:p>
          </table:table-cell>
          <table:table-cell office:value-type="float" office:value="1166251354" calcext:value-type="float">
            <text:p>116625135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05" calcext:value-type="float">
            <text:p>1205</text:p>
          </table:table-cell>
          <table:table-cell office:value-type="float" office:value="2247535395" calcext:value-type="float">
            <text:p>224753539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71" calcext:value-type="float">
            <text:p>1071</text:p>
          </table:table-cell>
          <table:table-cell office:value-type="float" office:value="2149639094" calcext:value-type="float">
            <text:p>214963909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36" calcext:value-type="float">
            <text:p>536</text:p>
          </table:table-cell>
          <table:table-cell office:value-type="float" office:value="1210828115" calcext:value-type="float">
            <text:p>121082811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81477359" calcext:value-type="float">
            <text:p>8147735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GIF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363" calcext:value-type="float">
            <text:p>363</text:p>
          </table:table-cell>
          <table:table-cell office:value-type="float" office:value="39515635" calcext:value-type="float">
            <text:p>3951563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BMP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77" calcext:value-type="float">
            <text:p>177</text:p>
          </table:table-cell>
          <table:table-cell office:value-type="float" office:value="139694588" calcext:value-type="float">
            <text:p>13969458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3104" calcext:value-type="float">
            <text:p>33104</text:p>
          </table:table-cell>
          <table:table-cell office:value-type="float" office:value="46589863629" calcext:value-type="float">
            <text:p>4658986362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10" calcext:value-type="float">
            <text:p>510</text:p>
          </table:table-cell>
          <table:table-cell office:value-type="float" office:value="425593965" calcext:value-type="float">
            <text:p>42559396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05" calcext:value-type="float">
            <text:p>305</text:p>
          </table:table-cell>
          <table:table-cell office:value-type="float" office:value="370364556" calcext:value-type="float">
            <text:p>37036455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11" calcext:value-type="float">
            <text:p>311</text:p>
          </table:table-cell>
          <table:table-cell office:value-type="float" office:value="403407233" calcext:value-type="float">
            <text:p>40340723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08" calcext:value-type="float">
            <text:p>408</text:p>
          </table:table-cell>
          <table:table-cell office:value-type="float" office:value="707613614" calcext:value-type="float">
            <text:p>70761361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621 TBI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495" calcext:value-type="float">
            <text:p>10495</text:p>
          </table:table-cell>
          <table:table-cell office:value-type="float" office:value="7457861027" calcext:value-type="float">
            <text:p>745786102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16352016" calcext:value-type="float">
            <text:p>1635201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82" calcext:value-type="float">
            <text:p>482</text:p>
          </table:table-cell>
          <table:table-cell office:value-type="float" office:value="429779520" calcext:value-type="float">
            <text:p>42977952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3" calcext:value-type="float">
            <text:p>33</text:p>
          </table:table-cell>
          <table:table-cell office:value-type="float" office:value="26756382" calcext:value-type="float">
            <text:p>26756382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32" calcext:value-type="float">
            <text:p>132</text:p>
          </table:table-cell>
          <table:table-cell office:value-type="float" office:value="165766956" calcext:value-type="float">
            <text:p>16576695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78" calcext:value-type="float">
            <text:p>178</text:p>
          </table:table-cell>
          <table:table-cell office:value-type="float" office:value="133031232" calcext:value-type="float">
            <text:p>13303123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297651347" calcext:value-type="float">
            <text:p>29765134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0285239" calcext:value-type="float">
            <text:p>10285239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1235090" calcext:value-type="float">
            <text:p>1123509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imepaper.net</text:p>
          </table:table-cell>
          <table:table-cell office:value-type="string" calcext:value-type="string">
            <text:p>GIF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405525" calcext:value-type="float">
            <text:p>405525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320460" calcext:value-type="float">
            <text:p>132046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497838" calcext:value-type="float">
            <text:p>149783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23372405" calcext:value-type="float">
            <text:p>23372405</text:p>
          </table:table-cell>
          <table:table-cell/>
          <table:table-cell office:value-type="float" office:value="4930665" calcext:value-type="float">
            <text:p>493066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31" calcext:value-type="float">
            <text:p>31</text:p>
          </table:table-cell>
          <table:table-cell office:value-type="float" office:value="31945343" calcext:value-type="float">
            <text:p>31945343</text:p>
          </table:table-cell>
          <table:table-cell/>
          <table:table-cell office:value-type="float" office:value="9317488" calcext:value-type="float">
            <text:p>931748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9024143" calcext:value-type="float">
            <text:p>9024143</text:p>
          </table:table-cell>
          <table:table-cell/>
          <table:table-cell office:value-type="float" office:value="1997899" calcext:value-type="float">
            <text:p>1997899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3331" calcext:value-type="float">
            <text:p>3331</text:p>
          </table:table-cell>
          <table:table-cell office:value-type="float" office:value="1855600222" calcext:value-type="float">
            <text:p>1855600222</text:p>
          </table:table-cell>
          <table:table-cell/>
          <table:table-cell office:value-type="float" office:value="1245493310" calcext:value-type="float">
            <text:p>124549331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68849840" calcext:value-type="float">
            <text:p>68849840</text:p>
          </table:table-cell>
          <table:table-cell/>
          <table:table-cell office:value-type="float" office:value="12254706" calcext:value-type="float">
            <text:p>12254706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09418" calcext:value-type="float">
            <text:p>309418</text:p>
          </table:table-cell>
          <table:table-cell/>
          <table:table-cell office:value-type="float" office:value="121645" calcext:value-type="float">
            <text:p>121645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float" office:value="9872791" calcext:value-type="float">
            <text:p>9872791</text:p>
          </table:table-cell>
          <table:table-cell/>
          <table:table-cell office:value-type="float" office:value="2791271" calcext:value-type="float">
            <text:p>2791271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49730513" calcext:value-type="float">
            <text:p>49730513</text:p>
          </table:table-cell>
          <table:table-cell/>
          <table:table-cell office:value-type="float" office:value="12202184" calcext:value-type="float">
            <text:p>12202184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31" calcext:value-type="float">
            <text:p>131</text:p>
          </table:table-cell>
          <table:table-cell office:value-type="float" office:value="92480052" calcext:value-type="float">
            <text:p>92480052</text:p>
          </table:table-cell>
          <table:table-cell/>
          <table:table-cell office:value-type="float" office:value="35137882" calcext:value-type="float">
            <text:p>35137882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3393199" calcext:value-type="float">
            <text:p>3393199</text:p>
          </table:table-cell>
          <table:table-cell/>
          <table:table-cell office:value-type="float" office:value="1369106" calcext:value-type="float">
            <text:p>136910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13755" calcext:value-type="float">
            <text:p>313755</text:p>
          </table:table-cell>
          <table:table-cell/>
          <table:table-cell office:value-type="float" office:value="162163" calcext:value-type="float">
            <text:p>16216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430870" calcext:value-type="float">
            <text:p>430870</text:p>
          </table:table-cell>
          <table:table-cell/>
          <table:table-cell office:value-type="float" office:value="306322" calcext:value-type="float">
            <text:p>30632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45" calcext:value-type="float">
            <text:p>145</text:p>
          </table:table-cell>
          <table:table-cell office:value-type="float" office:value="162134176" calcext:value-type="float">
            <text:p>162134176</text:p>
          </table:table-cell>
          <table:table-cell/>
          <table:table-cell office:value-type="float" office:value="36283123" calcext:value-type="float">
            <text:p>3628312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68" calcext:value-type="float">
            <text:p>168</text:p>
          </table:table-cell>
          <table:table-cell office:value-type="float" office:value="252385904" calcext:value-type="float">
            <text:p>252385904</text:p>
          </table:table-cell>
          <table:table-cell/>
          <table:table-cell office:value-type="float" office:value="55556401" calcext:value-type="float">
            <text:p>55556401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96913413" calcext:value-type="float">
            <text:p>96913413</text:p>
          </table:table-cell>
          <table:table-cell/>
          <table:table-cell office:value-type="float" office:value="21878631" calcext:value-type="float">
            <text:p>2187863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float" office:value="9141035" calcext:value-type="float">
            <text:p>9141035</text:p>
          </table:table-cell>
          <table:table-cell/>
          <table:table-cell office:value-type="float" office:value="3481679" calcext:value-type="float">
            <text:p>3481679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849221" calcext:value-type="float">
            <text:p>10849221</text:p>
          </table:table-cell>
          <table:table-cell/>
          <table:table-cell office:value-type="float" office:value="2131847" calcext:value-type="float">
            <text:p>2131847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float" office:value="17399730" calcext:value-type="float">
            <text:p>17399730</text:p>
          </table:table-cell>
          <table:table-cell/>
          <table:table-cell office:value-type="float" office:value="4453061" calcext:value-type="float">
            <text:p>445306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4465544" calcext:value-type="float">
            <text:p>14465544</text:p>
          </table:table-cell>
          <table:table-cell/>
          <table:table-cell office:value-type="float" office:value="2955509" calcext:value-type="float">
            <text:p>2955509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4345066" calcext:value-type="float">
            <text:p>4345066</text:p>
          </table:table-cell>
          <table:table-cell/>
          <table:table-cell office:value-type="float" office:value="705136" calcext:value-type="float">
            <text:p>70513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9657038" calcext:value-type="float">
            <text:p>9657038</text:p>
          </table:table-cell>
          <table:table-cell/>
          <table:table-cell office:value-type="float" office:value="2354623" calcext:value-type="float">
            <text:p>2354623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2027926" calcext:value-type="float">
            <text:p>2027926</text:p>
          </table:table-cell>
          <table:table-cell/>
          <table:table-cell office:value-type="float" office:value="1287071" calcext:value-type="float">
            <text:p>128707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998" calcext:value-type="float">
            <text:p>4998</text:p>
          </table:table-cell>
          <table:table-cell office:value-type="float" office:value="3012999665" calcext:value-type="float">
            <text:p>3012999665</text:p>
          </table:table-cell>
          <table:table-cell office:value-type="float" office:value="3049872335" calcext:value-type="float">
            <text:p>3049872335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926" calcext:value-type="float">
            <text:p>926</text:p>
          </table:table-cell>
          <table:table-cell office:value-type="float" office:value="1111360827" calcext:value-type="float">
            <text:p>1111360827</text:p>
          </table:table-cell>
          <table:table-cell office:value-type="float" office:value="1118121821" calcext:value-type="float">
            <text:p>111812182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0502" calcext:value-type="float">
            <text:p>10502</text:p>
          </table:table-cell>
          <table:table-cell office:value-type="float" office:value="7378918838" calcext:value-type="float">
            <text:p>7378918838</text:p>
          </table:table-cell>
          <table:table-cell office:value-type="float" office:value="14811290716" calcext:value-type="float">
            <text:p>148112907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538" calcext:value-type="float">
            <text:p>1538</text:p>
          </table:table-cell>
          <table:table-cell office:value-type="float" office:value="1771834413" calcext:value-type="float">
            <text:p>1771834413</text:p>
          </table:table-cell>
          <table:table-cell office:value-type="float" office:value="1776921541" calcext:value-type="float">
            <text:p>177692154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982" calcext:value-type="float">
            <text:p>1982</text:p>
          </table:table-cell>
          <table:table-cell office:value-type="float" office:value="1537384112" calcext:value-type="float">
            <text:p>1537384112</text:p>
          </table:table-cell>
          <table:table-cell office:value-type="float" office:value="1545358687" calcext:value-type="float">
            <text:p>1545358687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040" calcext:value-type="float">
            <text:p>3040</text:p>
          </table:table-cell>
          <table:table-cell office:value-type="float" office:value="3620802477" calcext:value-type="float">
            <text:p>3620802477</text:p>
          </table:table-cell>
          <table:table-cell office:value-type="float" office:value="3637178467" calcext:value-type="float">
            <text:p>3637178467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406" calcext:value-type="float">
            <text:p>1406</text:p>
          </table:table-cell>
          <table:table-cell office:value-type="float" office:value="2195080440" calcext:value-type="float">
            <text:p>2195080440</text:p>
          </table:table-cell>
          <table:table-cell office:value-type="float" office:value="2196373410" calcext:value-type="float">
            <text:p>2196373410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52" calcext:value-type="float">
            <text:p>152</text:p>
          </table:table-cell>
          <table:table-cell office:value-type="float" office:value="123792503" calcext:value-type="float">
            <text:p>123792503</text:p>
          </table:table-cell>
          <table:table-cell office:value-type="float" office:value="120052183" calcext:value-type="float">
            <text:p>120052183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79" calcext:value-type="float">
            <text:p>779</text:p>
          </table:table-cell>
          <table:table-cell office:value-type="float" office:value="2043288121" calcext:value-type="float">
            <text:p>2043288121</text:p>
          </table:table-cell>
          <table:table-cell office:value-type="float" office:value="2044478047" calcext:value-type="float">
            <text:p>204447804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676" calcext:value-type="float">
            <text:p>1676</text:p>
          </table:table-cell>
          <table:table-cell office:value-type="float" office:value="12251035726" calcext:value-type="float">
            <text:p>12251035726</text:p>
          </table:table-cell>
          <table:table-cell office:value-type="float" office:value="12230639083" calcext:value-type="float">
            <text:p>12230639083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44" calcext:value-type="float">
            <text:p>444</text:p>
          </table:table-cell>
          <table:table-cell office:value-type="float" office:value="670701463" calcext:value-type="float">
            <text:p>670701463</text:p>
          </table:table-cell>
          <table:table-cell office:value-type="float" office:value="467528462" calcext:value-type="float">
            <text:p>46752846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84" calcext:value-type="float">
            <text:p>584</text:p>
          </table:table-cell>
          <table:table-cell office:value-type="float" office:value="326615619" calcext:value-type="float">
            <text:p>326615619</text:p>
          </table:table-cell>
          <table:table-cell office:value-type="float" office:value="329333003" calcext:value-type="float">
            <text:p>329333003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8614950" calcext:value-type="float">
            <text:p>108614950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93" calcext:value-type="float">
            <text:p>193</text:p>
          </table:table-cell>
          <table:table-cell office:value-type="float" office:value="193044548" calcext:value-type="float">
            <text:p>193044548</text:p>
          </table:table-cell>
          <table:table-cell office:value-type="float" office:value="193684070" calcext:value-type="float">
            <text:p>193684070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370188901" calcext:value-type="float">
            <text:p>37018890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1918" calcext:value-type="float">
            <text:p>11918</text:p>
          </table:table-cell>
          <table:table-cell office:value-type="float" office:value="14915445890" calcext:value-type="float">
            <text:p>14915445890</text:p>
          </table:table-cell>
          <table:table-cell office:value-type="float" office:value="12548100298" calcext:value-type="float">
            <text:p>12548100298</text:p>
          </table:table-cell>
          <table:table-cell office:value-type="float" office:value="4043394864" calcext:value-type="float">
            <text:p>4043394864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342" calcext:value-type="float">
            <text:p>3342</text:p>
          </table:table-cell>
          <table:table-cell office:value-type="float" office:value="5214716893" calcext:value-type="float">
            <text:p>5214716893</text:p>
          </table:table-cell>
          <table:table-cell office:value-type="float" office:value="3976922379" calcext:value-type="float">
            <text:p>3976922379</text:p>
          </table:table-cell>
          <table:table-cell office:value-type="float" office:value="1159922007" calcext:value-type="float">
            <text:p>1159922007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9331093" calcext:value-type="float">
            <text:p>19331093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219" calcext:value-type="float">
            <text:p>3219</text:p>
          </table:table-cell>
          <table:table-cell office:value-type="float" office:value="5486367330" calcext:value-type="float">
            <text:p>5486367330</text:p>
          </table:table-cell>
          <table:table-cell office:value-type="float" office:value="3951236967" calcext:value-type="float">
            <text:p>3951236967</text:p>
          </table:table-cell>
          <table:table-cell office:value-type="float" office:value="1055821124" calcext:value-type="float">
            <text:p>1055821124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21" calcext:value-type="float">
            <text:p>121</text:p>
          </table:table-cell>
          <table:table-cell office:value-type="float" office:value="128441545" calcext:value-type="float">
            <text:p>128441545</text:p>
          </table:table-cell>
          <table:table-cell office:value-type="float" office:value="128522083" calcext:value-type="float">
            <text:p>12852208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25596" calcext:value-type="float">
            <text:p>25596</text:p>
          </table:table-cell>
          <table:table-cell office:value-type="float" office:value="46783771107" calcext:value-type="float">
            <text:p>46783771107</text:p>
          </table:table-cell>
          <table:table-cell office:value-type="float" office:value="46877353806" calcext:value-type="float">
            <text:p>46877353806</text:p>
          </table:table-cell>
          <table:table-cell office:value-type="float" office:value="8046376434" calcext:value-type="float">
            <text:p>8046376434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53980" calcext:value-type="float">
            <text:p>53980</text:p>
          </table:table-cell>
          <table:table-cell office:value-type="float" office:value="82735015720" calcext:value-type="float">
            <text:p>82735015720</text:p>
          </table:table-cell>
          <table:table-cell office:value-type="float" office:value="83777612215" calcext:value-type="float">
            <text:p>83777612215</text:p>
          </table:table-cell>
          <table:table-cell office:value-type="float" office:value="15138971662" calcext:value-type="float">
            <text:p>15138971662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24441" calcext:value-type="float">
            <text:p>24441</text:p>
          </table:table-cell>
          <table:table-cell office:value-type="float" office:value="37733703688" calcext:value-type="float">
            <text:p>37733703688</text:p>
          </table:table-cell>
          <table:table-cell office:value-type="float" office:value="38121600764" calcext:value-type="float">
            <text:p>38121600764</text:p>
          </table:table-cell>
          <table:table-cell office:value-type="float" office:value="6676419115" calcext:value-type="float">
            <text:p>6676419115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56282" calcext:value-type="float">
            <text:p>56282</text:p>
          </table:table-cell>
          <table:table-cell office:value-type="float" office:value="87906166356" calcext:value-type="float">
            <text:p>87906166356</text:p>
          </table:table-cell>
          <table:table-cell office:value-type="float" office:value="89011341400" calcext:value-type="float">
            <text:p>89011341400</text:p>
          </table:table-cell>
          <table:table-cell office:value-type="float" office:value="16180623508" calcext:value-type="float">
            <text:p>16180623508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409" calcext:value-type="float">
            <text:p>7409</text:p>
          </table:table-cell>
          <table:table-cell office:value-type="float" office:value="15599053858" calcext:value-type="float">
            <text:p>15599053858</text:p>
          </table:table-cell>
          <table:table-cell office:value-type="float" office:value="16530398038" calcext:value-type="float">
            <text:p>16530398038</text:p>
          </table:table-cell>
          <table:table-cell office:value-type="float" office:value="2677161992" calcext:value-type="float">
            <text:p>2677161992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109" calcext:value-type="float">
            <text:p>19109</text:p>
          </table:table-cell>
          <table:table-cell office:value-type="float" office:value="34301901720" calcext:value-type="float">
            <text:p>34301901720</text:p>
          </table:table-cell>
          <table:table-cell office:value-type="float" office:value="34481726545" calcext:value-type="float">
            <text:p>34481726545</text:p>
          </table:table-cell>
          <table:table-cell office:value-type="float" office:value="6842958907" calcext:value-type="float">
            <text:p>6842958907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5893" calcext:value-type="float">
            <text:p>15893</text:p>
          </table:table-cell>
          <table:table-cell office:value-type="float" office:value="24242501981" calcext:value-type="float">
            <text:p>24242501981</text:p>
          </table:table-cell>
          <table:table-cell office:value-type="float" office:value="24233924288" calcext:value-type="float">
            <text:p>24233924288</text:p>
          </table:table-cell>
          <table:table-cell office:value-type="float" office:value="4413254617" calcext:value-type="float">
            <text:p>4413254617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2862" calcext:value-type="float">
            <text:p>12862</text:p>
          </table:table-cell>
          <table:table-cell office:value-type="float" office:value="30839383499" calcext:value-type="float">
            <text:p>30839383499</text:p>
          </table:table-cell>
          <table:table-cell office:value-type="float" office:value="30987723872" calcext:value-type="float">
            <text:p>30987723872</text:p>
          </table:table-cell>
          <table:table-cell office:value-type="float" office:value="4356940002" calcext:value-type="float">
            <text:p>4356940002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9135" calcext:value-type="float">
            <text:p>9135</text:p>
          </table:table-cell>
          <table:table-cell office:value-type="float" office:value="13897989086" calcext:value-type="float">
            <text:p>13897989086</text:p>
          </table:table-cell>
          <table:table-cell office:value-type="float" office:value="11025805599" calcext:value-type="float">
            <text:p>11025805599</text:p>
          </table:table-cell>
          <table:table-cell office:value-type="float" office:value="3195710792" calcext:value-type="float">
            <text:p>3195710792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9550" calcext:value-type="float">
            <text:p>9550</text:p>
          </table:table-cell>
          <table:table-cell office:value-type="float" office:value="21537404581" calcext:value-type="float">
            <text:p>21537404581</text:p>
          </table:table-cell>
          <table:table-cell office:value-type="float" office:value="6611822862" calcext:value-type="float">
            <text:p>6611822862</text:p>
          </table:table-cell>
          <table:table-cell office:value-type="float" office:value="3207112342" calcext:value-type="float">
            <text:p>3207112342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176" calcext:value-type="float">
            <text:p>2176</text:p>
          </table:table-cell>
          <table:table-cell office:value-type="float" office:value="6799956640" calcext:value-type="float">
            <text:p>6799956640</text:p>
          </table:table-cell>
          <table:table-cell office:value-type="float" office:value="1876624307" calcext:value-type="float">
            <text:p>1876624307</text:p>
          </table:table-cell>
          <table:table-cell office:value-type="float" office:value="776735389" calcext:value-type="float">
            <text:p>776735389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255" calcext:value-type="float">
            <text:p>1255</text:p>
          </table:table-cell>
          <table:table-cell office:value-type="float" office:value="1515015652" calcext:value-type="float">
            <text:p>1515015652</text:p>
          </table:table-cell>
          <table:table-cell office:value-type="float" office:value="1522398756" calcext:value-type="float">
            <text:p>1522398756</text:p>
          </table:table-cell>
          <table:table-cell office:value-type="float" office:value="434959350" calcext:value-type="float">
            <text:p>434959350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215" calcext:value-type="float">
            <text:p>1215</text:p>
          </table:table-cell>
          <table:table-cell office:value-type="float" office:value="1799880281" calcext:value-type="float">
            <text:p>1799880281</text:p>
          </table:table-cell>
          <table:table-cell office:value-type="float" office:value="1821338409" calcext:value-type="float">
            <text:p>1821338409</text:p>
          </table:table-cell>
          <table:table-cell office:value-type="float" office:value="440678748" calcext:value-type="float">
            <text:p>440678748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458" calcext:value-type="float">
            <text:p>5458</text:p>
          </table:table-cell>
          <table:table-cell office:value-type="float" office:value="16941252743" calcext:value-type="float">
            <text:p>16941252743</text:p>
          </table:table-cell>
          <table:table-cell office:value-type="float" office:value="10005595399" calcext:value-type="float">
            <text:p>10005595399</text:p>
          </table:table-cell>
          <table:table-cell office:value-type="float" office:value="2086009297" calcext:value-type="float">
            <text:p>2086009297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" calcext:value-type="float">
            <text:p>13</text:p>
          </table:table-cell>
          <table:table-cell office:value-type="float" office:value="30972161" calcext:value-type="float">
            <text:p>30972161</text:p>
          </table:table-cell>
          <table:table-cell office:value-type="float" office:value="8687891" calcext:value-type="float">
            <text:p>8687891</text:p>
          </table:table-cell>
          <table:table-cell office:value-type="float" office:value="3837494" calcext:value-type="float">
            <text:p>3837494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0398992" calcext:value-type="float">
            <text:p>60398992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239306" calcext:value-type="float">
            <text:p>239306</text:p>
          </table:table-cell>
          <table:table-cell office:value-type="float" office:value="332160" calcext:value-type="float">
            <text:p>332160</text:p>
          </table:table-cell>
          <table:table-cell office:value-type="float" office:value="172536" calcext:value-type="float">
            <text:p>172536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paper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996" calcext:value-type="float">
            <text:p>7996</text:p>
          </table:table-cell>
          <table:table-cell table:number-columns-repeated="2" office:value-type="float" office:value="8185882191" calcext:value-type="float">
            <text:p>8185882191</text:p>
          </table:table-cell>
          <table:table-cell office:value-type="float" office:value="2846585113" calcext:value-type="float">
            <text:p>2846585113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1783711777" calcext:value-type="float">
            <text:p>1783711777</text:p>
          </table:table-cell>
          <table:table-cell office:value-type="float" office:value="510674255" calcext:value-type="float">
            <text:p>510674255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paper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0230" calcext:value-type="float">
            <text:p>10230</text:p>
          </table:table-cell>
          <table:table-cell table:number-columns-repeated="2" office:value-type="float" office:value="14195568681" calcext:value-type="float">
            <text:p>1419556868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2994" calcext:value-type="float">
            <text:p>12994</text:p>
          </table:table-cell>
          <table:table-cell table:number-columns-repeated="2" office:value-type="float" office:value="10217749173" calcext:value-type="float">
            <text:p>10217749173</text:p>
          </table:table-cell>
          <table:table-cell office:value-type="float" office:value="3410561117" calcext:value-type="float">
            <text:p>3410561117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2390436608" calcext:value-type="float">
            <text:p>2390436608</text:p>
          </table:table-cell>
          <table:table-cell office:value-type="float" office:value="618757036" calcext:value-type="float">
            <text:p>618757036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5000012896" calcext:value-type="float">
            <text:p>5000012896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5046" calcext:value-type="float">
            <text:p>5046</text:p>
          </table:table-cell>
          <table:table-cell table:number-columns-repeated="2" office:value-type="float" office:value="7478014488" calcext:value-type="float">
            <text:p>7478014488</text:p>
          </table:table-cell>
          <table:table-cell office:value-type="float" office:value="1696178528" calcext:value-type="float">
            <text:p>1696178528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507828028" calcext:value-type="float">
            <text:p>507828028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pixiv.sf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58487155" calcext:value-type="float">
            <text:p>158487155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865104" calcext:value-type="float">
            <text:p>13865104</text:p>
          </table:table-cell>
          <table:table-cell office:value-type="float" office:value="3357776" calcext:value-type="float">
            <text:p>3357776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11845" calcext:value-type="float">
            <text:p>3411845</text:p>
          </table:table-cell>
          <table:table-cell office:value-type="float" office:value="338668" calcext:value-type="float">
            <text:p>338668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6342" calcext:value-type="float">
            <text:p>16342</text:p>
          </table:table-cell>
          <table:table-cell office:value-type="float" office:value="25955713992" calcext:value-type="float">
            <text:p>25955713992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401632556" calcext:value-type="float">
            <text:p>401632556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8788" calcext:value-type="float">
            <text:p>28788</text:p>
          </table:table-cell>
          <table:table-cell office:value-type="float" office:value="23622056728" calcext:value-type="float">
            <text:p>23622056728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4905" calcext:value-type="float">
            <text:p>34905</text:p>
          </table:table-cell>
          <table:table-cell office:value-type="float" office:value="55350292638" calcext:value-type="float">
            <text:p>55350292638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5625" calcext:value-type="float">
            <text:p>45625</text:p>
          </table:table-cell>
          <table:table-cell office:value-type="float" office:value="38549172049" calcext:value-type="float">
            <text:p>38549172049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28" calcext:value-type="float">
            <text:p>228</text:p>
          </table:table-cell>
          <table:table-cell office:value-type="float" office:value="366042779" calcext:value-type="float">
            <text:p>366042779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820" calcext:value-type="float">
            <text:p>1820</text:p>
          </table:table-cell>
          <table:table-cell office:value-type="float" office:value="2331329240" calcext:value-type="float">
            <text:p>233132924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73" calcext:value-type="float">
            <text:p>173</text:p>
          </table:table-cell>
          <table:table-cell office:value-type="float" office:value="282201268" calcext:value-type="float">
            <text:p>282201268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office:value-type="float" office:value="384431771" calcext:value-type="float">
            <text:p>384431771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621 TBI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79" calcext:value-type="float">
            <text:p>179</text:p>
          </table:table-cell>
          <table:table-cell office:value-type="float" office:value="122080921" calcext:value-type="float">
            <text:p>122080921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94" calcext:value-type="float">
            <text:p>194</text:p>
          </table:table-cell>
          <table:table-cell office:value-type="float" office:value="177095754" calcext:value-type="float">
            <text:p>177095754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9" calcext:value-type="float">
            <text:p>129</text:p>
          </table:table-cell>
          <table:table-cell office:value-type="float" office:value="247486951" calcext:value-type="float">
            <text:p>247486951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2" calcext:value-type="float">
            <text:p>112</text:p>
          </table:table-cell>
          <table:table-cell office:value-type="float" office:value="217870822" calcext:value-type="float">
            <text:p>217870822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91" calcext:value-type="float">
            <text:p>191</text:p>
          </table:table-cell>
          <table:table-cell office:value-type="float" office:value="482720336" calcext:value-type="float">
            <text:p>48272033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174997349" calcext:value-type="float">
            <text:p>174997349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3152195" calcext:value-type="float">
            <text:p>3152195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29224657" calcext:value-type="float">
            <text:p>29224657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4234861" calcext:value-type="float">
            <text:p>14234861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float" office:value="386834773" calcext:value-type="float">
            <text:p>386834773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093051" calcext:value-type="float">
            <text:p>1093051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DOC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036288" calcext:value-type="float">
            <text:p>1036288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670111" calcext:value-type="float">
            <text:p>670111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589" calcext:value-type="float">
            <text:p>589</text:p>
          </table:table-cell>
          <table:table-cell office:value-type="float" office:value="343529973" calcext:value-type="float">
            <text:p>343529973</text:p>
          </table:table-cell>
          <table:table-cell/>
          <table:table-cell office:value-type="float" office:value="205822104" calcext:value-type="float">
            <text:p>205822104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70799562" calcext:value-type="float">
            <text:p>70799562</text:p>
          </table:table-cell>
          <table:table-cell/>
          <table:table-cell office:value-type="float" office:value="15212334" calcext:value-type="float">
            <text:p>15212334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2918800" calcext:value-type="float">
            <text:p>2918800</text:p>
          </table:table-cell>
          <table:table-cell/>
          <table:table-cell office:value-type="float" office:value="897550" calcext:value-type="float">
            <text:p>897550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70582850" calcext:value-type="float">
            <text:p>70582850</text:p>
          </table:table-cell>
          <table:table-cell/>
          <table:table-cell office:value-type="float" office:value="17090669" calcext:value-type="float">
            <text:p>17090669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9108618" calcext:value-type="float">
            <text:p>29108618</text:p>
          </table:table-cell>
          <table:table-cell/>
          <table:table-cell office:value-type="float" office:value="9643980" calcext:value-type="float">
            <text:p>9643980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79394903" calcext:value-type="float">
            <text:p>79394903</text:p>
          </table:table-cell>
          <table:table-cell/>
          <table:table-cell office:value-type="float" office:value="17282178" calcext:value-type="float">
            <text:p>17282178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16240824" calcext:value-type="float">
            <text:p>16240824</text:p>
          </table:table-cell>
          <table:table-cell/>
          <table:table-cell office:value-type="float" office:value="6226017" calcext:value-type="float">
            <text:p>6226017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float" office:value="37891698" calcext:value-type="float">
            <text:p>37891698</text:p>
          </table:table-cell>
          <table:table-cell/>
          <table:table-cell office:value-type="float" office:value="8206580" calcext:value-type="float">
            <text:p>8206580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80008700" calcext:value-type="float">
            <text:p>80008700</text:p>
          </table:table-cell>
          <table:table-cell/>
          <table:table-cell office:value-type="float" office:value="17656063" calcext:value-type="float">
            <text:p>17656063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34" calcext:value-type="float">
            <text:p>534</text:p>
          </table:table-cell>
          <table:table-cell office:value-type="float" office:value="441533408" calcext:value-type="float">
            <text:p>441533408</text:p>
          </table:table-cell>
          <table:table-cell/>
          <table:table-cell office:value-type="float" office:value="148424743" calcext:value-type="float">
            <text:p>148424743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13" calcext:value-type="float">
            <text:p>113</text:p>
          </table:table-cell>
          <table:table-cell office:value-type="float" office:value="95399266" calcext:value-type="float">
            <text:p>95399266</text:p>
          </table:table-cell>
          <table:table-cell/>
          <table:table-cell office:value-type="float" office:value="33886320" calcext:value-type="float">
            <text:p>33886320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8713457" calcext:value-type="float">
            <text:p>8713457</text:p>
          </table:table-cell>
          <table:table-cell/>
          <table:table-cell office:value-type="float" office:value="1897637" calcext:value-type="float">
            <text:p>1897637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23" calcext:value-type="float">
            <text:p>123</text:p>
          </table:table-cell>
          <table:table-cell office:value-type="float" office:value="316736929" calcext:value-type="float">
            <text:p>316736929</text:p>
          </table:table-cell>
          <table:table-cell/>
          <table:table-cell office:value-type="float" office:value="37437656" calcext:value-type="float">
            <text:p>37437656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6037569" calcext:value-type="float">
            <text:p>6037569</text:p>
          </table:table-cell>
          <table:table-cell/>
          <table:table-cell office:value-type="float" office:value="2832068" calcext:value-type="float">
            <text:p>2832068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5961997" calcext:value-type="float">
            <text:p>5961997</text:p>
          </table:table-cell>
          <table:table-cell/>
          <table:table-cell office:value-type="float" office:value="2566328" calcext:value-type="float">
            <text:p>2566328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8759699" calcext:value-type="float">
            <text:p>18759699</text:p>
          </table:table-cell>
          <table:table-cell/>
          <table:table-cell office:value-type="float" office:value="1603789" calcext:value-type="float">
            <text:p>1603789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2845609" calcext:value-type="float">
            <text:p>2845609</text:p>
          </table:table-cell>
          <table:table-cell/>
          <table:table-cell office:value-type="float" office:value="477194" calcext:value-type="float">
            <text:p>477194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10158784" calcext:value-type="float">
            <text:p>10158784</text:p>
          </table:table-cell>
          <table:table-cell/>
          <table:table-cell office:value-type="float" office:value="2858420" calcext:value-type="float">
            <text:p>2858420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129" calcext:value-type="float">
            <text:p>3129</text:p>
          </table:table-cell>
          <table:table-cell office:value-type="float" office:value="4803060898" calcext:value-type="float">
            <text:p>4803060898</text:p>
          </table:table-cell>
          <table:table-cell office:value-type="float" office:value="4057938702" calcext:value-type="float">
            <text:p>4057938702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824" calcext:value-type="float">
            <text:p>1824</text:p>
          </table:table-cell>
          <table:table-cell office:value-type="float" office:value="1172737615" calcext:value-type="float">
            <text:p>1172737615</text:p>
          </table:table-cell>
          <table:table-cell office:value-type="float" office:value="1189695678" calcext:value-type="float">
            <text:p>1189695678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221" calcext:value-type="float">
            <text:p>2221</text:p>
          </table:table-cell>
          <table:table-cell office:value-type="float" office:value="893331556" calcext:value-type="float">
            <text:p>893331556</text:p>
          </table:table-cell>
          <table:table-cell office:value-type="float" office:value="924268193" calcext:value-type="float">
            <text:p>924268193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29" calcext:value-type="float">
            <text:p>529</text:p>
          </table:table-cell>
          <table:table-cell office:value-type="float" office:value="523973263" calcext:value-type="float">
            <text:p>523973263</text:p>
          </table:table-cell>
          <table:table-cell office:value-type="float" office:value="524537922" calcext:value-type="float">
            <text:p>524537922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78" calcext:value-type="float">
            <text:p>678</text:p>
          </table:table-cell>
          <table:table-cell office:value-type="float" office:value="444181004" calcext:value-type="float">
            <text:p>444181004</text:p>
          </table:table-cell>
          <table:table-cell office:value-type="float" office:value="467799729" calcext:value-type="float">
            <text:p>467799729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803" calcext:value-type="float">
            <text:p>4803</text:p>
          </table:table-cell>
          <table:table-cell office:value-type="float" office:value="6594342404" calcext:value-type="float">
            <text:p>6594342404</text:p>
          </table:table-cell>
          <table:table-cell office:value-type="float" office:value="5984730634" calcext:value-type="float">
            <text:p>5984730634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98" calcext:value-type="float">
            <text:p>198</text:p>
          </table:table-cell>
          <table:table-cell office:value-type="float" office:value="343355808" calcext:value-type="float">
            <text:p>343355808</text:p>
          </table:table-cell>
          <table:table-cell office:value-type="float" office:value="353629637" calcext:value-type="float">
            <text:p>353629637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999" calcext:value-type="float">
            <text:p>1999</text:p>
          </table:table-cell>
          <table:table-cell office:value-type="float" office:value="2434166577" calcext:value-type="float">
            <text:p>2434166577</text:p>
          </table:table-cell>
          <table:table-cell office:value-type="float" office:value="2578819261" calcext:value-type="float">
            <text:p>2578819261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37" calcext:value-type="float">
            <text:p>437</text:p>
          </table:table-cell>
          <table:table-cell office:value-type="float" office:value="841995567" calcext:value-type="float">
            <text:p>841995567</text:p>
          </table:table-cell>
          <table:table-cell office:value-type="float" office:value="457717350" calcext:value-type="float">
            <text:p>457717350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459" calcext:value-type="float">
            <text:p>1459</text:p>
          </table:table-cell>
          <table:table-cell office:value-type="float" office:value="1311498136" calcext:value-type="float">
            <text:p>1311498136</text:p>
          </table:table-cell>
          <table:table-cell office:value-type="float" office:value="1321948779" calcext:value-type="float">
            <text:p>1321948779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00" calcext:value-type="float">
            <text:p>400</text:p>
          </table:table-cell>
          <table:table-cell office:value-type="float" office:value="358226221" calcext:value-type="float">
            <text:p>358226221</text:p>
          </table:table-cell>
          <table:table-cell office:value-type="float" office:value="368068105" calcext:value-type="float">
            <text:p>368068105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2" calcext:value-type="float">
            <text:p>42</text:p>
          </table:table-cell>
          <table:table-cell office:value-type="float" office:value="116679749" calcext:value-type="float">
            <text:p>116679749</text:p>
          </table:table-cell>
          <table:table-cell office:value-type="float" office:value="47020686" calcext:value-type="float">
            <text:p>47020686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10" calcext:value-type="float">
            <text:p>310</text:p>
          </table:table-cell>
          <table:table-cell office:value-type="float" office:value="1126267970" calcext:value-type="float">
            <text:p>1126267970</text:p>
          </table:table-cell>
          <table:table-cell office:value-type="float" office:value="423334521" calcext:value-type="float">
            <text:p>423334521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6" calcext:value-type="float">
            <text:p>36</text:p>
          </table:table-cell>
          <table:table-cell office:value-type="float" office:value="49477748" calcext:value-type="float">
            <text:p>49477748</text:p>
          </table:table-cell>
          <table:table-cell office:value-type="float" office:value="49615801" calcext:value-type="float">
            <text:p>49615801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57" calcext:value-type="float">
            <text:p>257</text:p>
          </table:table-cell>
          <table:table-cell office:value-type="float" office:value="197136399" calcext:value-type="float">
            <text:p>197136399</text:p>
          </table:table-cell>
          <table:table-cell office:value-type="float" office:value="197968263" calcext:value-type="float">
            <text:p>197968263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24" calcext:value-type="float">
            <text:p>324</text:p>
          </table:table-cell>
          <table:table-cell office:value-type="float" office:value="466538028" calcext:value-type="float">
            <text:p>466538028</text:p>
          </table:table-cell>
          <table:table-cell office:value-type="float" office:value="173186344" calcext:value-type="float">
            <text:p>173186344</text:p>
          </table:table-cell>
          <table:table-cell office:value-type="float" office:value="109938462" calcext:value-type="float">
            <text:p>109938462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4304" calcext:value-type="float">
            <text:p>4304</text:p>
          </table:table-cell>
          <table:table-cell office:value-type="float" office:value="4253930090" calcext:value-type="float">
            <text:p>4253930090</text:p>
          </table:table-cell>
          <table:table-cell office:value-type="float" office:value="3759583803" calcext:value-type="float">
            <text:p>3759583803</text:p>
          </table:table-cell>
          <table:table-cell office:value-type="float" office:value="1328439666" calcext:value-type="float">
            <text:p>1328439666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0978" calcext:value-type="float">
            <text:p>10978</text:p>
          </table:table-cell>
          <table:table-cell office:value-type="float" office:value="29709714403" calcext:value-type="float">
            <text:p>29709714403</text:p>
          </table:table-cell>
          <table:table-cell office:value-type="float" office:value="29750650234" calcext:value-type="float">
            <text:p>29750650234</text:p>
          </table:table-cell>
          <table:table-cell office:value-type="float" office:value="3583970096" calcext:value-type="float">
            <text:p>3583970096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9447" calcext:value-type="float">
            <text:p>39447</text:p>
          </table:table-cell>
          <table:table-cell office:value-type="float" office:value="89588956869" calcext:value-type="float">
            <text:p>89588956869</text:p>
          </table:table-cell>
          <table:table-cell office:value-type="float" office:value="89598582270" calcext:value-type="float">
            <text:p>89598582270</text:p>
          </table:table-cell>
          <table:table-cell office:value-type="float" office:value="13523215584" calcext:value-type="float">
            <text:p>1352321558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3145" calcext:value-type="float">
            <text:p>33145</text:p>
          </table:table-cell>
          <table:table-cell office:value-type="float" office:value="94654419772" calcext:value-type="float">
            <text:p>94654419772</text:p>
          </table:table-cell>
          <table:table-cell office:value-type="float" office:value="94677057554" calcext:value-type="float">
            <text:p>94677057554</text:p>
          </table:table-cell>
          <table:table-cell office:value-type="float" office:value="10964319118" calcext:value-type="float">
            <text:p>10964319118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8945" calcext:value-type="float">
            <text:p>8945</text:p>
          </table:table-cell>
          <table:table-cell office:value-type="float" office:value="12823820087" calcext:value-type="float">
            <text:p>12823820087</text:p>
          </table:table-cell>
          <table:table-cell office:value-type="float" office:value="9275828705" calcext:value-type="float">
            <text:p>9275828705</text:p>
          </table:table-cell>
          <table:table-cell office:value-type="float" office:value="2701323145" calcext:value-type="float">
            <text:p>2701323145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6" calcext:value-type="float">
            <text:p>26</text:p>
          </table:table-cell>
          <table:table-cell office:value-type="float" office:value="56511362" calcext:value-type="float">
            <text:p>56511362</text:p>
          </table:table-cell>
          <table:table-cell office:value-type="float" office:value="15445126" calcext:value-type="float">
            <text:p>15445126</text:p>
          </table:table-cell>
          <table:table-cell office:value-type="float" office:value="7030272" calcext:value-type="float">
            <text:p>7030272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1006181" calcext:value-type="float">
            <text:p>21006181</text:p>
          </table:table-cell>
          <table:table-cell office:value-type="float" office:value="11116636" calcext:value-type="float">
            <text:p>11116636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57495" calcext:value-type="float">
            <text:p>57495</text:p>
          </table:table-cell>
          <table:table-cell office:value-type="float" office:value="86186904095" calcext:value-type="float">
            <text:p>86186904095</text:p>
          </table:table-cell>
          <table:table-cell office:value-type="float" office:value="87335417332" calcext:value-type="float">
            <text:p>87335417332</text:p>
          </table:table-cell>
          <table:table-cell office:value-type="float" office:value="16455162510" calcext:value-type="float">
            <text:p>16455162510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7359" calcext:value-type="float">
            <text:p>17359</text:p>
          </table:table-cell>
          <table:table-cell office:value-type="float" office:value="26163672260" calcext:value-type="float">
            <text:p>26163672260</text:p>
          </table:table-cell>
          <table:table-cell office:value-type="float" office:value="26445049473" calcext:value-type="float">
            <text:p>26445049473</text:p>
          </table:table-cell>
          <table:table-cell office:value-type="float" office:value="4600055412" calcext:value-type="float">
            <text:p>4600055412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57150" calcext:value-type="float">
            <text:p>57150</text:p>
          </table:table-cell>
          <table:table-cell office:value-type="float" office:value="89971188324" calcext:value-type="float">
            <text:p>89971188324</text:p>
          </table:table-cell>
          <table:table-cell office:value-type="float" office:value="91233036371" calcext:value-type="float">
            <text:p>91233036371</text:p>
          </table:table-cell>
          <table:table-cell office:value-type="float" office:value="16318235466" calcext:value-type="float">
            <text:p>16318235466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957" calcext:value-type="float">
            <text:p>957</text:p>
          </table:table-cell>
          <table:table-cell office:value-type="float" office:value="3132413013" calcext:value-type="float">
            <text:p>3132413013</text:p>
          </table:table-cell>
          <table:table-cell office:value-type="float" office:value="3145822974" calcext:value-type="float">
            <text:p>3145822974</text:p>
          </table:table-cell>
          <table:table-cell office:value-type="float" office:value="312200236" calcext:value-type="float">
            <text:p>312200236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404" calcext:value-type="float">
            <text:p>404</text:p>
          </table:table-cell>
          <table:table-cell office:value-type="float" office:value="590081753" calcext:value-type="float">
            <text:p>590081753</text:p>
          </table:table-cell>
          <table:table-cell office:value-type="float" office:value="595887550" calcext:value-type="float">
            <text:p>595887550</text:p>
          </table:table-cell>
          <table:table-cell office:value-type="float" office:value="131164332" calcext:value-type="float">
            <text:p>131164332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75" calcext:value-type="float">
            <text:p>375</text:p>
          </table:table-cell>
          <table:table-cell office:value-type="float" office:value="699390757" calcext:value-type="float">
            <text:p>699390757</text:p>
          </table:table-cell>
          <table:table-cell office:value-type="float" office:value="237370102" calcext:value-type="float">
            <text:p>237370102</text:p>
          </table:table-cell>
          <table:table-cell office:value-type="float" office:value="148712849" calcext:value-type="float">
            <text:p>148712849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665" calcext:value-type="float">
            <text:p>3665</text:p>
          </table:table-cell>
          <table:table-cell office:value-type="float" office:value="7076590022" calcext:value-type="float">
            <text:p>7076590022</text:p>
          </table:table-cell>
          <table:table-cell office:value-type="float" office:value="4988449639" calcext:value-type="float">
            <text:p>4988449639</text:p>
          </table:table-cell>
          <table:table-cell office:value-type="float" office:value="1224024410" calcext:value-type="float">
            <text:p>1224024410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659" calcext:value-type="float">
            <text:p>13659</text:p>
          </table:table-cell>
          <table:table-cell office:value-type="float" office:value="15458344914" calcext:value-type="float">
            <text:p>15458344914</text:p>
          </table:table-cell>
          <table:table-cell office:value-type="float" office:value="15633125252" calcext:value-type="float">
            <text:p>15633125252</text:p>
          </table:table-cell>
          <table:table-cell office:value-type="float" office:value="3965841874" calcext:value-type="float">
            <text:p>3965841874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5329" calcext:value-type="float">
            <text:p>15329</text:p>
          </table:table-cell>
          <table:table-cell office:value-type="float" office:value="27246185606" calcext:value-type="float">
            <text:p>27246185606</text:p>
          </table:table-cell>
          <table:table-cell office:value-type="float" office:value="27270362571" calcext:value-type="float">
            <text:p>27270362571</text:p>
          </table:table-cell>
          <table:table-cell office:value-type="float" office:value="4494331278" calcext:value-type="float">
            <text:p>4494331278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460" calcext:value-type="float">
            <text:p>4460</text:p>
          </table:table-cell>
          <table:table-cell office:value-type="float" office:value="6136810918" calcext:value-type="float">
            <text:p>6136810918</text:p>
          </table:table-cell>
          <table:table-cell office:value-type="float" office:value="6208879147" calcext:value-type="float">
            <text:p>6208879147</text:p>
          </table:table-cell>
          <table:table-cell office:value-type="float" office:value="1387815333" calcext:value-type="float">
            <text:p>1387815333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347" calcext:value-type="float">
            <text:p>7347</text:p>
          </table:table-cell>
          <table:table-cell office:value-type="float" office:value="13946950965" calcext:value-type="float">
            <text:p>13946950965</text:p>
          </table:table-cell>
          <table:table-cell office:value-type="float" office:value="10952967186" calcext:value-type="float">
            <text:p>10952967186</text:p>
          </table:table-cell>
          <table:table-cell office:value-type="float" office:value="2891094265" calcext:value-type="float">
            <text:p>2891094265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8335" calcext:value-type="float">
            <text:p>8335</text:p>
          </table:table-cell>
          <table:table-cell office:value-type="float" office:value="9345618354" calcext:value-type="float">
            <text:p>9345618354</text:p>
          </table:table-cell>
          <table:table-cell office:value-type="float" office:value="9454378692" calcext:value-type="float">
            <text:p>9454378692</text:p>
          </table:table-cell>
          <table:table-cell office:value-type="float" office:value="2337514747" calcext:value-type="float">
            <text:p>2337514747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02" calcext:value-type="float">
            <text:p>1902</text:p>
          </table:table-cell>
          <table:table-cell office:value-type="float" office:value="2899223318" calcext:value-type="float">
            <text:p>2899223318</text:p>
          </table:table-cell>
          <table:table-cell office:value-type="float" office:value="2921830621" calcext:value-type="float">
            <text:p>2921830621</text:p>
          </table:table-cell>
          <table:table-cell office:value-type="float" office:value="648923605" calcext:value-type="float">
            <text:p>648923605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893" calcext:value-type="float">
            <text:p>893</text:p>
          </table:table-cell>
          <table:table-cell office:value-type="float" office:value="1123532766" calcext:value-type="float">
            <text:p>1123532766</text:p>
          </table:table-cell>
          <table:table-cell office:value-type="float" office:value="1113167249" calcext:value-type="float">
            <text:p>1113167249</text:p>
          </table:table-cell>
          <table:table-cell office:value-type="float" office:value="307618981" calcext:value-type="float">
            <text:p>307618981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66" calcext:value-type="float">
            <text:p>1966</text:p>
          </table:table-cell>
          <table:table-cell office:value-type="float" office:value="5843136377" calcext:value-type="float">
            <text:p>5843136377</text:p>
          </table:table-cell>
          <table:table-cell office:value-type="float" office:value="5857675893" calcext:value-type="float">
            <text:p>5857675893</text:p>
          </table:table-cell>
          <table:table-cell office:value-type="float" office:value="685856118" calcext:value-type="float">
            <text:p>685856118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21" calcext:value-type="float">
            <text:p>21</text:p>
          </table:table-cell>
          <table:table-cell office:value-type="float" office:value="58854349" calcext:value-type="float">
            <text:p>58854349</text:p>
          </table:table-cell>
          <table:table-cell office:value-type="float" office:value="23749138" calcext:value-type="float">
            <text:p>23749138</text:p>
          </table:table-cell>
          <table:table-cell office:value-type="float" office:value="7389597" calcext:value-type="float">
            <text:p>7389597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office:value-type="float" office:value="2211768" calcext:value-type="float">
            <text:p>2211768</text:p>
          </table:table-cell>
          <table:table-cell office:value-type="float" office:value="4240354" calcext:value-type="float">
            <text:p>4240354</text:p>
          </table:table-cell>
          <table:table-cell office:value-type="float" office:value="1147873" calcext:value-type="float">
            <text:p>1147873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7" calcext:value-type="float">
            <text:p>7</text:p>
          </table:table-cell>
          <table:table-cell office:value-type="float" office:value="6846029" calcext:value-type="float">
            <text:p>6846029</text:p>
          </table:table-cell>
          <table:table-cell office:value-type="float" office:value="8154757" calcext:value-type="float">
            <text:p>8154757</text:p>
          </table:table-cell>
          <table:table-cell office:value-type="float" office:value="2789396" calcext:value-type="float">
            <text:p>2789396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1361092" calcext:value-type="float">
            <text:p>1361092</text:p>
          </table:table-cell>
          <table:table-cell office:value-type="float" office:value="1263321" calcext:value-type="float">
            <text:p>1263321</text:p>
          </table:table-cell>
          <table:table-cell office:value-type="float" office:value="562258" calcext:value-type="float">
            <text:p>562258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858333" calcext:value-type="float">
            <text:p>858333</text:p>
          </table:table-cell>
          <table:table-cell office:value-type="float" office:value="168471" calcext:value-type="float">
            <text:p>168471</text:p>
          </table:table-cell>
          <table:table-cell office:value-type="float" office:value="168272" calcext:value-type="float">
            <text:p>168272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621 TBI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9991" calcext:value-type="float">
            <text:p>769991</text:p>
          </table:table-cell>
          <table:table-cell office:value-type="float" office:value="299645" calcext:value-type="float">
            <text:p>299645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671" calcext:value-type="float">
            <text:p>3671</text:p>
          </table:table-cell>
          <table:table-cell table:number-columns-repeated="2" office:value-type="float" office:value="3821718183" calcext:value-type="float">
            <text:p>3821718183</text:p>
          </table:table-cell>
          <table:table-cell office:value-type="float" office:value="1191597495" calcext:value-type="float">
            <text:p>1191597495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616485363" calcext:value-type="float">
            <text:p>616485363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0862872" calcext:value-type="float">
            <text:p>80862872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xn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90005621" calcext:value-type="float">
            <text:p>290005621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5102298" calcext:value-type="float">
            <text:p>275102298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37217001" calcext:value-type="float">
            <text:p>337217001</text:p>
          </table:table-cell>
          <table:table-cell office:value-type="float" office:value="109121647" calcext:value-type="float">
            <text:p>109121647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977651" calcext:value-type="float">
            <text:p>93977651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87819" calcext:value-type="float">
            <text:p>287819</text:p>
          </table:table-cell>
          <table:table-cell office:value-type="float" office:value="110146776936" calcext:value-type="float">
            <text:p>110146776936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581" calcext:value-type="float">
            <text:p>5581</text:p>
          </table:table-cell>
          <table:table-cell office:value-type="float" office:value="1829310741" calcext:value-type="float">
            <text:p>1829310741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1750" calcext:value-type="float">
            <text:p>21750</text:p>
          </table:table-cell>
          <table:table-cell office:value-type="float" office:value="16181012681" calcext:value-type="float">
            <text:p>16181012681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10" calcext:value-type="float">
            <text:p>1110</text:p>
          </table:table-cell>
          <table:table-cell office:value-type="float" office:value="886321221" calcext:value-type="float">
            <text:p>886321221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8635" calcext:value-type="float">
            <text:p>38635</text:p>
          </table:table-cell>
          <table:table-cell office:value-type="float" office:value="25199344983" calcext:value-type="float">
            <text:p>25199344983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6" calcext:value-type="float">
            <text:p>126</text:p>
          </table:table-cell>
          <table:table-cell office:value-type="float" office:value="181710149" calcext:value-type="float">
            <text:p>181710149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78" calcext:value-type="float">
            <text:p>678</text:p>
          </table:table-cell>
          <table:table-cell office:value-type="float" office:value="1021695939" calcext:value-type="float">
            <text:p>1021695939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68558" calcext:value-type="float">
            <text:p>68558</text:p>
          </table:table-cell>
          <table:table-cell office:value-type="float" office:value="49603115501" calcext:value-type="float">
            <text:p>49603115501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9471" calcext:value-type="float">
            <text:p>19471</text:p>
          </table:table-cell>
          <table:table-cell office:value-type="float" office:value="45278080262" calcext:value-type="float">
            <text:p>45278080262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imepaper.net</text:p>
          </table:table-cell>
          <table:table-cell office:value-type="string" calcext:value-type="string">
            <text:p>PN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9749" calcext:value-type="float">
            <text:p>19749</text:p>
          </table:table-cell>
          <table:table-cell office:value-type="float" office:value="49254017389" calcext:value-type="float">
            <text:p>49254017389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6489" calcext:value-type="float">
            <text:p>46489</text:p>
          </table:table-cell>
          <table:table-cell office:value-type="float" office:value="175114182538" calcext:value-type="float">
            <text:p>175114182538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02" calcext:value-type="float">
            <text:p>202</text:p>
          </table:table-cell>
          <table:table-cell office:value-type="float" office:value="344520986" calcext:value-type="float">
            <text:p>344520986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69" calcext:value-type="float">
            <text:p>369</text:p>
          </table:table-cell>
          <table:table-cell office:value-type="float" office:value="432517442" calcext:value-type="float">
            <text:p>432517442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27600201" calcext:value-type="float">
            <text:p>27600201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float" office:value="37760285" calcext:value-type="float">
            <text:p>37760285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-shuushuu_2023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27893502" calcext:value-type="float">
            <text:p>27893502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7498296" calcext:value-type="float">
            <text:p>17498296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2188716" calcext:value-type="float">
            <text:p>2188716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62434316" calcext:value-type="float">
            <text:p>162434316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2263039" calcext:value-type="float">
            <text:p>2263039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85234355" calcext:value-type="float">
            <text:p>85234355</text:p>
          </table:table-cell>
          <table:table-cell/>
          <table:table-cell office:value-type="float" office:value="21659100" calcext:value-type="float">
            <text:p>21659100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23634748" calcext:value-type="float">
            <text:p>23634748</text:p>
          </table:table-cell>
          <table:table-cell/>
          <table:table-cell office:value-type="float" office:value="5340013" calcext:value-type="float">
            <text:p>5340013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111" calcext:value-type="float">
            <text:p>111</text:p>
          </table:table-cell>
          <table:table-cell office:value-type="float" office:value="115357188" calcext:value-type="float">
            <text:p>115357188</text:p>
          </table:table-cell>
          <table:table-cell/>
          <table:table-cell office:value-type="float" office:value="36121268" calcext:value-type="float">
            <text:p>36121268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79124071" calcext:value-type="float">
            <text:p>79124071</text:p>
          </table:table-cell>
          <table:table-cell/>
          <table:table-cell office:value-type="float" office:value="21214847" calcext:value-type="float">
            <text:p>21214847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677325" calcext:value-type="float">
            <text:p>2677325</text:p>
          </table:table-cell>
          <table:table-cell/>
          <table:table-cell office:value-type="float" office:value="2472670" calcext:value-type="float">
            <text:p>2472670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359" calcext:value-type="float">
            <text:p>359</text:p>
          </table:table-cell>
          <table:table-cell office:value-type="float" office:value="470253342" calcext:value-type="float">
            <text:p>470253342</text:p>
          </table:table-cell>
          <table:table-cell/>
          <table:table-cell office:value-type="float" office:value="150588139" calcext:value-type="float">
            <text:p>150588139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743" calcext:value-type="float">
            <text:p>743</text:p>
          </table:table-cell>
          <table:table-cell office:value-type="float" office:value="659342832" calcext:value-type="float">
            <text:p>659342832</text:p>
          </table:table-cell>
          <table:table-cell/>
          <table:table-cell office:value-type="float" office:value="187182041" calcext:value-type="float">
            <text:p>187182041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16" calcext:value-type="float">
            <text:p>116</text:p>
          </table:table-cell>
          <table:table-cell office:value-type="float" office:value="124634434" calcext:value-type="float">
            <text:p>124634434</text:p>
          </table:table-cell>
          <table:table-cell/>
          <table:table-cell office:value-type="float" office:value="25528236" calcext:value-type="float">
            <text:p>25528236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4553829" calcext:value-type="float">
            <text:p>4553829</text:p>
          </table:table-cell>
          <table:table-cell/>
          <table:table-cell office:value-type="float" office:value="996566" calcext:value-type="float">
            <text:p>996566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46900663" calcext:value-type="float">
            <text:p>46900663</text:p>
          </table:table-cell>
          <table:table-cell/>
          <table:table-cell office:value-type="float" office:value="14696093" calcext:value-type="float">
            <text:p>14696093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0526162" calcext:value-type="float">
            <text:p>10526162</text:p>
          </table:table-cell>
          <table:table-cell/>
          <table:table-cell office:value-type="float" office:value="2006947" calcext:value-type="float">
            <text:p>2006947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25547291" calcext:value-type="float">
            <text:p>25547291</text:p>
          </table:table-cell>
          <table:table-cell/>
          <table:table-cell office:value-type="float" office:value="3142853" calcext:value-type="float">
            <text:p>3142853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661405" calcext:value-type="float">
            <text:p>661405</text:p>
          </table:table-cell>
          <table:table-cell/>
          <table:table-cell office:value-type="float" office:value="485626" calcext:value-type="float">
            <text:p>485626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7" calcext:value-type="float">
            <text:p>107</text:p>
          </table:table-cell>
          <table:table-cell office:value-type="float" office:value="103859374" calcext:value-type="float">
            <text:p>103859374</text:p>
          </table:table-cell>
          <table:table-cell/>
          <table:table-cell office:value-type="float" office:value="29340559" calcext:value-type="float">
            <text:p>29340559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86553100" calcext:value-type="float">
            <text:p>86553100</text:p>
          </table:table-cell>
          <table:table-cell/>
          <table:table-cell office:value-type="float" office:value="23818109" calcext:value-type="float">
            <text:p>23818109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float" office:value="10068578" calcext:value-type="float">
            <text:p>10068578</text:p>
          </table:table-cell>
          <table:table-cell/>
          <table:table-cell office:value-type="float" office:value="4457940" calcext:value-type="float">
            <text:p>4457940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6636005" calcext:value-type="float">
            <text:p>6636005</text:p>
          </table:table-cell>
          <table:table-cell/>
          <table:table-cell office:value-type="float" office:value="2069977" calcext:value-type="float">
            <text:p>2069977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1694250" calcext:value-type="float">
            <text:p>11694250</text:p>
          </table:table-cell>
          <table:table-cell/>
          <table:table-cell office:value-type="float" office:value="2931472" calcext:value-type="float">
            <text:p>2931472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091942" calcext:value-type="float">
            <text:p>2091942</text:p>
          </table:table-cell>
          <table:table-cell/>
          <table:table-cell office:value-type="float" office:value="1756447" calcext:value-type="float">
            <text:p>1756447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32752285" calcext:value-type="float">
            <text:p>32752285</text:p>
          </table:table-cell>
          <table:table-cell/>
          <table:table-cell office:value-type="float" office:value="3425584" calcext:value-type="float">
            <text:p>3425584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2151896" calcext:value-type="float">
            <text:p>2151896</text:p>
          </table:table-cell>
          <table:table-cell/>
          <table:table-cell office:value-type="float" office:value="950030" calcext:value-type="float">
            <text:p>950030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9111" calcext:value-type="float">
            <text:p>9111</text:p>
          </table:table-cell>
          <table:table-cell office:value-type="float" office:value="13077635581" calcext:value-type="float">
            <text:p>13077635581</text:p>
          </table:table-cell>
          <table:table-cell office:value-type="float" office:value="11174316821" calcext:value-type="float">
            <text:p>11174316821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497" calcext:value-type="float">
            <text:p>1497</text:p>
          </table:table-cell>
          <table:table-cell office:value-type="float" office:value="1673336613" calcext:value-type="float">
            <text:p>1673336613</text:p>
          </table:table-cell>
          <table:table-cell office:value-type="float" office:value="1721336465" calcext:value-type="float">
            <text:p>1721336465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05" calcext:value-type="float">
            <text:p>205</text:p>
          </table:table-cell>
          <table:table-cell office:value-type="float" office:value="448342330" calcext:value-type="float">
            <text:p>448342330</text:p>
          </table:table-cell>
          <table:table-cell office:value-type="float" office:value="451717381" calcext:value-type="float">
            <text:p>451717381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43" calcext:value-type="float">
            <text:p>543</text:p>
          </table:table-cell>
          <table:table-cell office:value-type="float" office:value="1231022840" calcext:value-type="float">
            <text:p>1231022840</text:p>
          </table:table-cell>
          <table:table-cell office:value-type="float" office:value="1256069141" calcext:value-type="float">
            <text:p>1256069141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378" calcext:value-type="float">
            <text:p>4378</text:p>
          </table:table-cell>
          <table:table-cell office:value-type="float" office:value="1984819771" calcext:value-type="float">
            <text:p>1984819771</text:p>
          </table:table-cell>
          <table:table-cell office:value-type="float" office:value="1984894250" calcext:value-type="float">
            <text:p>1984894250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486" calcext:value-type="float">
            <text:p>1486</text:p>
          </table:table-cell>
          <table:table-cell office:value-type="float" office:value="1503158637" calcext:value-type="float">
            <text:p>1503158637</text:p>
          </table:table-cell>
          <table:table-cell office:value-type="float" office:value="1515744807" calcext:value-type="float">
            <text:p>1515744807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941" calcext:value-type="float">
            <text:p>2941</text:p>
          </table:table-cell>
          <table:table-cell office:value-type="float" office:value="2446345862" calcext:value-type="float">
            <text:p>2446345862</text:p>
          </table:table-cell>
          <table:table-cell office:value-type="float" office:value="2132485241" calcext:value-type="float">
            <text:p>2132485241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118" calcext:value-type="float">
            <text:p>5118</text:p>
          </table:table-cell>
          <table:table-cell office:value-type="float" office:value="9765922232" calcext:value-type="float">
            <text:p>9765922232</text:p>
          </table:table-cell>
          <table:table-cell office:value-type="float" office:value="9786943150" calcext:value-type="float">
            <text:p>9786943150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01" calcext:value-type="float">
            <text:p>801</text:p>
          </table:table-cell>
          <table:table-cell office:value-type="float" office:value="1862839879" calcext:value-type="float">
            <text:p>1862839879</text:p>
          </table:table-cell>
          <table:table-cell office:value-type="float" office:value="1879782868" calcext:value-type="float">
            <text:p>1879782868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10" calcext:value-type="float">
            <text:p>410</text:p>
          </table:table-cell>
          <table:table-cell office:value-type="float" office:value="487124051" calcext:value-type="float">
            <text:p>487124051</text:p>
          </table:table-cell>
          <table:table-cell office:value-type="float" office:value="483865404" calcext:value-type="float">
            <text:p>483865404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07" calcext:value-type="float">
            <text:p>807</text:p>
          </table:table-cell>
          <table:table-cell office:value-type="float" office:value="1092609856" calcext:value-type="float">
            <text:p>1092609856</text:p>
          </table:table-cell>
          <table:table-cell office:value-type="float" office:value="1114304211" calcext:value-type="float">
            <text:p>1114304211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57" calcext:value-type="float">
            <text:p>557</text:p>
          </table:table-cell>
          <table:table-cell office:value-type="float" office:value="524816390" calcext:value-type="float">
            <text:p>524816390</text:p>
          </table:table-cell>
          <table:table-cell office:value-type="float" office:value="524781104" calcext:value-type="float">
            <text:p>524781104</text:p>
          </table:table-cell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96" calcext:value-type="float">
            <text:p>296</text:p>
          </table:table-cell>
          <table:table-cell office:value-type="float" office:value="412214323" calcext:value-type="float">
            <text:p>412214323</text:p>
          </table:table-cell>
          <table:table-cell office:value-type="float" office:value="413001898" calcext:value-type="float">
            <text:p>413001898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64321226" calcext:value-type="float">
            <text:p>264321226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796" calcext:value-type="float">
            <text:p>3796</text:p>
          </table:table-cell>
          <table:table-cell office:value-type="float" office:value="6563245996" calcext:value-type="float">
            <text:p>6563245996</text:p>
          </table:table-cell>
          <table:table-cell office:value-type="float" office:value="4765348617" calcext:value-type="float">
            <text:p>4765348617</text:p>
          </table:table-cell>
          <table:table-cell office:value-type="float" office:value="1354633987" calcext:value-type="float">
            <text:p>1354633987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08094" calcext:value-type="float">
            <text:p>108094</text:p>
          </table:table-cell>
          <table:table-cell office:value-type="float" office:value="60536137799" calcext:value-type="float">
            <text:p>60536137799</text:p>
          </table:table-cell>
          <table:table-cell office:value-type="float" office:value="131540790657" calcext:value-type="float">
            <text:p>131540790657</text:p>
          </table:table-cell>
          <table:table-cell office:value-type="float" office:value="36467156629" calcext:value-type="float">
            <text:p>36467156629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613" calcext:value-type="float">
            <text:p>613</text:p>
          </table:table-cell>
          <table:table-cell office:value-type="float" office:value="1436133321" calcext:value-type="float">
            <text:p>1436133321</text:p>
          </table:table-cell>
          <table:table-cell office:value-type="float" office:value="531589643" calcext:value-type="float">
            <text:p>531589643</text:p>
          </table:table-cell>
          <table:table-cell office:value-type="float" office:value="225443986" calcext:value-type="float">
            <text:p>225443986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1550803172" calcext:value-type="float">
            <text:p>1550803172</text:p>
          </table:table-cell>
          <table:table-cell office:value-type="float" office:value="512954664" calcext:value-type="float">
            <text:p>512954664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228" calcext:value-type="float">
            <text:p>1228</text:p>
          </table:table-cell>
          <table:table-cell office:value-type="float" office:value="1200344232" calcext:value-type="float">
            <text:p>1200344232</text:p>
          </table:table-cell>
          <table:table-cell office:value-type="float" office:value="1085808260" calcext:value-type="float">
            <text:p>1085808260</text:p>
          </table:table-cell>
          <table:table-cell office:value-type="float" office:value="434695509" calcext:value-type="float">
            <text:p>434695509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6080" calcext:value-type="float">
            <text:p>16080</text:p>
          </table:table-cell>
          <table:table-cell office:value-type="float" office:value="42263436162" calcext:value-type="float">
            <text:p>42263436162</text:p>
          </table:table-cell>
          <table:table-cell office:value-type="float" office:value="42379292882" calcext:value-type="float">
            <text:p>42379292882</text:p>
          </table:table-cell>
          <table:table-cell office:value-type="float" office:value="5166828780" calcext:value-type="float">
            <text:p>5166828780</text:p>
          </table:table-cell>
          <table:table-cell table:number-columns-repeated="101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4130" calcext:value-type="float">
            <text:p>4130</text:p>
          </table:table-cell>
          <table:table-cell office:value-type="float" office:value="5765286354" calcext:value-type="float">
            <text:p>5765286354</text:p>
          </table:table-cell>
          <table:table-cell office:value-type="float" office:value="5781682397" calcext:value-type="float">
            <text:p>5781682397</text:p>
          </table:table-cell>
          <table:table-cell office:value-type="float" office:value="1126828728" calcext:value-type="float">
            <text:p>1126828728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4074" calcext:value-type="float">
            <text:p>4074</text:p>
          </table:table-cell>
          <table:table-cell office:value-type="float" office:value="5213358894" calcext:value-type="float">
            <text:p>5213358894</text:p>
          </table:table-cell>
          <table:table-cell office:value-type="float" office:value="5243884605" calcext:value-type="float">
            <text:p>5243884605</text:p>
          </table:table-cell>
          <table:table-cell office:value-type="float" office:value="1033409192" calcext:value-type="float">
            <text:p>1033409192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1972" calcext:value-type="float">
            <text:p>11972</text:p>
          </table:table-cell>
          <table:table-cell office:value-type="float" office:value="26173859961" calcext:value-type="float">
            <text:p>26173859961</text:p>
          </table:table-cell>
          <table:table-cell office:value-type="float" office:value="20714127633" calcext:value-type="float">
            <text:p>20714127633</text:p>
          </table:table-cell>
          <table:table-cell office:value-type="float" office:value="4278254712" calcext:value-type="float">
            <text:p>4278254712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84365" calcext:value-type="float">
            <text:p>84365</text:p>
          </table:table-cell>
          <table:table-cell office:value-type="float" office:value="107447105595" calcext:value-type="float">
            <text:p>107447105595</text:p>
          </table:table-cell>
          <table:table-cell office:value-type="float" office:value="108102056610" calcext:value-type="float">
            <text:p>108102056610</text:p>
          </table:table-cell>
          <table:table-cell office:value-type="float" office:value="25057423333" calcext:value-type="float">
            <text:p>25057423333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9990" calcext:value-type="float">
            <text:p>49990</text:p>
          </table:table-cell>
          <table:table-cell office:value-type="float" office:value="69978026815" calcext:value-type="float">
            <text:p>69978026815</text:p>
          </table:table-cell>
          <table:table-cell office:value-type="float" office:value="70755841301" calcext:value-type="float">
            <text:p>70755841301</text:p>
          </table:table-cell>
          <table:table-cell office:value-type="float" office:value="14608894188" calcext:value-type="float">
            <text:p>14608894188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1661" calcext:value-type="float">
            <text:p>21661</text:p>
          </table:table-cell>
          <table:table-cell office:value-type="float" office:value="45565233513" calcext:value-type="float">
            <text:p>45565233513</text:p>
          </table:table-cell>
          <table:table-cell office:value-type="float" office:value="45334506672" calcext:value-type="float">
            <text:p>45334506672</text:p>
          </table:table-cell>
          <table:table-cell office:value-type="float" office:value="6326055159" calcext:value-type="float">
            <text:p>6326055159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6620" calcext:value-type="float">
            <text:p>16620</text:p>
          </table:table-cell>
          <table:table-cell office:value-type="float" office:value="33597047650" calcext:value-type="float">
            <text:p>33597047650</text:p>
          </table:table-cell>
          <table:table-cell office:value-type="float" office:value="33822197402" calcext:value-type="float">
            <text:p>33822197402</text:p>
          </table:table-cell>
          <table:table-cell office:value-type="float" office:value="5205632739" calcext:value-type="float">
            <text:p>5205632739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5244" calcext:value-type="float">
            <text:p>55244</text:p>
          </table:table-cell>
          <table:table-cell office:value-type="float" office:value="81361663266" calcext:value-type="float">
            <text:p>81361663266</text:p>
          </table:table-cell>
          <table:table-cell office:value-type="float" office:value="82183024267" calcext:value-type="float">
            <text:p>82183024267</text:p>
          </table:table-cell>
          <table:table-cell office:value-type="float" office:value="16031418502" calcext:value-type="float">
            <text:p>16031418502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4151" calcext:value-type="float">
            <text:p>24151</text:p>
          </table:table-cell>
          <table:table-cell office:value-type="float" office:value="44227088429" calcext:value-type="float">
            <text:p>44227088429</text:p>
          </table:table-cell>
          <table:table-cell office:value-type="float" office:value="44320090836" calcext:value-type="float">
            <text:p>44320090836</text:p>
          </table:table-cell>
          <table:table-cell office:value-type="float" office:value="7301815067" calcext:value-type="float">
            <text:p>7301815067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144" calcext:value-type="float">
            <text:p>13144</text:p>
          </table:table-cell>
          <table:table-cell office:value-type="float" office:value="30107945062" calcext:value-type="float">
            <text:p>30107945062</text:p>
          </table:table-cell>
          <table:table-cell office:value-type="float" office:value="30237956911" calcext:value-type="float">
            <text:p>30237956911</text:p>
          </table:table-cell>
          <table:table-cell office:value-type="float" office:value="4485569998" calcext:value-type="float">
            <text:p>4485569998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0253" calcext:value-type="float">
            <text:p>10253</text:p>
          </table:table-cell>
          <table:table-cell office:value-type="float" office:value="25413981273" calcext:value-type="float">
            <text:p>25413981273</text:p>
          </table:table-cell>
          <table:table-cell office:value-type="float" office:value="18050659838" calcext:value-type="float">
            <text:p>18050659838</text:p>
          </table:table-cell>
          <table:table-cell office:value-type="float" office:value="3647556015" calcext:value-type="float">
            <text:p>3647556015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7080" calcext:value-type="float">
            <text:p>17080</text:p>
          </table:table-cell>
          <table:table-cell office:value-type="float" office:value="24812494824" calcext:value-type="float">
            <text:p>24812494824</text:p>
          </table:table-cell>
          <table:table-cell office:value-type="float" office:value="24975997464" calcext:value-type="float">
            <text:p>24975997464</text:p>
          </table:table-cell>
          <table:table-cell office:value-type="float" office:value="4744114763" calcext:value-type="float">
            <text:p>4744114763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867" calcext:value-type="float">
            <text:p>2867</text:p>
          </table:table-cell>
          <table:table-cell office:value-type="float" office:value="7276175203" calcext:value-type="float">
            <text:p>7276175203</text:p>
          </table:table-cell>
          <table:table-cell office:value-type="float" office:value="7158623279" calcext:value-type="float">
            <text:p>7158623279</text:p>
          </table:table-cell>
          <table:table-cell office:value-type="float" office:value="968429697" calcext:value-type="float">
            <text:p>968429697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6687734" calcext:value-type="float">
            <text:p>56687734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968170" calcext:value-type="float">
            <text:p>24968170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619686" calcext:value-type="float">
            <text:p>619686</text:p>
          </table:table-cell>
          <table:table-cell office:value-type="float" office:value="1520477" calcext:value-type="float">
            <text:p>1520477</text:p>
          </table:table-cell>
          <table:table-cell office:value-type="float" office:value="719089" calcext:value-type="float">
            <text:p>719089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" calcext:value-type="float">
            <text:p>3</text:p>
          </table:table-cell>
          <table:table-cell office:value-type="float" office:value="8146152" calcext:value-type="float">
            <text:p>8146152</text:p>
          </table:table-cell>
          <table:table-cell office:value-type="float" office:value="3480959" calcext:value-type="float">
            <text:p>3480959</text:p>
          </table:table-cell>
          <table:table-cell office:value-type="float" office:value="1192777" calcext:value-type="float">
            <text:p>1192777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8" calcext:value-type="float">
            <text:p>18</text:p>
          </table:table-cell>
          <table:table-cell office:value-type="float" office:value="11207484" calcext:value-type="float">
            <text:p>11207484</text:p>
          </table:table-cell>
          <table:table-cell office:value-type="float" office:value="14577080" calcext:value-type="float">
            <text:p>14577080</text:p>
          </table:table-cell>
          <table:table-cell office:value-type="float" office:value="6077753" calcext:value-type="float">
            <text:p>6077753</text:p>
          </table:table-cell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" calcext:value-type="float">
            <text:p>5</text:p>
          </table:table-cell>
          <table:table-cell office:value-type="float" office:value="12985854" calcext:value-type="float">
            <text:p>12985854</text:p>
          </table:table-cell>
          <table:table-cell office:value-type="float" office:value="4277206" calcext:value-type="float">
            <text:p>4277206</text:p>
          </table:table-cell>
          <table:table-cell office:value-type="float" office:value="1447700" calcext:value-type="float">
            <text:p>1447700</text:p>
          </table:table-cell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2" calcext:value-type="float">
            <text:p>12</text:p>
          </table:table-cell>
          <table:table-cell office:value-type="float" office:value="25105443" calcext:value-type="float">
            <text:p>25105443</text:p>
          </table:table-cell>
          <table:table-cell office:value-type="float" office:value="7449497" calcext:value-type="float">
            <text:p>7449497</text:p>
          </table:table-cell>
          <table:table-cell office:value-type="float" office:value="5124927" calcext:value-type="float">
            <text:p>5124927</text:p>
          </table:table-cell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" calcext:value-type="float">
            <text:p>7</text:p>
          </table:table-cell>
          <table:table-cell office:value-type="float" office:value="21144875" calcext:value-type="float">
            <text:p>21144875</text:p>
          </table:table-cell>
          <table:table-cell office:value-type="float" office:value="26982303" calcext:value-type="float">
            <text:p>26982303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" calcext:value-type="float">
            <text:p>4</text:p>
          </table:table-cell>
          <table:table-cell office:value-type="float" office:value="15232592" calcext:value-type="float">
            <text:p>15232592</text:p>
          </table:table-cell>
          <table:table-cell office:value-type="float" office:value="3975385" calcext:value-type="float">
            <text:p>3975385</text:p>
          </table:table-cell>
          <table:table-cell office:value-type="float" office:value="1379644" calcext:value-type="float">
            <text:p>1379644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746146" calcext:value-type="float">
            <text:p>3746146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5672037" calcext:value-type="float">
            <text:p>5672037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21221" calcext:value-type="float">
            <text:p>3021221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2320" calcext:value-type="float">
            <text:p>22320</text:p>
          </table:table-cell>
          <table:table-cell table:number-columns-repeated="2" office:value-type="float" office:value="34309190462" calcext:value-type="float">
            <text:p>34309190462</text:p>
          </table:table-cell>
          <table:table-cell office:value-type="float" office:value="8498470519" calcext:value-type="float">
            <text:p>8498470519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paper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44947" calcext:value-type="float">
            <text:p>44947</text:p>
          </table:table-cell>
          <table:table-cell table:number-columns-repeated="2" office:value-type="float" office:value="53817358236" calcext:value-type="float">
            <text:p>53817358236</text:p>
          </table:table-cell>
          <table:table-cell office:value-type="float" office:value="15329994245" calcext:value-type="float">
            <text:p>15329994245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2188" calcext:value-type="float">
            <text:p>12188</text:p>
          </table:table-cell>
          <table:table-cell table:number-columns-repeated="2" office:value-type="float" office:value="15459167596" calcext:value-type="float">
            <text:p>15459167596</text:p>
          </table:table-cell>
          <table:table-cell office:value-type="float" office:value="3838970142" calcext:value-type="float">
            <text:p>3838970142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badfon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649" calcext:value-type="float">
            <text:p>7649</text:p>
          </table:table-cell>
          <table:table-cell table:number-columns-repeated="2" office:value-type="float" office:value="11169269793" calcext:value-type="float">
            <text:p>11169269793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goodfon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798" calcext:value-type="float">
            <text:p>3798</text:p>
          </table:table-cell>
          <table:table-cell table:number-columns-repeated="2" office:value-type="float" office:value="5215122957" calcext:value-type="float">
            <text:p>5215122957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87358156" calcext:value-type="float">
            <text:p>87358156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120250" calcext:value-type="float">
            <text:p>23120250</text:p>
          </table:table-cell>
          <table:table-cell office:value-type="float" office:value="10853585" calcext:value-type="float">
            <text:p>10853585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232758" calcext:value-type="float">
            <text:p>23232758</text:p>
          </table:table-cell>
          <table:table-cell office:value-type="float" office:value="5092576" calcext:value-type="float">
            <text:p>5092576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255295" calcext:value-type="float">
            <text:p>3255295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921" calcext:value-type="float">
            <text:p>512921</text:p>
          </table:table-cell>
          <table:table-cell office:value-type="float" office:value="326153" calcext:value-type="float">
            <text:p>326153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1299" calcext:value-type="float">
            <text:p>21299</text:p>
          </table:table-cell>
          <table:table-cell office:value-type="float" office:value="28758748600" calcext:value-type="float">
            <text:p>28758748600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34" calcext:value-type="float">
            <text:p>134</text:p>
          </table:table-cell>
          <table:table-cell office:value-type="float" office:value="278875763" calcext:value-type="float">
            <text:p>278875763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8754" calcext:value-type="float">
            <text:p>48754</text:p>
          </table:table-cell>
          <table:table-cell office:value-type="float" office:value="43828773007" calcext:value-type="float">
            <text:p>43828773007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6354" calcext:value-type="float">
            <text:p>66354</text:p>
          </table:table-cell>
          <table:table-cell office:value-type="float" office:value="61639633336" calcext:value-type="float">
            <text:p>61639633336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773" calcext:value-type="float">
            <text:p>12773</text:p>
          </table:table-cell>
          <table:table-cell office:value-type="float" office:value="15073918549" calcext:value-type="float">
            <text:p>15073918549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8758" calcext:value-type="float">
            <text:p>78758</text:p>
          </table:table-cell>
          <table:table-cell office:value-type="float" office:value="77110759688" calcext:value-type="float">
            <text:p>77110759688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float" office:value="24231980" calcext:value-type="float">
            <text:p>24231980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672" calcext:value-type="float">
            <text:p>1672</text:p>
          </table:table-cell>
          <table:table-cell office:value-type="float" office:value="3626991468" calcext:value-type="float">
            <text:p>3626991468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39" calcext:value-type="float">
            <text:p>339</text:p>
          </table:table-cell>
          <table:table-cell office:value-type="float" office:value="755975213" calcext:value-type="float">
            <text:p>755975213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6" calcext:value-type="float">
            <text:p>106</text:p>
          </table:table-cell>
          <table:table-cell office:value-type="float" office:value="107038875" calcext:value-type="float">
            <text:p>107038875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HTM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78677" calcext:value-type="float">
            <text:p>678677</text:p>
          </table:table-cell>
          <table:table-cell table:number-columns-repeated="10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53" calcext:value-type="float">
            <text:p>153</text:p>
          </table:table-cell>
          <table:table-cell office:value-type="float" office:value="143836359" calcext:value-type="float">
            <text:p>143836359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BMP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103012838" calcext:value-type="float">
            <text:p>103012838</text:p>
          </table:table-cell>
          <table:table-cell table:number-columns-repeated="10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82" calcext:value-type="float">
            <text:p>182</text:p>
          </table:table-cell>
          <table:table-cell office:value-type="float" office:value="200557540" calcext:value-type="float">
            <text:p>200557540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190420062" calcext:value-type="float">
            <text:p>190420062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97356863" calcext:value-type="float">
            <text:p>97356863</text:p>
          </table:table-cell>
          <table:table-cell table:number-columns-repeated="10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8192710" calcext:value-type="float">
            <text:p>8192710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24470008" calcext:value-type="float">
            <text:p>24470008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ZIP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5975098" calcext:value-type="float">
            <text:p>35975098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36831240" calcext:value-type="float">
            <text:p>36831240</text:p>
          </table:table-cell>
          <table:table-cell table:number-columns-repeated="10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46288720" calcext:value-type="float">
            <text:p>46288720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A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3187249" calcext:value-type="float">
            <text:p>13187249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4908256" calcext:value-type="float">
            <text:p>4908256</text:p>
          </table:table-cell>
          <table:table-cell table:number-columns-repeated="10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0663062" calcext:value-type="float">
            <text:p>70663062</text:p>
          </table:table-cell>
          <table:table-cell/>
          <table:table-cell office:value-type="float" office:value="23683253" calcext:value-type="float">
            <text:p>23683253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2267413" calcext:value-type="float">
            <text:p>2267413</text:p>
          </table:table-cell>
          <table:table-cell/>
          <table:table-cell office:value-type="float" office:value="510275" calcext:value-type="float">
            <text:p>510275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3631" calcext:value-type="float">
            <text:p>3631</text:p>
          </table:table-cell>
          <table:table-cell office:value-type="float" office:value="2201380501" calcext:value-type="float">
            <text:p>2201380501</text:p>
          </table:table-cell>
          <table:table-cell/>
          <table:table-cell office:value-type="float" office:value="1393245785" calcext:value-type="float">
            <text:p>1393245785</text:p>
          </table:table-cell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69505542" calcext:value-type="float">
            <text:p>69505542</text:p>
          </table:table-cell>
          <table:table-cell/>
          <table:table-cell office:value-type="float" office:value="45533695" calcext:value-type="float">
            <text:p>45533695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65977434" calcext:value-type="float">
            <text:p>65977434</text:p>
          </table:table-cell>
          <table:table-cell/>
          <table:table-cell office:value-type="float" office:value="32647968" calcext:value-type="float">
            <text:p>32647968</text:p>
          </table:table-cell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13" calcext:value-type="float">
            <text:p>113</text:p>
          </table:table-cell>
          <table:table-cell office:value-type="float" office:value="148267847" calcext:value-type="float">
            <text:p>148267847</text:p>
          </table:table-cell>
          <table:table-cell/>
          <table:table-cell office:value-type="float" office:value="28390266" calcext:value-type="float">
            <text:p>28390266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2901366" calcext:value-type="float">
            <text:p>62901366</text:p>
          </table:table-cell>
          <table:table-cell/>
          <table:table-cell office:value-type="float" office:value="19254303" calcext:value-type="float">
            <text:p>19254303</text:p>
          </table:table-cell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42400781" calcext:value-type="float">
            <text:p>42400781</text:p>
          </table:table-cell>
          <table:table-cell/>
          <table:table-cell office:value-type="float" office:value="12286102" calcext:value-type="float">
            <text:p>12286102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</text:p>
          </table:table-cell>
          <table:table-cell office:value-type="float" office:value="34288982" calcext:value-type="float">
            <text:p>34288982</text:p>
          </table:table-cell>
          <table:table-cell/>
          <table:table-cell office:value-type="float" office:value="8338154" calcext:value-type="float">
            <text:p>833815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8447818" calcext:value-type="float">
            <text:p>8447818</text:p>
          </table:table-cell>
          <table:table-cell/>
          <table:table-cell office:value-type="float" office:value="2337698" calcext:value-type="float">
            <text:p>2337698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506289" calcext:value-type="float">
            <text:p>506289</text:p>
          </table:table-cell>
          <table:table-cell/>
          <table:table-cell office:value-type="float" office:value="219354" calcext:value-type="float">
            <text:p>219354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218732946" calcext:value-type="float">
            <text:p>218732946</text:p>
          </table:table-cell>
          <table:table-cell/>
          <table:table-cell office:value-type="float" office:value="56870203" calcext:value-type="float">
            <text:p>56870203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265" calcext:value-type="float">
            <text:p>265</text:p>
          </table:table-cell>
          <table:table-cell office:value-type="float" office:value="268098642" calcext:value-type="float">
            <text:p>268098642</text:p>
          </table:table-cell>
          <table:table-cell/>
          <table:table-cell office:value-type="float" office:value="73979738" calcext:value-type="float">
            <text:p>73979738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651721" calcext:value-type="float">
            <text:p>1651721</text:p>
          </table:table-cell>
          <table:table-cell/>
          <table:table-cell office:value-type="float" office:value="893745" calcext:value-type="float">
            <text:p>893745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53260015" calcext:value-type="float">
            <text:p>53260015</text:p>
          </table:table-cell>
          <table:table-cell/>
          <table:table-cell office:value-type="float" office:value="12416386" calcext:value-type="float">
            <text:p>12416386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10690497" calcext:value-type="float">
            <text:p>110690497</text:p>
          </table:table-cell>
          <table:table-cell/>
          <table:table-cell office:value-type="float" office:value="23109836" calcext:value-type="float">
            <text:p>23109836</text:p>
          </table:table-cell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25" calcext:value-type="float">
            <text:p>225</text:p>
          </table:table-cell>
          <table:table-cell office:value-type="float" office:value="310619600" calcext:value-type="float">
            <text:p>310619600</text:p>
          </table:table-cell>
          <table:table-cell/>
          <table:table-cell office:value-type="float" office:value="65020470" calcext:value-type="float">
            <text:p>65020470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79" calcext:value-type="float">
            <text:p>179</text:p>
          </table:table-cell>
          <table:table-cell office:value-type="float" office:value="226840281" calcext:value-type="float">
            <text:p>226840281</text:p>
          </table:table-cell>
          <table:table-cell/>
          <table:table-cell office:value-type="float" office:value="56709856" calcext:value-type="float">
            <text:p>56709856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</text:p>
          </table:table-cell>
          <table:table-cell office:value-type="float" office:value="158000133" calcext:value-type="float">
            <text:p>158000133</text:p>
          </table:table-cell>
          <table:table-cell/>
          <table:table-cell office:value-type="float" office:value="36257010" calcext:value-type="float">
            <text:p>36257010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39338993" calcext:value-type="float">
            <text:p>39338993</text:p>
          </table:table-cell>
          <table:table-cell/>
          <table:table-cell office:value-type="float" office:value="12403216" calcext:value-type="float">
            <text:p>12403216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663598" calcext:value-type="float">
            <text:p>2663598</text:p>
          </table:table-cell>
          <table:table-cell/>
          <table:table-cell office:value-type="float" office:value="965144" calcext:value-type="float">
            <text:p>965144</text:p>
          </table:table-cell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24568335" calcext:value-type="float">
            <text:p>24568335</text:p>
          </table:table-cell>
          <table:table-cell/>
          <table:table-cell office:value-type="float" office:value="6309352" calcext:value-type="float">
            <text:p>6309352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3634214" calcext:value-type="float">
            <text:p>3634214</text:p>
          </table:table-cell>
          <table:table-cell/>
          <table:table-cell office:value-type="float" office:value="805843" calcext:value-type="float">
            <text:p>805843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2287073" calcext:value-type="float">
            <text:p>22287073</text:p>
          </table:table-cell>
          <table:table-cell/>
          <table:table-cell office:value-type="float" office:value="3273390" calcext:value-type="float">
            <text:p>3273390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8153974" calcext:value-type="float">
            <text:p>8153974</text:p>
          </table:table-cell>
          <table:table-cell/>
          <table:table-cell office:value-type="float" office:value="1031140" calcext:value-type="float">
            <text:p>1031140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3209908" calcext:value-type="float">
            <text:p>3209908</text:p>
          </table:table-cell>
          <table:table-cell/>
          <table:table-cell office:value-type="float" office:value="1185873" calcext:value-type="float">
            <text:p>1185873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3989942" calcext:value-type="float">
            <text:p>3989942</text:p>
          </table:table-cell>
          <table:table-cell/>
          <table:table-cell office:value-type="float" office:value="838630" calcext:value-type="float">
            <text:p>838630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460753" calcext:value-type="float">
            <text:p>3460753</text:p>
          </table:table-cell>
          <table:table-cell/>
          <table:table-cell office:value-type="float" office:value="351601" calcext:value-type="float">
            <text:p>351601</text:p>
          </table:table-cell>
          <table:table-cell table:number-columns-repeated="10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57" calcext:value-type="float">
            <text:p>857</text:p>
          </table:table-cell>
          <table:table-cell office:value-type="float" office:value="1107166348" calcext:value-type="float">
            <text:p>1107166348</text:p>
          </table:table-cell>
          <table:table-cell office:value-type="float" office:value="1112128100" calcext:value-type="float">
            <text:p>1112128100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002" calcext:value-type="float">
            <text:p>1002</text:p>
          </table:table-cell>
          <table:table-cell office:value-type="float" office:value="3145406539" calcext:value-type="float">
            <text:p>3145406539</text:p>
          </table:table-cell>
          <table:table-cell office:value-type="float" office:value="1861909097" calcext:value-type="float">
            <text:p>1861909097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35" calcext:value-type="float">
            <text:p>635</text:p>
          </table:table-cell>
          <table:table-cell office:value-type="float" office:value="1204657844" calcext:value-type="float">
            <text:p>1204657844</text:p>
          </table:table-cell>
          <table:table-cell office:value-type="float" office:value="1204686496" calcext:value-type="float">
            <text:p>1204686496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017" calcext:value-type="float">
            <text:p>6017</text:p>
          </table:table-cell>
          <table:table-cell office:value-type="float" office:value="7286886825" calcext:value-type="float">
            <text:p>7286886825</text:p>
          </table:table-cell>
          <table:table-cell office:value-type="float" office:value="7291361388" calcext:value-type="float">
            <text:p>7291361388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76" calcext:value-type="float">
            <text:p>676</text:p>
          </table:table-cell>
          <table:table-cell office:value-type="float" office:value="1679325927" calcext:value-type="float">
            <text:p>1679325927</text:p>
          </table:table-cell>
          <table:table-cell office:value-type="float" office:value="1097730395" calcext:value-type="float">
            <text:p>1097730395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378" calcext:value-type="float">
            <text:p>1378</text:p>
          </table:table-cell>
          <table:table-cell office:value-type="float" office:value="2568821437" calcext:value-type="float">
            <text:p>2568821437</text:p>
          </table:table-cell>
          <table:table-cell office:value-type="float" office:value="2612074932" calcext:value-type="float">
            <text:p>2612074932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927" calcext:value-type="float">
            <text:p>1927</text:p>
          </table:table-cell>
          <table:table-cell office:value-type="float" office:value="1057500493" calcext:value-type="float">
            <text:p>1057500493</text:p>
          </table:table-cell>
          <table:table-cell office:value-type="float" office:value="1065535870" calcext:value-type="float">
            <text:p>1065535870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9" calcext:value-type="float">
            <text:p>39</text:p>
          </table:table-cell>
          <table:table-cell office:value-type="float" office:value="137003288" calcext:value-type="float">
            <text:p>137003288</text:p>
          </table:table-cell>
          <table:table-cell office:value-type="float" office:value="46840244" calcext:value-type="float">
            <text:p>46840244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326" calcext:value-type="float">
            <text:p>1326</text:p>
          </table:table-cell>
          <table:table-cell office:value-type="float" office:value="1690870665" calcext:value-type="float">
            <text:p>1690870665</text:p>
          </table:table-cell>
          <table:table-cell office:value-type="float" office:value="1791317207" calcext:value-type="float">
            <text:p>1791317207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74" calcext:value-type="float">
            <text:p>674</text:p>
          </table:table-cell>
          <table:table-cell office:value-type="float" office:value="2862873094" calcext:value-type="float">
            <text:p>2862873094</text:p>
          </table:table-cell>
          <table:table-cell office:value-type="float" office:value="1630761396" calcext:value-type="float">
            <text:p>1630761396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1" calcext:value-type="float">
            <text:p>31</text:p>
          </table:table-cell>
          <table:table-cell office:value-type="float" office:value="103420981" calcext:value-type="float">
            <text:p>103420981</text:p>
          </table:table-cell>
          <table:table-cell office:value-type="float" office:value="38467311" calcext:value-type="float">
            <text:p>38467311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49" calcext:value-type="float">
            <text:p>649</text:p>
          </table:table-cell>
          <table:table-cell office:value-type="float" office:value="886984833" calcext:value-type="float">
            <text:p>886984833</text:p>
          </table:table-cell>
          <table:table-cell office:value-type="float" office:value="896110553" calcext:value-type="float">
            <text:p>896110553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74" calcext:value-type="float">
            <text:p>174</text:p>
          </table:table-cell>
          <table:table-cell office:value-type="float" office:value="252118781" calcext:value-type="float">
            <text:p>252118781</text:p>
          </table:table-cell>
          <table:table-cell office:value-type="float" office:value="263845537" calcext:value-type="float">
            <text:p>263845537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43" calcext:value-type="float">
            <text:p>543</text:p>
          </table:table-cell>
          <table:table-cell office:value-type="float" office:value="553862819" calcext:value-type="float">
            <text:p>553862819</text:p>
          </table:table-cell>
          <table:table-cell office:value-type="float" office:value="481414578" calcext:value-type="float">
            <text:p>481414578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76" calcext:value-type="float">
            <text:p>176</text:p>
          </table:table-cell>
          <table:table-cell office:value-type="float" office:value="279026175" calcext:value-type="float">
            <text:p>279026175</text:p>
          </table:table-cell>
          <table:table-cell office:value-type="float" office:value="284476619" calcext:value-type="float">
            <text:p>284476619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44" calcext:value-type="float">
            <text:p>44</text:p>
          </table:table-cell>
          <table:table-cell office:value-type="float" office:value="35483189" calcext:value-type="float">
            <text:p>35483189</text:p>
          </table:table-cell>
          <table:table-cell office:value-type="float" office:value="39562523" calcext:value-type="float">
            <text:p>39562523</text:p>
          </table:table-cell>
          <table:table-cell office:value-type="float" office:value="17839423" calcext:value-type="float">
            <text:p>17839423</text:p>
          </table:table-cell>
          <table:table-cell table:number-columns-repeated="101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7137" calcext:value-type="float">
            <text:p>27137</text:p>
          </table:table-cell>
          <table:table-cell office:value-type="float" office:value="62686508409" calcext:value-type="float">
            <text:p>62686508409</text:p>
          </table:table-cell>
          <table:table-cell office:value-type="float" office:value="62756203107" calcext:value-type="float">
            <text:p>62756203107</text:p>
          </table:table-cell>
          <table:table-cell office:value-type="float" office:value="9006951341" calcext:value-type="float">
            <text:p>9006951341</text:p>
          </table:table-cell>
          <table:table-cell table:number-columns-repeated="101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30248" calcext:value-type="float">
            <text:p>30248</text:p>
          </table:table-cell>
          <table:table-cell office:value-type="float" office:value="63468730455" calcext:value-type="float">
            <text:p>63468730455</text:p>
          </table:table-cell>
          <table:table-cell office:value-type="float" office:value="63598919854" calcext:value-type="float">
            <text:p>63598919854</text:p>
          </table:table-cell>
          <table:table-cell office:value-type="float" office:value="9768323309" calcext:value-type="float">
            <text:p>9768323309</text:p>
          </table:table-cell>
          <table:table-cell table:number-columns-repeated="101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941" calcext:value-type="float">
            <text:p>1941</text:p>
          </table:table-cell>
          <table:table-cell office:value-type="float" office:value="5788900243" calcext:value-type="float">
            <text:p>5788900243</text:p>
          </table:table-cell>
          <table:table-cell office:value-type="float" office:value="5830262590" calcext:value-type="float">
            <text:p>5830262590</text:p>
          </table:table-cell>
          <table:table-cell office:value-type="float" office:value="647038526" calcext:value-type="float">
            <text:p>647038526</text:p>
          </table:table-cell>
          <table:table-cell table:number-columns-repeated="101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012" calcext:value-type="float">
            <text:p>7012</text:p>
          </table:table-cell>
          <table:table-cell office:value-type="float" office:value="9969299208" calcext:value-type="float">
            <text:p>9969299208</text:p>
          </table:table-cell>
          <table:table-cell office:value-type="float" office:value="9937483864" calcext:value-type="float">
            <text:p>9937483864</text:p>
          </table:table-cell>
          <table:table-cell office:value-type="float" office:value="2259885706" calcext:value-type="float">
            <text:p>2259885706</text:p>
          </table:table-cell>
          <table:table-cell table:number-columns-repeated="101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1455" calcext:value-type="float">
            <text:p>71455</text:p>
          </table:table-cell>
          <table:table-cell office:value-type="float" office:value="90442899251" calcext:value-type="float">
            <text:p>90442899251</text:p>
          </table:table-cell>
          <table:table-cell office:value-type="float" office:value="97300426689" calcext:value-type="float">
            <text:p>97300426689</text:p>
          </table:table-cell>
          <table:table-cell office:value-type="float" office:value="22528362228" calcext:value-type="float">
            <text:p>22528362228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063" calcext:value-type="float">
            <text:p>3063</text:p>
          </table:table-cell>
          <table:table-cell office:value-type="float" office:value="3632610393" calcext:value-type="float">
            <text:p>3632610393</text:p>
          </table:table-cell>
          <table:table-cell office:value-type="float" office:value="3669622345" calcext:value-type="float">
            <text:p>3669622345</text:p>
          </table:table-cell>
          <table:table-cell office:value-type="float" office:value="1060614843" calcext:value-type="float">
            <text:p>1060614843</text:p>
          </table:table-cell>
          <table:table-cell table:number-columns-repeated="101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581" calcext:value-type="float">
            <text:p>13581</text:p>
          </table:table-cell>
          <table:table-cell office:value-type="float" office:value="27870246873" calcext:value-type="float">
            <text:p>27870246873</text:p>
          </table:table-cell>
          <table:table-cell office:value-type="float" office:value="28111849812" calcext:value-type="float">
            <text:p>28111849812</text:p>
          </table:table-cell>
          <table:table-cell office:value-type="float" office:value="4850863019" calcext:value-type="float">
            <text:p>4850863019</text:p>
          </table:table-cell>
          <table:table-cell table:number-columns-repeated="10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3869" calcext:value-type="float">
            <text:p>53869</text:p>
          </table:table-cell>
          <table:table-cell office:value-type="float" office:value="81542992213" calcext:value-type="float">
            <text:p>81542992213</text:p>
          </table:table-cell>
          <table:table-cell office:value-type="float" office:value="81530392461" calcext:value-type="float">
            <text:p>81530392461</text:p>
          </table:table-cell>
          <table:table-cell office:value-type="float" office:value="15930118952" calcext:value-type="float">
            <text:p>15930118952</text:p>
          </table:table-cell>
          <table:table-cell table:number-columns-repeated="101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875" calcext:value-type="float">
            <text:p>1875</text:p>
          </table:table-cell>
          <table:table-cell office:value-type="float" office:value="5190506363" calcext:value-type="float">
            <text:p>5190506363</text:p>
          </table:table-cell>
          <table:table-cell office:value-type="float" office:value="5240167088" calcext:value-type="float">
            <text:p>5240167088</text:p>
          </table:table-cell>
          <table:table-cell office:value-type="float" office:value="651077165" calcext:value-type="float">
            <text:p>651077165</text:p>
          </table:table-cell>
          <table:table-cell table:number-columns-repeated="10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5514" calcext:value-type="float">
            <text:p>55514</text:p>
          </table:table-cell>
          <table:table-cell office:value-type="float" office:value="81467623469" calcext:value-type="float">
            <text:p>81467623469</text:p>
          </table:table-cell>
          <table:table-cell office:value-type="float" office:value="82612273030" calcext:value-type="float">
            <text:p>82612273030</text:p>
          </table:table-cell>
          <table:table-cell office:value-type="float" office:value="15957819106" calcext:value-type="float">
            <text:p>15957819106</text:p>
          </table:table-cell>
          <table:table-cell table:number-columns-repeated="10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4709" calcext:value-type="float">
            <text:p>14709</text:p>
          </table:table-cell>
          <table:table-cell office:value-type="float" office:value="17347822828" calcext:value-type="float">
            <text:p>17347822828</text:p>
          </table:table-cell>
          <table:table-cell office:value-type="float" office:value="15710314614" calcext:value-type="float">
            <text:p>15710314614</text:p>
          </table:table-cell>
          <table:table-cell office:value-type="float" office:value="5250483494" calcext:value-type="float">
            <text:p>5250483494</text:p>
          </table:table-cell>
          <table:table-cell table:number-columns-repeated="101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130" calcext:value-type="float">
            <text:p>1130</text:p>
          </table:table-cell>
          <table:table-cell office:value-type="float" office:value="1454448965" calcext:value-type="float">
            <text:p>1454448965</text:p>
          </table:table-cell>
          <table:table-cell office:value-type="float" office:value="1481496623" calcext:value-type="float">
            <text:p>1481496623</text:p>
          </table:table-cell>
          <table:table-cell office:value-type="float" office:value="378946806" calcext:value-type="float">
            <text:p>378946806</text:p>
          </table:table-cell>
          <table:table-cell table:number-columns-repeated="101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084" calcext:value-type="float">
            <text:p>1084</text:p>
          </table:table-cell>
          <table:table-cell office:value-type="float" office:value="4235023557" calcext:value-type="float">
            <text:p>4235023557</text:p>
          </table:table-cell>
          <table:table-cell office:value-type="float" office:value="1126075208" calcext:value-type="float">
            <text:p>1126075208</text:p>
          </table:table-cell>
          <table:table-cell office:value-type="float" office:value="404090516" calcext:value-type="float">
            <text:p>404090516</text:p>
          </table:table-cell>
          <table:table-cell table:number-columns-repeated="10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296" calcext:value-type="float">
            <text:p>4296</text:p>
          </table:table-cell>
          <table:table-cell office:value-type="float" office:value="5761516393" calcext:value-type="float">
            <text:p>5761516393</text:p>
          </table:table-cell>
          <table:table-cell office:value-type="float" office:value="5817151290" calcext:value-type="float">
            <text:p>5817151290</text:p>
          </table:table-cell>
          <table:table-cell office:value-type="float" office:value="1199535441" calcext:value-type="float">
            <text:p>1199535441</text:p>
          </table:table-cell>
          <table:table-cell table:number-columns-repeated="101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134" calcext:value-type="float">
            <text:p>1134</text:p>
          </table:table-cell>
          <table:table-cell office:value-type="float" office:value="1442787490" calcext:value-type="float">
            <text:p>1442787490</text:p>
          </table:table-cell>
          <table:table-cell office:value-type="float" office:value="1450254042" calcext:value-type="float">
            <text:p>1450254042</text:p>
          </table:table-cell>
          <table:table-cell office:value-type="float" office:value="382372990" calcext:value-type="float">
            <text:p>382372990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53" calcext:value-type="float">
            <text:p>553</text:p>
          </table:table-cell>
          <table:table-cell office:value-type="float" office:value="578852567" calcext:value-type="float">
            <text:p>578852567</text:p>
          </table:table-cell>
          <table:table-cell office:value-type="float" office:value="580960985" calcext:value-type="float">
            <text:p>580960985</text:p>
          </table:table-cell>
          <table:table-cell office:value-type="float" office:value="216222792" calcext:value-type="float">
            <text:p>216222792</text:p>
          </table:table-cell>
          <table:table-cell table:number-columns-repeated="101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401636" calcext:value-type="float">
            <text:p>33401636</text:p>
          </table:table-cell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901592" calcext:value-type="float">
            <text:p>27901592</text:p>
          </table:table-cell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829233" calcext:value-type="float">
            <text:p>829233</text:p>
          </table:table-cell>
          <table:table-cell office:value-type="float" office:value="863230" calcext:value-type="float">
            <text:p>863230</text:p>
          </table:table-cell>
          <table:table-cell office:value-type="float" office:value="599182" calcext:value-type="float">
            <text:p>599182</text:p>
          </table:table-cell>
          <table:table-cell table:number-columns-repeated="10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081394" calcext:value-type="float">
            <text:p>8081394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97421" calcext:value-type="float">
            <text:p>1397421</text:p>
          </table:table-cell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6" calcext:value-type="float">
            <text:p>36</text:p>
          </table:table-cell>
          <table:table-cell office:value-type="float" office:value="156807340" calcext:value-type="float">
            <text:p>156807340</text:p>
          </table:table-cell>
          <table:table-cell office:value-type="float" office:value="70308067" calcext:value-type="float">
            <text:p>70308067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2451834" calcext:value-type="float">
            <text:p>2451834</text:p>
          </table:table-cell>
          <table:table-cell office:value-type="float" office:value="2031367" calcext:value-type="float">
            <text:p>2031367</text:p>
          </table:table-cell>
          <table:table-cell office:value-type="float" office:value="334722" calcext:value-type="float">
            <text:p>334722</text:p>
          </table:table-cell>
          <table:table-cell table:number-columns-repeated="101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A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944016" calcext:value-type="float">
            <text:p>944016</text:p>
          </table:table-cell>
          <table:table-cell table:number-columns-repeated="101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15051177" calcext:value-type="float">
            <text:p>15051177</text:p>
          </table:table-cell>
          <table:table-cell office:value-type="float" office:value="398099" calcext:value-type="float">
            <text:p>398099</text:p>
          </table:table-cell>
          <table:table-cell office:value-type="float" office:value="367255" calcext:value-type="float">
            <text:p>367255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3168" calcext:value-type="float">
            <text:p>23168</text:p>
          </table:table-cell>
          <table:table-cell table:number-columns-repeated="2" office:value-type="float" office:value="43230161657" calcext:value-type="float">
            <text:p>43230161657</text:p>
          </table:table-cell>
          <table:table-cell office:value-type="float" office:value="7971555467" calcext:value-type="float">
            <text:p>7971555467</text:p>
          </table:table-cell>
          <table:table-cell table:number-columns-repeated="1014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wall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7933" calcext:value-type="float">
            <text:p>17933</text:p>
          </table:table-cell>
          <table:table-cell table:number-columns-repeated="2" office:value-type="float" office:value="20650989227" calcext:value-type="float">
            <text:p>20650989227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4587" calcext:value-type="float">
            <text:p>14587</text:p>
          </table:table-cell>
          <table:table-cell table:number-columns-repeated="2" office:value-type="float" office:value="23564618259" calcext:value-type="float">
            <text:p>23564618259</text:p>
          </table:table-cell>
          <table:table-cell office:value-type="float" office:value="5632171558" calcext:value-type="float">
            <text:p>5632171558</text:p>
          </table:table-cell>
          <table:table-cell table:number-columns-repeated="1014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884" calcext:value-type="float">
            <text:p>3884</text:p>
          </table:table-cell>
          <table:table-cell table:number-columns-repeated="2" office:value-type="float" office:value="3344418713" calcext:value-type="float">
            <text:p>3344418713</text:p>
          </table:table-cell>
          <table:table-cell office:value-type="float" office:value="1334269239" calcext:value-type="float">
            <text:p>1334269239</text:p>
          </table:table-cell>
          <table:table-cell table:number-columns-repeated="1014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1687136980" calcext:value-type="float">
            <text:p>1687136980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720217" calcext:value-type="float">
            <text:p>13720217</text:p>
          </table:table-cell>
          <table:table-cell office:value-type="float" office:value="1996990" calcext:value-type="float">
            <text:p>1996990</text:p>
          </table:table-cell>
          <table:table-cell table:number-columns-repeated="101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8605488" calcext:value-type="float">
            <text:p>8605488</text:p>
          </table:table-cell>
          <table:table-cell table:number-columns-repeated="101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91" calcext:value-type="float">
            <text:p>691</text:p>
          </table:table-cell>
          <table:table-cell office:value-type="float" office:value="834111824" calcext:value-type="float">
            <text:p>834111824</text:p>
          </table:table-cell>
          <table:table-cell table:number-columns-repeated="101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87" calcext:value-type="float">
            <text:p>387</text:p>
          </table:table-cell>
          <table:table-cell office:value-type="float" office:value="414473213" calcext:value-type="float">
            <text:p>414473213</text:p>
          </table:table-cell>
          <table:table-cell table:number-columns-repeated="101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38" calcext:value-type="float">
            <text:p>238</text:p>
          </table:table-cell>
          <table:table-cell office:value-type="float" office:value="350070964" calcext:value-type="float">
            <text:p>350070964</text:p>
          </table:table-cell>
          <table:table-cell table:number-columns-repeated="101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19988" calcext:value-type="float">
            <text:p>119988</text:p>
          </table:table-cell>
          <table:table-cell office:value-type="float" office:value="92864154269" calcext:value-type="float">
            <text:p>92864154269</text:p>
          </table:table-cell>
          <table:table-cell table:number-columns-repeated="101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PN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7859" calcext:value-type="float">
            <text:p>7859</text:p>
          </table:table-cell>
          <table:table-cell office:value-type="float" office:value="7655608358" calcext:value-type="float">
            <text:p>7655608358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82419" calcext:value-type="float">
            <text:p>82419</text:p>
          </table:table-cell>
          <table:table-cell office:value-type="float" office:value="192959987939" calcext:value-type="float">
            <text:p>192959987939</text:p>
          </table:table-cell>
          <table:table-cell table:number-columns-repeated="101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2476258" calcext:value-type="float">
            <text:p>2476258</text:p>
          </table:table-cell>
          <table:table-cell table:number-columns-repeated="101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9" calcext:value-type="float">
            <text:p>109</text:p>
          </table:table-cell>
          <table:table-cell office:value-type="float" office:value="105693551" calcext:value-type="float">
            <text:p>105693551</text:p>
          </table:table-cell>
          <table:table-cell table:number-columns-repeated="101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-shuushuu_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9988" calcext:value-type="float">
            <text:p>29988</text:p>
          </table:table-cell>
          <table:table-cell office:value-type="float" office:value="71693096940" calcext:value-type="float">
            <text:p>71693096940</text:p>
          </table:table-cell>
          <table:table-cell table:number-columns-repeated="101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DOC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2003968" calcext:value-type="float">
            <text:p>2003968</text:p>
          </table:table-cell>
          <table:table-cell table:number-columns-repeated="101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1959177" calcext:value-type="float">
            <text:p>31959177</text:p>
          </table:table-cell>
          <table:table-cell table:number-columns-repeated="101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65978607" calcext:value-type="float">
            <text:p>65978607</text:p>
          </table:table-cell>
          <table:table-cell table:number-columns-repeated="101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185926322" calcext:value-type="float">
            <text:p>185926322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592406" calcext:value-type="float">
            <text:p>2592406</text:p>
          </table:table-cell>
          <table:table-cell table:number-columns-repeated="101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6654403" calcext:value-type="float">
            <text:p>16654403</text:p>
          </table:table-cell>
          <table:table-cell table:number-columns-repeated="101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391176" calcext:value-type="float">
            <text:p>1391176</text:p>
          </table:table-cell>
          <table:table-cell table:number-columns-repeated="101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6655104" calcext:value-type="float">
            <text:p>6655104</text:p>
          </table:table-cell>
          <table:table-cell table:number-columns-repeated="101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4270529" calcext:value-type="float">
            <text:p>4270529</text:p>
          </table:table-cell>
          <table:table-cell table:number-columns-repeated="101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7446264" calcext:value-type="float">
            <text:p>7446264</text:p>
          </table:table-cell>
          <table:table-cell table:number-columns-repeated="101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2632837" calcext:value-type="float">
            <text:p>2632837</text:p>
          </table:table-cell>
          <table:table-cell table:number-columns-repeated="101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741523" calcext:value-type="float">
            <text:p>1741523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621636" calcext:value-type="float">
            <text:p>621636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326017" calcext:value-type="float">
            <text:p>6326017</text:p>
          </table:table-cell>
          <table:table-cell/>
          <table:table-cell office:value-type="float" office:value="3004414" calcext:value-type="float">
            <text:p>3004414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58629363" calcext:value-type="float">
            <text:p>58629363</text:p>
          </table:table-cell>
          <table:table-cell/>
          <table:table-cell office:value-type="float" office:value="10031064" calcext:value-type="float">
            <text:p>10031064</text:p>
          </table:table-cell>
          <table:table-cell table:number-columns-repeated="101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18" calcext:value-type="float">
            <text:p>118</text:p>
          </table:table-cell>
          <table:table-cell office:value-type="float" office:value="168954490" calcext:value-type="float">
            <text:p>168954490</text:p>
          </table:table-cell>
          <table:table-cell/>
          <table:table-cell office:value-type="float" office:value="37640081" calcext:value-type="float">
            <text:p>37640081</text:p>
          </table:table-cell>
          <table:table-cell table:number-columns-repeated="10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93869911" calcext:value-type="float">
            <text:p>93869911</text:p>
          </table:table-cell>
          <table:table-cell/>
          <table:table-cell office:value-type="float" office:value="13516794" calcext:value-type="float">
            <text:p>13516794</text:p>
          </table:table-cell>
          <table:table-cell table:number-columns-repeated="101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45692446" calcext:value-type="float">
            <text:p>45692446</text:p>
          </table:table-cell>
          <table:table-cell/>
          <table:table-cell office:value-type="float" office:value="10294438" calcext:value-type="float">
            <text:p>10294438</text:p>
          </table:table-cell>
          <table:table-cell table:number-columns-repeated="10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73477733" calcext:value-type="float">
            <text:p>73477733</text:p>
          </table:table-cell>
          <table:table-cell/>
          <table:table-cell office:value-type="float" office:value="15213606" calcext:value-type="float">
            <text:p>15213606</text:p>
          </table:table-cell>
          <table:table-cell table:number-columns-repeated="10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</text:p>
          </table:table-cell>
          <table:table-cell office:value-type="float" office:value="28554972" calcext:value-type="float">
            <text:p>28554972</text:p>
          </table:table-cell>
          <table:table-cell/>
          <table:table-cell office:value-type="float" office:value="8892343" calcext:value-type="float">
            <text:p>8892343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71" calcext:value-type="float">
            <text:p>271</text:p>
          </table:table-cell>
          <table:table-cell office:value-type="float" office:value="265535359" calcext:value-type="float">
            <text:p>265535359</text:p>
          </table:table-cell>
          <table:table-cell/>
          <table:table-cell office:value-type="float" office:value="82459313" calcext:value-type="float">
            <text:p>82459313</text:p>
          </table:table-cell>
          <table:table-cell table:number-columns-repeated="10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64" calcext:value-type="float">
            <text:p>164</text:p>
          </table:table-cell>
          <table:table-cell office:value-type="float" office:value="156062290" calcext:value-type="float">
            <text:p>156062290</text:p>
          </table:table-cell>
          <table:table-cell/>
          <table:table-cell office:value-type="float" office:value="38894631" calcext:value-type="float">
            <text:p>38894631</text:p>
          </table:table-cell>
          <table:table-cell table:number-columns-repeated="10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62" calcext:value-type="float">
            <text:p>462</text:p>
          </table:table-cell>
          <table:table-cell office:value-type="float" office:value="482413112" calcext:value-type="float">
            <text:p>482413112</text:p>
          </table:table-cell>
          <table:table-cell/>
          <table:table-cell office:value-type="float" office:value="132062949" calcext:value-type="float">
            <text:p>132062949</text:p>
          </table:table-cell>
          <table:table-cell table:number-columns-repeated="101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9275557" calcext:value-type="float">
            <text:p>59275557</text:p>
          </table:table-cell>
          <table:table-cell/>
          <table:table-cell office:value-type="float" office:value="13800774" calcext:value-type="float">
            <text:p>13800774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57" calcext:value-type="float">
            <text:p>157</text:p>
          </table:table-cell>
          <table:table-cell office:value-type="float" office:value="100927566" calcext:value-type="float">
            <text:p>100927566</text:p>
          </table:table-cell>
          <table:table-cell/>
          <table:table-cell office:value-type="float" office:value="34564690" calcext:value-type="float">
            <text:p>34564690</text:p>
          </table:table-cell>
          <table:table-cell table:number-columns-repeated="10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60690473" calcext:value-type="float">
            <text:p>60690473</text:p>
          </table:table-cell>
          <table:table-cell/>
          <table:table-cell office:value-type="float" office:value="12220826" calcext:value-type="float">
            <text:p>12220826</text:p>
          </table:table-cell>
          <table:table-cell table:number-columns-repeated="10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1" calcext:value-type="float">
            <text:p>101</text:p>
          </table:table-cell>
          <table:table-cell office:value-type="float" office:value="60091364" calcext:value-type="float">
            <text:p>60091364</text:p>
          </table:table-cell>
          <table:table-cell/>
          <table:table-cell office:value-type="float" office:value="23835924" calcext:value-type="float">
            <text:p>23835924</text:p>
          </table:table-cell>
          <table:table-cell table:number-columns-repeated="101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57501853" calcext:value-type="float">
            <text:p>57501853</text:p>
          </table:table-cell>
          <table:table-cell/>
          <table:table-cell office:value-type="float" office:value="18361549" calcext:value-type="float">
            <text:p>18361549</text:p>
          </table:table-cell>
          <table:table-cell table:number-columns-repeated="10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float" office:value="18826373" calcext:value-type="float">
            <text:p>18826373</text:p>
          </table:table-cell>
          <table:table-cell/>
          <table:table-cell office:value-type="float" office:value="4069375" calcext:value-type="float">
            <text:p>4069375</text:p>
          </table:table-cell>
          <table:table-cell table:number-columns-repeated="101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4" calcext:value-type="float">
            <text:p>104</text:p>
          </table:table-cell>
          <table:table-cell office:value-type="float" office:value="105182122" calcext:value-type="float">
            <text:p>105182122</text:p>
          </table:table-cell>
          <table:table-cell/>
          <table:table-cell office:value-type="float" office:value="30754180" calcext:value-type="float">
            <text:p>30754180</text:p>
          </table:table-cell>
          <table:table-cell table:number-columns-repeated="101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float" office:value="5907171" calcext:value-type="float">
            <text:p>5907171</text:p>
          </table:table-cell>
          <table:table-cell/>
          <table:table-cell office:value-type="float" office:value="3951453" calcext:value-type="float">
            <text:p>3951453</text:p>
          </table:table-cell>
          <table:table-cell table:number-columns-repeated="101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8689865" calcext:value-type="float">
            <text:p>8689865</text:p>
          </table:table-cell>
          <table:table-cell/>
          <table:table-cell office:value-type="float" office:value="3034912" calcext:value-type="float">
            <text:p>3034912</text:p>
          </table:table-cell>
          <table:table-cell table:number-columns-repeated="10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6552656" calcext:value-type="float">
            <text:p>6552656</text:p>
          </table:table-cell>
          <table:table-cell/>
          <table:table-cell office:value-type="float" office:value="2711685" calcext:value-type="float">
            <text:p>2711685</text:p>
          </table:table-cell>
          <table:table-cell table:number-columns-repeated="101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12650725" calcext:value-type="float">
            <text:p>12650725</text:p>
          </table:table-cell>
          <table:table-cell/>
          <table:table-cell office:value-type="float" office:value="5867792" calcext:value-type="float">
            <text:p>5867792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621 TBI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67332" calcext:value-type="float">
            <text:p>267332</text:p>
          </table:table-cell>
          <table:table-cell office:value-type="float" office:value="172026864931" calcext:value-type="float">
            <text:p>172026864931</text:p>
          </table:table-cell>
          <table:table-cell office:value-type="float" office:value="172039513266" calcext:value-type="float">
            <text:p>172039513266</text:p>
          </table:table-cell>
          <table:table-cell table:number-columns-repeated="101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990" calcext:value-type="float">
            <text:p>1990</text:p>
          </table:table-cell>
          <table:table-cell office:value-type="float" office:value="2024053072" calcext:value-type="float">
            <text:p>2024053072</text:p>
          </table:table-cell>
          <table:table-cell office:value-type="float" office:value="2291209678" calcext:value-type="float">
            <text:p>2291209678</text:p>
          </table:table-cell>
          <table:table-cell table:number-columns-repeated="101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79" calcext:value-type="float">
            <text:p>879</text:p>
          </table:table-cell>
          <table:table-cell office:value-type="float" office:value="1843057610" calcext:value-type="float">
            <text:p>1843057610</text:p>
          </table:table-cell>
          <table:table-cell office:value-type="float" office:value="1844433131" calcext:value-type="float">
            <text:p>1844433131</text:p>
          </table:table-cell>
          <table:table-cell table:number-columns-repeated="101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307" calcext:value-type="float">
            <text:p>4307</text:p>
          </table:table-cell>
          <table:table-cell office:value-type="float" office:value="5966688636" calcext:value-type="float">
            <text:p>5966688636</text:p>
          </table:table-cell>
          <table:table-cell office:value-type="float" office:value="4804777728" calcext:value-type="float">
            <text:p>4804777728</text:p>
          </table:table-cell>
          <table:table-cell table:number-columns-repeated="10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15" calcext:value-type="float">
            <text:p>215</text:p>
          </table:table-cell>
          <table:table-cell office:value-type="float" office:value="276624905" calcext:value-type="float">
            <text:p>276624905</text:p>
          </table:table-cell>
          <table:table-cell office:value-type="float" office:value="275536703" calcext:value-type="float">
            <text:p>275536703</text:p>
          </table:table-cell>
          <table:table-cell table:number-columns-repeated="10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24" calcext:value-type="float">
            <text:p>124</text:p>
          </table:table-cell>
          <table:table-cell office:value-type="float" office:value="62454566" calcext:value-type="float">
            <text:p>62454566</text:p>
          </table:table-cell>
          <table:table-cell office:value-type="float" office:value="63434658" calcext:value-type="float">
            <text:p>63434658</text:p>
          </table:table-cell>
          <table:table-cell table:number-columns-repeated="10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61" calcext:value-type="float">
            <text:p>661</text:p>
          </table:table-cell>
          <table:table-cell office:value-type="float" office:value="736528365" calcext:value-type="float">
            <text:p>736528365</text:p>
          </table:table-cell>
          <table:table-cell office:value-type="float" office:value="583526534" calcext:value-type="float">
            <text:p>583526534</text:p>
          </table:table-cell>
          <table:table-cell table:number-columns-repeated="10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59" calcext:value-type="float">
            <text:p>859</text:p>
          </table:table-cell>
          <table:table-cell office:value-type="float" office:value="2177120140" calcext:value-type="float">
            <text:p>2177120140</text:p>
          </table:table-cell>
          <table:table-cell office:value-type="float" office:value="2191740038" calcext:value-type="float">
            <text:p>2191740038</text:p>
          </table:table-cell>
          <table:table-cell table:number-columns-repeated="10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34" calcext:value-type="float">
            <text:p>634</text:p>
          </table:table-cell>
          <table:table-cell office:value-type="float" office:value="673336708" calcext:value-type="float">
            <text:p>673336708</text:p>
          </table:table-cell>
          <table:table-cell office:value-type="float" office:value="689809614" calcext:value-type="float">
            <text:p>689809614</text:p>
          </table:table-cell>
          <table:table-cell table:number-columns-repeated="10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158" calcext:value-type="float">
            <text:p>1158</text:p>
          </table:table-cell>
          <table:table-cell office:value-type="float" office:value="1047689297" calcext:value-type="float">
            <text:p>1047689297</text:p>
          </table:table-cell>
          <table:table-cell office:value-type="float" office:value="1053327745" calcext:value-type="float">
            <text:p>1053327745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97" calcext:value-type="float">
            <text:p>497</text:p>
          </table:table-cell>
          <table:table-cell office:value-type="float" office:value="304548377" calcext:value-type="float">
            <text:p>304548377</text:p>
          </table:table-cell>
          <table:table-cell office:value-type="float" office:value="307515104" calcext:value-type="float">
            <text:p>307515104</text:p>
          </table:table-cell>
          <table:table-cell table:number-columns-repeated="101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3" calcext:value-type="float">
            <text:p>13</text:p>
          </table:table-cell>
          <table:table-cell office:value-type="float" office:value="32686669" calcext:value-type="float">
            <text:p>32686669</text:p>
          </table:table-cell>
          <table:table-cell office:value-type="float" office:value="12319897" calcext:value-type="float">
            <text:p>12319897</text:p>
          </table:table-cell>
          <table:table-cell table:number-columns-repeated="101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34" calcext:value-type="float">
            <text:p>234</text:p>
          </table:table-cell>
          <table:table-cell office:value-type="float" office:value="118421743" calcext:value-type="float">
            <text:p>118421743</text:p>
          </table:table-cell>
          <table:table-cell office:value-type="float" office:value="126413676" calcext:value-type="float">
            <text:p>126413676</text:p>
          </table:table-cell>
          <table:table-cell table:number-columns-repeated="10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8611027" calcext:value-type="float">
            <text:p>88611027</text:p>
          </table:table-cell>
          <table:table-cell table:number-columns-repeated="101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100076" calcext:value-type="float">
            <text:p>35100076</text:p>
          </table:table-cell>
          <table:table-cell table:number-columns-repeated="10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36" calcext:value-type="float">
            <text:p>136</text:p>
          </table:table-cell>
          <table:table-cell office:value-type="float" office:value="128326321" calcext:value-type="float">
            <text:p>128326321</text:p>
          </table:table-cell>
          <table:table-cell office:value-type="float" office:value="137678859" calcext:value-type="float">
            <text:p>137678859</text:p>
          </table:table-cell>
          <table:table-cell table:number-columns-repeated="101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483" calcext:value-type="float">
            <text:p>1483</text:p>
          </table:table-cell>
          <table:table-cell office:value-type="float" office:value="4481715396" calcext:value-type="float">
            <text:p>4481715396</text:p>
          </table:table-cell>
          <table:table-cell office:value-type="float" office:value="1324715896" calcext:value-type="float">
            <text:p>1324715896</text:p>
          </table:table-cell>
          <table:table-cell office:value-type="float" office:value="542752559" calcext:value-type="float">
            <text:p>542752559</text:p>
          </table:table-cell>
          <table:table-cell table:number-columns-repeated="101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7081" calcext:value-type="float">
            <text:p>27081</text:p>
          </table:table-cell>
          <table:table-cell office:value-type="float" office:value="32786916642" calcext:value-type="float">
            <text:p>32786916642</text:p>
          </table:table-cell>
          <table:table-cell office:value-type="float" office:value="26857632121" calcext:value-type="float">
            <text:p>26857632121</text:p>
          </table:table-cell>
          <table:table-cell office:value-type="float" office:value="8022106053" calcext:value-type="float">
            <text:p>8022106053</text:p>
          </table:table-cell>
          <table:table-cell table:number-columns-repeated="10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53392" calcext:value-type="float">
            <text:p>53392</text:p>
          </table:table-cell>
          <table:table-cell office:value-type="float" office:value="104215458517" calcext:value-type="float">
            <text:p>104215458517</text:p>
          </table:table-cell>
          <table:table-cell office:value-type="float" office:value="104784637735" calcext:value-type="float">
            <text:p>104784637735</text:p>
          </table:table-cell>
          <table:table-cell office:value-type="float" office:value="14927028446" calcext:value-type="float">
            <text:p>14927028446</text:p>
          </table:table-cell>
          <table:table-cell table:number-columns-repeated="101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7337" calcext:value-type="float">
            <text:p>37337</text:p>
          </table:table-cell>
          <table:table-cell office:value-type="float" office:value="37892218924" calcext:value-type="float">
            <text:p>37892218924</text:p>
          </table:table-cell>
          <table:table-cell office:value-type="float" office:value="37949767561" calcext:value-type="float">
            <text:p>37949767561</text:p>
          </table:table-cell>
          <table:table-cell office:value-type="float" office:value="8712580952" calcext:value-type="float">
            <text:p>8712580952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606" calcext:value-type="float">
            <text:p>1606</text:p>
          </table:table-cell>
          <table:table-cell office:value-type="float" office:value="3668126315" calcext:value-type="float">
            <text:p>3668126315</text:p>
          </table:table-cell>
          <table:table-cell office:value-type="float" office:value="1302536160" calcext:value-type="float">
            <text:p>1302536160</text:p>
          </table:table-cell>
          <table:table-cell office:value-type="float" office:value="530938382" calcext:value-type="float">
            <text:p>530938382</text:p>
          </table:table-cell>
          <table:table-cell table:number-columns-repeated="101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33822" calcext:value-type="float">
            <text:p>33822</text:p>
          </table:table-cell>
          <table:table-cell office:value-type="float" office:value="62377624763" calcext:value-type="float">
            <text:p>62377624763</text:p>
          </table:table-cell>
          <table:table-cell office:value-type="float" office:value="62511001938" calcext:value-type="float">
            <text:p>62511001938</text:p>
          </table:table-cell>
          <table:table-cell office:value-type="float" office:value="10603823101" calcext:value-type="float">
            <text:p>10603823101</text:p>
          </table:table-cell>
          <table:table-cell table:number-columns-repeated="101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3062" calcext:value-type="float">
            <text:p>13062</text:p>
          </table:table-cell>
          <table:table-cell office:value-type="float" office:value="31291597075" calcext:value-type="float">
            <text:p>31291597075</text:p>
          </table:table-cell>
          <table:table-cell office:value-type="float" office:value="31510774412" calcext:value-type="float">
            <text:p>31510774412</text:p>
          </table:table-cell>
          <table:table-cell office:value-type="float" office:value="4380915110" calcext:value-type="float">
            <text:p>4380915110</text:p>
          </table:table-cell>
          <table:table-cell table:number-columns-repeated="101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23855" calcext:value-type="float">
            <text:p>23855</text:p>
          </table:table-cell>
          <table:table-cell office:value-type="float" office:value="48799567698" calcext:value-type="float">
            <text:p>48799567698</text:p>
          </table:table-cell>
          <table:table-cell office:value-type="float" office:value="48900657833" calcext:value-type="float">
            <text:p>48900657833</text:p>
          </table:table-cell>
          <table:table-cell office:value-type="float" office:value="7792490770" calcext:value-type="float">
            <text:p>7792490770</text:p>
          </table:table-cell>
          <table:table-cell table:number-columns-repeated="101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0197" calcext:value-type="float">
            <text:p>10197</text:p>
          </table:table-cell>
          <table:table-cell office:value-type="float" office:value="25268691205" calcext:value-type="float">
            <text:p>25268691205</text:p>
          </table:table-cell>
          <table:table-cell office:value-type="float" office:value="25422043158" calcext:value-type="float">
            <text:p>25422043158</text:p>
          </table:table-cell>
          <table:table-cell office:value-type="float" office:value="3237362583" calcext:value-type="float">
            <text:p>3237362583</text:p>
          </table:table-cell>
          <table:table-cell table:number-columns-repeated="101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45789" calcext:value-type="float">
            <text:p>45789</text:p>
          </table:table-cell>
          <table:table-cell office:value-type="float" office:value="74884924955" calcext:value-type="float">
            <text:p>74884924955</text:p>
          </table:table-cell>
          <table:table-cell office:value-type="float" office:value="75338339682" calcext:value-type="float">
            <text:p>75338339682</text:p>
          </table:table-cell>
          <table:table-cell office:value-type="float" office:value="12093871241" calcext:value-type="float">
            <text:p>12093871241</text:p>
          </table:table-cell>
          <table:table-cell table:number-columns-repeated="101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9484" calcext:value-type="float">
            <text:p>19484</text:p>
          </table:table-cell>
          <table:table-cell office:value-type="float" office:value="40448361401" calcext:value-type="float">
            <text:p>40448361401</text:p>
          </table:table-cell>
          <table:table-cell office:value-type="float" office:value="40541411917" calcext:value-type="float">
            <text:p>40541411917</text:p>
          </table:table-cell>
          <table:table-cell office:value-type="float" office:value="6318531082" calcext:value-type="float">
            <text:p>6318531082</text:p>
          </table:table-cell>
          <table:table-cell table:number-columns-repeated="101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538" calcext:value-type="float">
            <text:p>538</text:p>
          </table:table-cell>
          <table:table-cell office:value-type="float" office:value="661635975" calcext:value-type="float">
            <text:p>661635975</text:p>
          </table:table-cell>
          <table:table-cell office:value-type="float" office:value="673656444" calcext:value-type="float">
            <text:p>673656444</text:p>
          </table:table-cell>
          <table:table-cell office:value-type="float" office:value="190625258" calcext:value-type="float">
            <text:p>190625258</text:p>
          </table:table-cell>
          <table:table-cell table:number-columns-repeated="101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749" calcext:value-type="float">
            <text:p>19749</text:p>
          </table:table-cell>
          <table:table-cell office:value-type="float" office:value="43185035160" calcext:value-type="float">
            <text:p>43185035160</text:p>
          </table:table-cell>
          <table:table-cell office:value-type="float" office:value="31727898247" calcext:value-type="float">
            <text:p>31727898247</text:p>
          </table:table-cell>
          <table:table-cell office:value-type="float" office:value="7555904088" calcext:value-type="float">
            <text:p>7555904088</text:p>
          </table:table-cell>
          <table:table-cell table:number-columns-repeated="101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8195" calcext:value-type="float">
            <text:p>8195</text:p>
          </table:table-cell>
          <table:table-cell office:value-type="float" office:value="20422285274" calcext:value-type="float">
            <text:p>20422285274</text:p>
          </table:table-cell>
          <table:table-cell office:value-type="float" office:value="14686770437" calcext:value-type="float">
            <text:p>14686770437</text:p>
          </table:table-cell>
          <table:table-cell office:value-type="float" office:value="3050314875" calcext:value-type="float">
            <text:p>3050314875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491" calcext:value-type="float">
            <text:p>3491</text:p>
          </table:table-cell>
          <table:table-cell office:value-type="float" office:value="7162099467" calcext:value-type="float">
            <text:p>7162099467</text:p>
          </table:table-cell>
          <table:table-cell office:value-type="float" office:value="2403530677" calcext:value-type="float">
            <text:p>2403530677</text:p>
          </table:table-cell>
          <table:table-cell office:value-type="float" office:value="1154839970" calcext:value-type="float">
            <text:p>1154839970</text:p>
          </table:table-cell>
          <table:table-cell table:number-columns-repeated="101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6282" calcext:value-type="float">
            <text:p>6282</text:p>
          </table:table-cell>
          <table:table-cell office:value-type="float" office:value="12228369641" calcext:value-type="float">
            <text:p>12228369641</text:p>
          </table:table-cell>
          <table:table-cell office:value-type="float" office:value="8208174408" calcext:value-type="float">
            <text:p>8208174408</text:p>
          </table:table-cell>
          <table:table-cell office:value-type="float" office:value="2088306586" calcext:value-type="float">
            <text:p>2088306586</text:p>
          </table:table-cell>
          <table:table-cell table:number-columns-repeated="101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69518" calcext:value-type="float">
            <text:p>69518</text:p>
          </table:table-cell>
          <table:table-cell office:value-type="float" office:value="113460100086" calcext:value-type="float">
            <text:p>113460100086</text:p>
          </table:table-cell>
          <table:table-cell office:value-type="float" office:value="87973824619" calcext:value-type="float">
            <text:p>87973824619</text:p>
          </table:table-cell>
          <table:table-cell office:value-type="float" office:value="25139744255" calcext:value-type="float">
            <text:p>25139744255</text:p>
          </table:table-cell>
          <table:table-cell table:number-columns-repeated="101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0011" calcext:value-type="float">
            <text:p>10011</text:p>
          </table:table-cell>
          <table:table-cell office:value-type="float" office:value="18404699635" calcext:value-type="float">
            <text:p>18404699635</text:p>
          </table:table-cell>
          <table:table-cell office:value-type="float" office:value="18515557055" calcext:value-type="float">
            <text:p>18515557055</text:p>
          </table:table-cell>
          <table:table-cell office:value-type="float" office:value="3015472594" calcext:value-type="float">
            <text:p>3015472594</text:p>
          </table:table-cell>
          <table:table-cell table:number-columns-repeated="101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9117" calcext:value-type="float">
            <text:p>9117</text:p>
          </table:table-cell>
          <table:table-cell office:value-type="float" office:value="15038666710" calcext:value-type="float">
            <text:p>15038666710</text:p>
          </table:table-cell>
          <table:table-cell office:value-type="float" office:value="15155360386" calcext:value-type="float">
            <text:p>15155360386</text:p>
          </table:table-cell>
          <table:table-cell office:value-type="float" office:value="2900045084" calcext:value-type="float">
            <text:p>2900045084</text:p>
          </table:table-cell>
          <table:table-cell table:number-columns-repeated="101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1579" calcext:value-type="float">
            <text:p>11579</text:p>
          </table:table-cell>
          <table:table-cell office:value-type="float" office:value="14280531732" calcext:value-type="float">
            <text:p>14280531732</text:p>
          </table:table-cell>
          <table:table-cell office:value-type="float" office:value="14323907288" calcext:value-type="float">
            <text:p>14323907288</text:p>
          </table:table-cell>
          <table:table-cell office:value-type="float" office:value="3269268888" calcext:value-type="float">
            <text:p>3269268888</text:p>
          </table:table-cell>
          <table:table-cell table:number-columns-repeated="101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136" calcext:value-type="float">
            <text:p>2136</text:p>
          </table:table-cell>
          <table:table-cell office:value-type="float" office:value="2018108862" calcext:value-type="float">
            <text:p>2018108862</text:p>
          </table:table-cell>
          <table:table-cell office:value-type="float" office:value="2011009847" calcext:value-type="float">
            <text:p>2011009847</text:p>
          </table:table-cell>
          <table:table-cell office:value-type="float" office:value="813268214" calcext:value-type="float">
            <text:p>813268214</text:p>
          </table:table-cell>
          <table:table-cell table:number-columns-repeated="101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7142" calcext:value-type="float">
            <text:p>17142</text:p>
          </table:table-cell>
          <table:table-cell office:value-type="float" office:value="26453070198" calcext:value-type="float">
            <text:p>26453070198</text:p>
          </table:table-cell>
          <table:table-cell office:value-type="float" office:value="26664204804" calcext:value-type="float">
            <text:p>26664204804</text:p>
          </table:table-cell>
          <table:table-cell office:value-type="float" office:value="4667539866" calcext:value-type="float">
            <text:p>4667539866</text:p>
          </table:table-cell>
          <table:table-cell table:number-columns-repeated="101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59" calcext:value-type="float">
            <text:p>1359</text:p>
          </table:table-cell>
          <table:table-cell office:value-type="float" office:value="2954824645" calcext:value-type="float">
            <text:p>2954824645</text:p>
          </table:table-cell>
          <table:table-cell office:value-type="float" office:value="2975796492" calcext:value-type="float">
            <text:p>2975796492</text:p>
          </table:table-cell>
          <table:table-cell office:value-type="float" office:value="475043395" calcext:value-type="float">
            <text:p>475043395</text:p>
          </table:table-cell>
          <table:table-cell table:number-columns-repeated="101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8317" calcext:value-type="float">
            <text:p>8317</text:p>
          </table:table-cell>
          <table:table-cell office:value-type="float" office:value="17505533828" calcext:value-type="float">
            <text:p>17505533828</text:p>
          </table:table-cell>
          <table:table-cell office:value-type="float" office:value="13068106688" calcext:value-type="float">
            <text:p>13068106688</text:p>
          </table:table-cell>
          <table:table-cell office:value-type="float" office:value="2960940049" calcext:value-type="float">
            <text:p>2960940049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880" calcext:value-type="float">
            <text:p>1880</text:p>
          </table:table-cell>
          <table:table-cell office:value-type="float" office:value="4913662852" calcext:value-type="float">
            <text:p>4913662852</text:p>
          </table:table-cell>
          <table:table-cell office:value-type="float" office:value="4931555343" calcext:value-type="float">
            <text:p>4931555343</text:p>
          </table:table-cell>
          <table:table-cell office:value-type="float" office:value="668575245" calcext:value-type="float">
            <text:p>668575245</text:p>
          </table:table-cell>
          <table:table-cell table:number-columns-repeated="101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51" calcext:value-type="float">
            <text:p>751</text:p>
          </table:table-cell>
          <table:table-cell office:value-type="float" office:value="927267860" calcext:value-type="float">
            <text:p>927267860</text:p>
          </table:table-cell>
          <table:table-cell office:value-type="float" office:value="923576566" calcext:value-type="float">
            <text:p>923576566</text:p>
          </table:table-cell>
          <table:table-cell office:value-type="float" office:value="256695824" calcext:value-type="float">
            <text:p>256695824</text:p>
          </table:table-cell>
          <table:table-cell table:number-columns-repeated="101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" calcext:value-type="float">
            <text:p>3</text:p>
          </table:table-cell>
          <table:table-cell office:value-type="float" office:value="3856080" calcext:value-type="float">
            <text:p>3856080</text:p>
          </table:table-cell>
          <table:table-cell office:value-type="float" office:value="8717080" calcext:value-type="float">
            <text:p>8717080</text:p>
          </table:table-cell>
          <table:table-cell office:value-type="float" office:value="1009270" calcext:value-type="float">
            <text:p>1009270</text:p>
          </table:table-cell>
          <table:table-cell table:number-columns-repeated="101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8" calcext:value-type="float">
            <text:p>48</text:p>
          </table:table-cell>
          <table:table-cell office:value-type="float" office:value="61746343" calcext:value-type="float">
            <text:p>61746343</text:p>
          </table:table-cell>
          <table:table-cell office:value-type="float" office:value="69876152" calcext:value-type="float">
            <text:p>69876152</text:p>
          </table:table-cell>
          <table:table-cell table:number-columns-repeated="101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2" calcext:value-type="float">
            <text:p>12</text:p>
          </table:table-cell>
          <table:table-cell office:value-type="float" office:value="16898436" calcext:value-type="float">
            <text:p>16898436</text:p>
          </table:table-cell>
          <table:table-cell office:value-type="float" office:value="18787282" calcext:value-type="float">
            <text:p>18787282</text:p>
          </table:table-cell>
          <table:table-cell office:value-type="float" office:value="3931450" calcext:value-type="float">
            <text:p>3931450</text:p>
          </table:table-cell>
          <table:table-cell table:number-columns-repeated="101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0" calcext:value-type="float">
            <text:p>20</text:p>
          </table:table-cell>
          <table:table-cell office:value-type="float" office:value="65067847" calcext:value-type="float">
            <text:p>65067847</text:p>
          </table:table-cell>
          <table:table-cell office:value-type="float" office:value="64634053" calcext:value-type="float">
            <text:p>64634053</text:p>
          </table:table-cell>
          <table:table-cell table:number-columns-repeated="101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office:value-type="float" office:value="3906205" calcext:value-type="float">
            <text:p>3906205</text:p>
          </table:table-cell>
          <table:table-cell office:value-type="float" office:value="3165594" calcext:value-type="float">
            <text:p>3165594</text:p>
          </table:table-cell>
          <table:table-cell office:value-type="float" office:value="1087063" calcext:value-type="float">
            <text:p>1087063</text:p>
          </table:table-cell>
          <table:table-cell table:number-columns-repeated="101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office:value-type="float" office:value="20346408" calcext:value-type="float">
            <text:p>20346408</text:p>
          </table:table-cell>
          <table:table-cell office:value-type="float" office:value="1937976" calcext:value-type="float">
            <text:p>1937976</text:p>
          </table:table-cell>
          <table:table-cell office:value-type="float" office:value="751252" calcext:value-type="float">
            <text:p>751252</text:p>
          </table:table-cell>
          <table:table-cell table:number-columns-repeated="101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4628161" calcext:value-type="float">
            <text:p>4628161</text:p>
          </table:table-cell>
          <table:table-cell office:value-type="float" office:value="1022891" calcext:value-type="float">
            <text:p>1022891</text:p>
          </table:table-cell>
          <table:table-cell office:value-type="float" office:value="215899" calcext:value-type="float">
            <text:p>215899</text:p>
          </table:table-cell>
          <table:table-cell table:number-columns-repeated="101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7975284" calcext:value-type="float">
            <text:p>7975284</text:p>
          </table:table-cell>
          <table:table-cell office:value-type="float" office:value="2145371" calcext:value-type="float">
            <text:p>2145371</text:p>
          </table:table-cell>
          <table:table-cell office:value-type="float" office:value="472995" calcext:value-type="float">
            <text:p>472995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3779003" calcext:value-type="float">
            <text:p>3779003</text:p>
          </table:table-cell>
          <table:table-cell office:value-type="float" office:value="1170281" calcext:value-type="float">
            <text:p>1170281</text:p>
          </table:table-cell>
          <table:table-cell office:value-type="float" office:value="282666" calcext:value-type="float">
            <text:p>282666</text:p>
          </table:table-cell>
          <table:table-cell table:number-columns-repeated="1014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52946816" calcext:value-type="float">
            <text:p>252946816</text:p>
          </table:table-cell>
          <table:table-cell office:value-type="float" office:value="65639951" calcext:value-type="float">
            <text:p>65639951</text:p>
          </table:table-cell>
          <table:table-cell table:number-columns-repeated="1014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0796" calcext:value-type="float">
            <text:p>10796</text:p>
          </table:table-cell>
          <table:table-cell table:number-columns-repeated="2" office:value-type="float" office:value="11551744306" calcext:value-type="float">
            <text:p>11551744306</text:p>
          </table:table-cell>
          <table:table-cell office:value-type="float" office:value="3676031656" calcext:value-type="float">
            <text:p>3676031656</text:p>
          </table:table-cell>
          <table:table-cell table:number-columns-repeated="1014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4069" calcext:value-type="float">
            <text:p>4069</text:p>
          </table:table-cell>
          <table:table-cell table:number-columns-repeated="2" office:value-type="float" office:value="4317010987" calcext:value-type="float">
            <text:p>4317010987</text:p>
          </table:table-cell>
          <table:table-cell office:value-type="float" office:value="1496156440" calcext:value-type="float">
            <text:p>1496156440</text:p>
          </table:table-cell>
          <table:table-cell table:number-columns-repeated="1014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xn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5045" calcext:value-type="float">
            <text:p>5045</text:p>
          </table:table-cell>
          <table:table-cell table:number-columns-repeated="2" office:value-type="float" office:value="4786055940" calcext:value-type="float">
            <text:p>4786055940</text:p>
          </table:table-cell>
          <table:table-cell office:value-type="float" office:value="1688927670" calcext:value-type="float">
            <text:p>1688927670</text:p>
          </table:table-cell>
          <table:table-cell table:number-columns-repeated="1014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1660418324" calcext:value-type="float">
            <text:p>1660418324</text:p>
          </table:table-cell>
          <table:table-cell office:value-type="float" office:value="325992874" calcext:value-type="float">
            <text:p>325992874</text:p>
          </table:table-cell>
          <table:table-cell table:number-columns-repeated="1014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5294" calcext:value-type="float">
            <text:p>635294</text:p>
          </table:table-cell>
          <table:table-cell office:value-type="float" office:value="316145" calcext:value-type="float">
            <text:p>316145</text:p>
          </table:table-cell>
          <table:table-cell table:number-columns-repeated="101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96733" calcext:value-type="float">
            <text:p>96733</text:p>
          </table:table-cell>
          <table:table-cell office:value-type="float" office:value="84034660746" calcext:value-type="float">
            <text:p>84034660746</text:p>
          </table:table-cell>
          <table:table-cell table:number-columns-repeated="101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6485" calcext:value-type="float">
            <text:p>36485</text:p>
          </table:table-cell>
          <table:table-cell office:value-type="float" office:value="40867282751" calcext:value-type="float">
            <text:p>40867282751</text:p>
          </table:table-cell>
          <table:table-cell table:number-columns-repeated="101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81" calcext:value-type="float">
            <text:p>781</text:p>
          </table:table-cell>
          <table:table-cell office:value-type="float" office:value="1657317437" calcext:value-type="float">
            <text:p>1657317437</text:p>
          </table:table-cell>
          <table:table-cell table:number-columns-repeated="101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1865" calcext:value-type="float">
            <text:p>51865</text:p>
          </table:table-cell>
          <table:table-cell office:value-type="float" office:value="30413512993" calcext:value-type="float">
            <text:p>30413512993</text:p>
          </table:table-cell>
          <table:table-cell table:number-columns-repeated="101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9941" calcext:value-type="float">
            <text:p>29941</text:p>
          </table:table-cell>
          <table:table-cell office:value-type="float" office:value="63130291568" calcext:value-type="float">
            <text:p>63130291568</text:p>
          </table:table-cell>
          <table:table-cell table:number-columns-repeated="101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8267" calcext:value-type="float">
            <text:p>8267</text:p>
          </table:table-cell>
          <table:table-cell office:value-type="float" office:value="6825130803" calcext:value-type="float">
            <text:p>6825130803</text:p>
          </table:table-cell>
          <table:table-cell table:number-columns-repeated="101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24" calcext:value-type="float">
            <text:p>324</text:p>
          </table:table-cell>
          <table:table-cell office:value-type="float" office:value="544177278" calcext:value-type="float">
            <text:p>544177278</text:p>
          </table:table-cell>
          <table:table-cell table:number-columns-repeated="101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89" calcext:value-type="float">
            <text:p>389</text:p>
          </table:table-cell>
          <table:table-cell office:value-type="float" office:value="711043847" calcext:value-type="float">
            <text:p>711043847</text:p>
          </table:table-cell>
          <table:table-cell table:number-columns-repeated="101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PN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876" calcext:value-type="float">
            <text:p>5876</text:p>
          </table:table-cell>
          <table:table-cell office:value-type="float" office:value="14558512816" calcext:value-type="float">
            <text:p>14558512816</text:p>
          </table:table-cell>
          <table:table-cell table:number-columns-repeated="101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14015924" calcext:value-type="float">
            <text:p>14015924</text:p>
          </table:table-cell>
          <table:table-cell table:number-columns-repeated="101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96474" calcext:value-type="float">
            <text:p>396474</text:p>
          </table:table-cell>
          <table:table-cell office:value-type="float" office:value="186324006792" calcext:value-type="float">
            <text:p>186324006792</text:p>
          </table:table-cell>
          <table:table-cell table:number-columns-repeated="101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35024169" calcext:value-type="float">
            <text:p>35024169</text:p>
          </table:table-cell>
          <table:table-cell table:number-columns-repeated="101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5109580" calcext:value-type="float">
            <text:p>35109580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130802965" calcext:value-type="float">
            <text:p>130802965</text:p>
          </table:table-cell>
          <table:table-cell table:number-columns-repeated="101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56" calcext:value-type="float">
            <text:p>156</text:p>
          </table:table-cell>
          <table:table-cell office:value-type="float" office:value="207643051" calcext:value-type="float">
            <text:p>207643051</text:p>
          </table:table-cell>
          <table:table-cell table:number-columns-repeated="101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36451774" calcext:value-type="float">
            <text:p>36451774</text:p>
          </table:table-cell>
          <table:table-cell table:number-columns-repeated="101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62492199" calcext:value-type="float">
            <text:p>62492199</text:p>
          </table:table-cell>
          <table:table-cell table:number-columns-repeated="101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45384232" calcext:value-type="float">
            <text:p>145384232</text:p>
          </table:table-cell>
          <table:table-cell table:number-columns-repeated="101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922897093" calcext:value-type="float">
            <text:p>922897093</text:p>
          </table:table-cell>
          <table:table-cell table:number-columns-repeated="101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float" office:value="21014021" calcext:value-type="float">
            <text:p>21014021</text:p>
          </table:table-cell>
          <table:table-cell table:number-columns-repeated="101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23122241" calcext:value-type="float">
            <text:p>23122241</text:p>
          </table:table-cell>
          <table:table-cell table:number-columns-repeated="101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4262241" calcext:value-type="float">
            <text:p>4262241</text:p>
          </table:table-cell>
          <table:table-cell table:number-columns-repeated="101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21368155" calcext:value-type="float">
            <text:p>21368155</text:p>
          </table:table-cell>
          <table:table-cell table:number-columns-repeated="101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A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9149009" calcext:value-type="float">
            <text:p>19149009</text:p>
          </table:table-cell>
          <table:table-cell table:number-columns-repeated="10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253284" calcext:value-type="float">
            <text:p>1253284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617804" calcext:value-type="float">
            <text:p>1617804</text:p>
          </table:table-cell>
          <table:table-cell table:number-columns-repeated="101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20820470" calcext:value-type="float">
            <text:p>20820470</text:p>
          </table:table-cell>
          <table:table-cell/>
          <table:table-cell office:value-type="float" office:value="5930100" calcext:value-type="float">
            <text:p>5930100</text:p>
          </table:table-cell>
          <table:table-cell table:number-columns-repeated="101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025610" calcext:value-type="float">
            <text:p>73025610</text:p>
          </table:table-cell>
          <table:table-cell/>
          <table:table-cell office:value-type="float" office:value="20302200" calcext:value-type="float">
            <text:p>20302200</text:p>
          </table:table-cell>
          <table:table-cell table:number-columns-repeated="101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29877760" calcext:value-type="float">
            <text:p>29877760</text:p>
          </table:table-cell>
          <table:table-cell/>
          <table:table-cell office:value-type="float" office:value="5807148" calcext:value-type="float">
            <text:p>5807148</text:p>
          </table:table-cell>
          <table:table-cell table:number-columns-repeated="101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0828750" calcext:value-type="float">
            <text:p>70828750</text:p>
          </table:table-cell>
          <table:table-cell/>
          <table:table-cell office:value-type="float" office:value="17641243" calcext:value-type="float">
            <text:p>17641243</text:p>
          </table:table-cell>
          <table:table-cell table:number-columns-repeated="101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172" calcext:value-type="float">
            <text:p>172</text:p>
          </table:table-cell>
          <table:table-cell office:value-type="float" office:value="185169552" calcext:value-type="float">
            <text:p>185169552</text:p>
          </table:table-cell>
          <table:table-cell/>
          <table:table-cell office:value-type="float" office:value="48179851" calcext:value-type="float">
            <text:p>48179851</text:p>
          </table:table-cell>
          <table:table-cell table:number-columns-repeated="101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200876193" calcext:value-type="float">
            <text:p>200876193</text:p>
          </table:table-cell>
          <table:table-cell/>
          <table:table-cell office:value-type="float" office:value="58475188" calcext:value-type="float">
            <text:p>58475188</text:p>
          </table:table-cell>
          <table:table-cell table:number-columns-repeated="101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1051337" calcext:value-type="float">
            <text:p>51051337</text:p>
          </table:table-cell>
          <table:table-cell/>
          <table:table-cell office:value-type="float" office:value="14704174" calcext:value-type="float">
            <text:p>14704174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4005100" calcext:value-type="float">
            <text:p>4005100</text:p>
          </table:table-cell>
          <table:table-cell/>
          <table:table-cell office:value-type="float" office:value="1874605" calcext:value-type="float">
            <text:p>1874605</text:p>
          </table:table-cell>
          <table:table-cell table:number-columns-repeated="10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337" calcext:value-type="float">
            <text:p>337</text:p>
          </table:table-cell>
          <table:table-cell office:value-type="float" office:value="298750656" calcext:value-type="float">
            <text:p>298750656</text:p>
          </table:table-cell>
          <table:table-cell/>
          <table:table-cell office:value-type="float" office:value="99978295" calcext:value-type="float">
            <text:p>99978295</text:p>
          </table:table-cell>
          <table:table-cell table:number-columns-repeated="101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873270" calcext:value-type="float">
            <text:p>10873270</text:p>
          </table:table-cell>
          <table:table-cell/>
          <table:table-cell office:value-type="float" office:value="1486672" calcext:value-type="float">
            <text:p>1486672</text:p>
          </table:table-cell>
          <table:table-cell table:number-columns-repeated="101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8190090" calcext:value-type="float">
            <text:p>8190090</text:p>
          </table:table-cell>
          <table:table-cell/>
          <table:table-cell office:value-type="float" office:value="2404644" calcext:value-type="float">
            <text:p>2404644</text:p>
          </table:table-cell>
          <table:table-cell table:number-columns-repeated="101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10498783" calcext:value-type="float">
            <text:p>10498783</text:p>
          </table:table-cell>
          <table:table-cell/>
          <table:table-cell office:value-type="float" office:value="5290405" calcext:value-type="float">
            <text:p>5290405</text:p>
          </table:table-cell>
          <table:table-cell table:number-columns-repeated="101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1732957" calcext:value-type="float">
            <text:p>11732957</text:p>
          </table:table-cell>
          <table:table-cell/>
          <table:table-cell office:value-type="float" office:value="2275362" calcext:value-type="float">
            <text:p>2275362</text:p>
          </table:table-cell>
          <table:table-cell table:number-columns-repeated="101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41850895" calcext:value-type="float">
            <text:p>41850895</text:p>
          </table:table-cell>
          <table:table-cell/>
          <table:table-cell office:value-type="float" office:value="5201876" calcext:value-type="float">
            <text:p>5201876</text:p>
          </table:table-cell>
          <table:table-cell table:number-columns-repeated="101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3824205" calcext:value-type="float">
            <text:p>3824205</text:p>
          </table:table-cell>
          <table:table-cell/>
          <table:table-cell office:value-type="float" office:value="1995658" calcext:value-type="float">
            <text:p>1995658</text:p>
          </table:table-cell>
          <table:table-cell table:number-columns-repeated="101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2706262" calcext:value-type="float">
            <text:p>2706262</text:p>
          </table:table-cell>
          <table:table-cell/>
          <table:table-cell office:value-type="float" office:value="1037039" calcext:value-type="float">
            <text:p>1037039</text:p>
          </table:table-cell>
          <table:table-cell table:number-columns-repeated="101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561" calcext:value-type="float">
            <text:p>2561</text:p>
          </table:table-cell>
          <table:table-cell office:value-type="float" office:value="2796865557" calcext:value-type="float">
            <text:p>2796865557</text:p>
          </table:table-cell>
          <table:table-cell office:value-type="float" office:value="3006849536" calcext:value-type="float">
            <text:p>3006849536</text:p>
          </table:table-cell>
          <table:table-cell table:number-columns-repeated="10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474" calcext:value-type="float">
            <text:p>3474</text:p>
          </table:table-cell>
          <table:table-cell office:value-type="float" office:value="1993471837" calcext:value-type="float">
            <text:p>1993471837</text:p>
          </table:table-cell>
          <table:table-cell office:value-type="float" office:value="1960389774" calcext:value-type="float">
            <text:p>1960389774</text:p>
          </table:table-cell>
          <table:table-cell table:number-columns-repeated="101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16" calcext:value-type="float">
            <text:p>816</text:p>
          </table:table-cell>
          <table:table-cell office:value-type="float" office:value="1580141134" calcext:value-type="float">
            <text:p>1580141134</text:p>
          </table:table-cell>
          <table:table-cell office:value-type="float" office:value="1612195427" calcext:value-type="float">
            <text:p>1612195427</text:p>
          </table:table-cell>
          <table:table-cell table:number-columns-repeated="101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819" calcext:value-type="float">
            <text:p>1819</text:p>
          </table:table-cell>
          <table:table-cell office:value-type="float" office:value="1267559562" calcext:value-type="float">
            <text:p>1267559562</text:p>
          </table:table-cell>
          <table:table-cell office:value-type="float" office:value="1302893130" calcext:value-type="float">
            <text:p>1302893130</text:p>
          </table:table-cell>
          <table:table-cell table:number-columns-repeated="101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26" calcext:value-type="float">
            <text:p>726</text:p>
          </table:table-cell>
          <table:table-cell office:value-type="float" office:value="2714534360" calcext:value-type="float">
            <text:p>2714534360</text:p>
          </table:table-cell>
          <table:table-cell office:value-type="float" office:value="2756316062" calcext:value-type="float">
            <text:p>2756316062</text:p>
          </table:table-cell>
          <table:table-cell table:number-columns-repeated="101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28" calcext:value-type="float">
            <text:p>528</text:p>
          </table:table-cell>
          <table:table-cell office:value-type="float" office:value="346859509" calcext:value-type="float">
            <text:p>346859509</text:p>
          </table:table-cell>
          <table:table-cell office:value-type="float" office:value="350383315" calcext:value-type="float">
            <text:p>350383315</text:p>
          </table:table-cell>
          <table:table-cell table:number-columns-repeated="101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56" calcext:value-type="float">
            <text:p>556</text:p>
          </table:table-cell>
          <table:table-cell office:value-type="float" office:value="410110006" calcext:value-type="float">
            <text:p>410110006</text:p>
          </table:table-cell>
          <table:table-cell office:value-type="float" office:value="414025816" calcext:value-type="float">
            <text:p>414025816</text:p>
          </table:table-cell>
          <table:table-cell table:number-columns-repeated="101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97" calcext:value-type="float">
            <text:p>497</text:p>
          </table:table-cell>
          <table:table-cell office:value-type="float" office:value="1084942622" calcext:value-type="float">
            <text:p>1084942622</text:p>
          </table:table-cell>
          <table:table-cell office:value-type="float" office:value="745802977" calcext:value-type="float">
            <text:p>745802977</text:p>
          </table:table-cell>
          <table:table-cell table:number-columns-repeated="101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97" calcext:value-type="float">
            <text:p>497</text:p>
          </table:table-cell>
          <table:table-cell office:value-type="float" office:value="528383800" calcext:value-type="float">
            <text:p>528383800</text:p>
          </table:table-cell>
          <table:table-cell office:value-type="float" office:value="529628717" calcext:value-type="float">
            <text:p>529628717</text:p>
          </table:table-cell>
          <table:table-cell table:number-columns-repeated="101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4997363" calcext:value-type="float">
            <text:p>84997363</text:p>
          </table:table-cell>
          <table:table-cell table:number-columns-repeated="101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36" calcext:value-type="float">
            <text:p>636</text:p>
          </table:table-cell>
          <table:table-cell office:value-type="float" office:value="878303488" calcext:value-type="float">
            <text:p>878303488</text:p>
          </table:table-cell>
          <table:table-cell office:value-type="float" office:value="999441962" calcext:value-type="float">
            <text:p>999441962</text:p>
          </table:table-cell>
          <table:table-cell table:number-columns-repeated="10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77" calcext:value-type="float">
            <text:p>177</text:p>
          </table:table-cell>
          <table:table-cell office:value-type="float" office:value="359017426" calcext:value-type="float">
            <text:p>359017426</text:p>
          </table:table-cell>
          <table:table-cell office:value-type="float" office:value="367983946" calcext:value-type="float">
            <text:p>367983946</text:p>
          </table:table-cell>
          <table:table-cell table:number-columns-repeated="101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83949" calcext:value-type="float">
            <text:p>83949</text:p>
          </table:table-cell>
          <table:table-cell office:value-type="float" office:value="96214165482" calcext:value-type="float">
            <text:p>96214165482</text:p>
          </table:table-cell>
          <table:table-cell office:value-type="float" office:value="87308066137" calcext:value-type="float">
            <text:p>87308066137</text:p>
          </table:table-cell>
          <table:table-cell office:value-type="float" office:value="28185504267" calcext:value-type="float">
            <text:p>28185504267</text:p>
          </table:table-cell>
          <table:table-cell table:number-columns-repeated="101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759" calcext:value-type="float">
            <text:p>759</text:p>
          </table:table-cell>
          <table:table-cell office:value-type="float" office:value="1664680626" calcext:value-type="float">
            <text:p>1664680626</text:p>
          </table:table-cell>
          <table:table-cell office:value-type="float" office:value="621050607" calcext:value-type="float">
            <text:p>621050607</text:p>
          </table:table-cell>
          <table:table-cell office:value-type="float" office:value="271080561" calcext:value-type="float">
            <text:p>271080561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24" calcext:value-type="float">
            <text:p>24</text:p>
          </table:table-cell>
          <table:table-cell office:value-type="float" office:value="16063703" calcext:value-type="float">
            <text:p>16063703</text:p>
          </table:table-cell>
          <table:table-cell office:value-type="float" office:value="23037645" calcext:value-type="float">
            <text:p>23037645</text:p>
          </table:table-cell>
          <table:table-cell office:value-type="float" office:value="9602862" calcext:value-type="float">
            <text:p>9602862</text:p>
          </table:table-cell>
          <table:table-cell table:number-columns-repeated="101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61630" calcext:value-type="float">
            <text:p>61630</text:p>
          </table:table-cell>
          <table:table-cell office:value-type="float" office:value="95485679520" calcext:value-type="float">
            <text:p>95485679520</text:p>
          </table:table-cell>
          <table:table-cell office:value-type="float" office:value="96392121430" calcext:value-type="float">
            <text:p>96392121430</text:p>
          </table:table-cell>
          <table:table-cell office:value-type="float" office:value="17174638955" calcext:value-type="float">
            <text:p>17174638955</text:p>
          </table:table-cell>
          <table:table-cell table:number-columns-repeated="101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8220" calcext:value-type="float">
            <text:p>18220</text:p>
          </table:table-cell>
          <table:table-cell office:value-type="float" office:value="35752636517" calcext:value-type="float">
            <text:p>35752636517</text:p>
          </table:table-cell>
          <table:table-cell office:value-type="float" office:value="36363662719" calcext:value-type="float">
            <text:p>36363662719</text:p>
          </table:table-cell>
          <table:table-cell office:value-type="float" office:value="5035212970" calcext:value-type="float">
            <text:p>5035212970</text:p>
          </table:table-cell>
          <table:table-cell table:number-columns-repeated="101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2710" calcext:value-type="float">
            <text:p>32710</text:p>
          </table:table-cell>
          <table:table-cell office:value-type="float" office:value="57229783524" calcext:value-type="float">
            <text:p>57229783524</text:p>
          </table:table-cell>
          <table:table-cell office:value-type="float" office:value="57584331960" calcext:value-type="float">
            <text:p>57584331960</text:p>
          </table:table-cell>
          <table:table-cell office:value-type="float" office:value="8765740731" calcext:value-type="float">
            <text:p>8765740731</text:p>
          </table:table-cell>
          <table:table-cell table:number-columns-repeated="101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83226" calcext:value-type="float">
            <text:p>183226</text:p>
          </table:table-cell>
          <table:table-cell office:value-type="float" office:value="253555566925" calcext:value-type="float">
            <text:p>253555566925</text:p>
          </table:table-cell>
          <table:table-cell office:value-type="float" office:value="253767390625" calcext:value-type="float">
            <text:p>253767390625</text:p>
          </table:table-cell>
          <table:table-cell office:value-type="float" office:value="49741514380" calcext:value-type="float">
            <text:p>49741514380</text:p>
          </table:table-cell>
          <table:table-cell table:number-columns-repeated="101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1564" calcext:value-type="float">
            <text:p>11564</text:p>
          </table:table-cell>
          <table:table-cell office:value-type="float" office:value="30314812995" calcext:value-type="float">
            <text:p>30314812995</text:p>
          </table:table-cell>
          <table:table-cell office:value-type="float" office:value="30443468869" calcext:value-type="float">
            <text:p>30443468869</text:p>
          </table:table-cell>
          <table:table-cell office:value-type="float" office:value="3714368157" calcext:value-type="float">
            <text:p>3714368157</text:p>
          </table:table-cell>
          <table:table-cell table:number-columns-repeated="101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107" calcext:value-type="float">
            <text:p>1107</text:p>
          </table:table-cell>
          <table:table-cell office:value-type="float" office:value="2935249944" calcext:value-type="float">
            <text:p>2935249944</text:p>
          </table:table-cell>
          <table:table-cell office:value-type="float" office:value="2936128091" calcext:value-type="float">
            <text:p>2936128091</text:p>
          </table:table-cell>
          <table:table-cell office:value-type="float" office:value="374626596" calcext:value-type="float">
            <text:p>374626596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21237" calcext:value-type="float">
            <text:p>21237</text:p>
          </table:table-cell>
          <table:table-cell office:value-type="float" office:value="34749075260" calcext:value-type="float">
            <text:p>34749075260</text:p>
          </table:table-cell>
          <table:table-cell office:value-type="float" office:value="35135141141" calcext:value-type="float">
            <text:p>35135141141</text:p>
          </table:table-cell>
          <table:table-cell office:value-type="float" office:value="5755892203" calcext:value-type="float">
            <text:p>5755892203</text:p>
          </table:table-cell>
          <table:table-cell table:number-columns-repeated="101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16925" calcext:value-type="float">
            <text:p>116925</text:p>
          </table:table-cell>
          <table:table-cell office:value-type="float" office:value="182659332053" calcext:value-type="float">
            <text:p>182659332053</text:p>
          </table:table-cell>
          <table:table-cell office:value-type="float" office:value="184768698713" calcext:value-type="float">
            <text:p>184768698713</text:p>
          </table:table-cell>
          <table:table-cell office:value-type="float" office:value="32858239702" calcext:value-type="float">
            <text:p>32858239702</text:p>
          </table:table-cell>
          <table:table-cell table:number-columns-repeated="101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293" calcext:value-type="float">
            <text:p>1293</text:p>
          </table:table-cell>
          <table:table-cell office:value-type="float" office:value="3669199732" calcext:value-type="float">
            <text:p>3669199732</text:p>
          </table:table-cell>
          <table:table-cell office:value-type="float" office:value="3684524508" calcext:value-type="float">
            <text:p>3684524508</text:p>
          </table:table-cell>
          <table:table-cell office:value-type="float" office:value="435768523" calcext:value-type="float">
            <text:p>435768523</text:p>
          </table:table-cell>
          <table:table-cell table:number-columns-repeated="101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394" calcext:value-type="float">
            <text:p>394</text:p>
          </table:table-cell>
          <table:table-cell office:value-type="float" office:value="687542424" calcext:value-type="float">
            <text:p>687542424</text:p>
          </table:table-cell>
          <table:table-cell office:value-type="float" office:value="690436212" calcext:value-type="float">
            <text:p>690436212</text:p>
          </table:table-cell>
          <table:table-cell office:value-type="float" office:value="136723803" calcext:value-type="float">
            <text:p>136723803</text:p>
          </table:table-cell>
          <table:table-cell table:number-columns-repeated="101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7402" calcext:value-type="float">
            <text:p>27402</text:p>
          </table:table-cell>
          <table:table-cell office:value-type="float" office:value="56017576837" calcext:value-type="float">
            <text:p>56017576837</text:p>
          </table:table-cell>
          <table:table-cell office:value-type="float" office:value="55753358853" calcext:value-type="float">
            <text:p>55753358853</text:p>
          </table:table-cell>
          <table:table-cell office:value-type="float" office:value="9195360330" calcext:value-type="float">
            <text:p>9195360330</text:p>
          </table:table-cell>
          <table:table-cell table:number-columns-repeated="101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946" calcext:value-type="float">
            <text:p>3946</text:p>
          </table:table-cell>
          <table:table-cell office:value-type="float" office:value="20097146857" calcext:value-type="float">
            <text:p>20097146857</text:p>
          </table:table-cell>
          <table:table-cell office:value-type="float" office:value="5099691273" calcext:value-type="float">
            <text:p>5099691273</text:p>
          </table:table-cell>
          <table:table-cell office:value-type="float" office:value="1599785938" calcext:value-type="float">
            <text:p>1599785938</text:p>
          </table:table-cell>
          <table:table-cell table:number-columns-repeated="101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99313" calcext:value-type="float">
            <text:p>99313</text:p>
          </table:table-cell>
          <table:table-cell office:value-type="float" office:value="185557999081" calcext:value-type="float">
            <text:p>185557999081</text:p>
          </table:table-cell>
          <table:table-cell office:value-type="float" office:value="185942042859" calcext:value-type="float">
            <text:p>185942042859</text:p>
          </table:table-cell>
          <table:table-cell office:value-type="float" office:value="30591355869" calcext:value-type="float">
            <text:p>30591355869</text:p>
          </table:table-cell>
          <table:table-cell table:number-columns-repeated="101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zerochan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6598" calcext:value-type="float">
            <text:p>46598</text:p>
          </table:table-cell>
          <table:table-cell office:value-type="float" office:value="134321493801" calcext:value-type="float">
            <text:p>134321493801</text:p>
          </table:table-cell>
          <table:table-cell office:value-type="float" office:value="41631217034" calcext:value-type="float">
            <text:p>41631217034</text:p>
          </table:table-cell>
          <table:table-cell office:value-type="float" office:value="15018476478" calcext:value-type="float">
            <text:p>15018476478</text:p>
          </table:table-cell>
          <table:table-cell table:number-columns-repeated="101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423" calcext:value-type="float">
            <text:p>3423</text:p>
          </table:table-cell>
          <table:table-cell office:value-type="float" office:value="4361662787" calcext:value-type="float">
            <text:p>4361662787</text:p>
          </table:table-cell>
          <table:table-cell office:value-type="float" office:value="4408990103" calcext:value-type="float">
            <text:p>4408990103</text:p>
          </table:table-cell>
          <table:table-cell office:value-type="float" office:value="1118328358" calcext:value-type="float">
            <text:p>1118328358</text:p>
          </table:table-cell>
          <table:table-cell table:number-columns-repeated="101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4470" calcext:value-type="float">
            <text:p>14470</text:p>
          </table:table-cell>
          <table:table-cell office:value-type="float" office:value="22213607561" calcext:value-type="float">
            <text:p>22213607561</text:p>
          </table:table-cell>
          <table:table-cell office:value-type="float" office:value="22425891439" calcext:value-type="float">
            <text:p>22425891439</text:p>
          </table:table-cell>
          <table:table-cell office:value-type="float" office:value="4043106554" calcext:value-type="float">
            <text:p>4043106554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647" calcext:value-type="float">
            <text:p>1647</text:p>
          </table:table-cell>
          <table:table-cell office:value-type="float" office:value="2499694049" calcext:value-type="float">
            <text:p>2499694049</text:p>
          </table:table-cell>
          <table:table-cell office:value-type="float" office:value="2506327190" calcext:value-type="float">
            <text:p>2506327190</text:p>
          </table:table-cell>
          <table:table-cell office:value-type="float" office:value="596886692" calcext:value-type="float">
            <text:p>596886692</text:p>
          </table:table-cell>
          <table:table-cell table:number-columns-repeated="101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13" calcext:value-type="float">
            <text:p>413</text:p>
          </table:table-cell>
          <table:table-cell office:value-type="float" office:value="542656498" calcext:value-type="float">
            <text:p>542656498</text:p>
          </table:table-cell>
          <table:table-cell office:value-type="float" office:value="543634151" calcext:value-type="float">
            <text:p>543634151</text:p>
          </table:table-cell>
          <table:table-cell office:value-type="float" office:value="144093309" calcext:value-type="float">
            <text:p>144093309</text:p>
          </table:table-cell>
          <table:table-cell table:number-columns-repeated="101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2472571" calcext:value-type="float">
            <text:p>82472571</text:p>
          </table:table-cell>
          <table:table-cell table:number-columns-repeated="101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302059398" calcext:value-type="float">
            <text:p>302059398</text:p>
          </table:table-cell>
          <table:table-cell table:number-columns-repeated="101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926219" calcext:value-type="float">
            <text:p>24926219</text:p>
          </table:table-cell>
          <table:table-cell table:number-columns-repeated="101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309" calcext:value-type="float">
            <text:p>309</text:p>
          </table:table-cell>
          <table:table-cell office:value-type="float" office:value="590701964" calcext:value-type="float">
            <text:p>590701964</text:p>
          </table:table-cell>
          <table:table-cell office:value-type="float" office:value="592070757" calcext:value-type="float">
            <text:p>592070757</text:p>
          </table:table-cell>
          <table:table-cell office:value-type="float" office:value="98271348" calcext:value-type="float">
            <text:p>98271348</text:p>
          </table:table-cell>
          <table:table-cell table:number-columns-repeated="101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9" calcext:value-type="float">
            <text:p>29</text:p>
          </table:table-cell>
          <table:table-cell office:value-type="float" office:value="86932108" calcext:value-type="float">
            <text:p>86932108</text:p>
          </table:table-cell>
          <table:table-cell office:value-type="float" office:value="23535142" calcext:value-type="float">
            <text:p>23535142</text:p>
          </table:table-cell>
          <table:table-cell office:value-type="float" office:value="9269653" calcext:value-type="float">
            <text:p>9269653</text:p>
          </table:table-cell>
          <table:table-cell table:number-columns-repeated="101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9" calcext:value-type="float">
            <text:p>39</text:p>
          </table:table-cell>
          <table:table-cell office:value-type="float" office:value="132229639" calcext:value-type="float">
            <text:p>132229639</text:p>
          </table:table-cell>
          <table:table-cell office:value-type="float" office:value="49600054" calcext:value-type="float">
            <text:p>49600054</text:p>
          </table:table-cell>
          <table:table-cell table:number-columns-repeated="10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009668" calcext:value-type="float">
            <text:p>25009668</text:p>
          </table:table-cell>
          <table:table-cell table:number-columns-repeated="101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" calcext:value-type="float">
            <text:p>3</text:p>
          </table:table-cell>
          <table:table-cell office:value-type="float" office:value="10338163" calcext:value-type="float">
            <text:p>10338163</text:p>
          </table:table-cell>
          <table:table-cell office:value-type="float" office:value="2697498" calcext:value-type="float">
            <text:p>2697498</text:p>
          </table:table-cell>
          <table:table-cell office:value-type="float" office:value="1228912" calcext:value-type="float">
            <text:p>1228912</text:p>
          </table:table-cell>
          <table:table-cell table:number-columns-repeated="10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468356" calcext:value-type="float">
            <text:p>468356</text:p>
          </table:table-cell>
          <table:table-cell/>
          <table:table-cell office:value-type="float" office:value="383565" calcext:value-type="float">
            <text:p>383565</text:p>
          </table:table-cell>
          <table:table-cell table:number-columns-repeated="101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664352" calcext:value-type="float">
            <text:p>664352</text:p>
          </table:table-cell>
          <table:table-cell office:value-type="float" office:value="452320" calcext:value-type="float">
            <text:p>452320</text:p>
          </table:table-cell>
          <table:table-cell office:value-type="float" office:value="324368" calcext:value-type="float">
            <text:p>324368</text:p>
          </table:table-cell>
          <table:table-cell table:number-columns-repeated="101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27410" calcext:value-type="float">
            <text:p>2727410</text:p>
          </table:table-cell>
          <table:table-cell table:number-columns-repeated="101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378501" calcext:value-type="float">
            <text:p>5378501</text:p>
          </table:table-cell>
          <table:table-cell office:value-type="float" office:value="1131837" calcext:value-type="float">
            <text:p>1131837</text:p>
          </table:table-cell>
          <table:table-cell table:number-columns-repeated="101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1027287" calcext:value-type="float">
            <text:p>1027287</text:p>
          </table:table-cell>
          <table:table-cell office:value-type="float" office:value="1512880" calcext:value-type="float">
            <text:p>1512880</text:p>
          </table:table-cell>
          <table:table-cell office:value-type="float" office:value="379713" calcext:value-type="float">
            <text:p>379713</text:p>
          </table:table-cell>
          <table:table-cell table:number-columns-repeated="1014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239" calcext:value-type="float">
            <text:p>19239</text:p>
          </table:table-cell>
          <table:table-cell table:number-columns-repeated="2" office:value-type="float" office:value="24651323258" calcext:value-type="float">
            <text:p>24651323258</text:p>
          </table:table-cell>
          <table:table-cell office:value-type="float" office:value="6683535821" calcext:value-type="float">
            <text:p>6683535821</text:p>
          </table:table-cell>
          <table:table-cell table:number-columns-repeated="1014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pixiv.sf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77228" calcext:value-type="float">
            <text:p>177228</text:p>
          </table:table-cell>
          <table:table-cell table:number-columns-repeated="2" office:value-type="float" office:value="103451376776" calcext:value-type="float">
            <text:p>103451376776</text:p>
          </table:table-cell>
          <table:table-cell office:value-type="float" office:value="49094335349" calcext:value-type="float">
            <text:p>49094335349</text:p>
          </table:table-cell>
          <table:table-cell table:number-columns-repeated="1014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4929" calcext:value-type="float">
            <text:p>4929</text:p>
          </table:table-cell>
          <table:table-cell table:number-columns-repeated="2" office:value-type="float" office:value="5689448110" calcext:value-type="float">
            <text:p>5689448110</text:p>
          </table:table-cell>
          <table:table-cell office:value-type="float" office:value="1488273173" calcext:value-type="float">
            <text:p>1488273173</text:p>
          </table:table-cell>
          <table:table-cell table:number-columns-repeated="1014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116" calcext:value-type="float">
            <text:p>7116</text:p>
          </table:table-cell>
          <table:table-cell table:number-columns-repeated="2" office:value-type="float" office:value="8001678804" calcext:value-type="float">
            <text:p>8001678804</text:p>
          </table:table-cell>
          <table:table-cell table:number-columns-repeated="1015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853" calcext:value-type="float">
            <text:p>2853</text:p>
          </table:table-cell>
          <table:table-cell table:number-columns-repeated="2" office:value-type="float" office:value="2573203045" calcext:value-type="float">
            <text:p>2573203045</text:p>
          </table:table-cell>
          <table:table-cell table:number-columns-repeated="1015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2114779081" calcext:value-type="float">
            <text:p>2114779081</text:p>
          </table:table-cell>
          <table:table-cell office:value-type="float" office:value="893691842" calcext:value-type="float">
            <text:p>893691842</text:p>
          </table:table-cell>
          <table:table-cell table:number-columns-repeated="1014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089350" calcext:value-type="float">
            <text:p>34089350</text:p>
          </table:table-cell>
          <table:table-cell office:value-type="float" office:value="10122327" calcext:value-type="float">
            <text:p>10122327</text:p>
          </table:table-cell>
          <table:table-cell table:number-columns-repeated="1014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371023" calcext:value-type="float">
            <text:p>7371023</text:p>
          </table:table-cell>
          <table:table-cell office:value-type="float" office:value="2511922" calcext:value-type="float">
            <text:p>2511922</text:p>
          </table:table-cell>
          <table:table-cell table:number-columns-repeated="1014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193125" calcext:value-type="float">
            <text:p>15193125</text:p>
          </table:table-cell>
          <table:table-cell office:value-type="float" office:value="1531157" calcext:value-type="float">
            <text:p>1531157</text:p>
          </table:table-cell>
          <table:table-cell table:number-columns-repeated="101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379" calcext:value-type="float">
            <text:p>4379</text:p>
          </table:table-cell>
          <table:table-cell office:value-type="float" office:value="14533935708" calcext:value-type="float">
            <text:p>14533935708</text:p>
          </table:table-cell>
          <table:table-cell table:number-columns-repeated="101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0250" calcext:value-type="float">
            <text:p>30250</text:p>
          </table:table-cell>
          <table:table-cell office:value-type="float" office:value="35153614674" calcext:value-type="float">
            <text:p>35153614674</text:p>
          </table:table-cell>
          <table:table-cell table:number-columns-repeated="101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13" calcext:value-type="float">
            <text:p>213</text:p>
          </table:table-cell>
          <table:table-cell office:value-type="float" office:value="605410898" calcext:value-type="float">
            <text:p>605410898</text:p>
          </table:table-cell>
          <table:table-cell table:number-columns-repeated="101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440" calcext:value-type="float">
            <text:p>1440</text:p>
          </table:table-cell>
          <table:table-cell office:value-type="float" office:value="1190741588" calcext:value-type="float">
            <text:p>1190741588</text:p>
          </table:table-cell>
          <table:table-cell table:number-columns-repeated="101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95" calcext:value-type="float">
            <text:p>395</text:p>
          </table:table-cell>
          <table:table-cell office:value-type="float" office:value="457378275" calcext:value-type="float">
            <text:p>457378275</text:p>
          </table:table-cell>
          <table:table-cell table:number-columns-repeated="101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6544931" calcext:value-type="float">
            <text:p>56544931</text:p>
          </table:table-cell>
          <table:table-cell table:number-columns-repeated="101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4" calcext:value-type="float">
            <text:p>104</text:p>
          </table:table-cell>
          <table:table-cell office:value-type="float" office:value="348975146" calcext:value-type="float">
            <text:p>348975146</text:p>
          </table:table-cell>
          <table:table-cell table:number-columns-repeated="101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08" calcext:value-type="float">
            <text:p>208</text:p>
          </table:table-cell>
          <table:table-cell office:value-type="float" office:value="320944129" calcext:value-type="float">
            <text:p>320944129</text:p>
          </table:table-cell>
          <table:table-cell table:number-columns-repeated="101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epaper.Scans</text:p>
          </table:table-cell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78744" calcext:value-type="float">
            <text:p>78744</text:p>
          </table:table-cell>
          <table:table-cell office:value-type="float" office:value="111659010243" calcext:value-type="float">
            <text:p>111659010243</text:p>
          </table:table-cell>
          <table:table-cell table:number-columns-repeated="101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= exehint coll =</text:p>
          </table:table-cell>
          <table:table-cell office:value-type="string" calcext:value-type="string">
            <text:p>GIF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3310" calcext:value-type="float">
            <text:p>3310</text:p>
          </table:table-cell>
          <table:table-cell office:value-type="float" office:value="693171045" calcext:value-type="float">
            <text:p>693171045</text:p>
          </table:table-cell>
          <table:table-cell table:number-columns-repeated="101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90" calcext:value-type="float">
            <text:p>390</text:p>
          </table:table-cell>
          <table:table-cell office:value-type="float" office:value="327944472" calcext:value-type="float">
            <text:p>327944472</text:p>
          </table:table-cell>
          <table:table-cell table:number-columns-repeated="101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float" office:value="43123147" calcext:value-type="float">
            <text:p>43123147</text:p>
          </table:table-cell>
          <table:table-cell table:number-columns-repeated="101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271048485" calcext:value-type="float">
            <text:p>271048485</text:p>
          </table:table-cell>
          <table:table-cell table:number-columns-repeated="101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22" calcext:value-type="float">
            <text:p>222</text:p>
          </table:table-cell>
          <table:table-cell office:value-type="float" office:value="366580748" calcext:value-type="float">
            <text:p>366580748</text:p>
          </table:table-cell>
          <table:table-cell table:number-columns-repeated="101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4" calcext:value-type="float">
            <text:p>114</text:p>
          </table:table-cell>
          <table:table-cell office:value-type="float" office:value="193450982" calcext:value-type="float">
            <text:p>193450982</text:p>
          </table:table-cell>
          <table:table-cell table:number-columns-repeated="101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61" calcext:value-type="float">
            <text:p>261</text:p>
          </table:table-cell>
          <table:table-cell office:value-type="float" office:value="201084090" calcext:value-type="float">
            <text:p>201084090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34185725" calcext:value-type="float">
            <text:p>34185725</text:p>
          </table:table-cell>
          <table:table-cell table:number-columns-repeated="101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2402" calcext:value-type="float">
            <text:p>82402</text:p>
          </table:table-cell>
          <table:table-cell table:number-columns-repeated="101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35113719" calcext:value-type="float">
            <text:p>35113719</text:p>
          </table:table-cell>
          <table:table-cell table:number-columns-repeated="101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A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8227841" calcext:value-type="float">
            <text:p>28227841</text:p>
          </table:table-cell>
          <table:table-cell table:number-columns-repeated="101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3737058" calcext:value-type="float">
            <text:p>3737058</text:p>
          </table:table-cell>
          <table:table-cell table:number-columns-repeated="101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A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4740234" calcext:value-type="float">
            <text:p>14740234</text:p>
          </table:table-cell>
          <table:table-cell table:number-columns-repeated="101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607468" calcext:value-type="float">
            <text:p>607468</text:p>
          </table:table-cell>
          <table:table-cell table:number-columns-repeated="101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-shuushuu_202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886" calcext:value-type="float">
            <text:p>3886</text:p>
          </table:table-cell>
          <table:table-cell table:number-columns-repeated="101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226" calcext:value-type="float">
            <text:p>226</text:p>
          </table:table-cell>
          <table:table-cell office:value-type="float" office:value="255343990" calcext:value-type="float">
            <text:p>255343990</text:p>
          </table:table-cell>
          <table:table-cell/>
          <table:table-cell office:value-type="float" office:value="73373506" calcext:value-type="float">
            <text:p>73373506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13992056" calcext:value-type="float">
            <text:p>13992056</text:p>
          </table:table-cell>
          <table:table-cell/>
          <table:table-cell office:value-type="float" office:value="3116354" calcext:value-type="float">
            <text:p>3116354</text:p>
          </table:table-cell>
          <table:table-cell table:number-columns-repeated="10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7710146" calcext:value-type="float">
            <text:p>7710146</text:p>
          </table:table-cell>
          <table:table-cell/>
          <table:table-cell office:value-type="float" office:value="978888" calcext:value-type="float">
            <text:p>978888</text:p>
          </table:table-cell>
          <table:table-cell table:number-columns-repeated="10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327" calcext:value-type="float">
            <text:p>1327</text:p>
          </table:table-cell>
          <table:table-cell office:value-type="float" office:value="750028566" calcext:value-type="float">
            <text:p>750028566</text:p>
          </table:table-cell>
          <table:table-cell/>
          <table:table-cell office:value-type="float" office:value="476453438" calcext:value-type="float">
            <text:p>476453438</text:p>
          </table:table-cell>
          <table:table-cell table:number-columns-repeated="101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17101032" calcext:value-type="float">
            <text:p>17101032</text:p>
          </table:table-cell>
          <table:table-cell/>
          <table:table-cell office:value-type="float" office:value="4263512" calcext:value-type="float">
            <text:p>4263512</text:p>
          </table:table-cell>
          <table:table-cell table:number-columns-repeated="101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38155415" calcext:value-type="float">
            <text:p>38155415</text:p>
          </table:table-cell>
          <table:table-cell/>
          <table:table-cell office:value-type="float" office:value="11080850" calcext:value-type="float">
            <text:p>11080850</text:p>
          </table:table-cell>
          <table:table-cell table:number-columns-repeated="101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04" calcext:value-type="float">
            <text:p>204</text:p>
          </table:table-cell>
          <table:table-cell office:value-type="float" office:value="179863902" calcext:value-type="float">
            <text:p>179863902</text:p>
          </table:table-cell>
          <table:table-cell/>
          <table:table-cell office:value-type="float" office:value="61393042" calcext:value-type="float">
            <text:p>61393042</text:p>
          </table:table-cell>
          <table:table-cell table:number-columns-repeated="101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151332481" calcext:value-type="float">
            <text:p>151332481</text:p>
          </table:table-cell>
          <table:table-cell/>
          <table:table-cell office:value-type="float" office:value="38989354" calcext:value-type="float">
            <text:p>38989354</text:p>
          </table:table-cell>
          <table:table-cell table:number-columns-repeated="101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692245" calcext:value-type="float">
            <text:p>4692245</text:p>
          </table:table-cell>
          <table:table-cell/>
          <table:table-cell office:value-type="float" office:value="2186067" calcext:value-type="float">
            <text:p>2186067</text:p>
          </table:table-cell>
          <table:table-cell table:number-columns-repeated="101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24169019" calcext:value-type="float">
            <text:p>24169019</text:p>
          </table:table-cell>
          <table:table-cell/>
          <table:table-cell office:value-type="float" office:value="2404261" calcext:value-type="float">
            <text:p>2404261</text:p>
          </table:table-cell>
          <table:table-cell table:number-columns-repeated="101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27307318" calcext:value-type="float">
            <text:p>27307318</text:p>
          </table:table-cell>
          <table:table-cell/>
          <table:table-cell office:value-type="float" office:value="5075716" calcext:value-type="float">
            <text:p>5075716</text:p>
          </table:table-cell>
          <table:table-cell table:number-columns-repeated="101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22408596" calcext:value-type="float">
            <text:p>22408596</text:p>
          </table:table-cell>
          <table:table-cell/>
          <table:table-cell office:value-type="float" office:value="7872225" calcext:value-type="float">
            <text:p>7872225</text:p>
          </table:table-cell>
          <table:table-cell table:number-columns-repeated="101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7928252" calcext:value-type="float">
            <text:p>17928252</text:p>
          </table:table-cell>
          <table:table-cell/>
          <table:table-cell office:value-type="float" office:value="2233029" calcext:value-type="float">
            <text:p>2233029</text:p>
          </table:table-cell>
          <table:table-cell table:number-columns-repeated="101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8002190" calcext:value-type="float">
            <text:p>8002190</text:p>
          </table:table-cell>
          <table:table-cell/>
          <table:table-cell office:value-type="float" office:value="1972516" calcext:value-type="float">
            <text:p>1972516</text:p>
          </table:table-cell>
          <table:table-cell table:number-columns-repeated="101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08" calcext:value-type="float">
            <text:p>308</text:p>
          </table:table-cell>
          <table:table-cell office:value-type="float" office:value="1045069183" calcext:value-type="float">
            <text:p>1045069183</text:p>
          </table:table-cell>
          <table:table-cell office:value-type="float" office:value="608461381" calcext:value-type="float">
            <text:p>608461381</text:p>
          </table:table-cell>
          <table:table-cell table:number-columns-repeated="101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19" calcext:value-type="float">
            <text:p>619</text:p>
          </table:table-cell>
          <table:table-cell office:value-type="float" office:value="704491509" calcext:value-type="float">
            <text:p>704491509</text:p>
          </table:table-cell>
          <table:table-cell office:value-type="float" office:value="704970035" calcext:value-type="float">
            <text:p>704970035</text:p>
          </table:table-cell>
          <table:table-cell table:number-columns-repeated="101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962" calcext:value-type="float">
            <text:p>5962</text:p>
          </table:table-cell>
          <table:table-cell office:value-type="float" office:value="5546041355" calcext:value-type="float">
            <text:p>5546041355</text:p>
          </table:table-cell>
          <table:table-cell office:value-type="float" office:value="5546694928" calcext:value-type="float">
            <text:p>5546694928</text:p>
          </table:table-cell>
          <table:table-cell table:number-columns-repeated="101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04" calcext:value-type="float">
            <text:p>704</text:p>
          </table:table-cell>
          <table:table-cell office:value-type="float" office:value="470488794" calcext:value-type="float">
            <text:p>470488794</text:p>
          </table:table-cell>
          <table:table-cell office:value-type="float" office:value="477901234" calcext:value-type="float">
            <text:p>477901234</text:p>
          </table:table-cell>
          <table:table-cell table:number-columns-repeated="101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098" calcext:value-type="float">
            <text:p>3098</text:p>
          </table:table-cell>
          <table:table-cell office:value-type="float" office:value="3790797782" calcext:value-type="float">
            <text:p>3790797782</text:p>
          </table:table-cell>
          <table:table-cell office:value-type="float" office:value="3948671362" calcext:value-type="float">
            <text:p>3948671362</text:p>
          </table:table-cell>
          <table:table-cell table:number-columns-repeated="101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969" calcext:value-type="float">
            <text:p>969</text:p>
          </table:table-cell>
          <table:table-cell office:value-type="float" office:value="649831548" calcext:value-type="float">
            <text:p>649831548</text:p>
          </table:table-cell>
          <table:table-cell office:value-type="float" office:value="622040215" calcext:value-type="float">
            <text:p>622040215</text:p>
          </table:table-cell>
          <table:table-cell table:number-columns-repeated="101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21" calcext:value-type="float">
            <text:p>321</text:p>
          </table:table-cell>
          <table:table-cell office:value-type="float" office:value="283301579" calcext:value-type="float">
            <text:p>283301579</text:p>
          </table:table-cell>
          <table:table-cell office:value-type="float" office:value="283479788" calcext:value-type="float">
            <text:p>283479788</text:p>
          </table:table-cell>
          <table:table-cell table:number-columns-repeated="101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85" calcext:value-type="float">
            <text:p>485</text:p>
          </table:table-cell>
          <table:table-cell office:value-type="float" office:value="1457854385" calcext:value-type="float">
            <text:p>1457854385</text:p>
          </table:table-cell>
          <table:table-cell office:value-type="float" office:value="1458689777" calcext:value-type="float">
            <text:p>1458689777</text:p>
          </table:table-cell>
          <table:table-cell table:number-columns-repeated="10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28" calcext:value-type="float">
            <text:p>628</text:p>
          </table:table-cell>
          <table:table-cell office:value-type="float" office:value="1278698452" calcext:value-type="float">
            <text:p>1278698452</text:p>
          </table:table-cell>
          <table:table-cell office:value-type="float" office:value="1277282527" calcext:value-type="float">
            <text:p>1277282527</text:p>
          </table:table-cell>
          <table:table-cell table:number-columns-repeated="101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62" calcext:value-type="float">
            <text:p>562</text:p>
          </table:table-cell>
          <table:table-cell office:value-type="float" office:value="379317167" calcext:value-type="float">
            <text:p>379317167</text:p>
          </table:table-cell>
          <table:table-cell office:value-type="float" office:value="381809984" calcext:value-type="float">
            <text:p>381809984</text:p>
          </table:table-cell>
          <table:table-cell table:number-columns-repeated="101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34" calcext:value-type="float">
            <text:p>434</text:p>
          </table:table-cell>
          <table:table-cell office:value-type="float" office:value="335912103" calcext:value-type="float">
            <text:p>335912103</text:p>
          </table:table-cell>
          <table:table-cell office:value-type="float" office:value="337132821" calcext:value-type="float">
            <text:p>337132821</text:p>
          </table:table-cell>
          <table:table-cell table:number-columns-repeated="101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71" calcext:value-type="float">
            <text:p>271</text:p>
          </table:table-cell>
          <table:table-cell office:value-type="float" office:value="399090282" calcext:value-type="float">
            <text:p>399090282</text:p>
          </table:table-cell>
          <table:table-cell office:value-type="float" office:value="399296622" calcext:value-type="float">
            <text:p>399296622</text:p>
          </table:table-cell>
          <table:table-cell table:number-columns-repeated="101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195396" calcext:value-type="float">
            <text:p>30195396</text:p>
          </table:table-cell>
          <table:table-cell table:number-columns-repeated="101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900607" calcext:value-type="float">
            <text:p>19900607</text:p>
          </table:table-cell>
          <table:table-cell table:number-columns-repeated="101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7" calcext:value-type="float">
            <text:p>87</text:p>
          </table:table-cell>
          <table:table-cell office:value-type="float" office:value="313004087" calcext:value-type="float">
            <text:p>313004087</text:p>
          </table:table-cell>
          <table:table-cell office:value-type="float" office:value="120975198" calcext:value-type="float">
            <text:p>120975198</text:p>
          </table:table-cell>
          <table:table-cell table:number-columns-repeated="101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tbib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3691356" calcext:value-type="float">
            <text:p>43691356</text:p>
          </table:table-cell>
          <table:table-cell table:number-columns-repeated="101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40514" calcext:value-type="float">
            <text:p>40514</text:p>
          </table:table-cell>
          <table:table-cell office:value-type="float" office:value="38840617141" calcext:value-type="float">
            <text:p>38840617141</text:p>
          </table:table-cell>
          <table:table-cell office:value-type="float" office:value="35748802404" calcext:value-type="float">
            <text:p>35748802404</text:p>
          </table:table-cell>
          <table:table-cell office:value-type="float" office:value="14768673629" calcext:value-type="float">
            <text:p>14768673629</text:p>
          </table:table-cell>
          <table:table-cell table:number-columns-repeated="101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1025" calcext:value-type="float">
            <text:p>31025</text:p>
          </table:table-cell>
          <table:table-cell office:value-type="float" office:value="35959103552" calcext:value-type="float">
            <text:p>35959103552</text:p>
          </table:table-cell>
          <table:table-cell office:value-type="float" office:value="34005438206" calcext:value-type="float">
            <text:p>34005438206</text:p>
          </table:table-cell>
          <table:table-cell office:value-type="float" office:value="10455236051" calcext:value-type="float">
            <text:p>10455236051</text:p>
          </table:table-cell>
          <table:table-cell table:number-columns-repeated="101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4139" calcext:value-type="float">
            <text:p>4139</text:p>
          </table:table-cell>
          <table:table-cell office:value-type="float" office:value="11285585523" calcext:value-type="float">
            <text:p>11285585523</text:p>
          </table:table-cell>
          <table:table-cell office:value-type="float" office:value="6860216356" calcext:value-type="float">
            <text:p>6860216356</text:p>
          </table:table-cell>
          <table:table-cell office:value-type="float" office:value="1431455195" calcext:value-type="float">
            <text:p>1431455195</text:p>
          </table:table-cell>
          <table:table-cell table:number-columns-repeated="101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ankak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9945" calcext:value-type="float">
            <text:p>9945</text:p>
          </table:table-cell>
          <table:table-cell office:value-type="float" office:value="21923682833" calcext:value-type="float">
            <text:p>21923682833</text:p>
          </table:table-cell>
          <table:table-cell office:value-type="float" office:value="13816526119" calcext:value-type="float">
            <text:p>13816526119</text:p>
          </table:table-cell>
          <table:table-cell office:value-type="float" office:value="3402343833" calcext:value-type="float">
            <text:p>3402343833</text:p>
          </table:table-cell>
          <table:table-cell table:number-columns-repeated="10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518" calcext:value-type="float">
            <text:p>1518</text:p>
          </table:table-cell>
          <table:table-cell office:value-type="float" office:value="1264389280" calcext:value-type="float">
            <text:p>1264389280</text:p>
          </table:table-cell>
          <table:table-cell office:value-type="float" office:value="1272509740" calcext:value-type="float">
            <text:p>1272509740</text:p>
          </table:table-cell>
          <table:table-cell office:value-type="float" office:value="494112709" calcext:value-type="float">
            <text:p>494112709</text:p>
          </table:table-cell>
          <table:table-cell table:number-columns-repeated="101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760" calcext:value-type="float">
            <text:p>760</text:p>
          </table:table-cell>
          <table:table-cell office:value-type="float" office:value="862807403" calcext:value-type="float">
            <text:p>862807403</text:p>
          </table:table-cell>
          <table:table-cell office:value-type="float" office:value="638624097" calcext:value-type="float">
            <text:p>638624097</text:p>
          </table:table-cell>
          <table:table-cell office:value-type="float" office:value="220660667" calcext:value-type="float">
            <text:p>220660667</text:p>
          </table:table-cell>
          <table:table-cell table:number-columns-repeated="101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4907" calcext:value-type="float">
            <text:p>4907</text:p>
          </table:table-cell>
          <table:table-cell office:value-type="float" office:value="6790505303" calcext:value-type="float">
            <text:p>6790505303</text:p>
          </table:table-cell>
          <table:table-cell office:value-type="float" office:value="5066463388" calcext:value-type="float">
            <text:p>5066463388</text:p>
          </table:table-cell>
          <table:table-cell office:value-type="float" office:value="1505060495" calcext:value-type="float">
            <text:p>1505060495</text:p>
          </table:table-cell>
          <table:table-cell table:number-columns-repeated="101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5573" calcext:value-type="float">
            <text:p>5573</text:p>
          </table:table-cell>
          <table:table-cell office:value-type="float" office:value="13716579689" calcext:value-type="float">
            <text:p>13716579689</text:p>
          </table:table-cell>
          <table:table-cell office:value-type="float" office:value="8237111235" calcext:value-type="float">
            <text:p>8237111235</text:p>
          </table:table-cell>
          <table:table-cell office:value-type="float" office:value="1938625606" calcext:value-type="float">
            <text:p>1938625606</text:p>
          </table:table-cell>
          <table:table-cell table:number-columns-repeated="101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3983" calcext:value-type="float">
            <text:p>13983</text:p>
          </table:table-cell>
          <table:table-cell office:value-type="float" office:value="38470089623" calcext:value-type="float">
            <text:p>38470089623</text:p>
          </table:table-cell>
          <table:table-cell office:value-type="float" office:value="38639370935" calcext:value-type="float">
            <text:p>38639370935</text:p>
          </table:table-cell>
          <table:table-cell office:value-type="float" office:value="4485820981" calcext:value-type="float">
            <text:p>4485820981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4501" calcext:value-type="float">
            <text:p>34501</text:p>
          </table:table-cell>
          <table:table-cell office:value-type="float" office:value="80665057468" calcext:value-type="float">
            <text:p>80665057468</text:p>
          </table:table-cell>
          <table:table-cell office:value-type="float" office:value="80705702776" calcext:value-type="float">
            <text:p>80705702776</text:p>
          </table:table-cell>
          <table:table-cell office:value-type="float" office:value="11722429182" calcext:value-type="float">
            <text:p>11722429182</text:p>
          </table:table-cell>
          <table:table-cell table:number-columns-repeated="101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82552" calcext:value-type="float">
            <text:p>82552</text:p>
          </table:table-cell>
          <table:table-cell office:value-type="float" office:value="82106755934" calcext:value-type="float">
            <text:p>82106755934</text:p>
          </table:table-cell>
          <table:table-cell office:value-type="float" office:value="82109180557" calcext:value-type="float">
            <text:p>82109180557</text:p>
          </table:table-cell>
          <table:table-cell office:value-type="float" office:value="19498145344" calcext:value-type="float">
            <text:p>19498145344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197" calcext:value-type="float">
            <text:p>1197</text:p>
          </table:table-cell>
          <table:table-cell office:value-type="float" office:value="1209868518" calcext:value-type="float">
            <text:p>1209868518</text:p>
          </table:table-cell>
          <table:table-cell office:value-type="float" office:value="1085501990" calcext:value-type="float">
            <text:p>1085501990</text:p>
          </table:table-cell>
          <table:table-cell office:value-type="float" office:value="457838770" calcext:value-type="float">
            <text:p>457838770</text:p>
          </table:table-cell>
          <table:table-cell table:number-columns-repeated="10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317" calcext:value-type="float">
            <text:p>1317</text:p>
          </table:table-cell>
          <table:table-cell office:value-type="float" office:value="2734774490" calcext:value-type="float">
            <text:p>2734774490</text:p>
          </table:table-cell>
          <table:table-cell office:value-type="float" office:value="922292962" calcext:value-type="float">
            <text:p>922292962</text:p>
          </table:table-cell>
          <table:table-cell office:value-type="float" office:value="461400831" calcext:value-type="float">
            <text:p>461400831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e-shuushuu 201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893" calcext:value-type="float">
            <text:p>7893</text:p>
          </table:table-cell>
          <table:table-cell office:value-type="float" office:value="22075541024" calcext:value-type="float">
            <text:p>22075541024</text:p>
          </table:table-cell>
          <table:table-cell office:value-type="float" office:value="16451968124" calcext:value-type="float">
            <text:p>16451968124</text:p>
          </table:table-cell>
          <table:table-cell office:value-type="float" office:value="3047052707" calcext:value-type="float">
            <text:p>3047052707</text:p>
          </table:table-cell>
          <table:table-cell table:number-columns-repeated="101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nkaku 2016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5171" calcext:value-type="float">
            <text:p>5171</text:p>
          </table:table-cell>
          <table:table-cell office:value-type="float" office:value="11480216158" calcext:value-type="float">
            <text:p>11480216158</text:p>
          </table:table-cell>
          <table:table-cell office:value-type="float" office:value="7385331471" calcext:value-type="float">
            <text:p>7385331471</text:p>
          </table:table-cell>
          <table:table-cell office:value-type="float" office:value="1775279333" calcext:value-type="float">
            <text:p>1775279333</text:p>
          </table:table-cell>
          <table:table-cell table:number-columns-repeated="101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8912" calcext:value-type="float">
            <text:p>8912</text:p>
          </table:table-cell>
          <table:table-cell office:value-type="float" office:value="22111410887" calcext:value-type="float">
            <text:p>22111410887</text:p>
          </table:table-cell>
          <table:table-cell office:value-type="float" office:value="15732556634" calcext:value-type="float">
            <text:p>15732556634</text:p>
          </table:table-cell>
          <table:table-cell office:value-type="float" office:value="3005330113" calcext:value-type="float">
            <text:p>3005330113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febooru 2M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6611" calcext:value-type="float">
            <text:p>26611</text:p>
          </table:table-cell>
          <table:table-cell office:value-type="float" office:value="44941792335" calcext:value-type="float">
            <text:p>44941792335</text:p>
          </table:table-cell>
          <table:table-cell office:value-type="float" office:value="32768828250" calcext:value-type="float">
            <text:p>32768828250</text:p>
          </table:table-cell>
          <table:table-cell office:value-type="float" office:value="8562167368" calcext:value-type="float">
            <text:p>8562167368</text:p>
          </table:table-cell>
          <table:table-cell table:number-columns-repeated="101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3293" calcext:value-type="float">
            <text:p>133293</text:p>
          </table:table-cell>
          <table:table-cell office:value-type="float" office:value="164090277129" calcext:value-type="float">
            <text:p>164090277129</text:p>
          </table:table-cell>
          <table:table-cell office:value-type="float" office:value="167806666759" calcext:value-type="float">
            <text:p>167806666759</text:p>
          </table:table-cell>
          <table:table-cell office:value-type="float" office:value="40468685098" calcext:value-type="float">
            <text:p>40468685098</text:p>
          </table:table-cell>
          <table:table-cell table:number-columns-repeated="101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8269" calcext:value-type="float">
            <text:p>28269</text:p>
          </table:table-cell>
          <table:table-cell office:value-type="float" office:value="49266445393" calcext:value-type="float">
            <text:p>49266445393</text:p>
          </table:table-cell>
          <table:table-cell office:value-type="float" office:value="51193978314" calcext:value-type="float">
            <text:p>51193978314</text:p>
          </table:table-cell>
          <table:table-cell office:value-type="float" office:value="9649270586" calcext:value-type="float">
            <text:p>9649270586</text:p>
          </table:table-cell>
          <table:table-cell table:number-columns-repeated="101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8240" calcext:value-type="float">
            <text:p>48240</text:p>
          </table:table-cell>
          <table:table-cell office:value-type="float" office:value="65367381820" calcext:value-type="float">
            <text:p>65367381820</text:p>
          </table:table-cell>
          <table:table-cell office:value-type="float" office:value="66340807662" calcext:value-type="float">
            <text:p>66340807662</text:p>
          </table:table-cell>
          <table:table-cell office:value-type="float" office:value="14335721677" calcext:value-type="float">
            <text:p>14335721677</text:p>
          </table:table-cell>
          <table:table-cell table:number-columns-repeated="101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0485" calcext:value-type="float">
            <text:p>20485</text:p>
          </table:table-cell>
          <table:table-cell office:value-type="float" office:value="37514321719" calcext:value-type="float">
            <text:p>37514321719</text:p>
          </table:table-cell>
          <table:table-cell office:value-type="float" office:value="37640088055" calcext:value-type="float">
            <text:p>37640088055</text:p>
          </table:table-cell>
          <table:table-cell office:value-type="float" office:value="6213900805" calcext:value-type="float">
            <text:p>6213900805</text:p>
          </table:table-cell>
          <table:table-cell table:number-columns-repeated="101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5933" calcext:value-type="float">
            <text:p>15933</text:p>
          </table:table-cell>
          <table:table-cell office:value-type="float" office:value="24682844298" calcext:value-type="float">
            <text:p>24682844298</text:p>
          </table:table-cell>
          <table:table-cell office:value-type="float" office:value="24989090968" calcext:value-type="float">
            <text:p>24989090968</text:p>
          </table:table-cell>
          <table:table-cell office:value-type="float" office:value="4315529351" calcext:value-type="float">
            <text:p>4315529351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6294" calcext:value-type="float">
            <text:p>6294</text:p>
          </table:table-cell>
          <table:table-cell office:value-type="float" office:value="9514260667" calcext:value-type="float">
            <text:p>9514260667</text:p>
          </table:table-cell>
          <table:table-cell office:value-type="float" office:value="9618855591" calcext:value-type="float">
            <text:p>9618855591</text:p>
          </table:table-cell>
          <table:table-cell office:value-type="float" office:value="2115192575" calcext:value-type="float">
            <text:p>2115192575</text:p>
          </table:table-cell>
          <table:table-cell table:number-columns-repeated="101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ankaku 2014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9211" calcext:value-type="float">
            <text:p>9211</text:p>
          </table:table-cell>
          <table:table-cell office:value-type="float" office:value="23036267885" calcext:value-type="float">
            <text:p>23036267885</text:p>
          </table:table-cell>
          <table:table-cell office:value-type="float" office:value="16918043161" calcext:value-type="float">
            <text:p>16918043161</text:p>
          </table:table-cell>
          <table:table-cell office:value-type="float" office:value="3317375796" calcext:value-type="float">
            <text:p>331737579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263" calcext:value-type="float">
            <text:p>1263</text:p>
          </table:table-cell>
          <table:table-cell office:value-type="float" office:value="2137865941" calcext:value-type="float">
            <text:p>2137865941</text:p>
          </table:table-cell>
          <table:table-cell office:value-type="float" office:value="2149842237" calcext:value-type="float">
            <text:p>2149842237</text:p>
          </table:table-cell>
          <table:table-cell office:value-type="float" office:value="302107196" calcext:value-type="float">
            <text:p>302107196</text:p>
          </table:table-cell>
          <table:table-cell table:number-columns-repeated="101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230" calcext:value-type="float">
            <text:p>4230</text:p>
          </table:table-cell>
          <table:table-cell office:value-type="float" office:value="12473731502" calcext:value-type="float">
            <text:p>12473731502</text:p>
          </table:table-cell>
          <table:table-cell office:value-type="float" office:value="4036568379" calcext:value-type="float">
            <text:p>4036568379</text:p>
          </table:table-cell>
          <table:table-cell office:value-type="float" office:value="1561856033" calcext:value-type="float">
            <text:p>1561856033</text:p>
          </table:table-cell>
          <table:table-cell table:number-columns-repeated="101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1" calcext:value-type="float">
            <text:p>21</text:p>
          </table:table-cell>
          <table:table-cell office:value-type="float" office:value="52348120" calcext:value-type="float">
            <text:p>52348120</text:p>
          </table:table-cell>
          <table:table-cell office:value-type="float" office:value="27184529" calcext:value-type="float">
            <text:p>27184529</text:p>
          </table:table-cell>
          <table:table-cell table:number-columns-repeated="101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afebooru pages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8" calcext:value-type="float">
            <text:p>8</text:p>
          </table:table-cell>
          <table:table-cell office:value-type="float" office:value="6863590" calcext:value-type="float">
            <text:p>6863590</text:p>
          </table:table-cell>
          <table:table-cell office:value-type="float" office:value="13645392" calcext:value-type="float">
            <text:p>13645392</text:p>
          </table:table-cell>
          <table:table-cell table:number-columns-repeated="101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205129" calcext:value-type="float">
            <text:p>13205129</text:p>
          </table:table-cell>
          <table:table-cell table:number-columns-repeated="101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25" calcext:value-type="float">
            <text:p>25</text:p>
          </table:table-cell>
          <table:table-cell office:value-type="float" office:value="31752765" calcext:value-type="float">
            <text:p>31752765</text:p>
          </table:table-cell>
          <table:table-cell office:value-type="float" office:value="29659498" calcext:value-type="float">
            <text:p>29659498</text:p>
          </table:table-cell>
          <table:table-cell office:value-type="float" office:value="9214135" calcext:value-type="float">
            <text:p>9214135</text:p>
          </table:table-cell>
          <table:table-cell table:number-columns-repeated="101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500290" calcext:value-type="float">
            <text:p>500290</text:p>
          </table:table-cell>
          <table:table-cell office:value-type="float" office:value="577007" calcext:value-type="float">
            <text:p>577007</text:p>
          </table:table-cell>
          <table:table-cell table:number-columns-repeated="101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652305" calcext:value-type="float">
            <text:p>652305</text:p>
          </table:table-cell>
          <table:table-cell office:value-type="float" office:value="597076" calcext:value-type="float">
            <text:p>597076</text:p>
          </table:table-cell>
          <table:table-cell office:value-type="float" office:value="401166" calcext:value-type="float">
            <text:p>401166</text:p>
          </table:table-cell>
          <table:table-cell table:number-columns-repeated="10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625633" calcext:value-type="float">
            <text:p>625633</text:p>
          </table:table-cell>
          <table:table-cell office:value-type="float" office:value="319648" calcext:value-type="float">
            <text:p>319648</text:p>
          </table:table-cell>
          <table:table-cell office:value-type="float" office:value="228291" calcext:value-type="float">
            <text:p>228291</text:p>
          </table:table-cell>
          <table:table-cell table:number-columns-repeated="101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office:value-type="float" office:value="3141682" calcext:value-type="float">
            <text:p>3141682</text:p>
          </table:table-cell>
          <table:table-cell office:value-type="float" office:value="997406" calcext:value-type="float">
            <text:p>997406</text:p>
          </table:table-cell>
          <table:table-cell office:value-type="float" office:value="541013" calcext:value-type="float">
            <text:p>541013</text:p>
          </table:table-cell>
          <table:table-cell table:number-columns-repeated="101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360588" calcext:value-type="float">
            <text:p>360588</text:p>
          </table:table-cell>
          <table:table-cell office:value-type="float" office:value="551048" calcext:value-type="float">
            <text:p>551048</text:p>
          </table:table-cell>
          <table:table-cell office:value-type="float" office:value="366852" calcext:value-type="float">
            <text:p>366852</text:p>
          </table:table-cell>
          <table:table-cell table:number-columns-repeated="1014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665" calcext:value-type="float">
            <text:p>19665</text:p>
          </table:table-cell>
          <table:table-cell table:number-columns-repeated="2" office:value-type="float" office:value="19646470584" calcext:value-type="float">
            <text:p>19646470584</text:p>
          </table:table-cell>
          <table:table-cell office:value-type="float" office:value="6928883702" calcext:value-type="float">
            <text:p>6928883702</text:p>
          </table:table-cell>
          <table:table-cell table:number-columns-repeated="1014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4207" calcext:value-type="float">
            <text:p>4207</text:p>
          </table:table-cell>
          <table:table-cell table:number-columns-repeated="2" office:value-type="float" office:value="4621047160" calcext:value-type="float">
            <text:p>4621047160</text:p>
          </table:table-cell>
          <table:table-cell office:value-type="float" office:value="1616291163" calcext:value-type="float">
            <text:p>1616291163</text:p>
          </table:table-cell>
          <table:table-cell table:number-columns-repeated="1014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1459" calcext:value-type="float">
            <text:p>31459</text:p>
          </table:table-cell>
          <table:table-cell table:number-columns-repeated="2" office:value-type="float" office:value="30457496536" calcext:value-type="float">
            <text:p>30457496536</text:p>
          </table:table-cell>
          <table:table-cell office:value-type="float" office:value="10538374565" calcext:value-type="float">
            <text:p>10538374565</text:p>
          </table:table-cell>
          <table:table-cell table:number-columns-repeated="1014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574563274" calcext:value-type="float">
            <text:p>574563274</text:p>
          </table:table-cell>
          <table:table-cell office:value-type="float" office:value="238226837" calcext:value-type="float">
            <text:p>238226837</text:p>
          </table:table-cell>
          <table:table-cell table:number-columns-repeated="1014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517444399" calcext:value-type="float">
            <text:p>517444399</text:p>
          </table:table-cell>
          <table:table-cell office:value-type="float" office:value="227658773" calcext:value-type="float">
            <text:p>227658773</text:p>
          </table:table-cell>
          <table:table-cell table:number-columns-repeated="1014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8251027" calcext:value-type="float">
            <text:p>38251027</text:p>
          </table:table-cell>
          <table:table-cell office:value-type="float" office:value="16530498" calcext:value-type="float">
            <text:p>16530498</text:p>
          </table:table-cell>
          <table:table-cell table:number-columns-repeated="1014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6445551" calcext:value-type="float">
            <text:p>116445551</text:p>
          </table:table-cell>
          <table:table-cell table:number-columns-repeated="10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zerochan-2017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68" calcext:value-type="float">
            <text:p>368</text:p>
          </table:table-cell>
          <table:table-cell office:value-type="float" office:value="906085789" calcext:value-type="float">
            <text:p>906085789</text:p>
          </table:table-cell>
          <table:table-cell table:number-columns-repeated="101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8260" calcext:value-type="float">
            <text:p>108260</text:p>
          </table:table-cell>
          <table:table-cell office:value-type="float" office:value="42916286741" calcext:value-type="float">
            <text:p>42916286741</text:p>
          </table:table-cell>
          <table:table-cell table:number-columns-repeated="101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4584" calcext:value-type="float">
            <text:p>24584</text:p>
          </table:table-cell>
          <table:table-cell office:value-type="float" office:value="28614896297" calcext:value-type="float">
            <text:p>28614896297</text:p>
          </table:table-cell>
          <table:table-cell table:number-columns-repeated="101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8515" calcext:value-type="float">
            <text:p>28515</text:p>
          </table:table-cell>
          <table:table-cell office:value-type="float" office:value="34824065145" calcext:value-type="float">
            <text:p>34824065145</text:p>
          </table:table-cell>
          <table:table-cell table:number-columns-repeated="101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1409" calcext:value-type="float">
            <text:p>11409</text:p>
          </table:table-cell>
          <table:table-cell office:value-type="float" office:value="19026411109" calcext:value-type="float">
            <text:p>19026411109</text:p>
          </table:table-cell>
          <table:table-cell table:number-columns-repeated="101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92500" calcext:value-type="float">
            <text:p>92500</text:p>
          </table:table-cell>
          <table:table-cell office:value-type="float" office:value="97870063818" calcext:value-type="float">
            <text:p>97870063818</text:p>
          </table:table-cell>
          <table:table-cell table:number-columns-repeated="101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afebooru 1280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4446" calcext:value-type="float">
            <text:p>44446</text:p>
          </table:table-cell>
          <table:table-cell office:value-type="float" office:value="37344274368" calcext:value-type="float">
            <text:p>37344274368</text:p>
          </table:table-cell>
          <table:table-cell table:number-columns-repeated="101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552" calcext:value-type="float">
            <text:p>1552</text:p>
          </table:table-cell>
          <table:table-cell office:value-type="float" office:value="1322278126" calcext:value-type="float">
            <text:p>1322278126</text:p>
          </table:table-cell>
          <table:table-cell table:number-columns-repeated="101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097" calcext:value-type="float">
            <text:p>5097</text:p>
          </table:table-cell>
          <table:table-cell office:value-type="float" office:value="4473019622" calcext:value-type="float">
            <text:p>4473019622</text:p>
          </table:table-cell>
          <table:table-cell table:number-columns-repeated="101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332" calcext:value-type="float">
            <text:p>1332</text:p>
          </table:table-cell>
          <table:table-cell office:value-type="float" office:value="1567072172" calcext:value-type="float">
            <text:p>1567072172</text:p>
          </table:table-cell>
          <table:table-cell table:number-columns-repeated="101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12" calcext:value-type="float">
            <text:p>212</text:p>
          </table:table-cell>
          <table:table-cell office:value-type="float" office:value="321138416" calcext:value-type="float">
            <text:p>321138416</text:p>
          </table:table-cell>
          <table:table-cell table:number-columns-repeated="10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86720" calcext:value-type="float">
            <text:p>186720</text:p>
          </table:table-cell>
          <table:table-cell office:value-type="float" office:value="112437014172" calcext:value-type="float">
            <text:p>112437014172</text:p>
          </table:table-cell>
          <table:table-cell table:number-columns-repeated="101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49925" calcext:value-type="float">
            <text:p>49925</text:p>
          </table:table-cell>
          <table:table-cell office:value-type="float" office:value="152814070520" calcext:value-type="float">
            <text:p>152814070520</text:p>
          </table:table-cell>
          <table:table-cell table:number-columns-repeated="101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27788920" calcext:value-type="float">
            <text:p>27788920</text:p>
          </table:table-cell>
          <table:table-cell table:number-columns-repeated="101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09" calcext:value-type="float">
            <text:p>309</text:p>
          </table:table-cell>
          <table:table-cell office:value-type="float" office:value="558384784" calcext:value-type="float">
            <text:p>558384784</text:p>
          </table:table-cell>
          <table:table-cell table:number-columns-repeated="101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afebooru 2022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76556642" calcext:value-type="float">
            <text:p>76556642</text:p>
          </table:table-cell>
          <table:table-cell table:number-columns-repeated="101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-shuushuu_2023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2994" calcext:value-type="float">
            <text:p>12994</text:p>
          </table:table-cell>
          <table:table-cell office:value-type="float" office:value="57853157919" calcext:value-type="float">
            <text:p>57853157919</text:p>
          </table:table-cell>
          <table:table-cell table:number-columns-repeated="101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120783669" calcext:value-type="float">
            <text:p>120783669</text:p>
          </table:table-cell>
          <table:table-cell table:number-columns-repeated="101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49" calcext:value-type="float">
            <text:p>149</text:p>
          </table:table-cell>
          <table:table-cell office:value-type="float" office:value="245192827" calcext:value-type="float">
            <text:p>245192827</text:p>
          </table:table-cell>
          <table:table-cell table:number-columns-repeated="10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95" calcext:value-type="float">
            <text:p>295</text:p>
          </table:table-cell>
          <table:table-cell office:value-type="float" office:value="260210312" calcext:value-type="float">
            <text:p>260210312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02150851" calcext:value-type="float">
            <text:p>102150851</text:p>
          </table:table-cell>
          <table:table-cell table:number-columns-repeated="101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91669936" calcext:value-type="float">
            <text:p>91669936</text:p>
          </table:table-cell>
          <table:table-cell table:number-columns-repeated="101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189380644" calcext:value-type="float">
            <text:p>189380644</text:p>
          </table:table-cell>
          <table:table-cell table:number-columns-repeated="101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-shuushuu_2020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341103374" calcext:value-type="float">
            <text:p>341103374</text:p>
          </table:table-cell>
          <table:table-cell table:number-columns-repeated="101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2819403" calcext:value-type="float">
            <text:p>12819403</text:p>
          </table:table-cell>
          <table:table-cell table:number-columns-repeated="101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afebooru 2022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float" office:value="16646462" calcext:value-type="float">
            <text:p>16646462</text:p>
          </table:table-cell>
          <table:table-cell table:number-columns-repeated="101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1775459" calcext:value-type="float">
            <text:p>1775459</text:p>
          </table:table-cell>
          <table:table-cell table:number-columns-repeated="101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1000 Authors of Anime Art</text:p>
          </table:table-cell>
          <table:table-cell office:value-type="string" calcext:value-type="string">
            <text:p>HTM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4779058" calcext:value-type="float">
            <text:p>4779058</text:p>
          </table:table-cell>
          <table:table-cell/>
          <table:table-cell office:value-type="float" office:value="926352" calcext:value-type="float">
            <text:p>926352</text:p>
          </table:table-cell>
          <table:table-cell table:number-columns-repeated="101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e-shuushuu 2013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3885933" calcext:value-type="float">
            <text:p>3885933</text:p>
          </table:table-cell>
          <table:table-cell/>
          <table:table-cell office:value-type="float" office:value="1804708" calcext:value-type="float">
            <text:p>1804708</text:p>
          </table:table-cell>
          <table:table-cell table:number-columns-repeated="10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113966529" calcext:value-type="float">
            <text:p>113966529</text:p>
          </table:table-cell>
          <table:table-cell/>
          <table:table-cell office:value-type="float" office:value="25775079" calcext:value-type="float">
            <text:p>25775079</text:p>
          </table:table-cell>
          <table:table-cell table:number-columns-repeated="101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3793097" calcext:value-type="float">
            <text:p>83793097</text:p>
          </table:table-cell>
          <table:table-cell/>
          <table:table-cell office:value-type="float" office:value="19445595" calcext:value-type="float">
            <text:p>19445595</text:p>
          </table:table-cell>
          <table:table-cell table:number-columns-repeated="101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8770230" calcext:value-type="float">
            <text:p>8770230</text:p>
          </table:table-cell>
          <table:table-cell/>
          <table:table-cell office:value-type="float" office:value="2541455" calcext:value-type="float">
            <text:p>2541455</text:p>
          </table:table-cell>
          <table:table-cell table:number-columns-repeated="101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38061714" calcext:value-type="float">
            <text:p>38061714</text:p>
          </table:table-cell>
          <table:table-cell/>
          <table:table-cell office:value-type="float" office:value="10001334" calcext:value-type="float">
            <text:p>10001334</text:p>
          </table:table-cell>
          <table:table-cell table:number-columns-repeated="101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44026581" calcext:value-type="float">
            <text:p>44026581</text:p>
          </table:table-cell>
          <table:table-cell/>
          <table:table-cell office:value-type="float" office:value="14732257" calcext:value-type="float">
            <text:p>14732257</text:p>
          </table:table-cell>
          <table:table-cell table:number-columns-repeated="10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4815806" calcext:value-type="float">
            <text:p>84815806</text:p>
          </table:table-cell>
          <table:table-cell/>
          <table:table-cell office:value-type="float" office:value="23381798" calcext:value-type="float">
            <text:p>23381798</text:p>
          </table:table-cell>
          <table:table-cell table:number-columns-repeated="101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34" calcext:value-type="float">
            <text:p>234</text:p>
          </table:table-cell>
          <table:table-cell office:value-type="float" office:value="211789287" calcext:value-type="float">
            <text:p>211789287</text:p>
          </table:table-cell>
          <table:table-cell/>
          <table:table-cell office:value-type="float" office:value="69012902" calcext:value-type="float">
            <text:p>69012902</text:p>
          </table:table-cell>
          <table:table-cell table:number-columns-repeated="101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67" calcext:value-type="float">
            <text:p>567</text:p>
          </table:table-cell>
          <table:table-cell office:value-type="float" office:value="457135813" calcext:value-type="float">
            <text:p>457135813</text:p>
          </table:table-cell>
          <table:table-cell/>
          <table:table-cell office:value-type="float" office:value="148982062" calcext:value-type="float">
            <text:p>148982062</text:p>
          </table:table-cell>
          <table:table-cell table:number-columns-repeated="101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64" calcext:value-type="float">
            <text:p>164</text:p>
          </table:table-cell>
          <table:table-cell office:value-type="float" office:value="220502873" calcext:value-type="float">
            <text:p>220502873</text:p>
          </table:table-cell>
          <table:table-cell/>
          <table:table-cell office:value-type="float" office:value="53002196" calcext:value-type="float">
            <text:p>53002196</text:p>
          </table:table-cell>
          <table:table-cell table:number-columns-repeated="10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50296216" calcext:value-type="float">
            <text:p>50296216</text:p>
          </table:table-cell>
          <table:table-cell/>
          <table:table-cell office:value-type="float" office:value="6898580" calcext:value-type="float">
            <text:p>689858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34440694" calcext:value-type="float">
            <text:p>34440694</text:p>
          </table:table-cell>
          <table:table-cell/>
          <table:table-cell office:value-type="float" office:value="13087471" calcext:value-type="float">
            <text:p>13087471</text:p>
          </table:table-cell>
          <table:table-cell table:number-columns-repeated="101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afeboor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7779403" calcext:value-type="float">
            <text:p>7779403</text:p>
          </table:table-cell>
          <table:table-cell/>
          <table:table-cell office:value-type="float" office:value="3015527" calcext:value-type="float">
            <text:p>3015527</text:p>
          </table:table-cell>
          <table:table-cell table:number-columns-repeated="101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afebooru 2020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17998177" calcext:value-type="float">
            <text:p>17998177</text:p>
          </table:table-cell>
          <table:table-cell/>
          <table:table-cell office:value-type="float" office:value="4096935" calcext:value-type="float">
            <text:p>4096935</text:p>
          </table:table-cell>
          <table:table-cell table:number-columns-repeated="101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6639672" calcext:value-type="float">
            <text:p>6639672</text:p>
          </table:table-cell>
          <table:table-cell/>
          <table:table-cell office:value-type="float" office:value="1810048" calcext:value-type="float">
            <text:p>1810048</text:p>
          </table:table-cell>
          <table:table-cell table:number-columns-repeated="101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-shuushuu 2017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float" office:value="14002418" calcext:value-type="float">
            <text:p>14002418</text:p>
          </table:table-cell>
          <table:table-cell/>
          <table:table-cell office:value-type="float" office:value="2760650" calcext:value-type="float">
            <text:p>2760650</text:p>
          </table:table-cell>
          <table:table-cell table:number-columns-repeated="101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7219811" calcext:value-type="float">
            <text:p>7219811</text:p>
          </table:table-cell>
          <table:table-cell/>
          <table:table-cell office:value-type="float" office:value="1667128" calcext:value-type="float">
            <text:p>1667128</text:p>
          </table:table-cell>
          <table:table-cell table:number-columns-repeated="101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afebooru 2018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konachan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193714" calcext:value-type="float">
            <text:p>2193714</text:p>
          </table:table-cell>
          <table:table-cell/>
          <table:table-cell office:value-type="float" office:value="1646156" calcext:value-type="float">
            <text:p>1646156</text:p>
          </table:table-cell>
          <table:table-cell table:number-columns-repeated="101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zerochan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2049146" calcext:value-type="float">
            <text:p>2049146</text:p>
          </table:table-cell>
          <table:table-cell/>
          <table:table-cell office:value-type="float" office:value="746628" calcext:value-type="float">
            <text:p>746628</text:p>
          </table:table-cell>
          <table:table-cell table:number-columns-repeated="101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afebooru 2019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12" calcext:value-type="float">
            <text:p>212</text:p>
          </table:table-cell>
          <table:table-cell office:value-type="float" office:value="275332294" calcext:value-type="float">
            <text:p>275332294</text:p>
          </table:table-cell>
          <table:table-cell office:value-type="float" office:value="275327306" calcext:value-type="float">
            <text:p>275327306</text:p>
          </table:table-cell>
          <table:table-cell table:number-columns-repeated="101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752" calcext:value-type="float">
            <text:p>1752</text:p>
          </table:table-cell>
          <table:table-cell office:value-type="float" office:value="1275952685" calcext:value-type="float">
            <text:p>1275952685</text:p>
          </table:table-cell>
          <table:table-cell office:value-type="float" office:value="1285162567" calcext:value-type="float">
            <text:p>1285162567</text:p>
          </table:table-cell>
          <table:table-cell table:number-columns-repeated="10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573" calcext:value-type="float">
            <text:p>2573</text:p>
          </table:table-cell>
          <table:table-cell office:value-type="float" office:value="7430965402" calcext:value-type="float">
            <text:p>7430965402</text:p>
          </table:table-cell>
          <table:table-cell office:value-type="float" office:value="4904573793" calcext:value-type="float">
            <text:p>4904573793</text:p>
          </table:table-cell>
          <table:table-cell table:number-columns-repeated="101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621 TBI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621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799" calcext:value-type="float">
            <text:p>2799</text:p>
          </table:table-cell>
          <table:table-cell office:value-type="float" office:value="1475843877" calcext:value-type="float">
            <text:p>1475843877</text:p>
          </table:table-cell>
          <table:table-cell office:value-type="float" office:value="1476743507" calcext:value-type="float">
            <text:p>1476743507</text:p>
          </table:table-cell>
          <table:table-cell table:number-columns-repeated="101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71" calcext:value-type="float">
            <text:p>771</text:p>
          </table:table-cell>
          <table:table-cell office:value-type="float" office:value="1037362893" calcext:value-type="float">
            <text:p>1037362893</text:p>
          </table:table-cell>
          <table:table-cell office:value-type="float" office:value="704316530" calcext:value-type="float">
            <text:p>704316530</text:p>
          </table:table-cell>
          <table:table-cell table:number-columns-repeated="101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110" calcext:value-type="float">
            <text:p>1110</text:p>
          </table:table-cell>
          <table:table-cell office:value-type="float" office:value="3816648241" calcext:value-type="float">
            <text:p>3816648241</text:p>
          </table:table-cell>
          <table:table-cell office:value-type="float" office:value="2027980525" calcext:value-type="float">
            <text:p>2027980525</text:p>
          </table:table-cell>
          <table:table-cell table:number-columns-repeated="101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64" calcext:value-type="float">
            <text:p>564</text:p>
          </table:table-cell>
          <table:table-cell office:value-type="float" office:value="447016373" calcext:value-type="float">
            <text:p>447016373</text:p>
          </table:table-cell>
          <table:table-cell office:value-type="float" office:value="447919786" calcext:value-type="float">
            <text:p>447919786</text:p>
          </table:table-cell>
          <table:table-cell table:number-columns-repeated="101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73" calcext:value-type="float">
            <text:p>473</text:p>
          </table:table-cell>
          <table:table-cell office:value-type="float" office:value="751931499" calcext:value-type="float">
            <text:p>751931499</text:p>
          </table:table-cell>
          <table:table-cell office:value-type="float" office:value="756525537" calcext:value-type="float">
            <text:p>756525537</text:p>
          </table:table-cell>
          <table:table-cell table:number-columns-repeated="101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897" calcext:value-type="float">
            <text:p>1897</text:p>
          </table:table-cell>
          <table:table-cell office:value-type="float" office:value="3977885013" calcext:value-type="float">
            <text:p>3977885013</text:p>
          </table:table-cell>
          <table:table-cell office:value-type="float" office:value="2836473115" calcext:value-type="float">
            <text:p>2836473115</text:p>
          </table:table-cell>
          <table:table-cell table:number-columns-repeated="101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736" calcext:value-type="float">
            <text:p>736</text:p>
          </table:table-cell>
          <table:table-cell office:value-type="float" office:value="612191768" calcext:value-type="float">
            <text:p>612191768</text:p>
          </table:table-cell>
          <table:table-cell office:value-type="float" office:value="617464321" calcext:value-type="float">
            <text:p>617464321</text:p>
          </table:table-cell>
          <table:table-cell table:number-columns-repeated="101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580" calcext:value-type="float">
            <text:p>580</text:p>
          </table:table-cell>
          <table:table-cell office:value-type="float" office:value="323962703" calcext:value-type="float">
            <text:p>323962703</text:p>
          </table:table-cell>
          <table:table-cell office:value-type="float" office:value="328204028" calcext:value-type="float">
            <text:p>328204028</text:p>
          </table:table-cell>
          <table:table-cell table:number-columns-repeated="101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68" calcext:value-type="float">
            <text:p>168</text:p>
          </table:table-cell>
          <table:table-cell office:value-type="float" office:value="849723573" calcext:value-type="float">
            <text:p>849723573</text:p>
          </table:table-cell>
          <table:table-cell office:value-type="float" office:value="261162915" calcext:value-type="float">
            <text:p>261162915</text:p>
          </table:table-cell>
          <table:table-cell table:number-columns-repeated="10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ankaku 2015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16245" calcext:value-type="float">
            <text:p>16245</text:p>
          </table:table-cell>
          <table:table-cell office:value-type="float" office:value="26599720480" calcext:value-type="float">
            <text:p>26599720480</text:p>
          </table:table-cell>
          <table:table-cell office:value-type="float" office:value="19154428645" calcext:value-type="float">
            <text:p>19154428645</text:p>
          </table:table-cell>
          <table:table-cell office:value-type="float" office:value="5367974510" calcext:value-type="float">
            <text:p>5367974510</text:p>
          </table:table-cell>
          <table:table-cell table:number-columns-repeated="101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afebooru 1280 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33087" calcext:value-type="float">
            <text:p>33087</text:p>
          </table:table-cell>
          <table:table-cell office:value-type="float" office:value="36786810431" calcext:value-type="float">
            <text:p>36786810431</text:p>
          </table:table-cell>
          <table:table-cell office:value-type="float" office:value="33018573248" calcext:value-type="float">
            <text:p>33018573248</text:p>
          </table:table-cell>
          <table:table-cell office:value-type="float" office:value="12662499935" calcext:value-type="float">
            <text:p>12662499935</text:p>
          </table:table-cell>
          <table:table-cell table:number-columns-repeated="101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ankaku 2013 wallsH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ARCH</text:p>
          </table:table-cell>
          <table:table-cell office:value-type="float" office:value="6786" calcext:value-type="float">
            <text:p>6786</text:p>
          </table:table-cell>
          <table:table-cell office:value-type="float" office:value="15411145857" calcext:value-type="float">
            <text:p>15411145857</text:p>
          </table:table-cell>
          <table:table-cell office:value-type="float" office:value="11052694112" calcext:value-type="float">
            <text:p>11052694112</text:p>
          </table:table-cell>
          <table:table-cell office:value-type="float" office:value="2511427171" calcext:value-type="float">
            <text:p>2511427171</text:p>
          </table:table-cell>
          <table:table-cell table:number-columns-repeated="101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e-shuushuu 2015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3224" calcext:value-type="float">
            <text:p>3224</text:p>
          </table:table-cell>
          <table:table-cell office:value-type="float" office:value="3942666353" calcext:value-type="float">
            <text:p>3942666353</text:p>
          </table:table-cell>
          <table:table-cell office:value-type="float" office:value="3316064730" calcext:value-type="float">
            <text:p>3316064730</text:p>
          </table:table-cell>
          <table:table-cell office:value-type="float" office:value="1100398396" calcext:value-type="float">
            <text:p>1100398396</text:p>
          </table:table-cell>
          <table:table-cell table:number-columns-repeated="101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ankaku 2016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4678" calcext:value-type="float">
            <text:p>4678</text:p>
          </table:table-cell>
          <table:table-cell office:value-type="float" office:value="7309981192" calcext:value-type="float">
            <text:p>7309981192</text:p>
          </table:table-cell>
          <table:table-cell office:value-type="float" office:value="5349186193" calcext:value-type="float">
            <text:p>5349186193</text:p>
          </table:table-cell>
          <table:table-cell office:value-type="float" office:value="1458648209" calcext:value-type="float">
            <text:p>1458648209</text:p>
          </table:table-cell>
          <table:table-cell table:number-columns-repeated="101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afebooru 2022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61810" calcext:value-type="float">
            <text:p>61810</text:p>
          </table:table-cell>
          <table:table-cell office:value-type="float" office:value="94548123782" calcext:value-type="float">
            <text:p>94548123782</text:p>
          </table:table-cell>
          <table:table-cell office:value-type="float" office:value="95263352940" calcext:value-type="float">
            <text:p>95263352940</text:p>
          </table:table-cell>
          <table:table-cell office:value-type="float" office:value="17255758234" calcext:value-type="float">
            <text:p>17255758234</text:p>
          </table:table-cell>
          <table:table-cell table:number-columns-repeated="101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afebooru 2023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179533" calcext:value-type="float">
            <text:p>179533</text:p>
          </table:table-cell>
          <table:table-cell office:value-type="float" office:value="316501876461" calcext:value-type="float">
            <text:p>316501876461</text:p>
          </table:table-cell>
          <table:table-cell office:value-type="float" office:value="316842730398" calcext:value-type="float">
            <text:p>316842730398</text:p>
          </table:table-cell>
          <table:table-cell office:value-type="float" office:value="48496924971" calcext:value-type="float">
            <text:p>48496924971</text:p>
          </table:table-cell>
          <table:table-cell table:number-columns-repeated="101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2898" calcext:value-type="float">
            <text:p>12898</text:p>
          </table:table-cell>
          <table:table-cell office:value-type="float" office:value="30077985914" calcext:value-type="float">
            <text:p>30077985914</text:p>
          </table:table-cell>
          <table:table-cell office:value-type="float" office:value="30241868226" calcext:value-type="float">
            <text:p>30241868226</text:p>
          </table:table-cell>
          <table:table-cell office:value-type="float" office:value="4355980810" calcext:value-type="float">
            <text:p>4355980810</text:p>
          </table:table-cell>
          <table:table-cell table:number-columns-repeated="101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afebooru 2021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8126" calcext:value-type="float">
            <text:p>18126</text:p>
          </table:table-cell>
          <table:table-cell office:value-type="float" office:value="24983026692" calcext:value-type="float">
            <text:p>24983026692</text:p>
          </table:table-cell>
          <table:table-cell office:value-type="float" office:value="25073064209" calcext:value-type="float">
            <text:p>25073064209</text:p>
          </table:table-cell>
          <table:table-cell office:value-type="float" office:value="4750451573" calcext:value-type="float">
            <text:p>4750451573</text:p>
          </table:table-cell>
          <table:table-cell table:number-columns-repeated="101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afebooru 2021d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20438" calcext:value-type="float">
            <text:p>20438</text:p>
          </table:table-cell>
          <table:table-cell office:value-type="float" office:value="34828638937" calcext:value-type="float">
            <text:p>34828638937</text:p>
          </table:table-cell>
          <table:table-cell office:value-type="float" office:value="35240066241" calcext:value-type="float">
            <text:p>35240066241</text:p>
          </table:table-cell>
          <table:table-cell office:value-type="float" office:value="5643930426" calcext:value-type="float">
            <text:p>5643930426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afebooru 2021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RCH</text:p>
          </table:table-cell>
          <table:table-cell office:value-type="float" office:value="1435" calcext:value-type="float">
            <text:p>1435</text:p>
          </table:table-cell>
          <table:table-cell office:value-type="float" office:value="4211172582" calcext:value-type="float">
            <text:p>4211172582</text:p>
          </table:table-cell>
          <table:table-cell office:value-type="float" office:value="4254428253" calcext:value-type="float">
            <text:p>4254428253</text:p>
          </table:table-cell>
          <table:table-cell office:value-type="float" office:value="477469520" calcext:value-type="float">
            <text:p>477469520</text:p>
          </table:table-cell>
          <table:table-cell table:number-columns-repeated="101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4799026" calcext:value-type="float">
            <text:p>64799026</text:p>
          </table:table-cell>
          <table:table-cell table:number-columns-repeated="101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811" calcext:value-type="float">
            <text:p>2811</text:p>
          </table:table-cell>
          <table:table-cell office:value-type="float" office:value="7283284932" calcext:value-type="float">
            <text:p>7283284932</text:p>
          </table:table-cell>
          <table:table-cell office:value-type="float" office:value="2350396287" calcext:value-type="float">
            <text:p>2350396287</text:p>
          </table:table-cell>
          <table:table-cell office:value-type="float" office:value="931488353" calcext:value-type="float">
            <text:p>931488353</text:p>
          </table:table-cell>
          <table:table-cell table:number-columns-repeated="101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chan.sankakucomplex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9446" calcext:value-type="float">
            <text:p>29446</text:p>
          </table:table-cell>
          <table:table-cell office:value-type="float" office:value="60388126222" calcext:value-type="float">
            <text:p>60388126222</text:p>
          </table:table-cell>
          <table:table-cell office:value-type="float" office:value="60546494550" calcext:value-type="float">
            <text:p>60546494550</text:p>
          </table:table-cell>
          <table:table-cell office:value-type="float" office:value="8925428373" calcext:value-type="float">
            <text:p>8925428373</text:p>
          </table:table-cell>
          <table:table-cell table:number-columns-repeated="101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afebooru 2020b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115" calcext:value-type="float">
            <text:p>13115</text:p>
          </table:table-cell>
          <table:table-cell office:value-type="float" office:value="28419790954" calcext:value-type="float">
            <text:p>28419790954</text:p>
          </table:table-cell>
          <table:table-cell office:value-type="float" office:value="28680965799" calcext:value-type="float">
            <text:p>28680965799</text:p>
          </table:table-cell>
          <table:table-cell office:value-type="float" office:value="4631983425" calcext:value-type="float">
            <text:p>4631983425</text:p>
          </table:table-cell>
          <table:table-cell table:number-columns-repeated="101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yande.re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4241" calcext:value-type="float">
            <text:p>14241</text:p>
          </table:table-cell>
          <table:table-cell office:value-type="float" office:value="33804860244" calcext:value-type="float">
            <text:p>33804860244</text:p>
          </table:table-cell>
          <table:table-cell office:value-type="float" office:value="33706002967" calcext:value-type="float">
            <text:p>33706002967</text:p>
          </table:table-cell>
          <table:table-cell office:value-type="float" office:value="4866012556" calcext:value-type="float">
            <text:p>4866012556</text:p>
          </table:table-cell>
          <table:table-cell table:number-columns-repeated="101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afebooru 2021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30095" calcext:value-type="float">
            <text:p>30095</text:p>
          </table:table-cell>
          <table:table-cell office:value-type="float" office:value="56297972686" calcext:value-type="float">
            <text:p>56297972686</text:p>
          </table:table-cell>
          <table:table-cell office:value-type="float" office:value="56462559769" calcext:value-type="float">
            <text:p>56462559769</text:p>
          </table:table-cell>
          <table:table-cell office:value-type="float" office:value="9373520449" calcext:value-type="float">
            <text:p>9373520449</text:p>
          </table:table-cell>
          <table:table-cell table:number-columns-repeated="101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-shuushuu 2014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427" calcext:value-type="float">
            <text:p>1427</text:p>
          </table:table-cell>
          <table:table-cell office:value-type="float" office:value="4480611257" calcext:value-type="float">
            <text:p>4480611257</text:p>
          </table:table-cell>
          <table:table-cell office:value-type="float" office:value="1246654235" calcext:value-type="float">
            <text:p>1246654235</text:p>
          </table:table-cell>
          <table:table-cell office:value-type="float" office:value="550927070" calcext:value-type="float">
            <text:p>550927070</text:p>
          </table:table-cell>
          <table:table-cell table:number-columns-repeated="101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afebooru 2020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gelbooru.com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5043" calcext:value-type="float">
            <text:p>15043</text:p>
          </table:table-cell>
          <table:table-cell office:value-type="float" office:value="23590033970" calcext:value-type="float">
            <text:p>23590033970</text:p>
          </table:table-cell>
          <table:table-cell office:value-type="float" office:value="23834568993" calcext:value-type="float">
            <text:p>23834568993</text:p>
          </table:table-cell>
          <table:table-cell office:value-type="float" office:value="4304344224" calcext:value-type="float">
            <text:p>4304344224</text:p>
          </table:table-cell>
          <table:table-cell table:number-columns-repeated="101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-shuushuu 2016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6607" calcext:value-type="float">
            <text:p>6607</text:p>
          </table:table-cell>
          <table:table-cell office:value-type="float" office:value="12586657703" calcext:value-type="float">
            <text:p>12586657703</text:p>
          </table:table-cell>
          <table:table-cell office:value-type="float" office:value="10115398806" calcext:value-type="float">
            <text:p>10115398806</text:p>
          </table:table-cell>
          <table:table-cell office:value-type="float" office:value="2234224304" calcext:value-type="float">
            <text:p>2234224304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zerochan_2014s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7028" calcext:value-type="float">
            <text:p>7028</text:p>
          </table:table-cell>
          <table:table-cell office:value-type="float" office:value="4161924865" calcext:value-type="float">
            <text:p>4161924865</text:p>
          </table:table-cell>
          <table:table-cell office:value-type="float" office:value="8763669972" calcext:value-type="float">
            <text:p>8763669972</text:p>
          </table:table-cell>
          <table:table-cell office:value-type="float" office:value="2515285177" calcext:value-type="float">
            <text:p>2515285177</text:p>
          </table:table-cell>
          <table:table-cell table:number-columns-repeated="101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e-shuushuu 2018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626" calcext:value-type="float">
            <text:p>2626</text:p>
          </table:table-cell>
          <table:table-cell office:value-type="float" office:value="5001593944" calcext:value-type="float">
            <text:p>5001593944</text:p>
          </table:table-cell>
          <table:table-cell office:value-type="float" office:value="2787860676" calcext:value-type="float">
            <text:p>2787860676</text:p>
          </table:table-cell>
          <table:table-cell office:value-type="float" office:value="1048971183" calcext:value-type="float">
            <text:p>1048971183</text:p>
          </table:table-cell>
          <table:table-cell table:number-columns-repeated="101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380" calcext:value-type="float">
            <text:p>1380</text:p>
          </table:table-cell>
          <table:table-cell office:value-type="float" office:value="3399952292" calcext:value-type="float">
            <text:p>3399952292</text:p>
          </table:table-cell>
          <table:table-cell office:value-type="float" office:value="3374395077" calcext:value-type="float">
            <text:p>3374395077</text:p>
          </table:table-cell>
          <table:table-cell office:value-type="float" office:value="462666074" calcext:value-type="float">
            <text:p>462666074</text:p>
          </table:table-cell>
          <table:table-cell table:number-columns-repeated="101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afebooru 2022a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3512267" calcext:value-type="float">
            <text:p>63512267</text:p>
          </table:table-cell>
          <table:table-cell table:number-columns-repeated="101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1" calcext:value-type="float">
            <text:p>21</text:p>
          </table:table-cell>
          <table:table-cell office:value-type="float" office:value="23480898" calcext:value-type="float">
            <text:p>23480898</text:p>
          </table:table-cell>
          <table:table-cell office:value-type="float" office:value="21781824" calcext:value-type="float">
            <text:p>21781824</text:p>
          </table:table-cell>
          <table:table-cell office:value-type="float" office:value="9168130" calcext:value-type="float">
            <text:p>9168130</text:p>
          </table:table-cell>
          <table:table-cell table:number-columns-repeated="101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afebooru 2020c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anime-pictures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989865" calcext:value-type="float">
            <text:p>26989865</text:p>
          </table:table-cell>
          <table:table-cell table:number-columns-repeated="101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zerochan_2016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CH</text:p>
          </table:table-cell>
          <table:table-cell office:value-type="float" office:value="2" calcext:value-type="float">
            <text:p>2</text:p>
          </table:table-cell>
          <table:table-cell office:value-type="float" office:value="7900900" calcext:value-type="float">
            <text:p>7900900</text:p>
          </table:table-cell>
          <table:table-cell office:value-type="float" office:value="2651365" calcext:value-type="float">
            <text:p>2651365</text:p>
          </table:table-cell>
          <table:table-cell office:value-type="float" office:value="885864" calcext:value-type="float">
            <text:p>885864</text:p>
          </table:table-cell>
          <table:table-cell table:number-columns-repeated="101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ankaku 2016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chan.sankakucomplex.com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float" office:value="2041171" calcext:value-type="float">
            <text:p>2041171</text:p>
          </table:table-cell>
          <table:table-cell office:value-type="float" office:value="606983" calcext:value-type="float">
            <text:p>606983</text:p>
          </table:table-cell>
          <table:table-cell table:number-columns-repeated="101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e-shuushuu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e-shuushuu.net</text:p>
          </table:table-cell>
          <table:table-cell/>
          <table:table-cell office:value-type="string" calcext:value-type="string">
            <text:p>ARCH</text:p>
          </table:table-cell>
          <table:table-cell office:value-type="float" office:value="3" calcext:value-type="float">
            <text:p>3</text:p>
          </table:table-cell>
          <table:table-cell office:value-type="float" office:value="1375833" calcext:value-type="float">
            <text:p>1375833</text:p>
          </table:table-cell>
          <table:table-cell office:value-type="float" office:value="1310184" calcext:value-type="float">
            <text:p>1310184</text:p>
          </table:table-cell>
          <table:table-cell table:number-columns-repeated="1015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danbooru.donmai.us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16157430914" calcext:value-type="float">
            <text:p>16157430914</text:p>
          </table:table-cell>
          <table:table-cell office:value-type="float" office:value="3736656621" calcext:value-type="float">
            <text:p>3736656621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safebooru.org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2767866217" calcext:value-type="float">
            <text:p>2767866217</text:p>
          </table:table-cell>
          <table:table-cell office:value-type="float" office:value="750464072" calcext:value-type="float">
            <text:p>750464072</text:p>
          </table:table-cell>
          <table:table-cell table:number-columns-repeated="1014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www.zerochan.net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ARCH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310641898" calcext:value-type="float">
            <text:p>310641898</text:p>
          </table:table-cell>
          <table:table-cell office:value-type="float" office:value="65688785" calcext:value-type="float">
            <text:p>65688785</text:p>
          </table:table-cell>
          <table:table-cell table:number-columns-repeated="1014"/>
        </table:table-row>
        <table:table-row table:style-name="ro1" table:number-rows-repeated="10478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водная таблица_Select arch_2023_1" table:style-name="ta2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number-columns-repeated="9" table:default-cell-style-name="ce2"/>
        <table:table-column table:style-name="co14" table:default-cell-style-name="ce2"/>
        <table:table-column table:style-name="co15" table:default-cell-style-name="ce2"/>
        <table:table-column table:style-name="co13" table:number-columns-repeated="244" table:default-cell-style-name="ce2"/>
        <table:table-column table:style-name="co13" table:number-columns-repeated="767" table:default-cell-style-name="Default"/>
        <table:table-row table:style-name="ro2">
          <table:table-cell table:style-name="ce3" office:value-type="string" calcext:value-type="string">
            <text:p>Сумма - CNT</text:p>
          </table:table-cell>
          <table:table-cell table:style-name="ce12"/>
          <table:table-cell table:style-name="ce25" office:value-type="string" calcext:value-type="string">
            <text:p>Данные</text:p>
          </table:table-cell>
          <table:table-cell table:style-name="ce25" office:value-type="string" calcext:value-type="string">
            <text:p>ARCH</text:p>
          </table:table-cell>
          <table:table-cell table:style-name="ce46" table:number-columns-repeated="8"/>
          <table:table-cell table:style-name="ce67"/>
          <table:table-cell table:number-columns-repeated="1011"/>
        </table:table-row>
        <table:table-row table:style-name="ro2">
          <table:table-cell table:style-name="ce4"/>
          <table:table-cell table:style-name="ce13"/>
          <table:table-cell table:style-name="ce26" office:value-type="string" calcext:value-type="string">
            <text:p>ARCH</text:p>
          </table:table-cell>
          <table:table-cell table:style-name="ce43" table:number-columns-repeated="4"/>
          <table:table-cell table:style-name="ce43" office:value-type="string" calcext:value-type="string">
            <text:p>NONE</text:p>
          </table:table-cell>
          <table:table-cell table:style-name="ce43" table:number-columns-repeated="4"/>
          <table:table-cell table:style-name="ce68" office:value-type="string" calcext:value-type="string">
            <text:p>Итог Результат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TORR</text:p>
          </table:table-cell>
          <table:table-cell table:style-name="ce14" office:value-type="string" calcext:value-type="string">
            <text:p>BOORU</text:p>
          </table:table-cell>
          <table:table-cell table:style-name="ce27" office:value-type="string" calcext:value-type="string">
            <text:p>BCB</text:p>
          </table:table-cell>
          <table:table-cell table:style-name="ce44" office:value-type="string" calcext:value-type="string">
            <text:p>BCN</text:p>
          </table:table-cell>
          <table:table-cell table:style-name="ce44" office:value-type="string" calcext:value-type="string">
            <text:p>BCO</text:p>
          </table:table-cell>
          <table:table-cell table:style-name="ce44" office:value-type="string" calcext:value-type="string">
            <text:p>BCT</text:p>
          </table:table-cell>
          <table:table-cell table:style-name="ce44" office:value-type="string" calcext:value-type="string">
            <text:p>(пусто)</text:p>
          </table:table-cell>
          <table:table-cell table:style-name="ce44" office:value-type="string" calcext:value-type="string">
            <text:p>BCB</text:p>
          </table:table-cell>
          <table:table-cell table:style-name="ce44" office:value-type="string" calcext:value-type="string">
            <text:p>BCN</text:p>
          </table:table-cell>
          <table:table-cell table:style-name="ce44" office:value-type="string" calcext:value-type="string">
            <text:p>BCO</text:p>
          </table:table-cell>
          <table:table-cell table:style-name="ce44" office:value-type="string" calcext:value-type="string">
            <text:p>BCT</text:p>
          </table:table-cell>
          <table:table-cell table:style-name="ce44" office:value-type="string" calcext:value-type="string">
            <text:p>(пусто)</text:p>
          </table:table-cell>
          <table:table-cell table:style-name="ce69"/>
          <table:table-cell table:number-columns-repeated="1011"/>
        </table:table-row>
        <table:table-row table:style-name="ro3">
          <table:table-cell table:style-name="ce6" office:value-type="string" calcext:value-type="string">
            <text:p>= exehint coll =</text:p>
          </table:table-cell>
          <table:table-cell table:style-name="ce15" office:value-type="string" calcext:value-type="string">
            <text:p>(пусто)</text:p>
          </table:table-cell>
          <table:table-cell table:style-name="ce28"/>
          <table:table-cell table:style-name="ce29" table:number-columns-repeated="3"/>
          <table:table-cell table:style-name="ce47"/>
          <table:table-cell table:style-name="ce29" table:number-columns-repeated="4"/>
          <table:table-cell table:style-name="ce58" office:value-type="float" office:value="131311" calcext:value-type="float">
            <text:p>131311</text:p>
          </table:table-cell>
          <table:table-cell table:style-name="ce70" office:value-type="float" office:value="131311" calcext:value-type="float">
            <text:p>131 31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1000 Authors of Anime Art</text:p>
          </table:table-cell>
          <table:table-cell table:style-name="ce15" office:value-type="string" calcext:value-type="string">
            <text:p>(пусто)</text:p>
          </table:table-cell>
          <table:table-cell table:style-name="ce29" table:number-columns-repeated="5"/>
          <table:table-cell table:style-name="ce28"/>
          <table:table-cell table:style-name="ce29" table:number-columns-repeated="3"/>
          <table:table-cell table:style-name="ce59" office:value-type="float" office:value="75014" calcext:value-type="float">
            <text:p>75014</text:p>
          </table:table-cell>
          <table:table-cell table:style-name="ce70" office:value-type="float" office:value="75014" calcext:value-type="float">
            <text:p>75 0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Animepaper.net</text:p>
          </table:table-cell>
          <table:table-cell table:style-name="ce15" office:value-type="string" calcext:value-type="string">
            <text:p>(пусто)</text:p>
          </table:table-cell>
          <table:table-cell table:style-name="ce28"/>
          <table:table-cell table:style-name="ce29" table:number-columns-repeated="3"/>
          <table:table-cell table:style-name="ce47"/>
          <table:table-cell table:style-name="ce29" table:number-columns-repeated="4"/>
          <table:table-cell table:style-name="ce58" office:value-type="float" office:value="19750" calcext:value-type="float">
            <text:p>19750</text:p>
          </table:table-cell>
          <table:table-cell table:style-name="ce70" office:value-type="float" office:value="19750" calcext:value-type="float">
            <text:p>19 7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Animepaper.Scans</text:p>
          </table:table-cell>
          <table:table-cell table:style-name="ce15" office:value-type="string" calcext:value-type="string">
            <text:p>(пусто)</text:p>
          </table:table-cell>
          <table:table-cell table:style-name="ce29" table:number-columns-repeated="5"/>
          <table:table-cell table:style-name="ce28"/>
          <table:table-cell table:style-name="ce29" table:number-columns-repeated="3"/>
          <table:table-cell table:style-name="ce59" office:value-type="float" office:value="78744" calcext:value-type="float">
            <text:p>78744</text:p>
          </table:table-cell>
          <table:table-cell table:style-name="ce70" office:value-type="float" office:value="78744" calcext:value-type="float">
            <text:p>78 7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</text:p>
          </table:table-cell>
          <table:table-cell table:style-name="ce15" office:value-type="string" calcext:value-type="string">
            <text:p>e-shuushuu.net</text:p>
          </table:table-cell>
          <table:table-cell table:style-name="ce28"/>
          <table:table-cell table:style-name="ce29"/>
          <table:table-cell table:style-name="ce29" office:value-type="float" office:value="13425" calcext:value-type="float">
            <text:p>13425</text:p>
          </table:table-cell>
          <table:table-cell table:style-name="ce29" office:value-type="float" office:value="23716" calcext:value-type="float">
            <text:p>23716</text:p>
          </table:table-cell>
          <table:table-cell table:style-name="ce47" office:value-type="float" office:value="2068" calcext:value-type="float">
            <text:p>2068</text:p>
          </table:table-cell>
          <table:table-cell table:style-name="ce55" office:value-type="float" office:value="3996" calcext:value-type="float">
            <text:p>3996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2" calcext:value-type="float">
            <text:p>12</text:p>
          </table:table-cell>
          <table:table-cell table:style-name="ce60" office:value-type="float" office:value="328721" calcext:value-type="float">
            <text:p>328721</text:p>
          </table:table-cell>
          <table:table-cell table:style-name="ce70" office:value-type="float" office:value="371970" calcext:value-type="float">
            <text:p>371 970</text:p>
          </table:table-cell>
          <table:table-cell table:style-name="ce75" office:value-type="string" calcext:value-type="string">
            <text:p>tiny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e-shuushuu 2013</text:p>
          </table:table-cell>
          <table:table-cell table:style-name="ce15" office:value-type="string" calcext:value-type="string">
            <text:p>e-shuushuu.net</text:p>
          </table:table-cell>
          <table:table-cell table:style-name="ce29" table:number-columns-repeated="2"/>
          <table:table-cell table:style-name="ce29" office:value-type="float" office:value="4416" calcext:value-type="float">
            <text:p>4416</text:p>
          </table:table-cell>
          <table:table-cell table:style-name="ce29" office:value-type="float" office:value="8977" calcext:value-type="float">
            <text:p>8977</text:p>
          </table:table-cell>
          <table:table-cell table:style-name="ce29" office:value-type="float" office:value="707" calcext:value-type="float">
            <text:p>707</text:p>
          </table:table-cell>
          <table:table-cell table:style-name="ce28"/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61" office:value-type="float" office:value="20734" calcext:value-type="float">
            <text:p>20734</text:p>
          </table:table-cell>
          <table:table-cell table:style-name="ce70" office:value-type="float" office:value="34862" calcext:value-type="float">
            <text:p>34 862</text:p>
          </table:table-cell>
          <table:table-cell table:style-name="ce76" table:formula="of:=SUM([.L8:.L16])" office:value-type="float" office:value="861082" calcext:value-type="float">
            <text:p>8610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e-shuushuu 2013s</text:p>
          </table:table-cell>
          <table:table-cell table:style-name="ce15" office:value-type="string" calcext:value-type="string">
            <text:p>e-shuushuu.net</text:p>
          </table:table-cell>
          <table:table-cell table:style-name="ce28"/>
          <table:table-cell table:style-name="ce29"/>
          <table:table-cell table:style-name="ce29" office:value-type="float" office:value="1842" calcext:value-type="float">
            <text:p>1842</text:p>
          </table:table-cell>
          <table:table-cell table:style-name="ce29" office:value-type="float" office:value="2512" calcext:value-type="float">
            <text:p>2512</text:p>
          </table:table-cell>
          <table:table-cell table:style-name="ce47" office:value-type="float" office:value="165" calcext:value-type="float">
            <text:p>165</text:p>
          </table:table-cell>
          <table:table-cell table:style-name="ce29" table:number-columns-repeated="2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60" office:value-type="float" office:value="131126" calcext:value-type="float">
            <text:p>131126</text:p>
          </table:table-cell>
          <table:table-cell table:style-name="ce70" office:value-type="float" office:value="135660" calcext:value-type="float">
            <text:p>135 6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 2014</text:p>
          </table:table-cell>
          <table:table-cell table:style-name="ce15" office:value-type="string" calcext:value-type="string">
            <text:p>e-shuushuu.net</text:p>
          </table:table-cell>
          <table:table-cell table:style-name="ce29" table:number-columns-repeated="2"/>
          <table:table-cell table:style-name="ce29" office:value-type="float" office:value="4102" calcext:value-type="float">
            <text:p>4102</text:p>
          </table:table-cell>
          <table:table-cell table:style-name="ce29" office:value-type="float" office:value="9624" calcext:value-type="float">
            <text:p>9624</text:p>
          </table:table-cell>
          <table:table-cell table:style-name="ce29" office:value-type="float" office:value="536" calcext:value-type="float">
            <text:p>536</text:p>
          </table:table-cell>
          <table:table-cell table:style-name="ce28"/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61" office:value-type="float" office:value="99231" calcext:value-type="float">
            <text:p>99231</text:p>
          </table:table-cell>
          <table:table-cell table:style-name="ce70" office:value-type="float" office:value="113528" calcext:value-type="float">
            <text:p>113 5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 2015</text:p>
          </table:table-cell>
          <table:table-cell table:style-name="ce15" office:value-type="string" calcext:value-type="string">
            <text:p>e-shuushuu.net</text:p>
          </table:table-cell>
          <table:table-cell table:style-name="ce28" office:value-type="float" office:value="4541" calcext:value-type="float">
            <text:p>4541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0493" calcext:value-type="float">
            <text:p>10493</text:p>
          </table:table-cell>
          <table:table-cell table:style-name="ce47" office:value-type="float" office:value="703" calcext:value-type="float">
            <text:p>703</text:p>
          </table:table-cell>
          <table:table-cell table:style-name="ce29" table:number-columns-repeated="3"/>
          <table:table-cell table:style-name="ce29" office:value-type="float" office:value="7" calcext:value-type="float">
            <text:p>7</text:p>
          </table:table-cell>
          <table:table-cell table:style-name="ce60" office:value-type="float" office:value="82328" calcext:value-type="float">
            <text:p>82328</text:p>
          </table:table-cell>
          <table:table-cell table:style-name="ce70" office:value-type="float" office:value="98118" calcext:value-type="float">
            <text:p>98 1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 2016</text:p>
          </table:table-cell>
          <table:table-cell table:style-name="ce15" office:value-type="string" calcext:value-type="string">
            <text:p>e-shuushuu.net</text:p>
          </table:table-cell>
          <table:table-cell table:style-name="ce29" office:value-type="float" office:value="4826" calcext:value-type="float">
            <text:p>4826</text:p>
          </table:table-cell>
          <table:table-cell table:style-name="ce29" table:number-columns-repeated="2"/>
          <table:table-cell table:style-name="ce29" office:value-type="float" office:value="9419" calcext:value-type="float">
            <text:p>9419</text:p>
          </table:table-cell>
          <table:table-cell table:style-name="ce29" office:value-type="float" office:value="582" calcext:value-type="float">
            <text:p>582</text:p>
          </table:table-cell>
          <table:table-cell table:style-name="ce28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9" calcext:value-type="float">
            <text:p>9</text:p>
          </table:table-cell>
          <table:table-cell table:style-name="ce61" office:value-type="float" office:value="67374" calcext:value-type="float">
            <text:p>67374</text:p>
          </table:table-cell>
          <table:table-cell table:style-name="ce70" office:value-type="float" office:value="82211" calcext:value-type="float">
            <text:p>82 2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 2017</text:p>
          </table:table-cell>
          <table:table-cell table:style-name="ce15" office:value-type="string" calcext:value-type="string">
            <text:p>e-shuushuu.net</text:p>
          </table:table-cell>
          <table:table-cell table:style-name="ce28"/>
          <table:table-cell table:style-name="ce29" table:number-columns-repeated="2"/>
          <table:table-cell table:style-name="ce29" office:value-type="float" office:value="10503" calcext:value-type="float">
            <text:p>10503</text:p>
          </table:table-cell>
          <table:table-cell table:style-name="ce47" office:value-type="float" office:value="455" calcext:value-type="float">
            <text:p>455</text:p>
          </table:table-cell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60" office:value-type="float" office:value="50222" calcext:value-type="float">
            <text:p>50222</text:p>
          </table:table-cell>
          <table:table-cell table:style-name="ce70" office:value-type="float" office:value="61192" calcext:value-type="float">
            <text:p>61 1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 2018</text:p>
          </table:table-cell>
          <table:table-cell table:style-name="ce15" office:value-type="string" calcext:value-type="string">
            <text:p>e-shuushuu.net</text:p>
          </table:table-cell>
          <table:table-cell table:style-name="ce29" table:number-columns-repeated="3"/>
          <table:table-cell table:style-name="ce29" office:value-type="float" office:value="7086" calcext:value-type="float">
            <text:p>7086</text:p>
          </table:table-cell>
          <table:table-cell table:style-name="ce29" office:value-type="float" office:value="305" calcext:value-type="float">
            <text:p>305</text:p>
          </table:table-cell>
          <table:table-cell table:style-name="ce28"/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style-name="ce61" office:value-type="float" office:value="28664" calcext:value-type="float">
            <text:p>28664</text:p>
          </table:table-cell>
          <table:table-cell table:style-name="ce70" office:value-type="float" office:value="36075" calcext:value-type="float">
            <text:p>36 0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_2020</text:p>
          </table:table-cell>
          <table:table-cell table:style-name="ce15" office:value-type="string" calcext:value-type="string">
            <text:p>e-shuushuu.net</text:p>
          </table:table-cell>
          <table:table-cell table:style-name="ce28"/>
          <table:table-cell table:style-name="ce29" table:number-columns-repeated="2"/>
          <table:table-cell table:style-name="ce29" office:value-type="float" office:value="13347" calcext:value-type="float">
            <text:p>13347</text:p>
          </table:table-cell>
          <table:table-cell table:style-name="ce47" office:value-type="float" office:value="533" calcext:value-type="float">
            <text:p>533</text:p>
          </table:table-cell>
          <table:table-cell table:style-name="ce29" table:number-columns-repeated="3"/>
          <table:table-cell table:style-name="ce29" office:value-type="float" office:value="56" calcext:value-type="float">
            <text:p>56</text:p>
          </table:table-cell>
          <table:table-cell table:style-name="ce60" office:value-type="float" office:value="52682" calcext:value-type="float">
            <text:p>52682</text:p>
          </table:table-cell>
          <table:table-cell table:style-name="ce70" office:value-type="float" office:value="66618" calcext:value-type="float">
            <text:p>66 6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-shuushuu_2023</text:p>
          </table:table-cell>
          <table:table-cell table:style-name="ce15" office:value-type="string" calcext:value-type="string">
            <text:p>e-shuushuu.net</text:p>
          </table:table-cell>
          <table:table-cell table:style-name="ce29" table:number-columns-repeated="5"/>
          <table:table-cell table:style-name="ce28"/>
          <table:table-cell table:style-name="ce29" table:number-columns-repeated="3"/>
          <table:table-cell table:style-name="ce62" office:value-type="float" office:value="42999" calcext:value-type="float">
            <text:p>42999</text:p>
          </table:table-cell>
          <table:table-cell table:style-name="ce70" office:value-type="float" office:value="42999" calcext:value-type="float">
            <text:p>42 9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e621 TBIB</text:p>
          </table:table-cell>
          <table:table-cell table:style-name="ce16" office:value-type="string" calcext:value-type="string">
            <text:p>e621.net</text:p>
          </table:table-cell>
          <table:table-cell table:style-name="ce30"/>
          <table:table-cell table:style-name="ce32" table:number-columns-repeated="3"/>
          <table:table-cell table:style-name="ce48" office:value-type="float" office:value="2799" calcext:value-type="float">
            <text:p>2799</text:p>
          </table:table-cell>
          <table:table-cell table:style-name="ce32" table:number-columns-repeated="4"/>
          <table:table-cell table:style-name="ce32" office:value-type="float" office:value="179" calcext:value-type="float">
            <text:p>179</text:p>
          </table:table-cell>
          <table:table-cell table:style-name="ce70" office:value-type="float" office:value="2978" calcext:value-type="float">
            <text:p>2 978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tbib.org</text:p>
          </table:table-cell>
          <table:table-cell table:style-name="ce31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9" office:value-type="float" office:value="267332" calcext:value-type="float">
            <text:p>267332</text:p>
          </table:table-cell>
          <table:table-cell table:style-name="ce34" table:number-columns-repeated="4"/>
          <table:table-cell table:style-name="ce34" office:value-type="float" office:value="10495" calcext:value-type="float">
            <text:p>10495</text:p>
          </table:table-cell>
          <table:table-cell table:style-name="ce70" office:value-type="float" office:value="277828" calcext:value-type="float">
            <text:p>277 8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febooru 1280</text:p>
          </table:table-cell>
          <table:table-cell table:style-name="ce15" office:value-type="string" calcext:value-type="string">
            <text:p>safebooru.org</text:p>
          </table:table-cell>
          <table:table-cell table:style-name="ce29" office:value-type="float" office:value="1228" calcext:value-type="float">
            <text:p>1228</text:p>
          </table:table-cell>
          <table:table-cell table:style-name="ce29"/>
          <table:table-cell table:style-name="ce29" office:value-type="float" office:value="40515" calcext:value-type="float">
            <text:p>40515</text:p>
          </table:table-cell>
          <table:table-cell table:style-name="ce29" office:value-type="float" office:value="14711" calcext:value-type="float">
            <text:p>14711</text:p>
          </table:table-cell>
          <table:table-cell table:style-name="ce29" office:value-type="float" office:value="4308" calcext:value-type="float">
            <text:p>4308</text:p>
          </table:table-cell>
          <table:table-cell table:style-name="ce56" office:value-type="float" office:value="1327" calcext:value-type="float">
            <text:p>1327</text:p>
          </table:table-cell>
          <table:table-cell table:style-name="ce29"/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" calcext:value-type="float">
            <text:p>4</text:p>
          </table:table-cell>
          <table:table-cell table:style-name="ce47" office:value-type="float" office:value="44458" calcext:value-type="float">
            <text:p>44458</text:p>
          </table:table-cell>
          <table:table-cell table:style-name="ce70" office:value-type="float" office:value="106614" calcext:value-type="float">
            <text:p>106 6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febooru 1280 b</text:p>
          </table:table-cell>
          <table:table-cell table:style-name="ce15" office:value-type="string" calcext:value-type="string">
            <text:p>safebooru.org</text:p>
          </table:table-cell>
          <table:table-cell table:style-name="ce28" office:value-type="float" office:value="1198" calcext:value-type="float">
            <text:p>1198</text:p>
          </table:table-cell>
          <table:table-cell table:style-name="ce29"/>
          <table:table-cell table:style-name="ce29" office:value-type="float" office:value="33087" calcext:value-type="float">
            <text:p>33087</text:p>
          </table:table-cell>
          <table:table-cell table:style-name="ce29" office:value-type="float" office:value="7347" calcext:value-type="float">
            <text:p>7347</text:p>
          </table:table-cell>
          <table:table-cell table:style-name="ce47" office:value-type="float" office:value="3129" calcext:value-type="float">
            <text:p>3129</text:p>
          </table:table-cell>
          <table:table-cell table:style-name="ce29" table:number-columns-repeated="2"/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29" office:value-type="float" office:value="12775" calcext:value-type="float">
            <text:p>12775</text:p>
          </table:table-cell>
          <table:table-cell table:style-name="ce70" office:value-type="float" office:value="57591" calcext:value-type="float">
            <text:p>57 5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17</text:p>
          </table:table-cell>
          <table:table-cell table:style-name="ce16" office:value-type="string" calcext:value-type="string">
            <text:p>gelbooru.com</text:p>
          </table:table-cell>
          <table:table-cell table:style-name="ce32" table:number-columns-repeated="3"/>
          <table:table-cell table:style-name="ce32" office:value-type="float" office:value="8335" calcext:value-type="float">
            <text:p>8335</text:p>
          </table:table-cell>
          <table:table-cell table:style-name="ce32" office:value-type="float" office:value="497" calcext:value-type="float">
            <text:p>497</text:p>
          </table:table-cell>
          <table:table-cell table:style-name="ce30"/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48" office:value-type="float" office:value="1552" calcext:value-type="float">
            <text:p>1552</text:p>
          </table:table-cell>
          <table:table-cell table:style-name="ce70" office:value-type="float" office:value="10397" calcext:value-type="float">
            <text:p>10 39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 table:number-columns-repeated="3"/>
          <table:table-cell table:style-name="ce33" office:value-type="float" office:value="71455" calcext:value-type="float">
            <text:p>71455</text:p>
          </table:table-cell>
          <table:table-cell table:style-name="ce33" office:value-type="float" office:value="3098" calcext:value-type="float">
            <text:p>3098</text:p>
          </table:table-cell>
          <table:table-cell table:style-name="ce35"/>
          <table:table-cell table:style-name="ce33" table:number-columns-repeated="2"/>
          <table:table-cell table:style-name="ce33" office:value-type="float" office:value="113" calcext:value-type="float">
            <text:p>113</text:p>
          </table:table-cell>
          <table:table-cell table:style-name="ce50" office:value-type="float" office:value="8267" calcext:value-type="float">
            <text:p>8267</text:p>
          </table:table-cell>
          <table:table-cell table:style-name="ce70" office:value-type="float" office:value="82933" calcext:value-type="float">
            <text:p>82 933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 table:number-columns-repeated="3"/>
          <table:table-cell table:style-name="ce34" office:value-type="float" office:value="7409" calcext:value-type="float">
            <text:p>7409</text:p>
          </table:table-cell>
          <table:table-cell table:style-name="ce34" office:value-type="float" office:value="177" calcext:value-type="float">
            <text:p>177</text:p>
          </table:table-cell>
          <table:table-cell table:style-name="ce31"/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51" office:value-type="float" office:value="1672" calcext:value-type="float">
            <text:p>1672</text:p>
          </table:table-cell>
          <table:table-cell table:style-name="ce70" office:value-type="float" office:value="9280" calcext:value-type="float">
            <text:p>9 2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18</text:p>
          </table:table-cell>
          <table:table-cell table:style-name="ce16" office:value-type="string" calcext:value-type="string">
            <text:p>gelbooru.com</text:p>
          </table:table-cell>
          <table:table-cell table:style-name="ce30"/>
          <table:table-cell table:style-name="ce32" table:number-columns-repeated="2"/>
          <table:table-cell table:style-name="ce32" office:value-type="float" office:value="13659" calcext:value-type="float">
            <text:p>13659</text:p>
          </table:table-cell>
          <table:table-cell table:style-name="ce48" office:value-type="float" office:value="584" calcext:value-type="float">
            <text:p>584</text:p>
          </table:table-cell>
          <table:table-cell table:style-name="ce32" table:number-columns-repeated="3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40" calcext:value-type="float">
            <text:p>1440</text:p>
          </table:table-cell>
          <table:table-cell table:style-name="ce70" office:value-type="float" office:value="15704" calcext:value-type="float">
            <text:p>15 70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5"/>
          <table:table-cell table:style-name="ce33" table:number-columns-repeated="2"/>
          <table:table-cell table:style-name="ce33" office:value-type="float" office:value="3063" calcext:value-type="float">
            <text:p>3063</text:p>
          </table:table-cell>
          <table:table-cell table:style-name="ce50" office:value-type="float" office:value="49" calcext:value-type="float">
            <text:p>49</text:p>
          </table:table-cell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82" calcext:value-type="float">
            <text:p>1182</text:p>
          </table:table-cell>
          <table:table-cell table:style-name="ce70" office:value-type="float" office:value="4298" calcext:value-type="float">
            <text:p>4 29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/>
          <table:table-cell table:style-name="ce33" table:number-columns-repeated="2"/>
          <table:table-cell table:style-name="ce33" office:value-type="float" office:value="133293" calcext:value-type="float">
            <text:p>133293</text:p>
          </table:table-cell>
          <table:table-cell table:style-name="ce50" office:value-type="float" office:value="4998" calcext:value-type="float">
            <text:p>4998</text:p>
          </table:table-cell>
          <table:table-cell table:style-name="ce33" table:number-columns-repeated="3"/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5097" calcext:value-type="float">
            <text:p>5097</text:p>
          </table:table-cell>
          <table:table-cell table:style-name="ce70" office:value-type="float" office:value="143622" calcext:value-type="float">
            <text:p>143 622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/>
          <table:table-cell table:style-name="ce34" table:number-columns-repeated="2"/>
          <table:table-cell table:style-name="ce34" office:value-type="float" office:value="28270" calcext:value-type="float">
            <text:p>28270</text:p>
          </table:table-cell>
          <table:table-cell table:style-name="ce51" office:value-type="float" office:value="634" calcext:value-type="float">
            <text:p>634</text:p>
          </table:table-cell>
          <table:table-cell table:style-name="ce34" table:number-columns-repeated="3"/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4257" calcext:value-type="float">
            <text:p>4257</text:p>
          </table:table-cell>
          <table:table-cell table:style-name="ce70" office:value-type="float" office:value="33306" calcext:value-type="float">
            <text:p>33 3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19</text:p>
          </table:table-cell>
          <table:table-cell table:style-name="ce16" office:value-type="string" calcext:value-type="string">
            <text:p>anime-pictures.net</text:p>
          </table:table-cell>
          <table:table-cell table:style-name="ce32" table:number-columns-repeated="3"/>
          <table:table-cell table:style-name="ce32" office:value-type="float" office:value="2867" calcext:value-type="float">
            <text:p>2867</text:p>
          </table:table-cell>
          <table:table-cell table:style-name="ce32" office:value-type="float" office:value="70" calcext:value-type="float">
            <text:p>70</text:p>
          </table:table-cell>
          <table:table-cell table:style-name="ce30"/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style-name="ce48" office:value-type="float" office:value="191" calcext:value-type="float">
            <text:p>191</text:p>
          </table:table-cell>
          <table:table-cell table:style-name="ce70" office:value-type="float" office:value="3136" calcext:value-type="float">
            <text:p>3 13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3" table:number-columns-repeated="3"/>
          <table:table-cell table:style-name="ce33" office:value-type="float" office:value="6294" calcext:value-type="float">
            <text:p>6294</text:p>
          </table:table-cell>
          <table:table-cell table:style-name="ce33" office:value-type="float" office:value="212" calcext:value-type="float">
            <text:p>212</text:p>
          </table:table-cell>
          <table:table-cell table:style-name="ce35"/>
          <table:table-cell table:style-name="ce33" table:number-columns-repeated="2"/>
          <table:table-cell table:style-name="ce33" office:value-type="float" office:value="23" calcext:value-type="float">
            <text:p>23</text:p>
          </table:table-cell>
          <table:table-cell table:style-name="ce50" office:value-type="float" office:value="228" calcext:value-type="float">
            <text:p>228</text:p>
          </table:table-cell>
          <table:table-cell table:style-name="ce70" office:value-type="float" office:value="6757" calcext:value-type="float">
            <text:p>6 75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3" table:number-columns-repeated="3"/>
          <table:table-cell table:style-name="ce33" office:value-type="float" office:value="17080" calcext:value-type="float">
            <text:p>17080</text:p>
          </table:table-cell>
          <table:table-cell table:style-name="ce33" office:value-type="float" office:value="969" calcext:value-type="float">
            <text:p>969</text:p>
          </table:table-cell>
          <table:table-cell table:style-name="ce35"/>
          <table:table-cell table:style-name="ce33" table:number-columns-repeated="2"/>
          <table:table-cell table:style-name="ce33" office:value-type="float" office:value="89" calcext:value-type="float">
            <text:p>89</text:p>
          </table:table-cell>
          <table:table-cell table:style-name="ce50" office:value-type="float" office:value="691" calcext:value-type="float">
            <text:p>691</text:p>
          </table:table-cell>
          <table:table-cell table:style-name="ce70" office:value-type="float" office:value="18829" calcext:value-type="float">
            <text:p>18 82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3" table:number-columns-repeated="3"/>
          <table:table-cell table:style-name="ce33" office:value-type="float" office:value="1647" calcext:value-type="float">
            <text:p>1647</text:p>
          </table:table-cell>
          <table:table-cell table:style-name="ce33" office:value-type="float" office:value="20" calcext:value-type="float">
            <text:p>20</text:p>
          </table:table-cell>
          <table:table-cell table:style-name="ce35"/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50" office:value-type="float" office:value="129" calcext:value-type="float">
            <text:p>129</text:p>
          </table:table-cell>
          <table:table-cell table:style-name="ce70" office:value-type="float" office:value="1804" calcext:value-type="float">
            <text:p>1 80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 table:number-columns-repeated="3"/>
          <table:table-cell table:style-name="ce33" office:value-type="float" office:value="84366" calcext:value-type="float">
            <text:p>84366</text:p>
          </table:table-cell>
          <table:table-cell table:style-name="ce33" office:value-type="float" office:value="3474" calcext:value-type="float">
            <text:p>3474</text:p>
          </table:table-cell>
          <table:table-cell table:style-name="ce35"/>
          <table:table-cell table:style-name="ce33" table:number-columns-repeated="2"/>
          <table:table-cell table:style-name="ce33" office:value-type="float" office:value="337" calcext:value-type="float">
            <text:p>337</text:p>
          </table:table-cell>
          <table:table-cell table:style-name="ce50" office:value-type="float" office:value="1333" calcext:value-type="float">
            <text:p>1333</text:p>
          </table:table-cell>
          <table:table-cell table:style-name="ce70" office:value-type="float" office:value="89510" calcext:value-type="float">
            <text:p>89 510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 table:number-columns-repeated="3"/>
          <table:table-cell table:style-name="ce34" office:value-type="float" office:value="19109" calcext:value-type="float">
            <text:p>19109</text:p>
          </table:table-cell>
          <table:table-cell table:style-name="ce34" office:value-type="float" office:value="410" calcext:value-type="float">
            <text:p>410</text:p>
          </table:table-cell>
          <table:table-cell table:style-name="ce31"/>
          <table:table-cell table:style-name="ce34" table:number-columns-repeated="2"/>
          <table:table-cell table:style-name="ce34" office:value-type="float" office:value="76" calcext:value-type="float">
            <text:p>76</text:p>
          </table:table-cell>
          <table:table-cell table:style-name="ce51" office:value-type="float" office:value="1206" calcext:value-type="float">
            <text:p>1206</text:p>
          </table:table-cell>
          <table:table-cell table:style-name="ce70" office:value-type="float" office:value="20801" calcext:value-type="float">
            <text:p>20 8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0a</text:p>
          </table:table-cell>
          <table:table-cell table:style-name="ce16" office:value-type="string" calcext:value-type="string">
            <text:p>anime-pictures.net</text:p>
          </table:table-cell>
          <table:table-cell table:style-name="ce30"/>
          <table:table-cell table:style-name="ce32" table:number-columns-repeated="2"/>
          <table:table-cell table:style-name="ce32" office:value-type="float" office:value="1359" calcext:value-type="float">
            <text:p>1359</text:p>
          </table:table-cell>
          <table:table-cell table:style-name="ce48" office:value-type="float" office:value="40" calcext:value-type="float">
            <text:p>40</text:p>
          </table:table-cell>
          <table:table-cell table:style-name="ce32" table:number-columns-repeated="3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48" calcext:value-type="float">
            <text:p>48</text:p>
          </table:table-cell>
          <table:table-cell table:style-name="ce70" office:value-type="float" office:value="1456" calcext:value-type="float">
            <text:p>1 45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5"/>
          <table:table-cell table:style-name="ce33" table:number-columns-repeated="2"/>
          <table:table-cell table:style-name="ce33" office:value-type="float" office:value="10011" calcext:value-type="float">
            <text:p>10011</text:p>
          </table:table-cell>
          <table:table-cell table:style-name="ce50" office:value-type="float" office:value="321" calcext:value-type="float">
            <text:p>321</text:p>
          </table:table-cell>
          <table:table-cell table:style-name="ce33" table:number-columns-repeated="3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8" calcext:value-type="float">
            <text:p>238</text:p>
          </table:table-cell>
          <table:table-cell table:style-name="ce70" office:value-type="float" office:value="10609" calcext:value-type="float">
            <text:p>10 60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danbooru.donmai.us</text:p>
          </table:table-cell>
          <table:table-cell table:style-name="ce35"/>
          <table:table-cell table:style-name="ce33" table:number-columns-repeated="2"/>
          <table:table-cell table:style-name="ce33" office:value-type="float" office:value="4296" calcext:value-type="float">
            <text:p>4296</text:p>
          </table:table-cell>
          <table:table-cell table:style-name="ce50" office:value-type="float" office:value="234" calcext:value-type="float">
            <text:p>234</text:p>
          </table:table-cell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24" calcext:value-type="float">
            <text:p>324</text:p>
          </table:table-cell>
          <table:table-cell table:style-name="ce70" office:value-type="float" office:value="4859" calcext:value-type="float">
            <text:p>4 85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5"/>
          <table:table-cell table:style-name="ce33" table:number-columns-repeated="2"/>
          <table:table-cell table:style-name="ce33" office:value-type="float" office:value="3423" calcext:value-type="float">
            <text:p>3423</text:p>
          </table:table-cell>
          <table:table-cell table:style-name="ce50" office:value-type="float" office:value="136" calcext:value-type="float">
            <text:p>136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7" calcext:value-type="float">
            <text:p>67</text:p>
          </table:table-cell>
          <table:table-cell table:style-name="ce70" office:value-type="float" office:value="3636" calcext:value-type="float">
            <text:p>3 63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5"/>
          <table:table-cell table:style-name="ce33" table:number-columns-repeated="2"/>
          <table:table-cell table:style-name="ce33" office:value-type="float" office:value="15043" calcext:value-type="float">
            <text:p>15043</text:p>
          </table:table-cell>
          <table:table-cell table:style-name="ce50" office:value-type="float" office:value="580" calcext:value-type="float">
            <text:p>580</text:p>
          </table:table-cell>
          <table:table-cell table:style-name="ce33" table:number-columns-repeated="3"/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95" calcext:value-type="float">
            <text:p>395</text:p>
          </table:table-cell>
          <table:table-cell table:style-name="ce70" office:value-type="float" office:value="16070" calcext:value-type="float">
            <text:p>16 070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5"/>
          <table:table-cell table:style-name="ce33" table:number-columns-repeated="2"/>
          <table:table-cell table:style-name="ce33" office:value-type="float" office:value="1215" calcext:value-type="float">
            <text:p>1215</text:p>
          </table:table-cell>
          <table:table-cell table:style-name="ce50" office:value-type="float" office:value="10" calcext:value-type="float">
            <text:p>10</text:p>
          </table:table-cell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44" calcext:value-type="float">
            <text:p>44</text:p>
          </table:table-cell>
          <table:table-cell table:style-name="ce70" office:value-type="float" office:value="1274" calcext:value-type="float">
            <text:p>1 27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/>
          <table:table-cell table:style-name="ce33" table:number-columns-repeated="2"/>
          <table:table-cell table:style-name="ce33" office:value-type="float" office:value="48240" calcext:value-type="float">
            <text:p>48240</text:p>
          </table:table-cell>
          <table:table-cell table:style-name="ce50" office:value-type="float" office:value="1824" calcext:value-type="float">
            <text:p>1824</text:p>
          </table:table-cell>
          <table:table-cell table:style-name="ce33" table:number-columns-repeated="3"/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387" calcext:value-type="float">
            <text:p>387</text:p>
          </table:table-cell>
          <table:table-cell table:style-name="ce70" office:value-type="float" office:value="50655" calcext:value-type="float">
            <text:p>50 655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/>
          <table:table-cell table:style-name="ce34" table:number-columns-repeated="2"/>
          <table:table-cell table:style-name="ce34" office:value-type="float" office:value="13581" calcext:value-type="float">
            <text:p>13581</text:p>
          </table:table-cell>
          <table:table-cell table:style-name="ce51" office:value-type="float" office:value="296" calcext:value-type="float">
            <text:p>296</text:p>
          </table:table-cell>
          <table:table-cell table:style-name="ce34" table:number-columns-repeated="3"/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39" calcext:value-type="float">
            <text:p>339</text:p>
          </table:table-cell>
          <table:table-cell table:style-name="ce70" office:value-type="float" office:value="14281" calcext:value-type="float">
            <text:p>14 28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0b</text:p>
          </table:table-cell>
          <table:table-cell table:style-name="ce16" office:value-type="string" calcext:value-type="string">
            <text:p>anime-pictures.net</text:p>
          </table:table-cell>
          <table:table-cell table:style-name="ce32" table:number-columns-repeated="3"/>
          <table:table-cell table:style-name="ce32" office:value-type="float" office:value="1880" calcext:value-type="float">
            <text:p>1880</text:p>
          </table:table-cell>
          <table:table-cell table:style-name="ce32" office:value-type="float" office:value="49" calcext:value-type="float">
            <text:p>49</text:p>
          </table:table-cell>
          <table:table-cell table:style-name="ce30"/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48" office:value-type="float" office:value="104" calcext:value-type="float">
            <text:p>104</text:p>
          </table:table-cell>
          <table:table-cell table:style-name="ce70" office:value-type="float" office:value="2042" calcext:value-type="float">
            <text:p>2 042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3" table:number-columns-repeated="3"/>
          <table:table-cell table:style-name="ce33" office:value-type="float" office:value="29446" calcext:value-type="float">
            <text:p>29446</text:p>
          </table:table-cell>
          <table:table-cell table:style-name="ce33" office:value-type="float" office:value="926" calcext:value-type="float">
            <text:p>926</text:p>
          </table:table-cell>
          <table:table-cell table:style-name="ce35"/>
          <table:table-cell table:style-name="ce33" table:number-columns-repeated="2"/>
          <table:table-cell table:style-name="ce33" office:value-type="float" office:value="104" calcext:value-type="float">
            <text:p>104</text:p>
          </table:table-cell>
          <table:table-cell table:style-name="ce50" office:value-type="float" office:value="1071" calcext:value-type="float">
            <text:p>1071</text:p>
          </table:table-cell>
          <table:table-cell table:style-name="ce70" office:value-type="float" office:value="31547" calcext:value-type="float">
            <text:p>31 54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danbooru.donmai.us</text:p>
          </table:table-cell>
          <table:table-cell table:style-name="ce33" table:number-columns-repeated="3"/>
          <table:table-cell table:style-name="ce33" office:value-type="float" office:value="1263" calcext:value-type="float">
            <text:p>1263</text:p>
          </table:table-cell>
          <table:table-cell table:style-name="ce33" office:value-type="float" office:value="124" calcext:value-type="float">
            <text:p>124</text:p>
          </table:table-cell>
          <table:table-cell table:style-name="ce35"/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50" office:value-type="float" office:value="126" calcext:value-type="float">
            <text:p>126</text:p>
          </table:table-cell>
          <table:table-cell table:style-name="ce70" office:value-type="float" office:value="1519" calcext:value-type="float">
            <text:p>1 51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3" table:number-columns-repeated="3"/>
          <table:table-cell table:style-name="ce33" office:value-type="float" office:value="1902" calcext:value-type="float">
            <text:p>1902</text:p>
          </table:table-cell>
          <table:table-cell table:style-name="ce33" office:value-type="float" office:value="121" calcext:value-type="float">
            <text:p>121</text:p>
          </table:table-cell>
          <table:table-cell table:style-name="ce35"/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50" office:value-type="float" office:value="65" calcext:value-type="float">
            <text:p>65</text:p>
          </table:table-cell>
          <table:table-cell table:style-name="ce70" office:value-type="float" office:value="2100" calcext:value-type="float">
            <text:p>2 100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3" table:number-columns-repeated="3"/>
          <table:table-cell table:style-name="ce33" office:value-type="float" office:value="14470" calcext:value-type="float">
            <text:p>14470</text:p>
          </table:table-cell>
          <table:table-cell table:style-name="ce33" office:value-type="float" office:value="562" calcext:value-type="float">
            <text:p>562</text:p>
          </table:table-cell>
          <table:table-cell table:style-name="ce35"/>
          <table:table-cell table:style-name="ce33" table:number-columns-repeated="2"/>
          <table:table-cell table:style-name="ce33" office:value-type="float" office:value="77" calcext:value-type="float">
            <text:p>77</text:p>
          </table:table-cell>
          <table:table-cell table:style-name="ce50" office:value-type="float" office:value="678" calcext:value-type="float">
            <text:p>678</text:p>
          </table:table-cell>
          <table:table-cell table:style-name="ce70" office:value-type="float" office:value="15787" calcext:value-type="float">
            <text:p>15 78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3" table:number-columns-repeated="3"/>
          <table:table-cell table:style-name="ce33" office:value-type="float" office:value="1255" calcext:value-type="float">
            <text:p>1255</text:p>
          </table:table-cell>
          <table:table-cell table:style-name="ce33" office:value-type="float" office:value="11" calcext:value-type="float">
            <text:p>11</text:p>
          </table:table-cell>
          <table:table-cell table:style-name="ce35"/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50" office:value-type="float" office:value="23" calcext:value-type="float">
            <text:p>23</text:p>
          </table:table-cell>
          <table:table-cell table:style-name="ce70" office:value-type="float" office:value="1296" calcext:value-type="float">
            <text:p>1 29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 table:number-columns-repeated="3"/>
          <table:table-cell table:style-name="ce33" office:value-type="float" office:value="49990" calcext:value-type="float">
            <text:p>49990</text:p>
          </table:table-cell>
          <table:table-cell table:style-name="ce33" office:value-type="float" office:value="1927" calcext:value-type="float">
            <text:p>1927</text:p>
          </table:table-cell>
          <table:table-cell table:style-name="ce35"/>
          <table:table-cell table:style-name="ce33" table:number-columns-repeated="2"/>
          <table:table-cell table:style-name="ce33" office:value-type="float" office:value="271" calcext:value-type="float">
            <text:p>271</text:p>
          </table:table-cell>
          <table:table-cell table:style-name="ce50" office:value-type="float" office:value="1820" calcext:value-type="float">
            <text:p>1820</text:p>
          </table:table-cell>
          <table:table-cell table:style-name="ce70" office:value-type="float" office:value="54008" calcext:value-type="float">
            <text:p>54 00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3" table:number-columns-repeated="3"/>
          <table:table-cell table:style-name="ce33" office:value-type="float" office:value="16620" calcext:value-type="float">
            <text:p>16620</text:p>
          </table:table-cell>
          <table:table-cell table:style-name="ce33" office:value-type="float" office:value="473" calcext:value-type="float">
            <text:p>473</text:p>
          </table:table-cell>
          <table:table-cell table:style-name="ce35"/>
          <table:table-cell table:style-name="ce33" table:number-columns-repeated="2"/>
          <table:table-cell table:style-name="ce33" office:value-type="float" office:value="19" calcext:value-type="float">
            <text:p>19</text:p>
          </table:table-cell>
          <table:table-cell table:style-name="ce50" office:value-type="float" office:value="389" calcext:value-type="float">
            <text:p>389</text:p>
          </table:table-cell>
          <table:table-cell table:style-name="ce70" office:value-type="float" office:value="17501" calcext:value-type="float">
            <text:p>17 501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 table:number-columns-repeated="3"/>
          <table:table-cell table:style-name="ce34" office:value-type="float" office:value="13115" calcext:value-type="float">
            <text:p>13115</text:p>
          </table:table-cell>
          <table:table-cell table:style-name="ce34" office:value-type="float" office:value="198" calcext:value-type="float">
            <text:p>198</text:p>
          </table:table-cell>
          <table:table-cell table:style-name="ce31"/>
          <table:table-cell table:style-name="ce34" table:number-columns-repeated="2"/>
          <table:table-cell table:style-name="ce34" office:value-type="float" office:value="76" calcext:value-type="float">
            <text:p>76</text:p>
          </table:table-cell>
          <table:table-cell table:style-name="ce51" office:value-type="float" office:value="536" calcext:value-type="float">
            <text:p>536</text:p>
          </table:table-cell>
          <table:table-cell table:style-name="ce70" office:value-type="float" office:value="13925" calcext:value-type="float">
            <text:p>13 9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0c</text:p>
          </table:table-cell>
          <table:table-cell table:style-name="ce16" office:value-type="string" calcext:value-type="string">
            <text:p>anime-pictures.net</text:p>
          </table:table-cell>
          <table:table-cell table:style-name="ce30"/>
          <table:table-cell table:style-name="ce32" table:number-columns-repeated="2"/>
          <table:table-cell table:style-name="ce32" office:value-type="float" office:value="1380" calcext:value-type="float">
            <text:p>1380</text:p>
          </table:table-cell>
          <table:table-cell table:style-name="ce48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70" office:value-type="float" office:value="1410" calcext:value-type="float">
            <text:p>1 410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5"/>
          <table:table-cell table:style-name="ce33" table:number-columns-repeated="2"/>
          <table:table-cell table:style-name="ce33" office:value-type="float" office:value="21690" calcext:value-type="float">
            <text:p>21690</text:p>
          </table:table-cell>
          <table:table-cell table:style-name="ce50" office:value-type="float" office:value="857" calcext:value-type="float">
            <text:p>857</text:p>
          </table:table-cell>
          <table:table-cell table:style-name="ce33" table:number-columns-repeated="3"/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09" calcext:value-type="float">
            <text:p>209</text:p>
          </table:table-cell>
          <table:table-cell table:style-name="ce70" office:value-type="float" office:value="22893" calcext:value-type="float">
            <text:p>22 89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5"/>
          <table:table-cell table:style-name="ce33" table:number-columns-repeated="2"/>
          <table:table-cell table:style-name="ce33" office:value-type="float" office:value="1130" calcext:value-type="float">
            <text:p>1130</text:p>
          </table:table-cell>
          <table:table-cell table:style-name="ce50" office:value-type="float" office:value="42" calcext:value-type="float">
            <text:p>42</text:p>
          </table:table-cell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70" office:value-type="float" office:value="1179" calcext:value-type="float">
            <text:p>1 17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5"/>
          <table:table-cell table:style-name="ce33" table:number-columns-repeated="2"/>
          <table:table-cell table:style-name="ce33" office:value-type="float" office:value="15893" calcext:value-type="float">
            <text:p>15893</text:p>
          </table:table-cell>
          <table:table-cell table:style-name="ce50" office:value-type="float" office:value="678" calcext:value-type="float">
            <text:p>678</text:p>
          </table:table-cell>
          <table:table-cell table:style-name="ce33" table:number-columns-repeated="3"/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12" calcext:value-type="float">
            <text:p>212</text:p>
          </table:table-cell>
          <table:table-cell table:style-name="ce70" office:value-type="float" office:value="16884" calcext:value-type="float">
            <text:p>16 88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5"/>
          <table:table-cell table:style-name="ce33" table:number-columns-repeated="2"/>
          <table:table-cell table:style-name="ce33" office:value-type="float" office:value="893" calcext:value-type="float">
            <text:p>893</text:p>
          </table:table-cell>
          <table:table-cell table:style-name="ce50" office:value-type="float" office:value="7" calcext:value-type="float">
            <text:p>7</text:p>
          </table:table-cell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70" office:value-type="float" office:value="917" calcext:value-type="float">
            <text:p>91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/>
          <table:table-cell table:style-name="ce33" table:number-columns-repeated="2"/>
          <table:table-cell table:style-name="ce33" office:value-type="float" office:value="53869" calcext:value-type="float">
            <text:p>53869</text:p>
          </table:table-cell>
          <table:table-cell table:style-name="ce50" office:value-type="float" office:value="1752" calcext:value-type="float">
            <text:p>1752</text:p>
          </table:table-cell>
          <table:table-cell table:style-name="ce33" table:number-columns-repeated="3"/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06" calcext:value-type="float">
            <text:p>106</text:p>
          </table:table-cell>
          <table:table-cell table:style-name="ce70" office:value-type="float" office:value="56189" calcext:value-type="float">
            <text:p>56 18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5"/>
          <table:table-cell table:style-name="ce33" table:number-columns-repeated="2"/>
          <table:table-cell table:style-name="ce33" office:value-type="float" office:value="20485" calcext:value-type="float">
            <text:p>20485</text:p>
          </table:table-cell>
          <table:table-cell table:style-name="ce50" office:value-type="float" office:value="649" calcext:value-type="float">
            <text:p>649</text:p>
          </table:table-cell>
          <table:table-cell table:style-name="ce33" table:number-columns-repeated="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" calcext:value-type="float">
            <text:p>36</text:p>
          </table:table-cell>
          <table:table-cell table:style-name="ce70" office:value-type="float" office:value="21212" calcext:value-type="float">
            <text:p>21 212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/>
          <table:table-cell table:style-name="ce34" table:number-columns-repeated="2"/>
          <table:table-cell table:style-name="ce34" office:value-type="float" office:value="14241" calcext:value-type="float">
            <text:p>14241</text:p>
          </table:table-cell>
          <table:table-cell table:style-name="ce51" office:value-type="float" office:value="215" calcext:value-type="float">
            <text:p>215</text:p>
          </table:table-cell>
          <table:table-cell table:style-name="ce34" table:number-columns-repeated="3"/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45" calcext:value-type="float">
            <text:p>45</text:p>
          </table:table-cell>
          <table:table-cell table:style-name="ce70" office:value-type="float" office:value="14680" calcext:value-type="float">
            <text:p>14 6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0d</text:p>
          </table:table-cell>
          <table:table-cell table:style-name="ce16" office:value-type="string" calcext:value-type="string">
            <text:p>anime-pictures.net</text:p>
          </table:table-cell>
          <table:table-cell table:style-name="ce32" table:number-columns-repeated="3"/>
          <table:table-cell table:style-name="ce32" office:value-type="float" office:value="1875" calcext:value-type="float">
            <text:p>1875</text:p>
          </table:table-cell>
          <table:table-cell table:style-name="ce32" office:value-type="float" office:value="23" calcext:value-type="float">
            <text:p>23</text:p>
          </table:table-cell>
          <table:table-cell table:style-name="ce30"/>
          <table:table-cell table:style-name="ce32" table:number-columns-repeated="2"/>
          <table:table-cell table:style-name="ce32" office:value-type="float" office:value="16" calcext:value-type="float">
            <text:p>16</text:p>
          </table:table-cell>
          <table:table-cell table:style-name="ce48" office:value-type="float" office:value="1" calcext:value-type="float">
            <text:p>1</text:p>
          </table:table-cell>
          <table:table-cell table:style-name="ce70" office:value-type="float" office:value="1915" calcext:value-type="float">
            <text:p>1 91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3" table:number-columns-repeated="3"/>
          <table:table-cell table:style-name="ce33" office:value-type="float" office:value="15329" calcext:value-type="float">
            <text:p>15329</text:p>
          </table:table-cell>
          <table:table-cell table:style-name="ce33" office:value-type="float" office:value="557" calcext:value-type="float">
            <text:p>557</text:p>
          </table:table-cell>
          <table:table-cell table:style-name="ce35"/>
          <table:table-cell table:style-name="ce33" table:number-columns-repeated="2"/>
          <table:table-cell table:style-name="ce33" office:value-type="float" office:value="66" calcext:value-type="float">
            <text:p>66</text:p>
          </table:table-cell>
          <table:table-cell table:style-name="ce50" office:value-type="float" office:value="83" calcext:value-type="float">
            <text:p>83</text:p>
          </table:table-cell>
          <table:table-cell table:style-name="ce70" office:value-type="float" office:value="16035" calcext:value-type="float">
            <text:p>16 03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3" table:number-columns-repeated="3"/>
          <table:table-cell table:style-name="ce33" office:value-type="float" office:value="1134" calcext:value-type="float">
            <text:p>1134</text:p>
          </table:table-cell>
          <table:table-cell table:style-name="ce33" office:value-type="float" office:value="34" calcext:value-type="float">
            <text:p>34</text:p>
          </table:table-cell>
          <table:table-cell table:style-name="ce35"/>
          <table:table-cell table:style-name="ce33" table:number-columns-repeated="2"/>
          <table:table-cell table:style-name="ce33" office:value-type="float" office:value="11" calcext:value-type="float">
            <text:p>11</text:p>
          </table:table-cell>
          <table:table-cell table:style-name="ce50"/>
          <table:table-cell table:style-name="ce70" office:value-type="float" office:value="1179" calcext:value-type="float">
            <text:p>1 17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3" table:number-columns-repeated="3"/>
          <table:table-cell table:style-name="ce33" office:value-type="float" office:value="17142" calcext:value-type="float">
            <text:p>17142</text:p>
          </table:table-cell>
          <table:table-cell table:style-name="ce33" office:value-type="float" office:value="704" calcext:value-type="float">
            <text:p>704</text:p>
          </table:table-cell>
          <table:table-cell table:style-name="ce35"/>
          <table:table-cell table:style-name="ce33" table:number-columns-repeated="2"/>
          <table:table-cell table:style-name="ce33" office:value-type="float" office:value="164" calcext:value-type="float">
            <text:p>164</text:p>
          </table:table-cell>
          <table:table-cell table:style-name="ce50" office:value-type="float" office:value="309" calcext:value-type="float">
            <text:p>309</text:p>
          </table:table-cell>
          <table:table-cell table:style-name="ce70" office:value-type="float" office:value="18319" calcext:value-type="float">
            <text:p>18 31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3" table:number-columns-repeated="3"/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1" calcext:value-type="float">
            <text:p>1</text:p>
          </table:table-cell>
          <table:table-cell table:style-name="ce35"/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50" office:value-type="float" office:value="3" calcext:value-type="float">
            <text:p>3</text:p>
          </table:table-cell>
          <table:table-cell table:style-name="ce70" office:value-type="float" office:value="763" calcext:value-type="float">
            <text:p>76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 table:number-columns-repeated="3"/>
          <table:table-cell table:style-name="ce33" office:value-type="float" office:value="55244" calcext:value-type="float">
            <text:p>55244</text:p>
          </table:table-cell>
          <table:table-cell table:style-name="ce33" office:value-type="float" office:value="1982" calcext:value-type="float">
            <text:p>1982</text:p>
          </table:table-cell>
          <table:table-cell table:style-name="ce35"/>
          <table:table-cell table:style-name="ce33" table:number-columns-repeated="2"/>
          <table:table-cell table:style-name="ce33" office:value-type="float" office:value="534" calcext:value-type="float">
            <text:p>534</text:p>
          </table:table-cell>
          <table:table-cell table:style-name="ce50" office:value-type="float" office:value="38" calcext:value-type="float">
            <text:p>38</text:p>
          </table:table-cell>
          <table:table-cell table:style-name="ce70" office:value-type="float" office:value="57798" calcext:value-type="float">
            <text:p>57 79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3" table:number-columns-repeated="3"/>
          <table:table-cell table:style-name="ce33" office:value-type="float" office:value="24151" calcext:value-type="float">
            <text:p>24151</text:p>
          </table:table-cell>
          <table:table-cell table:style-name="ce33" office:value-type="float" office:value="807" calcext:value-type="float">
            <text:p>807</text:p>
          </table:table-cell>
          <table:table-cell table:style-name="ce35"/>
          <table:table-cell table:style-name="ce33" table:number-columns-repeated="2"/>
          <table:table-cell table:style-name="ce33" office:value-type="float" office:value="60" calcext:value-type="float">
            <text:p>60</text:p>
          </table:table-cell>
          <table:table-cell table:style-name="ce50" office:value-type="float" office:value="5" calcext:value-type="float">
            <text:p>5</text:p>
          </table:table-cell>
          <table:table-cell table:style-name="ce70" office:value-type="float" office:value="25023" calcext:value-type="float">
            <text:p>25 023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 table:number-columns-repeated="3"/>
          <table:table-cell table:style-name="ce34" office:value-type="float" office:value="12862" calcext:value-type="float">
            <text:p>12862</text:p>
          </table:table-cell>
          <table:table-cell table:style-name="ce34" office:value-type="float" office:value="271" calcext:value-type="float">
            <text:p>271</text:p>
          </table:table-cell>
          <table:table-cell table:style-name="ce31"/>
          <table:table-cell table:style-name="ce34" table:number-columns-repeated="2"/>
          <table:table-cell table:style-name="ce34" office:value-type="float" office:value="164" calcext:value-type="float">
            <text:p>164</text:p>
          </table:table-cell>
          <table:table-cell table:style-name="ce51" office:value-type="float" office:value="112" calcext:value-type="float">
            <text:p>112</text:p>
          </table:table-cell>
          <table:table-cell table:style-name="ce70" office:value-type="float" office:value="13409" calcext:value-type="float">
            <text:p>13 4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1a</text:p>
          </table:table-cell>
          <table:table-cell table:style-name="ce16" office:value-type="string" calcext:value-type="string">
            <text:p>anime-pictures.net</text:p>
          </table:table-cell>
          <table:table-cell table:style-name="ce30"/>
          <table:table-cell table:style-name="ce32" table:number-columns-repeated="2"/>
          <table:table-cell table:style-name="ce32" office:value-type="float" office:value="1966" calcext:value-type="float">
            <text:p>1966</text:p>
          </table:table-cell>
          <table:table-cell table:style-name="ce48" office:value-type="float" office:value="31" calcext:value-type="float">
            <text:p>31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70" office:value-type="float" office:value="2002" calcext:value-type="float">
            <text:p>2 002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5"/>
          <table:table-cell table:style-name="ce33" table:number-columns-repeated="2"/>
          <table:table-cell table:style-name="ce33" office:value-type="float" office:value="11579" calcext:value-type="float">
            <text:p>11579</text:p>
          </table:table-cell>
          <table:table-cell table:style-name="ce50" office:value-type="float" office:value="528" calcext:value-type="float">
            <text:p>528</text:p>
          </table:table-cell>
          <table:table-cell table:style-name="ce33" table:number-columns-repeated="3"/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2" calcext:value-type="float">
            <text:p>32</text:p>
          </table:table-cell>
          <table:table-cell table:style-name="ce70" office:value-type="float" office:value="12207" calcext:value-type="float">
            <text:p>12 20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5"/>
          <table:table-cell table:style-name="ce33" table:number-columns-repeated="2"/>
          <table:table-cell table:style-name="ce33" office:value-type="float" office:value="553" calcext:value-type="float">
            <text:p>553</text:p>
          </table:table-cell>
          <table:table-cell table:style-name="ce50" office:value-type="float" office:value="63" calcext:value-type="float">
            <text:p>63</text:p>
          </table:table-cell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70" office:value-type="float" office:value="619" calcext:value-type="float">
            <text:p>61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5"/>
          <table:table-cell table:style-name="ce33" table:number-columns-repeated="2"/>
          <table:table-cell table:style-name="ce33" office:value-type="float" office:value="15933" calcext:value-type="float">
            <text:p>15933</text:p>
          </table:table-cell>
          <table:table-cell table:style-name="ce50" office:value-type="float" office:value="736" calcext:value-type="float">
            <text:p>736</text:p>
          </table:table-cell>
          <table:table-cell table:style-name="ce33" table:number-columns-repeated="3"/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202" calcext:value-type="float">
            <text:p>202</text:p>
          </table:table-cell>
          <table:table-cell table:style-name="ce70" office:value-type="float" office:value="17028" calcext:value-type="float">
            <text:p>17 02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5"/>
          <table:table-cell table:style-name="ce33" table:number-columns-repeated="2"/>
          <table:table-cell table:style-name="ce33" office:value-type="float" office:value="413" calcext:value-type="float">
            <text:p>413</text:p>
          </table:table-cell>
          <table:table-cell table:style-name="ce50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70" office:value-type="float" office:value="422" calcext:value-type="float">
            <text:p>422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/>
          <table:table-cell table:style-name="ce33" table:number-columns-repeated="2"/>
          <table:table-cell table:style-name="ce33" office:value-type="float" office:value="55514" calcext:value-type="float">
            <text:p>55514</text:p>
          </table:table-cell>
          <table:table-cell table:style-name="ce50" office:value-type="float" office:value="1819" calcext:value-type="float">
            <text:p>1819</text:p>
          </table:table-cell>
          <table:table-cell table:style-name="ce33" table:number-columns-repeated="3"/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26" calcext:value-type="float">
            <text:p>26</text:p>
          </table:table-cell>
          <table:table-cell table:style-name="ce70" office:value-type="float" office:value="57926" calcext:value-type="float">
            <text:p>57 92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5"/>
          <table:table-cell table:style-name="ce33" table:number-columns-repeated="2"/>
          <table:table-cell table:style-name="ce33" office:value-type="float" office:value="30095" calcext:value-type="float">
            <text:p>30095</text:p>
          </table:table-cell>
          <table:table-cell table:style-name="ce50" office:value-type="float" office:value="816" calcext:value-type="float">
            <text:p>816</text:p>
          </table:table-cell>
          <table:table-cell table:style-name="ce33" table:number-columns-repeated="3"/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" calcext:value-type="float">
            <text:p>7</text:p>
          </table:table-cell>
          <table:table-cell table:style-name="ce70" office:value-type="float" office:value="31025" calcext:value-type="float">
            <text:p>31 025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/>
          <table:table-cell table:style-name="ce34" table:number-columns-repeated="2"/>
          <table:table-cell table:style-name="ce34" office:value-type="float" office:value="13144" calcext:value-type="float">
            <text:p>13144</text:p>
          </table:table-cell>
          <table:table-cell table:style-name="ce51" office:value-type="float" office:value="174" calcext:value-type="float">
            <text:p>174</text:p>
          </table:table-cell>
          <table:table-cell table:style-name="ce34" table:number-columns-repeated="3"/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58" calcext:value-type="float">
            <text:p>58</text:p>
          </table:table-cell>
          <table:table-cell table:style-name="ce70" office:value-type="float" office:value="13544" calcext:value-type="float">
            <text:p>13 5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1b</text:p>
          </table:table-cell>
          <table:table-cell table:style-name="ce16" office:value-type="string" calcext:value-type="string">
            <text:p>anime-pictures.net</text:p>
          </table:table-cell>
          <table:table-cell table:style-name="ce32"/>
          <table:table-cell table:style-name="ce32" office:value-type="float" office:value="1435" calcext:value-type="float">
            <text:p>1435</text:p>
          </table:table-cell>
          <table:table-cell table:style-name="ce32" table:number-columns-repeated="2"/>
          <table:table-cell table:style-name="ce32" office:value-type="float" office:value="14" calcext:value-type="float">
            <text:p>14</text:p>
          </table:table-cell>
          <table:table-cell table:style-name="ce30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48" office:value-type="float" office:value="10" calcext:value-type="float">
            <text:p>10</text:p>
          </table:table-cell>
          <table:table-cell table:style-name="ce70" office:value-type="float" office:value="1462" calcext:value-type="float">
            <text:p>1 462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3"/>
          <table:table-cell table:style-name="ce33" office:value-type="float" office:value="4130" calcext:value-type="float">
            <text:p>4130</text:p>
          </table:table-cell>
          <table:table-cell table:style-name="ce33" table:number-columns-repeated="2"/>
          <table:table-cell table:style-name="ce33" office:value-type="float" office:value="114" calcext:value-type="float">
            <text:p>114</text:p>
          </table:table-cell>
          <table:table-cell table:style-name="ce35"/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50" office:value-type="float" office:value="33" calcext:value-type="float">
            <text:p>33</text:p>
          </table:table-cell>
          <table:table-cell table:style-name="ce70" office:value-type="float" office:value="4286" calcext:value-type="float">
            <text:p>4 28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-shuushuu.net</text:p>
          </table:table-cell>
          <table:table-cell table:style-name="ce33"/>
          <table:table-cell table:style-name="ce33" office:value-type="float" office:value="538" calcext:value-type="float">
            <text:p>538</text:p>
          </table:table-cell>
          <table:table-cell table:style-name="ce33" table:number-columns-repeated="2"/>
          <table:table-cell table:style-name="ce33" office:value-type="float" office:value="17" calcext:value-type="float">
            <text:p>17</text:p>
          </table:table-cell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50" office:value-type="float" office:value="5" calcext:value-type="float">
            <text:p>5</text:p>
          </table:table-cell>
          <table:table-cell table:style-name="ce70" office:value-type="float" office:value="561" calcext:value-type="float">
            <text:p>561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3"/>
          <table:table-cell table:style-name="ce33" office:value-type="float" office:value="17359" calcext:value-type="float">
            <text:p>17359</text:p>
          </table:table-cell>
          <table:table-cell table:style-name="ce33" table:number-columns-repeated="2"/>
          <table:table-cell table:style-name="ce33" office:value-type="float" office:value="400" calcext:value-type="float">
            <text:p>400</text:p>
          </table:table-cell>
          <table:table-cell table:style-name="ce35"/>
          <table:table-cell table:style-name="ce33" office:value-type="float" office:value="51" calcext:value-type="float">
            <text:p>51</text:p>
          </table:table-cell>
          <table:table-cell table:style-name="ce33" table:number-columns-repeated="2"/>
          <table:table-cell table:style-name="ce50" office:value-type="float" office:value="305" calcext:value-type="float">
            <text:p>305</text:p>
          </table:table-cell>
          <table:table-cell table:style-name="ce70" office:value-type="float" office:value="18115" calcext:value-type="float">
            <text:p>18 11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3"/>
          <table:table-cell table:style-name="ce33" office:value-type="float" office:value="394" calcext:value-type="float">
            <text:p>394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50" office:value-type="float" office:value="7" calcext:value-type="float">
            <text:p>7</text:p>
          </table:table-cell>
          <table:table-cell table:style-name="ce70" office:value-type="float" office:value="404" calcext:value-type="float">
            <text:p>40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/>
          <table:table-cell table:style-name="ce33" office:value-type="float" office:value="57495" calcext:value-type="float">
            <text:p>57495</text:p>
          </table:table-cell>
          <table:table-cell table:style-name="ce33" table:number-columns-repeated="2"/>
          <table:table-cell table:style-name="ce33" office:value-type="float" office:value="1497" calcext:value-type="float">
            <text:p>1497</text:p>
          </table:table-cell>
          <table:table-cell table:style-name="ce35"/>
          <table:table-cell table:style-name="ce33" office:value-type="float" office:value="131" calcext:value-type="float">
            <text:p>131</text:p>
          </table:table-cell>
          <table:table-cell table:style-name="ce33" table:number-columns-repeated="2"/>
          <table:table-cell table:style-name="ce50" office:value-type="float" office:value="510" calcext:value-type="float">
            <text:p>510</text:p>
          </table:table-cell>
          <table:table-cell table:style-name="ce70" office:value-type="float" office:value="59633" calcext:value-type="float">
            <text:p>59 63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3"/>
          <table:table-cell table:style-name="ce33" office:value-type="float" office:value="33822" calcext:value-type="float">
            <text:p>33822</text:p>
          </table:table-cell>
          <table:table-cell table:style-name="ce33" table:number-columns-repeated="2"/>
          <table:table-cell table:style-name="ce33" office:value-type="float" office:value="879" calcext:value-type="float">
            <text:p>879</text:p>
          </table:table-cell>
          <table:table-cell table:style-name="ce35"/>
          <table:table-cell table:style-name="ce33" office:value-type="float" office:value="33" calcext:value-type="float">
            <text:p>33</text:p>
          </table:table-cell>
          <table:table-cell table:style-name="ce33" table:number-columns-repeated="2"/>
          <table:table-cell table:style-name="ce50" office:value-type="float" office:value="78" calcext:value-type="float">
            <text:p>78</text:p>
          </table:table-cell>
          <table:table-cell table:style-name="ce70" office:value-type="float" office:value="34812" calcext:value-type="float">
            <text:p>34 812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/>
          <table:table-cell table:style-name="ce34" office:value-type="float" office:value="12898" calcext:value-type="float">
            <text:p>12898</text:p>
          </table:table-cell>
          <table:table-cell table:style-name="ce34" table:number-columns-repeated="2"/>
          <table:table-cell table:style-name="ce34" office:value-type="float" office:value="205" calcext:value-type="float">
            <text:p>205</text:p>
          </table:table-cell>
          <table:table-cell table:style-name="ce31"/>
          <table:table-cell table:style-name="ce34" office:value-type="float" office:value="45" calcext:value-type="float">
            <text:p>45</text:p>
          </table:table-cell>
          <table:table-cell table:style-name="ce34" table:number-columns-repeated="2"/>
          <table:table-cell table:style-name="ce51" office:value-type="float" office:value="222" calcext:value-type="float">
            <text:p>222</text:p>
          </table:table-cell>
          <table:table-cell table:style-name="ce70" office:value-type="float" office:value="13370" calcext:value-type="float">
            <text:p>13 3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1c</text:p>
          </table:table-cell>
          <table:table-cell table:style-name="ce16" office:value-type="string" calcext:value-type="string">
            <text:p>anime-pictures.net</text:p>
          </table:table-cell>
          <table:table-cell table:style-name="ce30"/>
          <table:table-cell table:style-name="ce32" office:value-type="float" office:value="957" calcext:value-type="float">
            <text:p>957</text:p>
          </table:table-cell>
          <table:table-cell table:style-name="ce32" table:number-columns-repeated="2"/>
          <table:table-cell table:style-name="ce48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70" office:value-type="float" office:value="980" calcext:value-type="float">
            <text:p>980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5"/>
          <table:table-cell table:style-name="ce33" office:value-type="float" office:value="18126" calcext:value-type="float">
            <text:p>18126</text:p>
          </table:table-cell>
          <table:table-cell table:style-name="ce33" table:number-columns-repeated="2"/>
          <table:table-cell table:style-name="ce50" office:value-type="float" office:value="564" calcext:value-type="float">
            <text:p>564</text:p>
          </table:table-cell>
          <table:table-cell table:style-name="ce33"/>
          <table:table-cell table:style-name="ce33" office:value-type="float" office:value="44" calcext:value-type="float">
            <text:p>44</text:p>
          </table:table-cell>
          <table:table-cell table:style-name="ce33" table:number-columns-repeated="2"/>
          <table:table-cell table:style-name="ce33" office:value-type="float" office:value="182" calcext:value-type="float">
            <text:p>182</text:p>
          </table:table-cell>
          <table:table-cell table:style-name="ce70" office:value-type="float" office:value="18916" calcext:value-type="float">
            <text:p>18 91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5"/>
          <table:table-cell table:style-name="ce33" office:value-type="float" office:value="24441" calcext:value-type="float">
            <text:p>24441</text:p>
          </table:table-cell>
          <table:table-cell table:style-name="ce33" table:number-columns-repeated="2"/>
          <table:table-cell table:style-name="ce50" office:value-type="float" office:value="619" calcext:value-type="float">
            <text:p>619</text:p>
          </table:table-cell>
          <table:table-cell table:style-name="ce33"/>
          <table:table-cell table:style-name="ce33" office:value-type="float" office:value="76" calcext:value-type="float">
            <text:p>76</text:p>
          </table:table-cell>
          <table:table-cell table:style-name="ce33" table:number-columns-repeated="2"/>
          <table:table-cell table:style-name="ce33" office:value-type="float" office:value="369" calcext:value-type="float">
            <text:p>369</text:p>
          </table:table-cell>
          <table:table-cell table:style-name="ce70" office:value-type="float" office:value="25505" calcext:value-type="float">
            <text:p>25 50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5"/>
          <table:table-cell table:style-name="ce33" office:value-type="float" office:value="404" calcext:value-type="float">
            <text:p>404</text:p>
          </table:table-cell>
          <table:table-cell table:style-name="ce33" table:number-columns-repeated="2"/>
          <table:table-cell table:style-name="ce50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70" office:value-type="float" office:value="414" calcext:value-type="float">
            <text:p>41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/>
          <table:table-cell table:style-name="ce33" office:value-type="float" office:value="53980" calcext:value-type="float">
            <text:p>53980</text:p>
          </table:table-cell>
          <table:table-cell table:style-name="ce33" table:number-columns-repeated="2"/>
          <table:table-cell table:style-name="ce50" office:value-type="float" office:value="1459" calcext:value-type="float">
            <text:p>1459</text:p>
          </table:table-cell>
          <table:table-cell table:style-name="ce33"/>
          <table:table-cell table:style-name="ce33" office:value-type="float" office:value="172" calcext:value-type="float">
            <text:p>172</text:p>
          </table:table-cell>
          <table:table-cell table:style-name="ce33" table:number-columns-repeated="2"/>
          <table:table-cell table:style-name="ce33" office:value-type="float" office:value="390" calcext:value-type="float">
            <text:p>390</text:p>
          </table:table-cell>
          <table:table-cell table:style-name="ce70" office:value-type="float" office:value="56001" calcext:value-type="float">
            <text:p>56 001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5"/>
          <table:table-cell table:style-name="ce33" office:value-type="float" office:value="25596" calcext:value-type="float">
            <text:p>25596</text:p>
          </table:table-cell>
          <table:table-cell table:style-name="ce33" table:number-columns-repeated="2"/>
          <table:table-cell table:style-name="ce50" office:value-type="float" office:value="635" calcext:value-type="float">
            <text:p>635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 table:number-columns-repeated="2"/>
          <table:table-cell table:style-name="ce33" office:value-type="float" office:value="45" calcext:value-type="float">
            <text:p>45</text:p>
          </table:table-cell>
          <table:table-cell table:style-name="ce70" office:value-type="float" office:value="26297" calcext:value-type="float">
            <text:p>26 297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/>
          <table:table-cell table:style-name="ce34" office:value-type="float" office:value="13062" calcext:value-type="float">
            <text:p>13062</text:p>
          </table:table-cell>
          <table:table-cell table:style-name="ce34" table:number-columns-repeated="2"/>
          <table:table-cell table:style-name="ce51" office:value-type="float" office:value="164" calcext:value-type="float">
            <text:p>164</text:p>
          </table:table-cell>
          <table:table-cell table:style-name="ce34"/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173" calcext:value-type="float">
            <text:p>173</text:p>
          </table:table-cell>
          <table:table-cell table:style-name="ce70" office:value-type="float" office:value="13438" calcext:value-type="float">
            <text:p>13 4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1d</text:p>
          </table:table-cell>
          <table:table-cell table:style-name="ce16" office:value-type="string" calcext:value-type="string">
            <text:p>anime-pictures.net</text:p>
          </table:table-cell>
          <table:table-cell table:style-name="ce32"/>
          <table:table-cell table:style-name="ce32" office:value-type="float" office:value="1107" calcext:value-type="float">
            <text:p>1107</text:p>
          </table:table-cell>
          <table:table-cell table:style-name="ce32" table:number-columns-repeated="2"/>
          <table:table-cell table:style-name="ce32" office:value-type="float" office:value="16" calcext:value-type="float">
            <text:p>16</text:p>
          </table:table-cell>
          <table:table-cell table:style-name="ce30"/>
          <table:table-cell table:style-name="ce32" table:number-columns-repeated="3"/>
          <table:table-cell table:style-name="ce48" office:value-type="float" office:value="2" calcext:value-type="float">
            <text:p>2</text:p>
          </table:table-cell>
          <table:table-cell table:style-name="ce70" office:value-type="float" office:value="1125" calcext:value-type="float">
            <text:p>1 12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chan.sankakucomplex.com</text:p>
          </table:table-cell>
          <table:table-cell table:style-name="ce33"/>
          <table:table-cell table:style-name="ce33" office:value-type="float" office:value="4074" calcext:value-type="float">
            <text:p>4074</text:p>
          </table:table-cell>
          <table:table-cell table:style-name="ce33" table:number-columns-repeated="2"/>
          <table:table-cell table:style-name="ce33" office:value-type="float" office:value="193" calcext:value-type="float">
            <text:p>193</text:p>
          </table:table-cell>
          <table:table-cell table:style-name="ce35"/>
          <table:table-cell table:style-name="ce33" office:value-type="float" office:value="13" calcext:value-type="float">
            <text:p>13</text:p>
          </table:table-cell>
          <table:table-cell table:style-name="ce33" table:number-columns-repeated="2"/>
          <table:table-cell table:style-name="ce50" office:value-type="float" office:value="34" calcext:value-type="float">
            <text:p>34</text:p>
          </table:table-cell>
          <table:table-cell table:style-name="ce70" office:value-type="float" office:value="4314" calcext:value-type="float">
            <text:p>4 31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3"/>
          <table:table-cell table:style-name="ce33" office:value-type="float" office:value="20438" calcext:value-type="float">
            <text:p>20438</text:p>
          </table:table-cell>
          <table:table-cell table:style-name="ce33" table:number-columns-repeated="2"/>
          <table:table-cell table:style-name="ce33" office:value-type="float" office:value="556" calcext:value-type="float">
            <text:p>556</text:p>
          </table:table-cell>
          <table:table-cell table:style-name="ce35"/>
          <table:table-cell table:style-name="ce33" office:value-type="float" office:value="82" calcext:value-type="float">
            <text:p>82</text:p>
          </table:table-cell>
          <table:table-cell table:style-name="ce33" table:number-columns-repeated="2"/>
          <table:table-cell table:style-name="ce50" office:value-type="float" office:value="311" calcext:value-type="float">
            <text:p>311</text:p>
          </table:table-cell>
          <table:table-cell table:style-name="ce70" office:value-type="float" office:value="21387" calcext:value-type="float">
            <text:p>21 38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konachan.com</text:p>
          </table:table-cell>
          <table:table-cell table:style-name="ce33"/>
          <table:table-cell table:style-name="ce33" office:value-type="float" office:value="309" calcext:value-type="float">
            <text:p>309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5"/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50"/>
          <table:table-cell table:style-name="ce70" office:value-type="float" office:value="313" calcext:value-type="float">
            <text:p>31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/>
          <table:table-cell table:style-name="ce33" office:value-type="float" office:value="57150" calcext:value-type="float">
            <text:p>57150</text:p>
          </table:table-cell>
          <table:table-cell table:style-name="ce33" table:number-columns-repeated="2"/>
          <table:table-cell table:style-name="ce33" office:value-type="float" office:value="1486" calcext:value-type="float">
            <text:p>1486</text:p>
          </table:table-cell>
          <table:table-cell table:style-name="ce35"/>
          <table:table-cell table:style-name="ce33" office:value-type="float" office:value="210" calcext:value-type="float">
            <text:p>210</text:p>
          </table:table-cell>
          <table:table-cell table:style-name="ce33" table:number-columns-repeated="2"/>
          <table:table-cell table:style-name="ce50" office:value-type="float" office:value="295" calcext:value-type="float">
            <text:p>295</text:p>
          </table:table-cell>
          <table:table-cell table:style-name="ce70" office:value-type="float" office:value="59141" calcext:value-type="float">
            <text:p>59 141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3"/>
          <table:table-cell table:style-name="ce33" office:value-type="float" office:value="23855" calcext:value-type="float">
            <text:p>23855</text:p>
          </table:table-cell>
          <table:table-cell table:style-name="ce33" table:number-columns-repeated="2"/>
          <table:table-cell table:style-name="ce33" office:value-type="float" office:value="628" calcext:value-type="float">
            <text:p>628</text:p>
          </table:table-cell>
          <table:table-cell table:style-name="ce35"/>
          <table:table-cell table:style-name="ce33" office:value-type="float" office:value="35" calcext:value-type="float">
            <text:p>35</text:p>
          </table:table-cell>
          <table:table-cell table:style-name="ce33" table:number-columns-repeated="2"/>
          <table:table-cell table:style-name="ce50" office:value-type="float" office:value="22" calcext:value-type="float">
            <text:p>22</text:p>
          </table:table-cell>
          <table:table-cell table:style-name="ce70" office:value-type="float" office:value="24540" calcext:value-type="float">
            <text:p>24 540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/>
          <table:table-cell table:style-name="ce34" office:value-type="float" office:value="11564" calcext:value-type="float">
            <text:p>11564</text:p>
          </table:table-cell>
          <table:table-cell table:style-name="ce34" table:number-columns-repeated="2"/>
          <table:table-cell table:style-name="ce34" office:value-type="float" office:value="176" calcext:value-type="float">
            <text:p>176</text:p>
          </table:table-cell>
          <table:table-cell table:style-name="ce31"/>
          <table:table-cell table:style-name="ce34" office:value-type="float" office:value="56" calcext:value-type="float">
            <text:p>56</text:p>
          </table:table-cell>
          <table:table-cell table:style-name="ce34" table:number-columns-repeated="2"/>
          <table:table-cell table:style-name="ce51" office:value-type="float" office:value="149" calcext:value-type="float">
            <text:p>149</text:p>
          </table:table-cell>
          <table:table-cell table:style-name="ce70" office:value-type="float" office:value="11945" calcext:value-type="float">
            <text:p>11 9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2a</text:p>
          </table:table-cell>
          <table:table-cell table:style-name="ce16" office:value-type="string" calcext:value-type="string">
            <text:p>anime-pictures.net</text:p>
          </table:table-cell>
          <table:table-cell table:style-name="ce30"/>
          <table:table-cell table:style-name="ce32" office:value-type="float" office:value="1293" calcext:value-type="float">
            <text:p>1293</text:p>
          </table:table-cell>
          <table:table-cell table:style-name="ce32" table:number-columns-repeated="2"/>
          <table:table-cell table:style-name="ce48" office:value-type="float" office:value="29" calcext:value-type="float">
            <text:p>29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70" office:value-type="float" office:value="1330" calcext:value-type="float">
            <text:p>1 330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5"/>
          <table:table-cell table:style-name="ce33" office:value-type="float" office:value="21237" calcext:value-type="float">
            <text:p>21237</text:p>
          </table:table-cell>
          <table:table-cell table:style-name="ce33" table:number-columns-repeated="2"/>
          <table:table-cell table:style-name="ce50" office:value-type="float" office:value="529" calcext:value-type="float">
            <text:p>529</text:p>
          </table:table-cell>
          <table:table-cell table:style-name="ce33"/>
          <table:table-cell table:style-name="ce33" office:value-type="float" office:value="116" calcext:value-type="float">
            <text:p>116</text:p>
          </table:table-cell>
          <table:table-cell table:style-name="ce33" table:number-columns-repeated="2"/>
          <table:table-cell table:style-name="ce33" office:value-type="float" office:value="156" calcext:value-type="float">
            <text:p>156</text:p>
          </table:table-cell>
          <table:table-cell table:style-name="ce70" office:value-type="float" office:value="22038" calcext:value-type="float">
            <text:p>22 03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/>
          <table:table-cell table:style-name="ce33" office:value-type="float" office:value="56282" calcext:value-type="float">
            <text:p>56282</text:p>
          </table:table-cell>
          <table:table-cell table:style-name="ce33" table:number-columns-repeated="2"/>
          <table:table-cell table:style-name="ce50" office:value-type="float" office:value="1538" calcext:value-type="float">
            <text:p>1538</text:p>
          </table:table-cell>
          <table:table-cell table:style-name="ce33"/>
          <table:table-cell table:style-name="ce33" office:value-type="float" office:value="265" calcext:value-type="float">
            <text:p>265</text:p>
          </table:table-cell>
          <table:table-cell table:style-name="ce33" table:number-columns-repeated="2"/>
          <table:table-cell table:style-name="ce33" office:value-type="float" office:value="153" calcext:value-type="float">
            <text:p>153</text:p>
          </table:table-cell>
          <table:table-cell table:style-name="ce70" office:value-type="float" office:value="58238" calcext:value-type="float">
            <text:p>58 23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5"/>
          <table:table-cell table:style-name="ce33" office:value-type="float" office:value="19484" calcext:value-type="float">
            <text:p>19484</text:p>
          </table:table-cell>
          <table:table-cell table:style-name="ce33" table:number-columns-repeated="2"/>
          <table:table-cell table:style-name="ce50" office:value-type="float" office:value="485" calcext:value-type="float">
            <text:p>485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table:number-columns-repeated="2"/>
          <table:table-cell table:style-name="ce33" office:value-type="float" office:value="19" calcext:value-type="float">
            <text:p>19</text:p>
          </table:table-cell>
          <table:table-cell table:style-name="ce70" office:value-type="float" office:value="20030" calcext:value-type="float">
            <text:p>20 030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/>
          <table:table-cell table:style-name="ce34" office:value-type="float" office:value="10197" calcext:value-type="float">
            <text:p>10197</text:p>
          </table:table-cell>
          <table:table-cell table:style-name="ce34" table:number-columns-repeated="2"/>
          <table:table-cell table:style-name="ce51" office:value-type="float" office:value="164" calcext:value-type="float">
            <text:p>164</text:p>
          </table:table-cell>
          <table:table-cell table:style-name="ce34"/>
          <table:table-cell table:style-name="ce34" office:value-type="float" office:value="48" calcext:value-type="float">
            <text:p>48</text:p>
          </table:table-cell>
          <table:table-cell table:style-name="ce34" table:number-columns-repeated="2"/>
          <table:table-cell table:style-name="ce34" office:value-type="float" office:value="105" calcext:value-type="float">
            <text:p>105</text:p>
          </table:table-cell>
          <table:table-cell table:style-name="ce70" office:value-type="float" office:value="10514" calcext:value-type="float">
            <text:p>10 5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2b</text:p>
          </table:table-cell>
          <table:table-cell table:style-name="ce16" office:value-type="string" calcext:value-type="string">
            <text:p>anime-pictures.net</text:p>
          </table:table-cell>
          <table:table-cell table:style-name="ce32"/>
          <table:table-cell table:style-name="ce32" office:value-type="float" office:value="1941" calcext:value-type="float">
            <text:p>1941</text:p>
          </table:table-cell>
          <table:table-cell table:style-name="ce32" table:number-columns-repeated="2"/>
          <table:table-cell table:style-name="ce32" office:value-type="float" office:value="36" calcext:value-type="float">
            <text:p>36</text:p>
          </table:table-cell>
          <table:table-cell table:style-name="ce30"/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48"/>
          <table:table-cell table:style-name="ce70" office:value-type="float" office:value="1981" calcext:value-type="float">
            <text:p>1 981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3"/>
          <table:table-cell table:style-name="ce33" office:value-type="float" office:value="45789" calcext:value-type="float">
            <text:p>45789</text:p>
          </table:table-cell>
          <table:table-cell table:style-name="ce33" table:number-columns-repeated="2"/>
          <table:table-cell table:style-name="ce33" office:value-type="float" office:value="1158" calcext:value-type="float">
            <text:p>1158</text:p>
          </table:table-cell>
          <table:table-cell table:style-name="ce35"/>
          <table:table-cell table:style-name="ce33" office:value-type="float" office:value="250" calcext:value-type="float">
            <text:p>250</text:p>
          </table:table-cell>
          <table:table-cell table:style-name="ce33" table:number-columns-repeated="2"/>
          <table:table-cell table:style-name="ce50" office:value-type="float" office:value="408" calcext:value-type="float">
            <text:p>408</text:p>
          </table:table-cell>
          <table:table-cell table:style-name="ce70" office:value-type="float" office:value="47605" calcext:value-type="float">
            <text:p>47 60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/>
          <table:table-cell table:style-name="ce33" office:value-type="float" office:value="116925" calcext:value-type="float">
            <text:p>116925</text:p>
          </table:table-cell>
          <table:table-cell table:style-name="ce33" table:number-columns-repeated="2"/>
          <table:table-cell table:style-name="ce33" office:value-type="float" office:value="3040" calcext:value-type="float">
            <text:p>3040</text:p>
          </table:table-cell>
          <table:table-cell table:style-name="ce35"/>
          <table:table-cell table:style-name="ce33" office:value-type="float" office:value="743" calcext:value-type="float">
            <text:p>743</text:p>
          </table:table-cell>
          <table:table-cell table:style-name="ce33" table:number-columns-repeated="2"/>
          <table:table-cell table:style-name="ce50" office:value-type="float" office:value="26" calcext:value-type="float">
            <text:p>26</text:p>
          </table:table-cell>
          <table:table-cell table:style-name="ce70" office:value-type="float" office:value="120734" calcext:value-type="float">
            <text:p>120 73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3"/>
          <table:table-cell table:style-name="ce33" office:value-type="float" office:value="30248" calcext:value-type="float">
            <text:p>30248</text:p>
          </table:table-cell>
          <table:table-cell table:style-name="ce33" table:number-columns-repeated="2"/>
          <table:table-cell table:style-name="ce33" office:value-type="float" office:value="859" calcext:value-type="float">
            <text:p>859</text:p>
          </table:table-cell>
          <table:table-cell table:style-name="ce35"/>
          <table:table-cell table:style-name="ce33" office:value-type="float" office:value="49" calcext:value-type="float">
            <text:p>49</text:p>
          </table:table-cell>
          <table:table-cell table:style-name="ce33" table:number-columns-repeated="2"/>
          <table:table-cell table:style-name="ce50" office:value-type="float" office:value="4" calcext:value-type="float">
            <text:p>4</text:p>
          </table:table-cell>
          <table:table-cell table:style-name="ce70" office:value-type="float" office:value="31160" calcext:value-type="float">
            <text:p>31 160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/>
          <table:table-cell table:style-name="ce34" office:value-type="float" office:value="16080" calcext:value-type="float">
            <text:p>16080</text:p>
          </table:table-cell>
          <table:table-cell table:style-name="ce34" table:number-columns-repeated="2"/>
          <table:table-cell table:style-name="ce34" office:value-type="float" office:value="216" calcext:value-type="float">
            <text:p>216</text:p>
          </table:table-cell>
          <table:table-cell table:style-name="ce31"/>
          <table:table-cell table:style-name="ce34" office:value-type="float" office:value="118" calcext:value-type="float">
            <text:p>118</text:p>
          </table:table-cell>
          <table:table-cell table:style-name="ce34" table:number-columns-repeated="2"/>
          <table:table-cell table:style-name="ce51" office:value-type="float" office:value="128" calcext:value-type="float">
            <text:p>128</text:p>
          </table:table-cell>
          <table:table-cell table:style-name="ce70" office:value-type="float" office:value="16542" calcext:value-type="float">
            <text:p>16 5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2c</text:p>
          </table:table-cell>
          <table:table-cell table:style-name="ce16" office:value-type="string" calcext:value-type="string">
            <text:p>danbooru.donmai.us</text:p>
          </table:table-cell>
          <table:table-cell table:style-name="ce30" office:value-type="float" office:value="18220" calcext:value-type="float">
            <text:p>18220</text:p>
          </table:table-cell>
          <table:table-cell table:style-name="ce32" table:number-columns-repeated="3"/>
          <table:table-cell table:style-name="ce48" office:value-type="float" office:value="636" calcext:value-type="float">
            <text:p>63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3"/>
          <table:table-cell table:style-name="ce32" office:value-type="float" office:value="109" calcext:value-type="float">
            <text:p>109</text:p>
          </table:table-cell>
          <table:table-cell table:style-name="ce70" office:value-type="float" office:value="18983" calcext:value-type="float">
            <text:p>18 98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gelbooru.com</text:p>
          </table:table-cell>
          <table:table-cell table:style-name="ce35" office:value-type="float" office:value="32710" calcext:value-type="float">
            <text:p>32710</text:p>
          </table:table-cell>
          <table:table-cell table:style-name="ce33" table:number-columns-repeated="3"/>
          <table:table-cell table:style-name="ce50" office:value-type="float" office:value="1326" calcext:value-type="float">
            <text:p>1326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number-columns-repeated="3"/>
          <table:table-cell table:style-name="ce33" office:value-type="float" office:value="132" calcext:value-type="float">
            <text:p>132</text:p>
          </table:table-cell>
          <table:table-cell table:style-name="ce70" office:value-type="float" office:value="34201" calcext:value-type="float">
            <text:p>34 201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 office:value-type="float" office:value="61630" calcext:value-type="float">
            <text:p>61630</text:p>
          </table:table-cell>
          <table:table-cell table:style-name="ce33" table:number-columns-repeated="3"/>
          <table:table-cell table:style-name="ce50" office:value-type="float" office:value="1990" calcext:value-type="float">
            <text:p>1990</text:p>
          </table:table-cell>
          <table:table-cell table:style-name="ce33" office:value-type="float" office:value="57" calcext:value-type="float">
            <text:p>57</text:p>
          </table:table-cell>
          <table:table-cell table:style-name="ce33" table:number-columns-repeated="3"/>
          <table:table-cell table:style-name="ce33" office:value-type="float" office:value="261" calcext:value-type="float">
            <text:p>261</text:p>
          </table:table-cell>
          <table:table-cell table:style-name="ce70" office:value-type="float" office:value="63938" calcext:value-type="float">
            <text:p>63 93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5" office:value-type="float" office:value="27137" calcext:value-type="float">
            <text:p>27137</text:p>
          </table:table-cell>
          <table:table-cell table:style-name="ce33" table:number-columns-repeated="3"/>
          <table:table-cell table:style-name="ce50" office:value-type="float" office:value="801" calcext:value-type="float">
            <text:p>80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33" office:value-type="float" office:value="50" calcext:value-type="float">
            <text:p>50</text:p>
          </table:table-cell>
          <table:table-cell table:style-name="ce70" office:value-type="float" office:value="27997" calcext:value-type="float">
            <text:p>27 997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 office:value-type="float" office:value="13983" calcext:value-type="float">
            <text:p>13983</text:p>
          </table:table-cell>
          <table:table-cell table:style-name="ce34" table:number-columns-repeated="3"/>
          <table:table-cell table:style-name="ce51" office:value-type="float" office:value="726" calcext:value-type="float">
            <text:p>7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3"/>
          <table:table-cell table:style-name="ce34" office:value-type="float" office:value="114" calcext:value-type="float">
            <text:p>114</text:p>
          </table:table-cell>
          <table:table-cell table:style-name="ce70" office:value-type="float" office:value="14852" calcext:value-type="float">
            <text:p>14 8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2d</text:p>
          </table:table-cell>
          <table:table-cell table:style-name="ce16" office:value-type="string" calcext:value-type="string">
            <text:p>danbooru.donmai.us</text:p>
          </table:table-cell>
          <table:table-cell table:style-name="ce32" office:value-type="float" office:value="53392" calcext:value-type="float">
            <text:p>53392</text:p>
          </table:table-cell>
          <table:table-cell table:style-name="ce32" table:number-columns-repeated="3"/>
          <table:table-cell table:style-name="ce32" office:value-type="float" office:value="1999" calcext:value-type="float">
            <text:p>1999</text:p>
          </table:table-cell>
          <table:table-cell table:style-name="ce30" office:value-type="float" office:value="113" calcext:value-type="float">
            <text:p>113</text:p>
          </table:table-cell>
          <table:table-cell table:style-name="ce32" table:number-columns-repeated="3"/>
          <table:table-cell table:style-name="ce48" office:value-type="float" office:value="194" calcext:value-type="float">
            <text:p>194</text:p>
          </table:table-cell>
          <table:table-cell table:style-name="ce70" office:value-type="float" office:value="55698" calcext:value-type="float">
            <text:p>55 69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621.net</text:p>
          </table:table-cell>
          <table:table-cell table:style-name="ce33" office:value-type="float" office:value="37337" calcext:value-type="float">
            <text:p>37337</text:p>
          </table:table-cell>
          <table:table-cell table:style-name="ce33" table:number-columns-repeated="3"/>
          <table:table-cell table:style-name="ce33" office:value-type="float" office:value="2221" calcext:value-type="float">
            <text:p>2221</text:p>
          </table:table-cell>
          <table:table-cell table:style-name="ce35" office:value-type="float" office:value="12" calcext:value-type="float">
            <text:p>12</text:p>
          </table:table-cell>
          <table:table-cell table:style-name="ce33" table:number-columns-repeated="3"/>
          <table:table-cell table:style-name="ce50" office:value-type="float" office:value="47" calcext:value-type="float">
            <text:p>47</text:p>
          </table:table-cell>
          <table:table-cell table:style-name="ce70" office:value-type="float" office:value="39617" calcext:value-type="float">
            <text:p>39 61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3" office:value-type="float" office:value="61810" calcext:value-type="float">
            <text:p>61810</text:p>
          </table:table-cell>
          <table:table-cell table:style-name="ce33" table:number-columns-repeated="3"/>
          <table:table-cell table:style-name="ce33" office:value-type="float" office:value="2561" calcext:value-type="float">
            <text:p>2561</text:p>
          </table:table-cell>
          <table:table-cell table:style-name="ce35" office:value-type="float" office:value="85" calcext:value-type="float">
            <text:p>85</text:p>
          </table:table-cell>
          <table:table-cell table:style-name="ce33" table:number-columns-repeated="3"/>
          <table:table-cell table:style-name="ce50" office:value-type="float" office:value="178" calcext:value-type="float">
            <text:p>178</text:p>
          </table:table-cell>
          <table:table-cell table:style-name="ce70" office:value-type="float" office:value="64634" calcext:value-type="float">
            <text:p>64 63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3" office:value-type="float" office:value="34501" calcext:value-type="float">
            <text:p>34501</text:p>
          </table:table-cell>
          <table:table-cell table:style-name="ce33" table:number-columns-repeated="3"/>
          <table:table-cell table:style-name="ce33" office:value-type="float" office:value="1378" calcext:value-type="float">
            <text:p>1378</text:p>
          </table:table-cell>
          <table:table-cell table:style-name="ce35" office:value-type="float" office:value="37" calcext:value-type="float">
            <text:p>37</text:p>
          </table:table-cell>
          <table:table-cell table:style-name="ce33" table:number-columns-repeated="3"/>
          <table:table-cell table:style-name="ce50" office:value-type="float" office:value="75" calcext:value-type="float">
            <text:p>75</text:p>
          </table:table-cell>
          <table:table-cell table:style-name="ce70" office:value-type="float" office:value="35991" calcext:value-type="float">
            <text:p>35 991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4" office:value-type="float" office:value="10978" calcext:value-type="float">
            <text:p>10978</text:p>
          </table:table-cell>
          <table:table-cell table:style-name="ce34" table:number-columns-repeated="3"/>
          <table:table-cell table:style-name="ce34" office:value-type="float" office:value="543" calcext:value-type="float">
            <text:p>543</text:p>
          </table:table-cell>
          <table:table-cell table:style-name="ce31" office:value-type="float" office:value="74" calcext:value-type="float">
            <text:p>74</text:p>
          </table:table-cell>
          <table:table-cell table:style-name="ce34" table:number-columns-repeated="3"/>
          <table:table-cell table:style-name="ce51" office:value-type="float" office:value="72" calcext:value-type="float">
            <text:p>72</text:p>
          </table:table-cell>
          <table:table-cell table:style-name="ce70" office:value-type="float" office:value="11667" calcext:value-type="float">
            <text:p>11 6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afebooru 2023</text:p>
          </table:table-cell>
          <table:table-cell table:style-name="ce16" office:value-type="string" calcext:value-type="string">
            <text:p>danbooru.donmai.us</text:p>
          </table:table-cell>
          <table:table-cell table:style-name="ce30" office:value-type="float" office:value="179533" calcext:value-type="float">
            <text:p>179533</text:p>
          </table:table-cell>
          <table:table-cell table:style-name="ce32" table:number-columns-repeated="3"/>
          <table:table-cell table:style-name="ce48" office:value-type="float" office:value="6017" calcext:value-type="float">
            <text:p>6017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number-columns-repeated="3"/>
          <table:table-cell table:style-name="ce32" office:value-type="float" office:value="17" calcext:value-type="float">
            <text:p>17</text:p>
          </table:table-cell>
          <table:table-cell table:style-name="ce70" office:value-type="float" office:value="185646" calcext:value-type="float">
            <text:p>185 64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e621.net</text:p>
          </table:table-cell>
          <table:table-cell table:style-name="ce35" office:value-type="float" office:value="82552" calcext:value-type="float">
            <text:p>82552</text:p>
          </table:table-cell>
          <table:table-cell table:style-name="ce33" table:number-columns-repeated="3"/>
          <table:table-cell table:style-name="ce50" office:value-type="float" office:value="4378" calcext:value-type="float">
            <text:p>4378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4"/>
          <table:table-cell table:style-name="ce70" office:value-type="float" office:value="86949" calcext:value-type="float">
            <text:p>86 94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safebooru.org</text:p>
          </table:table-cell>
          <table:table-cell table:style-name="ce35" office:value-type="float" office:value="183226" calcext:value-type="float">
            <text:p>183226</text:p>
          </table:table-cell>
          <table:table-cell table:style-name="ce33" table:number-columns-repeated="3"/>
          <table:table-cell table:style-name="ce50" office:value-type="float" office:value="5962" calcext:value-type="float">
            <text:p>5962</text:p>
          </table:table-cell>
          <table:table-cell table:style-name="ce33" office:value-type="float" office:value="57" calcext:value-type="float">
            <text:p>57</text:p>
          </table:table-cell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70" office:value-type="float" office:value="189249" calcext:value-type="float">
            <text:p>189 24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tbib.org</text:p>
          </table:table-cell>
          <table:table-cell table:style-name="ce35" office:value-type="float" office:value="2075" calcext:value-type="float">
            <text:p>2075</text:p>
          </table:table-cell>
          <table:table-cell table:style-name="ce33" table:number-columns-repeated="3"/>
          <table:table-cell table:style-name="ce50" office:value-type="float" office:value="85" calcext:value-type="float">
            <text:p>85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70" office:value-type="float" office:value="2167" calcext:value-type="float">
            <text:p>2 16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18" office:value-type="string" calcext:value-type="string">
            <text:p>www.zerochan.net</text:p>
          </table:table-cell>
          <table:table-cell table:style-name="ce35" office:value-type="float" office:value="39447" calcext:value-type="float">
            <text:p>39447</text:p>
          </table:table-cell>
          <table:table-cell table:style-name="ce33" table:number-columns-repeated="3"/>
          <table:table-cell table:style-name="ce50" office:value-type="float" office:value="1406" calcext:value-type="float">
            <text:p>1406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4"/>
          <table:table-cell table:style-name="ce70" office:value-type="float" office:value="40870" calcext:value-type="float">
            <text:p>40 870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17" office:value-type="string" calcext:value-type="string">
            <text:p>yande.re</text:p>
          </table:table-cell>
          <table:table-cell table:style-name="ce31" office:value-type="float" office:value="33145" calcext:value-type="float">
            <text:p>33145</text:p>
          </table:table-cell>
          <table:table-cell table:style-name="ce34" table:number-columns-repeated="3"/>
          <table:table-cell table:style-name="ce51" office:value-type="float" office:value="779" calcext:value-type="float">
            <text:p>779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4"/>
          <table:table-cell table:style-name="ce70" office:value-type="float" office:value="33966" calcext:value-type="float">
            <text:p>33 9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febooru 2M</text:p>
          </table:table-cell>
          <table:table-cell table:style-name="ce15" office:value-type="string" calcext:value-type="string">
            <text:p>safebooru.org</text:p>
          </table:table-cell>
          <table:table-cell table:style-name="ce29" office:value-type="float" office:value="27081" calcext:value-type="float">
            <text:p>27081</text:p>
          </table:table-cell>
          <table:table-cell table:style-name="ce29" table:number-columns-repeated="2"/>
          <table:table-cell table:style-name="ce29" office:value-type="float" office:value="26612" calcext:value-type="float">
            <text:p>26612</text:p>
          </table:table-cell>
          <table:table-cell table:style-name="ce29" office:value-type="float" office:value="2941" calcext:value-type="float">
            <text:p>2941</text:p>
          </table:table-cell>
          <table:table-cell table:style-name="ce28"/>
          <table:table-cell table:style-name="ce29" table:number-columns-repeated="2"/>
          <table:table-cell table:style-name="ce29" office:value-type="float" office:value="26" calcext:value-type="float">
            <text:p>26</text:p>
          </table:table-cell>
          <table:table-cell table:style-name="ce61" office:value-type="float" office:value="78770" calcext:value-type="float">
            <text:p>78770</text:p>
          </table:table-cell>
          <table:table-cell table:style-name="ce70" office:value-type="float" office:value="135430" calcext:value-type="float">
            <text:p>135 430</text:p>
          </table:table-cell>
          <table:table-cell table:style-name="ce75" office:value-type="string" calcext:value-type="string">
            <text:p>noDEDUP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afebooru pages</text:p>
          </table:table-cell>
          <table:table-cell table:style-name="ce15" office:value-type="string" calcext:value-type="string">
            <text:p>safebooru.org</text:p>
          </table:table-cell>
          <table:table-cell table:style-name="ce28" office:value-type="float" office:value="4304" calcext:value-type="float">
            <text:p>4304</text:p>
          </table:table-cell>
          <table:table-cell table:style-name="ce29"/>
          <table:table-cell table:style-name="ce29" office:value-type="float" office:value="83993" calcext:value-type="float">
            <text:p>83993</text:p>
          </table:table-cell>
          <table:table-cell table:style-name="ce29" office:value-type="float" office:value="69536" calcext:value-type="float">
            <text:p>69536</text:p>
          </table:table-cell>
          <table:table-cell table:style-name="ce47" office:value-type="float" office:value="9119" calcext:value-type="float">
            <text:p>9119</text:p>
          </table:table-cell>
          <table:table-cell table:style-name="ce29" table:number-columns-repeated="2"/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06" calcext:value-type="float">
            <text:p>106</text:p>
          </table:table-cell>
          <table:table-cell table:style-name="ce60" office:value-type="float" office:value="23930" calcext:value-type="float">
            <text:p>23930</text:p>
          </table:table-cell>
          <table:table-cell table:style-name="ce70" office:value-type="float" office:value="191214" calcext:value-type="float">
            <text:p>191 214</text:p>
          </table:table-cell>
          <table:table-cell table:style-name="ce76" table:formula="of:=SUM([.L124:.L137])" office:value-type="float" office:value="1323351" calcext:value-type="float">
            <text:p>13233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ankaku 2013 wallsHD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9" table:number-columns-repeated="2"/>
          <table:table-cell table:style-name="ce29" office:value-type="float" office:value="6786" calcext:value-type="float">
            <text:p>6786</text:p>
          </table:table-cell>
          <table:table-cell table:style-name="ce29" office:value-type="float" office:value="11972" calcext:value-type="float">
            <text:p>11972</text:p>
          </table:table-cell>
          <table:table-cell table:style-name="ce29" office:value-type="float" office:value="2573" calcext:value-type="float">
            <text:p>2573</text:p>
          </table:table-cell>
          <table:table-cell table:style-name="ce28"/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61" office:value-type="float" office:value="6105" calcext:value-type="float">
            <text:p>6105</text:p>
          </table:table-cell>
          <table:table-cell table:style-name="ce70" office:value-type="float" office:value="27458" calcext:value-type="float">
            <text:p>27 4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nkaku 2014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140" calcext:value-type="float">
            <text:p>4140</text:p>
          </table:table-cell>
          <table:table-cell table:style-name="ce29" office:value-type="float" office:value="9213" calcext:value-type="float">
            <text:p>9213</text:p>
          </table:table-cell>
          <table:table-cell table:style-name="ce47" office:value-type="float" office:value="674" calcext:value-type="float">
            <text:p>674</text:p>
          </table:table-cell>
          <table:table-cell table:style-name="ce29" table:number-columns-repeated="2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60" office:value-type="float" office:value="29958" calcext:value-type="float">
            <text:p>29958</text:p>
          </table:table-cell>
          <table:table-cell table:style-name="ce70" office:value-type="float" office:value="44008" calcext:value-type="float">
            <text:p>44 0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nkaku 2015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9945" calcext:value-type="float">
            <text:p>9945</text:p>
          </table:table-cell>
          <table:table-cell table:style-name="ce29" office:value-type="float" office:value="10254" calcext:value-type="float">
            <text:p>10254</text:p>
          </table:table-cell>
          <table:table-cell table:style-name="ce29" office:value-type="float" office:value="1002" calcext:value-type="float">
            <text:p>1002</text:p>
          </table:table-cell>
          <table:table-cell table:style-name="ce28"/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" calcext:value-type="float">
            <text:p>6</text:p>
          </table:table-cell>
          <table:table-cell table:style-name="ce61" office:value-type="float" office:value="34914" calcext:value-type="float">
            <text:p>34914</text:p>
          </table:table-cell>
          <table:table-cell table:style-name="ce70" office:value-type="float" office:value="56222" calcext:value-type="float">
            <text:p>56 2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nkaku 2015b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8" office:value-type="float" office:value="760" calcext:value-type="float">
            <text:p>760</text:p>
          </table:table-cell>
          <table:table-cell table:style-name="ce29"/>
          <table:table-cell table:style-name="ce29" office:value-type="float" office:value="16245" calcext:value-type="float">
            <text:p>16245</text:p>
          </table:table-cell>
          <table:table-cell table:style-name="ce29" office:value-type="float" office:value="8912" calcext:value-type="float">
            <text:p>8912</text:p>
          </table:table-cell>
          <table:table-cell table:style-name="ce47" office:value-type="float" office:value="1110" calcext:value-type="float">
            <text:p>1110</text:p>
          </table:table-cell>
          <table:table-cell table:style-name="ce29" table:number-columns-repeated="2"/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float" office:value="92553" calcext:value-type="float">
            <text:p>92553</text:p>
          </table:table-cell>
          <table:table-cell table:style-name="ce70" office:value-type="float" office:value="119694" calcext:value-type="float">
            <text:p>119 6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nkaku 2016a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9" office:value-type="float" office:value="4910" calcext:value-type="float">
            <text:p>4910</text:p>
          </table:table-cell>
          <table:table-cell table:style-name="ce29" table:number-columns-repeated="2"/>
          <table:table-cell table:style-name="ce29" office:value-type="float" office:value="5175" calcext:value-type="float">
            <text:p>5175</text:p>
          </table:table-cell>
          <table:table-cell table:style-name="ce29" office:value-type="float" office:value="444" calcext:value-type="float">
            <text:p>444</text:p>
          </table:table-cell>
          <table:table-cell table:style-name="ce28"/>
          <table:table-cell table:style-name="ce29" table:number-columns-repeated="2"/>
          <table:table-cell table:style-name="ce29" office:value-type="float" office:value="6" calcext:value-type="float">
            <text:p>6</text:p>
          </table:table-cell>
          <table:table-cell table:style-name="ce61" office:value-type="float" office:value="45668" calcext:value-type="float">
            <text:p>45668</text:p>
          </table:table-cell>
          <table:table-cell table:style-name="ce70" office:value-type="float" office:value="56203" calcext:value-type="float">
            <text:p>56 2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nkaku 2016b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8" office:value-type="float" office:value="4680" calcext:value-type="float">
            <text:p>4680</text:p>
          </table:table-cell>
          <table:table-cell table:style-name="ce29" table:number-columns-repeated="2"/>
          <table:table-cell table:style-name="ce29" office:value-type="float" office:value="3666" calcext:value-type="float">
            <text:p>3666</text:p>
          </table:table-cell>
          <table:table-cell table:style-name="ce47" office:value-type="float" office:value="437" calcext:value-type="float">
            <text:p>437</text:p>
          </table:table-cell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60" office:value-type="float" office:value="48784" calcext:value-type="float">
            <text:p>48784</text:p>
          </table:table-cell>
          <table:table-cell table:style-name="ce70" office:value-type="float" office:value="57571" calcext:value-type="float">
            <text:p>57 5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ankaku 2016c</text:p>
          </table:table-cell>
          <table:table-cell table:style-name="ce15" office:value-type="string" calcext:value-type="string">
            <text:p>chan.sankakucomplex.com</text:p>
          </table:table-cell>
          <table:table-cell table:style-name="ce29" office:value-type="float" office:value="8971" calcext:value-type="float">
            <text:p>8971</text:p>
          </table:table-cell>
          <table:table-cell table:style-name="ce29" table:number-columns-repeated="2"/>
          <table:table-cell table:style-name="ce29" office:value-type="float" office:value="6287" calcext:value-type="float">
            <text:p>6287</text:p>
          </table:table-cell>
          <table:table-cell table:style-name="ce29" office:value-type="float" office:value="772" calcext:value-type="float">
            <text:p>772</text:p>
          </table:table-cell>
          <table:table-cell table:style-name="ce28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61" office:value-type="float" office:value="66432" calcext:value-type="float">
            <text:p>66432</text:p>
          </table:table-cell>
          <table:table-cell table:style-name="ce70" office:value-type="float" office:value="82473" calcext:value-type="float">
            <text:p>82 4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zerochan</text:p>
          </table:table-cell>
          <table:table-cell table:style-name="ce15" office:value-type="string" calcext:value-type="string">
            <text:p>www.zerochan.net</text:p>
          </table:table-cell>
          <table:table-cell table:style-name="ce28"/>
          <table:table-cell table:style-name="ce29"/>
          <table:table-cell table:style-name="ce29" office:value-type="float" office:value="31039" calcext:value-type="float">
            <text:p>31039</text:p>
          </table:table-cell>
          <table:table-cell table:style-name="ce29" office:value-type="float" office:value="9148" calcext:value-type="float">
            <text:p>9148</text:p>
          </table:table-cell>
          <table:table-cell table:style-name="ce47" office:value-type="float" office:value="4803" calcext:value-type="float">
            <text:p>4803</text:p>
          </table:table-cell>
          <table:table-cell table:style-name="ce55" office:value-type="float" office:value="3331" calcext:value-type="float">
            <text:p>3331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" calcext:value-type="float">
            <text:p>2</text:p>
          </table:table-cell>
          <table:table-cell table:style-name="ce60" office:value-type="float" office:value="397001" calcext:value-type="float">
            <text:p>397001</text:p>
          </table:table-cell>
          <table:table-cell table:style-name="ce70" office:value-type="float" office:value="445386" calcext:value-type="float">
            <text:p>445 3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zerochan_2014s</text:p>
          </table:table-cell>
          <table:table-cell table:style-name="ce15" office:value-type="string" calcext:value-type="string">
            <text:p>www.zerochan.net</text:p>
          </table:table-cell>
          <table:table-cell table:style-name="ce29" table:number-columns-repeated="2"/>
          <table:table-cell table:style-name="ce29" office:value-type="float" office:value="108094" calcext:value-type="float">
            <text:p>108094</text:p>
          </table:table-cell>
          <table:table-cell table:style-name="ce29" office:value-type="float" office:value="7028" calcext:value-type="float">
            <text:p>7028</text:p>
          </table:table-cell>
          <table:table-cell table:style-name="ce29" office:value-type="float" office:value="10502" calcext:value-type="float">
            <text:p>10502</text:p>
          </table:table-cell>
          <table:table-cell table:style-name="ce28" office:value-type="float" office:value="110" calcext:value-type="float">
            <text:p>110</text:p>
          </table:table-cell>
          <table:table-cell table:style-name="ce29"/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1" calcext:value-type="float">
            <text:p>1</text:p>
          </table:table-cell>
          <table:table-cell table:style-name="ce61" office:value-type="float" office:value="186720" calcext:value-type="float">
            <text:p>186720</text:p>
          </table:table-cell>
          <table:table-cell table:style-name="ce70" office:value-type="float" office:value="313044" calcext:value-type="float">
            <text:p>313 0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zerochan_2016</text:p>
          </table:table-cell>
          <table:table-cell table:style-name="ce15" office:value-type="string" calcext:value-type="string">
            <text:p>www.zerochan.net</text:p>
          </table:table-cell>
          <table:table-cell table:style-name="ce28" office:value-type="float" office:value="5575" calcext:value-type="float">
            <text:p>5575</text:p>
          </table:table-cell>
          <table:table-cell table:style-name="ce29" table:number-columns-repeated="2"/>
          <table:table-cell table:style-name="ce29" office:value-type="float" office:value="5461" calcext:value-type="float">
            <text:p>5461</text:p>
          </table:table-cell>
          <table:table-cell table:style-name="ce47" office:value-type="float" office:value="308" calcext:value-type="float">
            <text:p>308</text:p>
          </table:table-cell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60" office:value-type="float" office:value="49994" calcext:value-type="float">
            <text:p>49994</text:p>
          </table:table-cell>
          <table:table-cell table:style-name="ce70" office:value-type="float" office:value="61348" calcext:value-type="float">
            <text:p>61 34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zerochan_2020</text:p>
          </table:table-cell>
          <table:table-cell table:style-name="ce15" office:value-type="string" calcext:value-type="string">
            <text:p>www.zerochan.net</text:p>
          </table:table-cell>
          <table:table-cell table:style-name="ce29" table:number-columns-repeated="3"/>
          <table:table-cell table:style-name="ce29" office:value-type="float" office:value="145923" calcext:value-type="float">
            <text:p>145923</text:p>
          </table:table-cell>
          <table:table-cell table:style-name="ce29" office:value-type="float" office:value="5435" calcext:value-type="float">
            <text:p>5435</text:p>
          </table:table-cell>
          <table:table-cell table:style-name="ce28"/>
          <table:table-cell table:style-name="ce29" table:number-columns-repeated="2"/>
          <table:table-cell table:style-name="ce29" office:value-type="float" office:value="348" calcext:value-type="float">
            <text:p>348</text:p>
          </table:table-cell>
          <table:table-cell table:style-name="ce61" office:value-type="float" office:value="128936" calcext:value-type="float">
            <text:p>128936</text:p>
          </table:table-cell>
          <table:table-cell table:style-name="ce70" office:value-type="float" office:value="280642" calcext:value-type="float">
            <text:p>280 6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zerochan-2017</text:p>
          </table:table-cell>
          <table:table-cell table:style-name="ce15" office:value-type="string" calcext:value-type="string">
            <text:p>www.zerochan.net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6955" calcext:value-type="float">
            <text:p>36955</text:p>
          </table:table-cell>
          <table:table-cell table:style-name="ce47" office:value-type="float" office:value="1763" calcext:value-type="float">
            <text:p>1763</text:p>
          </table:table-cell>
          <table:table-cell table:style-name="ce29" table:number-columns-repeated="3"/>
          <table:table-cell table:style-name="ce29" office:value-type="float" office:value="60" calcext:value-type="float">
            <text:p>60</text:p>
          </table:table-cell>
          <table:table-cell table:style-name="ce60" office:value-type="float" office:value="133586" calcext:value-type="float">
            <text:p>133586</text:p>
          </table:table-cell>
          <table:table-cell table:style-name="ce70" office:value-type="float" office:value="172365" calcext:value-type="float">
            <text:p>172 3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(пусто)</text:p>
          </table:table-cell>
          <table:table-cell table:style-name="ce19" office:value-type="string" calcext:value-type="string">
            <text:p>anime-pictures.net</text:p>
          </table:table-cell>
          <table:table-cell table:style-name="ce36" office:value-type="float" office:value="3671" calcext:value-type="float">
            <text:p>367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1459" calcext:value-type="float">
            <text:p>31459</text:p>
          </table:table-cell>
          <table:table-cell table:style-name="ce36" office:value-type="float" office:value="19239" calcext:value-type="float">
            <text:p>19239</text:p>
          </table:table-cell>
          <table:table-cell table:style-name="ce36" office:value-type="float" office:value="2853" calcext:value-type="float">
            <text:p>2853</text:p>
          </table:table-cell>
          <table:table-cell table:style-name="ce30"/>
          <table:table-cell table:style-name="ce32" table:number-columns-repeated="3"/>
          <table:table-cell table:style-name="ce48"/>
          <table:table-cell table:style-name="ce70" office:value-type="float" office:value="57227" calcext:value-type="float">
            <text:p>57 22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0" office:value-type="string" calcext:value-type="string">
            <text:p>animepaper</text:p>
          </table:table-cell>
          <table:table-cell table:style-name="ce37" table:number-columns-repeated="2"/>
          <table:table-cell table:style-name="ce37" office:value-type="float" office:value="44947" calcext:value-type="float">
            <text:p>44947</text:p>
          </table:table-cell>
          <table:table-cell table:style-name="ce37" office:value-type="float" office:value="7996" calcext:value-type="float">
            <text:p>7996</text:p>
          </table:table-cell>
          <table:table-cell table:style-name="ce37" office:value-type="float" office:value="10230" calcext:value-type="float">
            <text:p>10230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63173" calcext:value-type="float">
            <text:p>63 17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1" office:value-type="string" calcext:value-type="string">
            <text:p>badfon</text:p>
          </table:table-cell>
          <table:table-cell table:style-name="ce38" table:number-columns-repeated="4"/>
          <table:table-cell table:style-name="ce52" office:value-type="float" office:value="7649" calcext:value-type="float">
            <text:p>7649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7649" calcext:value-type="float">
            <text:p>7 64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chan.sankakucomplex.com</text:p>
          </table:table-cell>
          <table:table-cell table:style-name="ce39" office:value-type="float" office:value="12994" calcext:value-type="float">
            <text:p>1299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046" calcext:value-type="float">
            <text:p>5046</text:p>
          </table:table-cell>
          <table:table-cell table:style-name="ce39" office:value-type="float" office:value="23168" calcext:value-type="float">
            <text:p>23168</text:p>
          </table:table-cell>
          <table:table-cell table:style-name="ce39" office:value-type="float" office:value="7116" calcext:value-type="float">
            <text:p>7116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48334" calcext:value-type="float">
            <text:p>48 334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danbooru.donmai.us</text:p>
          </table:table-cell>
          <table:table-cell table:style-name="ce39" table:number-columns-repeated="2"/>
          <table:table-cell table:style-name="ce39" office:value-type="float" office:value="12188" calcext:value-type="float">
            <text:p>12188</text:p>
          </table:table-cell>
          <table:table-cell table:style-name="ce39" office:value-type="float" office:value="10240" calcext:value-type="float">
            <text:p>10240</text:p>
          </table:table-cell>
          <table:table-cell table:style-name="ce39" office:value-type="float" office:value="1240" calcext:value-type="float">
            <text:p>1240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23668" calcext:value-type="float">
            <text:p>23 66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e-shuushuu.net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53" calcext:value-type="float">
            <text:p>653</text:p>
          </table:table-cell>
          <table:table-cell table:style-name="ce39" office:value-type="float" office:value="4207" calcext:value-type="float">
            <text:p>4207</text:p>
          </table:table-cell>
          <table:table-cell table:style-name="ce39" office:value-type="float" office:value="82" calcext:value-type="float">
            <text:p>82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5587" calcext:value-type="float">
            <text:p>5 58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e621.net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0" office:value-type="string" calcext:value-type="string">
            <text:p>exnt</text:p>
          </table:table-cell>
          <table:table-cell table:style-name="ce37" table:number-columns-repeated="2"/>
          <table:table-cell table:style-name="ce37" office:value-type="float" office:value="5045" calcext:value-type="float">
            <text:p>5045</text:p>
          </table:table-cell>
          <table:table-cell table:style-name="ce37"/>
          <table:table-cell table:style-name="ce37" office:value-type="float" office:value="274" calcext:value-type="float">
            <text:p>274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5319" calcext:value-type="float">
            <text:p>5 31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gelbooru.com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299" calcext:value-type="float">
            <text:p>299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607" calcext:value-type="float">
            <text:p>607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1" office:value-type="string" calcext:value-type="string">
            <text:p>goodfon</text:p>
          </table:table-cell>
          <table:table-cell table:style-name="ce38" table:number-columns-repeated="4"/>
          <table:table-cell table:style-name="ce52" office:value-type="float" office:value="3798" calcext:value-type="float">
            <text:p>3798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3798" calcext:value-type="float">
            <text:p>3 798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konachan.com</text:p>
          </table:table-cell>
          <table:table-cell table:style-name="ce39" office:value-type="float" office:value="2496" calcext:value-type="float">
            <text:p>249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069" calcext:value-type="float">
            <text:p>4069</text:p>
          </table:table-cell>
          <table:table-cell table:style-name="ce39" office:value-type="float" office:value="19665" calcext:value-type="float">
            <text:p>19665</text:p>
          </table:table-cell>
          <table:table-cell table:style-name="ce39" office:value-type="float" office:value="560" calcext:value-type="float">
            <text:p>560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26796" calcext:value-type="float">
            <text:p>26 796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pixiv.sfs</text:p>
          </table:table-cell>
          <table:table-cell table:style-name="ce40" office:value-type="float" office:value="177228" calcext:value-type="float">
            <text:p>177228</text:p>
          </table:table-cell>
          <table:table-cell table:style-name="ce39" table:number-columns-repeated="3"/>
          <table:table-cell table:style-name="ce39" office:value-type="float" office:value="271" calcext:value-type="float">
            <text:p>271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177499" calcext:value-type="float">
            <text:p>177 499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safebooru.org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250" calcext:value-type="float">
            <text:p>2250</text:p>
          </table:table-cell>
          <table:table-cell table:style-name="ce39" office:value-type="float" office:value="105" calcext:value-type="float">
            <text:p>105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2760" calcext:value-type="float">
            <text:p>2 760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1" office:value-type="string" calcext:value-type="string">
            <text:p>tag</text:p>
          </table:table-cell>
          <table:table-cell table:style-name="ce38" table:number-columns-repeated="2"/>
          <table:table-cell table:style-name="ce38" office:value-type="float" office:value="3884" calcext:value-type="float">
            <text:p>3884</text:p>
          </table:table-cell>
          <table:table-cell table:style-name="ce38" office:value-type="float" office:value="1373" calcext:value-type="float">
            <text:p>1373</text:p>
          </table:table-cell>
          <table:table-cell table:style-name="ce38" office:value-type="float" office:value="94" calcext:value-type="float">
            <text:p>94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5351" calcext:value-type="float">
            <text:p>5 351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tbib.org</text:p>
          </table:table-cell>
          <table:table-cell table:style-name="ce39" table:number-columns-repeated="2"/>
          <table:table-cell table:style-name="ce39" office:value-type="float" office:value="4929" calcext:value-type="float">
            <text:p>4929</text:p>
          </table:table-cell>
          <table:table-cell table:style-name="ce39" office:value-type="float" office:value="10796" calcext:value-type="float">
            <text:p>10796</text:p>
          </table:table-cell>
          <table:table-cell table:style-name="ce39" office:value-type="float" office:value="550" calcext:value-type="float">
            <text:p>550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16275" calcext:value-type="float">
            <text:p>16 275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1" office:value-type="string" calcext:value-type="string">
            <text:p>walls</text:p>
          </table:table-cell>
          <table:table-cell table:style-name="ce38" table:number-columns-repeated="4"/>
          <table:table-cell table:style-name="ce52" office:value-type="float" office:value="17933" calcext:value-type="float">
            <text:p>17933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17933" calcext:value-type="float">
            <text:p>17 933</text:p>
          </table:table-cell>
          <table:table-cell table:number-columns-repeated="1011"/>
        </table:table-row>
        <table:table-row table:style-name="ro3">
          <table:table-cell table:style-name="ce10"/>
          <table:table-cell table:style-name="ce22" office:value-type="string" calcext:value-type="string">
            <text:p>www.zerochan.net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879" calcext:value-type="float">
            <text:p>879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65" calcext:value-type="float">
            <text:p>65</text:p>
          </table:table-cell>
          <table:table-cell table:style-name="ce35"/>
          <table:table-cell table:style-name="ce33" table:number-columns-repeated="3"/>
          <table:table-cell table:style-name="ce50"/>
          <table:table-cell table:style-name="ce70" office:value-type="float" office:value="1194" calcext:value-type="float">
            <text:p>1 194</text:p>
          </table:table-cell>
          <table:table-cell table:number-columns-repeated="1011"/>
        </table:table-row>
        <table:table-row table:style-name="ro3">
          <table:table-cell table:style-name="ce9"/>
          <table:table-cell table:style-name="ce23" office:value-type="string" calcext:value-type="string">
            <text:p>yande.re</text:p>
          </table:table-cell>
          <table:table-cell table:style-name="ce41" office:value-type="float" office:value="1760" calcext:value-type="float">
            <text:p>176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587" calcext:value-type="float">
            <text:p>14587</text:p>
          </table:table-cell>
          <table:table-cell table:style-name="ce41" office:value-type="float" office:value="22320" calcext:value-type="float">
            <text:p>22320</text:p>
          </table:table-cell>
          <table:table-cell table:style-name="ce41" office:value-type="float" office:value="2510" calcext:value-type="float">
            <text:p>2510</text:p>
          </table:table-cell>
          <table:table-cell table:style-name="ce31"/>
          <table:table-cell table:style-name="ce34" table:number-columns-repeated="3"/>
          <table:table-cell table:style-name="ce51"/>
          <table:table-cell table:style-name="ce70" office:value-type="float" office:value="41192" calcext:value-type="float">
            <text:p>41 192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Итог Результат</text:p>
          </table:table-cell>
          <table:table-cell table:style-name="ce24"/>
          <table:table-cell table:style-name="ce42" office:value-type="float" office:value="1138936" calcext:value-type="float">
            <text:p>1138936</text:p>
          </table:table-cell>
          <table:table-cell table:style-name="ce45" office:value-type="float" office:value="702788" calcext:value-type="float">
            <text:p>702788</text:p>
          </table:table-cell>
          <table:table-cell table:style-name="ce45" office:value-type="float" office:value="485364" calcext:value-type="float">
            <text:p>485364</text:p>
          </table:table-cell>
          <table:table-cell table:style-name="ce45" office:value-type="float" office:value="1606820" calcext:value-type="float">
            <text:p>1606820</text:p>
          </table:table-cell>
          <table:table-cell table:style-name="ce53" office:value-type="float" office:value="467436" calcext:value-type="float">
            <text:p>467 436</text:p>
          </table:table-cell>
          <table:table-cell table:style-name="ce42" office:value-type="float" office:value="9452" calcext:value-type="float">
            <text:p>9452</text:p>
          </table:table-cell>
          <table:table-cell table:style-name="ce45" office:value-type="float" office:value="2672" calcext:value-type="float">
            <text:p>2672</text:p>
          </table:table-cell>
          <table:table-cell table:style-name="ce45" office:value-type="float" office:value="1278" calcext:value-type="float">
            <text:p>1278</text:p>
          </table:table-cell>
          <table:table-cell table:style-name="ce45" office:value-type="float" office:value="5859" calcext:value-type="float">
            <text:p>5859</text:p>
          </table:table-cell>
          <table:table-cell table:style-name="ce63" office:value-type="float" office:value="2640961" calcext:value-type="float">
            <text:p>2 640 961</text:p>
          </table:table-cell>
          <table:table-cell table:style-name="ce71" office:value-type="float" office:value="7061566" calcext:value-type="float">
            <text:p>7 061 566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54" office:value-type="string" calcext:value-type="string">
            <text:p>ARCH no BC</text:p>
          </table:table-cell>
          <table:table-cell table:style-name="ce57" office:value-type="string" calcext:value-type="string" table:number-columns-spanned="4" table:number-rows-spanned="1">
            <text:p>BC no ARCH</text:p>
          </table:table-cell>
          <table:covered-table-cell table:number-columns-repeated="3" table:style-name="ce57"/>
          <table:table-cell table:style-name="ce54" office:value-type="string" calcext:value-type="string">
            <text:p>TORR only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54" office:value-type="string" calcext:value-type="string">
            <text:p>BC or ARCH</text:p>
          </table:table-cell>
          <table:table-cell table:style-name="ce53" table:formula="of:=[.M156]-[.L156]" office:value-type="float" office:value="4420605" calcext:value-type="float">
            <text:p>4 420 605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54" office:value-type="string" calcext:value-type="string">
            <text:p>ARCH</text:p>
          </table:table-cell>
          <table:table-cell table:style-name="ce53" table:formula="of:=SUM([.C156:.G156])" office:value-type="float" office:value="4401344" calcext:value-type="float">
            <text:p>4 401 344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64" office:value-type="string" calcext:value-type="string">
            <text:p>BC</text:p>
          </table:table-cell>
          <table:table-cell table:style-name="ce72" table:formula="of:=SUM([.C156:.F156];[.H156:.K156])" office:value-type="float" office:value="3953169" calcext:value-type="float">
            <text:p>3 953 169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65" office:value-type="string" calcext:value-type="string">
            <text:p>TORR no-EXA</text:p>
          </table:table-cell>
          <table:table-cell table:style-name="ce73" table:formula="of:=SUM([.M8:.M137])" office:value-type="float" office:value="6252378" calcext:value-type="float">
            <text:p>6 252 378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66" office:value-type="string" calcext:value-type="string">
            <text:p>ARCH no TORR</text:p>
          </table:table-cell>
          <table:table-cell table:style-name="ce74" table:formula="of:=SUM([.C138:.G155])" office:value-type="float" office:value="504369" calcext:value-type="float">
            <text:p>504 369</text:p>
          </table:table-cell>
          <table:table-cell table:number-columns-repeated="1011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QL Statement" table:style-name="ta3">
        <table:table-column table:style-name="co16" table:default-cell-style-name="ce2"/>
        <table:table-column table:style-name="co10" table:number-columns-repeated="256" table:default-cell-style-name="ce2"/>
        <table:table-column table:style-name="co10" table:number-columns-repeated="767" table:default-cell-style-name="Default"/>
        <table:table-row table:style-name="ro4">
          <table:table-cell table:style-name="ce77" office:value-type="string" calcext:value-type="string">
            <text:p>select torr, ifmt, booru, substr(s_fname,1,3) bc, nvl2(x_jq,'ARCH','NONE') arch, count(*) cnt, sum(fsize) fsize, sum(x_fsize) xsize, sum(s_fsize) ssize</text:p>
            <text:p>from arch_2023</text:p>
            <text:p>group by torr, ifmt, booru, substr(s_fname,1,3), nvl2(x_jq,'ARCH','NONE')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Сводная таблица_Select arch_2023_1'.A1:'Сводная таблица_Select arch_2023_1'.M156" table:buttons="'Сводная таблица_Select arch_2023_1'.A3 'Сводная таблица_Select arch_2023_1'.B3 'Сводная таблица_Select arch_2023_1'.C1 'Сводная таблица_Select arch_2023_1'.D1" table:show-filter-button="false" table:drill-down-on-double-click="false">
          <table:source-cell-range table:cell-range-address="'Select arch_2023'.A1:'Select arch_2023'.J772"/>
          <table:data-pilot-field table:source-field-name="TORR" table:orientation="row" table:used-hierarchy="-1" table:function="auto">
            <table:data-pilot-level table:show-empty="false" calcext:repeat-item-labels="false">
              <table:data-pilot-members>
                <table:data-pilot-member table:name="= exehint coll =" table:display="true" table:show-details="true"/>
                <table:data-pilot-member table:name="1000 Authors of Anime Art" table:display="true" table:show-details="true"/>
                <table:data-pilot-member table:name="Animepaper.net" table:display="true" table:show-details="true"/>
                <table:data-pilot-member table:name="Animepaper.Scans" table:display="true" table:show-details="true"/>
                <table:data-pilot-member table:name="e-shuushuu" table:display="true" table:show-details="true"/>
                <table:data-pilot-member table:name="e-shuushuu 2013" table:display="true" table:show-details="true"/>
                <table:data-pilot-member table:name="e-shuushuu 2013s" table:display="true" table:show-details="true"/>
                <table:data-pilot-member table:name="e-shuushuu 2014" table:display="true" table:show-details="true"/>
                <table:data-pilot-member table:name="e-shuushuu 2015" table:display="true" table:show-details="true"/>
                <table:data-pilot-member table:name="e-shuushuu 2016" table:display="true" table:show-details="true"/>
                <table:data-pilot-member table:name="e-shuushuu 2017" table:display="true" table:show-details="true"/>
                <table:data-pilot-member table:name="e-shuushuu 2018" table:display="true" table:show-details="true"/>
                <table:data-pilot-member table:name="e-shuushuu_2020" table:display="true" table:show-details="true"/>
                <table:data-pilot-member table:name="e-shuushuu_2023" table:display="true" table:show-details="true"/>
                <table:data-pilot-member table:name="e621 TBIB" table:display="true" table:show-details="true"/>
                <table:data-pilot-member table:name="Safebooru 1280" table:display="true" table:show-details="true"/>
                <table:data-pilot-member table:name="Safebooru 1280 b" table:display="true" table:show-details="true"/>
                <table:data-pilot-member table:name="Safebooru 2017" table:display="true" table:show-details="true"/>
                <table:data-pilot-member table:name="Safebooru 2018" table:display="true" table:show-details="true"/>
                <table:data-pilot-member table:name="Safebooru 2019" table:display="true" table:show-details="true"/>
                <table:data-pilot-member table:name="Safebooru 2020a" table:display="true" table:show-details="true"/>
                <table:data-pilot-member table:name="Safebooru 2020b" table:display="true" table:show-details="true"/>
                <table:data-pilot-member table:name="Safebooru 2020c" table:display="true" table:show-details="true"/>
                <table:data-pilot-member table:name="Safebooru 2020d" table:display="true" table:show-details="true"/>
                <table:data-pilot-member table:name="Safebooru 2021a" table:display="true" table:show-details="true"/>
                <table:data-pilot-member table:name="Safebooru 2021b" table:display="true" table:show-details="true"/>
                <table:data-pilot-member table:name="Safebooru 2021c" table:display="true" table:show-details="true"/>
                <table:data-pilot-member table:name="Safebooru 2021d" table:display="true" table:show-details="true"/>
                <table:data-pilot-member table:name="Safebooru 2022a" table:display="true" table:show-details="true"/>
                <table:data-pilot-member table:name="Safebooru 2022b" table:display="true" table:show-details="true"/>
                <table:data-pilot-member table:name="Safebooru 2022c" table:display="true" table:show-details="true"/>
                <table:data-pilot-member table:name="Safebooru 2022d" table:display="true" table:show-details="true"/>
                <table:data-pilot-member table:name="Safebooru 2023" table:display="true" table:show-details="true"/>
                <table:data-pilot-member table:name="Safebooru 2M" table:display="true" table:show-details="true"/>
                <table:data-pilot-member table:name="Safebooru pages" table:display="true" table:show-details="true"/>
                <table:data-pilot-member table:name="Sankaku 2013 wallsHD" table:display="true" table:show-details="true"/>
                <table:data-pilot-member table:name="Sankaku 2014" table:display="true" table:show-details="true"/>
                <table:data-pilot-member table:name="Sankaku 2015" table:display="true" table:show-details="true"/>
                <table:data-pilot-member table:name="Sankaku 2015b" table:display="true" table:show-details="true"/>
                <table:data-pilot-member table:name="Sankaku 2016a" table:display="true" table:show-details="true"/>
                <table:data-pilot-member table:name="Sankaku 2016b" table:display="true" table:show-details="true"/>
                <table:data-pilot-member table:name="Sankaku 2016c" table:display="true" table:show-details="true"/>
                <table:data-pilot-member table:name="zerochan" table:display="true" table:show-details="true"/>
                <table:data-pilot-member table:name="zerochan_2014s" table:display="true" table:show-details="true"/>
                <table:data-pilot-member table:name="zerochan_2016" table:display="true" table:show-details="true"/>
                <table:data-pilot-member table:name="zerochan_2020" table:display="true" table:show-details="true"/>
                <table:data-pilot-member table:name="zerochan-201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ORU" table:orientation="row" table:used-hierarchy="-1" table:function="auto">
            <table:data-pilot-level table:show-empty="false" calcext:repeat-item-labels="false">
              <table:data-pilot-members>
                <table:data-pilot-member table:name="anime-pictures.net" table:display="true" table:show-details="true"/>
                <table:data-pilot-member table:name="animepaper" table:display="true" table:show-details="true"/>
                <table:data-pilot-member table:name="badfon" table:display="true" table:show-details="true"/>
                <table:data-pilot-member table:name="chan.sankakucomplex.com" table:display="true" table:show-details="true"/>
                <table:data-pilot-member table:name="danbooru.donmai.us" table:display="true" table:show-details="true"/>
                <table:data-pilot-member table:name="e-shuushuu.net" table:display="true" table:show-details="true"/>
                <table:data-pilot-member table:name="e621.net" table:display="true" table:show-details="true"/>
                <table:data-pilot-member table:name="exnt" table:display="true" table:show-details="true"/>
                <table:data-pilot-member table:name="gelbooru.com" table:display="true" table:show-details="true"/>
                <table:data-pilot-member table:name="goodfon" table:display="true" table:show-details="true"/>
                <table:data-pilot-member table:name="konachan.com" table:display="true" table:show-details="true"/>
                <table:data-pilot-member table:name="pixiv.sfs" table:display="true" table:show-details="true"/>
                <table:data-pilot-member table:name="safebooru.org" table:display="true" table:show-details="true"/>
                <table:data-pilot-member table:name="tag" table:display="true" table:show-details="true"/>
                <table:data-pilot-member table:name="tbib.org" table:display="true" table:show-details="true"/>
                <table:data-pilot-member table:name="walls" table:display="true" table:show-details="true"/>
                <table:data-pilot-member table:name="www.zerochan.net" table:display="true" table:show-details="true"/>
                <table:data-pilot-member table:name="yande.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CH" table:orientation="column" table:used-hierarchy="-1" table:function="auto">
            <table:data-pilot-level table:show-empty="false" calcext:repeat-item-labels="false">
              <table:data-pilot-members>
                <table:data-pilot-member table:name="ARCH" table:display="true" table:show-details="true"/>
                <table:data-pilot-member table:name="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C" table:orientation="column" table:used-hierarchy="-1" table:function="auto">
            <table:data-pilot-level table:show-empty="false" calcext:repeat-item-labels="false">
              <table:data-pilot-members>
                <table:data-pilot-member table:name="BCB" table:display="true" table:show-details="true"/>
                <table:data-pilot-member table:name="BCN" table:display="true" table:show-details="true"/>
                <table:data-pilot-member table:name="BCO" table:display="true" table:show-details="true"/>
                <table:data-pilot-member table:name="BC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 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FM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PNG" table:display="true" table:show-details="true"/>
                <table:data-pilot-member table:name="BMP" table:display="true" table:show-details="true"/>
                <table:data-pilot-member table:name="DOC" table:display="true" table:show-details="true"/>
                <table:data-pilot-member table:name="GIF" table:display="true" table:show-details="true"/>
                <table:data-pilot-member table:name="HTML" table:display="true" table:show-details="true"/>
                <table:data-pilot-member table:name="JPEG" table:display="true" table:show-details="true"/>
                <table:data-pilot-member table:name="PDF" table:display="true" table:show-details="true"/>
                <table:data-pilot-member table:name="PNG" table:display="true" table:show-details="true"/>
                <table:data-pilot-member table:name="RAR" table:display="true" table:show-details="true"/>
                <table:data-pilot-member table:name="TIFF" table:display="true" table:show-details="true"/>
                <table:data-pilot-member table:name="ZIP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SIZ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39" table:display="true" table:show-details="true"/>
                <table:data-pilot-member table:name="3886" table:display="true" table:show-details="true"/>
                <table:data-pilot-member table:name="82402" table:display="true" table:show-details="true"/>
                <table:data-pilot-member table:name="239306" table:display="true" table:show-details="true"/>
                <table:data-pilot-member table:name="309418" table:display="true" table:show-details="true"/>
                <table:data-pilot-member table:name="313755" table:display="true" table:show-details="true"/>
                <table:data-pilot-member table:name="360588" table:display="true" table:show-details="true"/>
                <table:data-pilot-member table:name="405525" table:display="true" table:show-details="true"/>
                <table:data-pilot-member table:name="430870" table:display="true" table:show-details="true"/>
                <table:data-pilot-member table:name="468356" table:display="true" table:show-details="true"/>
                <table:data-pilot-member table:name="500290" table:display="true" table:show-details="true"/>
                <table:data-pilot-member table:name="506289" table:display="true" table:show-details="true"/>
                <table:data-pilot-member table:name="512921" table:display="true" table:show-details="true"/>
                <table:data-pilot-member table:name="607468" table:display="true" table:show-details="true"/>
                <table:data-pilot-member table:name="619686" table:display="true" table:show-details="true"/>
                <table:data-pilot-member table:name="621636" table:display="true" table:show-details="true"/>
                <table:data-pilot-member table:name="625633" table:display="true" table:show-details="true"/>
                <table:data-pilot-member table:name="635294" table:display="true" table:show-details="true"/>
                <table:data-pilot-member table:name="652305" table:display="true" table:show-details="true"/>
                <table:data-pilot-member table:name="661405" table:display="true" table:show-details="true"/>
                <table:data-pilot-member table:name="664352" table:display="true" table:show-details="true"/>
                <table:data-pilot-member table:name="670111" table:display="true" table:show-details="true"/>
                <table:data-pilot-member table:name="678677" table:display="true" table:show-details="true"/>
                <table:data-pilot-member table:name="769991" table:display="true" table:show-details="true"/>
                <table:data-pilot-member table:name="829233" table:display="true" table:show-details="true"/>
                <table:data-pilot-member table:name="858333" table:display="true" table:show-details="true"/>
                <table:data-pilot-member table:name="944016" table:display="true" table:show-details="true"/>
                <table:data-pilot-member table:name="1027287" table:display="true" table:show-details="true"/>
                <table:data-pilot-member table:name="1036288" table:display="true" table:show-details="true"/>
                <table:data-pilot-member table:name="1093051" table:display="true" table:show-details="true"/>
                <table:data-pilot-member table:name="1253284" table:display="true" table:show-details="true"/>
                <table:data-pilot-member table:name="1320460" table:display="true" table:show-details="true"/>
                <table:data-pilot-member table:name="1361092" table:display="true" table:show-details="true"/>
                <table:data-pilot-member table:name="1375833" table:display="true" table:show-details="true"/>
                <table:data-pilot-member table:name="1391176" table:display="true" table:show-details="true"/>
                <table:data-pilot-member table:name="1397421" table:display="true" table:show-details="true"/>
                <table:data-pilot-member table:name="1497838" table:display="true" table:show-details="true"/>
                <table:data-pilot-member table:name="1617804" table:display="true" table:show-details="true"/>
                <table:data-pilot-member table:name="1651721" table:display="true" table:show-details="true"/>
                <table:data-pilot-member table:name="1741523" table:display="true" table:show-details="true"/>
                <table:data-pilot-member table:name="1775459" table:display="true" table:show-details="true"/>
                <table:data-pilot-member table:name="2003968" table:display="true" table:show-details="true"/>
                <table:data-pilot-member table:name="2027926" table:display="true" table:show-details="true"/>
                <table:data-pilot-member table:name="2041171" table:display="true" table:show-details="true"/>
                <table:data-pilot-member table:name="2049146" table:display="true" table:show-details="true"/>
                <table:data-pilot-member table:name="2091942" table:display="true" table:show-details="true"/>
                <table:data-pilot-member table:name="2151896" table:display="true" table:show-details="true"/>
                <table:data-pilot-member table:name="2188716" table:display="true" table:show-details="true"/>
                <table:data-pilot-member table:name="2193714" table:display="true" table:show-details="true"/>
                <table:data-pilot-member table:name="2211768" table:display="true" table:show-details="true"/>
                <table:data-pilot-member table:name="2263039" table:display="true" table:show-details="true"/>
                <table:data-pilot-member table:name="2267413" table:display="true" table:show-details="true"/>
                <table:data-pilot-member table:name="2451834" table:display="true" table:show-details="true"/>
                <table:data-pilot-member table:name="2476258" table:display="true" table:show-details="true"/>
                <table:data-pilot-member table:name="2592406" table:display="true" table:show-details="true"/>
                <table:data-pilot-member table:name="2632837" table:display="true" table:show-details="true"/>
                <table:data-pilot-member table:name="2663598" table:display="true" table:show-details="true"/>
                <table:data-pilot-member table:name="2677325" table:display="true" table:show-details="true"/>
                <table:data-pilot-member table:name="2706262" table:display="true" table:show-details="true"/>
                <table:data-pilot-member table:name="2727410" table:display="true" table:show-details="true"/>
                <table:data-pilot-member table:name="2845609" table:display="true" table:show-details="true"/>
                <table:data-pilot-member table:name="2918800" table:display="true" table:show-details="true"/>
                <table:data-pilot-member table:name="3021221" table:display="true" table:show-details="true"/>
                <table:data-pilot-member table:name="3141682" table:display="true" table:show-details="true"/>
                <table:data-pilot-member table:name="3152195" table:display="true" table:show-details="true"/>
                <table:data-pilot-member table:name="3209908" table:display="true" table:show-details="true"/>
                <table:data-pilot-member table:name="3255295" table:display="true" table:show-details="true"/>
                <table:data-pilot-member table:name="3393199" table:display="true" table:show-details="true"/>
                <table:data-pilot-member table:name="3411845" table:display="true" table:show-details="true"/>
                <table:data-pilot-member table:name="3460753" table:display="true" table:show-details="true"/>
                <table:data-pilot-member table:name="3634214" table:display="true" table:show-details="true"/>
                <table:data-pilot-member table:name="3737058" table:display="true" table:show-details="true"/>
                <table:data-pilot-member table:name="3746146" table:display="true" table:show-details="true"/>
                <table:data-pilot-member table:name="3779003" table:display="true" table:show-details="true"/>
                <table:data-pilot-member table:name="3824205" table:display="true" table:show-details="true"/>
                <table:data-pilot-member table:name="3856080" table:display="true" table:show-details="true"/>
                <table:data-pilot-member table:name="3885933" table:display="true" table:show-details="true"/>
                <table:data-pilot-member table:name="3906205" table:display="true" table:show-details="true"/>
                <table:data-pilot-member table:name="3989942" table:display="true" table:show-details="true"/>
                <table:data-pilot-member table:name="4005100" table:display="true" table:show-details="true"/>
                <table:data-pilot-member table:name="4262241" table:display="true" table:show-details="true"/>
                <table:data-pilot-member table:name="4270529" table:display="true" table:show-details="true"/>
                <table:data-pilot-member table:name="4345066" table:display="true" table:show-details="true"/>
                <table:data-pilot-member table:name="4553829" table:display="true" table:show-details="true"/>
                <table:data-pilot-member table:name="4628161" table:display="true" table:show-details="true"/>
                <table:data-pilot-member table:name="4692245" table:display="true" table:show-details="true"/>
                <table:data-pilot-member table:name="4779058" table:display="true" table:show-details="true"/>
                <table:data-pilot-member table:name="4908256" table:display="true" table:show-details="true"/>
                <table:data-pilot-member table:name="5378501" table:display="true" table:show-details="true"/>
                <table:data-pilot-member table:name="5672037" table:display="true" table:show-details="true"/>
                <table:data-pilot-member table:name="5907171" table:display="true" table:show-details="true"/>
                <table:data-pilot-member table:name="5961997" table:display="true" table:show-details="true"/>
                <table:data-pilot-member table:name="6037569" table:display="true" table:show-details="true"/>
                <table:data-pilot-member table:name="6326017" table:display="true" table:show-details="true"/>
                <table:data-pilot-member table:name="6552656" table:display="true" table:show-details="true"/>
                <table:data-pilot-member table:name="6636005" table:display="true" table:show-details="true"/>
                <table:data-pilot-member table:name="6639672" table:display="true" table:show-details="true"/>
                <table:data-pilot-member table:name="6655104" table:display="true" table:show-details="true"/>
                <table:data-pilot-member table:name="6846029" table:display="true" table:show-details="true"/>
                <table:data-pilot-member table:name="6863590" table:display="true" table:show-details="true"/>
                <table:data-pilot-member table:name="7219811" table:display="true" table:show-details="true"/>
                <table:data-pilot-member table:name="7371023" table:display="true" table:show-details="true"/>
                <table:data-pilot-member table:name="7446264" table:display="true" table:show-details="true"/>
                <table:data-pilot-member table:name="7710146" table:display="true" table:show-details="true"/>
                <table:data-pilot-member table:name="7779403" table:display="true" table:show-details="true"/>
                <table:data-pilot-member table:name="7900900" table:display="true" table:show-details="true"/>
                <table:data-pilot-member table:name="7975284" table:display="true" table:show-details="true"/>
                <table:data-pilot-member table:name="8002190" table:display="true" table:show-details="true"/>
                <table:data-pilot-member table:name="8081394" table:display="true" table:show-details="true"/>
                <table:data-pilot-member table:name="8146152" table:display="true" table:show-details="true"/>
                <table:data-pilot-member table:name="8153974" table:display="true" table:show-details="true"/>
                <table:data-pilot-member table:name="8190090" table:display="true" table:show-details="true"/>
                <table:data-pilot-member table:name="8192710" table:display="true" table:show-details="true"/>
                <table:data-pilot-member table:name="8447818" table:display="true" table:show-details="true"/>
                <table:data-pilot-member table:name="8605488" table:display="true" table:show-details="true"/>
                <table:data-pilot-member table:name="8689865" table:display="true" table:show-details="true"/>
                <table:data-pilot-member table:name="8713457" table:display="true" table:show-details="true"/>
                <table:data-pilot-member table:name="8770230" table:display="true" table:show-details="true"/>
                <table:data-pilot-member table:name="9024143" table:display="true" table:show-details="true"/>
                <table:data-pilot-member table:name="9141035" table:display="true" table:show-details="true"/>
                <table:data-pilot-member table:name="9657038" table:display="true" table:show-details="true"/>
                <table:data-pilot-member table:name="9872791" table:display="true" table:show-details="true"/>
                <table:data-pilot-member table:name="10068578" table:display="true" table:show-details="true"/>
                <table:data-pilot-member table:name="10158784" table:display="true" table:show-details="true"/>
                <table:data-pilot-member table:name="10285239" table:display="true" table:show-details="true"/>
                <table:data-pilot-member table:name="10338163" table:display="true" table:show-details="true"/>
                <table:data-pilot-member table:name="10498783" table:display="true" table:show-details="true"/>
                <table:data-pilot-member table:name="10526162" table:display="true" table:show-details="true"/>
                <table:data-pilot-member table:name="10849221" table:display="true" table:show-details="true"/>
                <table:data-pilot-member table:name="10873270" table:display="true" table:show-details="true"/>
                <table:data-pilot-member table:name="11207484" table:display="true" table:show-details="true"/>
                <table:data-pilot-member table:name="11235090" table:display="true" table:show-details="true"/>
                <table:data-pilot-member table:name="11694250" table:display="true" table:show-details="true"/>
                <table:data-pilot-member table:name="11732957" table:display="true" table:show-details="true"/>
                <table:data-pilot-member table:name="12650725" table:display="true" table:show-details="true"/>
                <table:data-pilot-member table:name="12819403" table:display="true" table:show-details="true"/>
                <table:data-pilot-member table:name="12985854" table:display="true" table:show-details="true"/>
                <table:data-pilot-member table:name="13187249" table:display="true" table:show-details="true"/>
                <table:data-pilot-member table:name="13205129" table:display="true" table:show-details="true"/>
                <table:data-pilot-member table:name="13720217" table:display="true" table:show-details="true"/>
                <table:data-pilot-member table:name="13865104" table:display="true" table:show-details="true"/>
                <table:data-pilot-member table:name="13992056" table:display="true" table:show-details="true"/>
                <table:data-pilot-member table:name="14002418" table:display="true" table:show-details="true"/>
                <table:data-pilot-member table:name="14015924" table:display="true" table:show-details="true"/>
                <table:data-pilot-member table:name="14234861" table:display="true" table:show-details="true"/>
                <table:data-pilot-member table:name="14465544" table:display="true" table:show-details="true"/>
                <table:data-pilot-member table:name="14740234" table:display="true" table:show-details="true"/>
                <table:data-pilot-member table:name="15051177" table:display="true" table:show-details="true"/>
                <table:data-pilot-member table:name="15193125" table:display="true" table:show-details="true"/>
                <table:data-pilot-member table:name="15232592" table:display="true" table:show-details="true"/>
                <table:data-pilot-member table:name="16063703" table:display="true" table:show-details="true"/>
                <table:data-pilot-member table:name="16240824" table:display="true" table:show-details="true"/>
                <table:data-pilot-member table:name="16352016" table:display="true" table:show-details="true"/>
                <table:data-pilot-member table:name="16646462" table:display="true" table:show-details="true"/>
                <table:data-pilot-member table:name="16654403" table:display="true" table:show-details="true"/>
                <table:data-pilot-member table:name="16898436" table:display="true" table:show-details="true"/>
                <table:data-pilot-member table:name="17101032" table:display="true" table:show-details="true"/>
                <table:data-pilot-member table:name="17399730" table:display="true" table:show-details="true"/>
                <table:data-pilot-member table:name="17498296" table:display="true" table:show-details="true"/>
                <table:data-pilot-member table:name="17928252" table:display="true" table:show-details="true"/>
                <table:data-pilot-member table:name="17998177" table:display="true" table:show-details="true"/>
                <table:data-pilot-member table:name="18759699" table:display="true" table:show-details="true"/>
                <table:data-pilot-member table:name="18826373" table:display="true" table:show-details="true"/>
                <table:data-pilot-member table:name="19149009" table:display="true" table:show-details="true"/>
                <table:data-pilot-member table:name="19331093" table:display="true" table:show-details="true"/>
                <table:data-pilot-member table:name="19900607" table:display="true" table:show-details="true"/>
                <table:data-pilot-member table:name="20346408" table:display="true" table:show-details="true"/>
                <table:data-pilot-member table:name="20820470" table:display="true" table:show-details="true"/>
                <table:data-pilot-member table:name="21006181" table:display="true" table:show-details="true"/>
                <table:data-pilot-member table:name="21014021" table:display="true" table:show-details="true"/>
                <table:data-pilot-member table:name="21144875" table:display="true" table:show-details="true"/>
                <table:data-pilot-member table:name="21368155" table:display="true" table:show-details="true"/>
                <table:data-pilot-member table:name="22287073" table:display="true" table:show-details="true"/>
                <table:data-pilot-member table:name="22408596" table:display="true" table:show-details="true"/>
                <table:data-pilot-member table:name="23120250" table:display="true" table:show-details="true"/>
                <table:data-pilot-member table:name="23122241" table:display="true" table:show-details="true"/>
                <table:data-pilot-member table:name="23232758" table:display="true" table:show-details="true"/>
                <table:data-pilot-member table:name="23372405" table:display="true" table:show-details="true"/>
                <table:data-pilot-member table:name="23480898" table:display="true" table:show-details="true"/>
                <table:data-pilot-member table:name="23634748" table:display="true" table:show-details="true"/>
                <table:data-pilot-member table:name="24169019" table:display="true" table:show-details="true"/>
                <table:data-pilot-member table:name="24231980" table:display="true" table:show-details="true"/>
                <table:data-pilot-member table:name="24470008" table:display="true" table:show-details="true"/>
                <table:data-pilot-member table:name="24568335" table:display="true" table:show-details="true"/>
                <table:data-pilot-member table:name="24926219" table:display="true" table:show-details="true"/>
                <table:data-pilot-member table:name="24968170" table:display="true" table:show-details="true"/>
                <table:data-pilot-member table:name="25009668" table:display="true" table:show-details="true"/>
                <table:data-pilot-member table:name="25105443" table:display="true" table:show-details="true"/>
                <table:data-pilot-member table:name="25547291" table:display="true" table:show-details="true"/>
                <table:data-pilot-member table:name="26756382" table:display="true" table:show-details="true"/>
                <table:data-pilot-member table:name="26989865" table:display="true" table:show-details="true"/>
                <table:data-pilot-member table:name="27307318" table:display="true" table:show-details="true"/>
                <table:data-pilot-member table:name="27600201" table:display="true" table:show-details="true"/>
                <table:data-pilot-member table:name="27788920" table:display="true" table:show-details="true"/>
                <table:data-pilot-member table:name="27893502" table:display="true" table:show-details="true"/>
                <table:data-pilot-member table:name="27901592" table:display="true" table:show-details="true"/>
                <table:data-pilot-member table:name="28227841" table:display="true" table:show-details="true"/>
                <table:data-pilot-member table:name="28554972" table:display="true" table:show-details="true"/>
                <table:data-pilot-member table:name="29108618" table:display="true" table:show-details="true"/>
                <table:data-pilot-member table:name="29224657" table:display="true" table:show-details="true"/>
                <table:data-pilot-member table:name="29877760" table:display="true" table:show-details="true"/>
                <table:data-pilot-member table:name="30195396" table:display="true" table:show-details="true"/>
                <table:data-pilot-member table:name="30972161" table:display="true" table:show-details="true"/>
                <table:data-pilot-member table:name="31752765" table:display="true" table:show-details="true"/>
                <table:data-pilot-member table:name="31945343" table:display="true" table:show-details="true"/>
                <table:data-pilot-member table:name="31959177" table:display="true" table:show-details="true"/>
                <table:data-pilot-member table:name="32686669" table:display="true" table:show-details="true"/>
                <table:data-pilot-member table:name="32752285" table:display="true" table:show-details="true"/>
                <table:data-pilot-member table:name="33401636" table:display="true" table:show-details="true"/>
                <table:data-pilot-member table:name="34089350" table:display="true" table:show-details="true"/>
                <table:data-pilot-member table:name="34185725" table:display="true" table:show-details="true"/>
                <table:data-pilot-member table:name="34288982" table:display="true" table:show-details="true"/>
                <table:data-pilot-member table:name="34440694" table:display="true" table:show-details="true"/>
                <table:data-pilot-member table:name="35024169" table:display="true" table:show-details="true"/>
                <table:data-pilot-member table:name="35100076" table:display="true" table:show-details="true"/>
                <table:data-pilot-member table:name="35109580" table:display="true" table:show-details="true"/>
                <table:data-pilot-member table:name="35113719" table:display="true" table:show-details="true"/>
                <table:data-pilot-member table:name="35483189" table:display="true" table:show-details="true"/>
                <table:data-pilot-member table:name="35975098" table:display="true" table:show-details="true"/>
                <table:data-pilot-member table:name="36451774" table:display="true" table:show-details="true"/>
                <table:data-pilot-member table:name="36831240" table:display="true" table:show-details="true"/>
                <table:data-pilot-member table:name="37760285" table:display="true" table:show-details="true"/>
                <table:data-pilot-member table:name="37891698" table:display="true" table:show-details="true"/>
                <table:data-pilot-member table:name="38061714" table:display="true" table:show-details="true"/>
                <table:data-pilot-member table:name="38155415" table:display="true" table:show-details="true"/>
                <table:data-pilot-member table:name="38251027" table:display="true" table:show-details="true"/>
                <table:data-pilot-member table:name="39338993" table:display="true" table:show-details="true"/>
                <table:data-pilot-member table:name="39515635" table:display="true" table:show-details="true"/>
                <table:data-pilot-member table:name="41850895" table:display="true" table:show-details="true"/>
                <table:data-pilot-member table:name="42400781" table:display="true" table:show-details="true"/>
                <table:data-pilot-member table:name="43123147" table:display="true" table:show-details="true"/>
                <table:data-pilot-member table:name="43691356" table:display="true" table:show-details="true"/>
                <table:data-pilot-member table:name="44026581" table:display="true" table:show-details="true"/>
                <table:data-pilot-member table:name="45692446" table:display="true" table:show-details="true"/>
                <table:data-pilot-member table:name="46288720" table:display="true" table:show-details="true"/>
                <table:data-pilot-member table:name="46900663" table:display="true" table:show-details="true"/>
                <table:data-pilot-member table:name="49477748" table:display="true" table:show-details="true"/>
                <table:data-pilot-member table:name="49730513" table:display="true" table:show-details="true"/>
                <table:data-pilot-member table:name="50296216" table:display="true" table:show-details="true"/>
                <table:data-pilot-member table:name="51051337" table:display="true" table:show-details="true"/>
                <table:data-pilot-member table:name="52348120" table:display="true" table:show-details="true"/>
                <table:data-pilot-member table:name="53260015" table:display="true" table:show-details="true"/>
                <table:data-pilot-member table:name="56511362" table:display="true" table:show-details="true"/>
                <table:data-pilot-member table:name="56544931" table:display="true" table:show-details="true"/>
                <table:data-pilot-member table:name="56687734" table:display="true" table:show-details="true"/>
                <table:data-pilot-member table:name="57501853" table:display="true" table:show-details="true"/>
                <table:data-pilot-member table:name="58629363" table:display="true" table:show-details="true"/>
                <table:data-pilot-member table:name="58854349" table:display="true" table:show-details="true"/>
                <table:data-pilot-member table:name="59275557" table:display="true" table:show-details="true"/>
                <table:data-pilot-member table:name="60091364" table:display="true" table:show-details="true"/>
                <table:data-pilot-member table:name="60398992" table:display="true" table:show-details="true"/>
                <table:data-pilot-member table:name="60690473" table:display="true" table:show-details="true"/>
                <table:data-pilot-member table:name="61746343" table:display="true" table:show-details="true"/>
                <table:data-pilot-member table:name="62454566" table:display="true" table:show-details="true"/>
                <table:data-pilot-member table:name="62492199" table:display="true" table:show-details="true"/>
                <table:data-pilot-member table:name="62901366" table:display="true" table:show-details="true"/>
                <table:data-pilot-member table:name="63512267" table:display="true" table:show-details="true"/>
                <table:data-pilot-member table:name="64799026" table:display="true" table:show-details="true"/>
                <table:data-pilot-member table:name="65067847" table:display="true" table:show-details="true"/>
                <table:data-pilot-member table:name="65977434" table:display="true" table:show-details="true"/>
                <table:data-pilot-member table:name="65978607" table:display="true" table:show-details="true"/>
                <table:data-pilot-member table:name="68849840" table:display="true" table:show-details="true"/>
                <table:data-pilot-member table:name="69505542" table:display="true" table:show-details="true"/>
                <table:data-pilot-member table:name="70582850" table:display="true" table:show-details="true"/>
                <table:data-pilot-member table:name="70663062" table:display="true" table:show-details="true"/>
                <table:data-pilot-member table:name="70799562" table:display="true" table:show-details="true"/>
                <table:data-pilot-member table:name="70828750" table:display="true" table:show-details="true"/>
                <table:data-pilot-member table:name="73025610" table:display="true" table:show-details="true"/>
                <table:data-pilot-member table:name="73477733" table:display="true" table:show-details="true"/>
                <table:data-pilot-member table:name="76556642" table:display="true" table:show-details="true"/>
                <table:data-pilot-member table:name="79124071" table:display="true" table:show-details="true"/>
                <table:data-pilot-member table:name="79394903" table:display="true" table:show-details="true"/>
                <table:data-pilot-member table:name="80008700" table:display="true" table:show-details="true"/>
                <table:data-pilot-member table:name="80862872" table:display="true" table:show-details="true"/>
                <table:data-pilot-member table:name="81477359" table:display="true" table:show-details="true"/>
                <table:data-pilot-member table:name="82472571" table:display="true" table:show-details="true"/>
                <table:data-pilot-member table:name="83793097" table:display="true" table:show-details="true"/>
                <table:data-pilot-member table:name="84815806" table:display="true" table:show-details="true"/>
                <table:data-pilot-member table:name="84997363" table:display="true" table:show-details="true"/>
                <table:data-pilot-member table:name="85234355" table:display="true" table:show-details="true"/>
                <table:data-pilot-member table:name="86553100" table:display="true" table:show-details="true"/>
                <table:data-pilot-member table:name="86932108" table:display="true" table:show-details="true"/>
                <table:data-pilot-member table:name="87358156" table:display="true" table:show-details="true"/>
                <table:data-pilot-member table:name="88611027" table:display="true" table:show-details="true"/>
                <table:data-pilot-member table:name="91669936" table:display="true" table:show-details="true"/>
                <table:data-pilot-member table:name="92480052" table:display="true" table:show-details="true"/>
                <table:data-pilot-member table:name="93869911" table:display="true" table:show-details="true"/>
                <table:data-pilot-member table:name="93977651" table:display="true" table:show-details="true"/>
                <table:data-pilot-member table:name="95399266" table:display="true" table:show-details="true"/>
                <table:data-pilot-member table:name="96913413" table:display="true" table:show-details="true"/>
                <table:data-pilot-member table:name="97356863" table:display="true" table:show-details="true"/>
                <table:data-pilot-member table:name="100927566" table:display="true" table:show-details="true"/>
                <table:data-pilot-member table:name="102150851" table:display="true" table:show-details="true"/>
                <table:data-pilot-member table:name="103012838" table:display="true" table:show-details="true"/>
                <table:data-pilot-member table:name="103420981" table:display="true" table:show-details="true"/>
                <table:data-pilot-member table:name="103859374" table:display="true" table:show-details="true"/>
                <table:data-pilot-member table:name="105182122" table:display="true" table:show-details="true"/>
                <table:data-pilot-member table:name="105693551" table:display="true" table:show-details="true"/>
                <table:data-pilot-member table:name="107038875" table:display="true" table:show-details="true"/>
                <table:data-pilot-member table:name="108614950" table:display="true" table:show-details="true"/>
                <table:data-pilot-member table:name="110690497" table:display="true" table:show-details="true"/>
                <table:data-pilot-member table:name="113966529" table:display="true" table:show-details="true"/>
                <table:data-pilot-member table:name="115357188" table:display="true" table:show-details="true"/>
                <table:data-pilot-member table:name="116445551" table:display="true" table:show-details="true"/>
                <table:data-pilot-member table:name="116679749" table:display="true" table:show-details="true"/>
                <table:data-pilot-member table:name="118421743" table:display="true" table:show-details="true"/>
                <table:data-pilot-member table:name="120783669" table:display="true" table:show-details="true"/>
                <table:data-pilot-member table:name="122080921" table:display="true" table:show-details="true"/>
                <table:data-pilot-member table:name="123792503" table:display="true" table:show-details="true"/>
                <table:data-pilot-member table:name="124634434" table:display="true" table:show-details="true"/>
                <table:data-pilot-member table:name="128326321" table:display="true" table:show-details="true"/>
                <table:data-pilot-member table:name="128441545" table:display="true" table:show-details="true"/>
                <table:data-pilot-member table:name="130802965" table:display="true" table:show-details="true"/>
                <table:data-pilot-member table:name="132229639" table:display="true" table:show-details="true"/>
                <table:data-pilot-member table:name="133031232" table:display="true" table:show-details="true"/>
                <table:data-pilot-member table:name="137003288" table:display="true" table:show-details="true"/>
                <table:data-pilot-member table:name="139694588" table:display="true" table:show-details="true"/>
                <table:data-pilot-member table:name="143836359" table:display="true" table:show-details="true"/>
                <table:data-pilot-member table:name="145384232" table:display="true" table:show-details="true"/>
                <table:data-pilot-member table:name="148267847" table:display="true" table:show-details="true"/>
                <table:data-pilot-member table:name="151332481" table:display="true" table:show-details="true"/>
                <table:data-pilot-member table:name="156062290" table:display="true" table:show-details="true"/>
                <table:data-pilot-member table:name="156807340" table:display="true" table:show-details="true"/>
                <table:data-pilot-member table:name="158000133" table:display="true" table:show-details="true"/>
                <table:data-pilot-member table:name="158487155" table:display="true" table:show-details="true"/>
                <table:data-pilot-member table:name="162134176" table:display="true" table:show-details="true"/>
                <table:data-pilot-member table:name="162434316" table:display="true" table:show-details="true"/>
                <table:data-pilot-member table:name="165766956" table:display="true" table:show-details="true"/>
                <table:data-pilot-member table:name="168954490" table:display="true" table:show-details="true"/>
                <table:data-pilot-member table:name="174997349" table:display="true" table:show-details="true"/>
                <table:data-pilot-member table:name="177095754" table:display="true" table:show-details="true"/>
                <table:data-pilot-member table:name="179863902" table:display="true" table:show-details="true"/>
                <table:data-pilot-member table:name="181710149" table:display="true" table:show-details="true"/>
                <table:data-pilot-member table:name="185169552" table:display="true" table:show-details="true"/>
                <table:data-pilot-member table:name="185926322" table:display="true" table:show-details="true"/>
                <table:data-pilot-member table:name="189380644" table:display="true" table:show-details="true"/>
                <table:data-pilot-member table:name="190420062" table:display="true" table:show-details="true"/>
                <table:data-pilot-member table:name="193044548" table:display="true" table:show-details="true"/>
                <table:data-pilot-member table:name="193450982" table:display="true" table:show-details="true"/>
                <table:data-pilot-member table:name="197136399" table:display="true" table:show-details="true"/>
                <table:data-pilot-member table:name="200557540" table:display="true" table:show-details="true"/>
                <table:data-pilot-member table:name="200876193" table:display="true" table:show-details="true"/>
                <table:data-pilot-member table:name="201084090" table:display="true" table:show-details="true"/>
                <table:data-pilot-member table:name="207643051" table:display="true" table:show-details="true"/>
                <table:data-pilot-member table:name="211789287" table:display="true" table:show-details="true"/>
                <table:data-pilot-member table:name="217870822" table:display="true" table:show-details="true"/>
                <table:data-pilot-member table:name="218732946" table:display="true" table:show-details="true"/>
                <table:data-pilot-member table:name="220502873" table:display="true" table:show-details="true"/>
                <table:data-pilot-member table:name="226840281" table:display="true" table:show-details="true"/>
                <table:data-pilot-member table:name="245192827" table:display="true" table:show-details="true"/>
                <table:data-pilot-member table:name="247486951" table:display="true" table:show-details="true"/>
                <table:data-pilot-member table:name="252118781" table:display="true" table:show-details="true"/>
                <table:data-pilot-member table:name="252385904" table:display="true" table:show-details="true"/>
                <table:data-pilot-member table:name="252946816" table:display="true" table:show-details="true"/>
                <table:data-pilot-member table:name="255343990" table:display="true" table:show-details="true"/>
                <table:data-pilot-member table:name="260210312" table:display="true" table:show-details="true"/>
                <table:data-pilot-member table:name="264321226" table:display="true" table:show-details="true"/>
                <table:data-pilot-member table:name="265535359" table:display="true" table:show-details="true"/>
                <table:data-pilot-member table:name="268098642" table:display="true" table:show-details="true"/>
                <table:data-pilot-member table:name="271048485" table:display="true" table:show-details="true"/>
                <table:data-pilot-member table:name="275102298" table:display="true" table:show-details="true"/>
                <table:data-pilot-member table:name="275332294" table:display="true" table:show-details="true"/>
                <table:data-pilot-member table:name="276624905" table:display="true" table:show-details="true"/>
                <table:data-pilot-member table:name="278875763" table:display="true" table:show-details="true"/>
                <table:data-pilot-member table:name="279026175" table:display="true" table:show-details="true"/>
                <table:data-pilot-member table:name="282201268" table:display="true" table:show-details="true"/>
                <table:data-pilot-member table:name="283301579" table:display="true" table:show-details="true"/>
                <table:data-pilot-member table:name="290005621" table:display="true" table:show-details="true"/>
                <table:data-pilot-member table:name="297651347" table:display="true" table:show-details="true"/>
                <table:data-pilot-member table:name="298750656" table:display="true" table:show-details="true"/>
                <table:data-pilot-member table:name="302059398" table:display="true" table:show-details="true"/>
                <table:data-pilot-member table:name="304548377" table:display="true" table:show-details="true"/>
                <table:data-pilot-member table:name="310619600" table:display="true" table:show-details="true"/>
                <table:data-pilot-member table:name="310641898" table:display="true" table:show-details="true"/>
                <table:data-pilot-member table:name="313004087" table:display="true" table:show-details="true"/>
                <table:data-pilot-member table:name="316736929" table:display="true" table:show-details="true"/>
                <table:data-pilot-member table:name="320944129" table:display="true" table:show-details="true"/>
                <table:data-pilot-member table:name="321138416" table:display="true" table:show-details="true"/>
                <table:data-pilot-member table:name="323962703" table:display="true" table:show-details="true"/>
                <table:data-pilot-member table:name="326615619" table:display="true" table:show-details="true"/>
                <table:data-pilot-member table:name="327944472" table:display="true" table:show-details="true"/>
                <table:data-pilot-member table:name="335912103" table:display="true" table:show-details="true"/>
                <table:data-pilot-member table:name="337217001" table:display="true" table:show-details="true"/>
                <table:data-pilot-member table:name="341103374" table:display="true" table:show-details="true"/>
                <table:data-pilot-member table:name="343355808" table:display="true" table:show-details="true"/>
                <table:data-pilot-member table:name="343529973" table:display="true" table:show-details="true"/>
                <table:data-pilot-member table:name="344520986" table:display="true" table:show-details="true"/>
                <table:data-pilot-member table:name="346859509" table:display="true" table:show-details="true"/>
                <table:data-pilot-member table:name="348975146" table:display="true" table:show-details="true"/>
                <table:data-pilot-member table:name="350070964" table:display="true" table:show-details="true"/>
                <table:data-pilot-member table:name="358226221" table:display="true" table:show-details="true"/>
                <table:data-pilot-member table:name="359017426" table:display="true" table:show-details="true"/>
                <table:data-pilot-member table:name="366042779" table:display="true" table:show-details="true"/>
                <table:data-pilot-member table:name="366580748" table:display="true" table:show-details="true"/>
                <table:data-pilot-member table:name="370188901" table:display="true" table:show-details="true"/>
                <table:data-pilot-member table:name="370364556" table:display="true" table:show-details="true"/>
                <table:data-pilot-member table:name="379317167" table:display="true" table:show-details="true"/>
                <table:data-pilot-member table:name="384431771" table:display="true" table:show-details="true"/>
                <table:data-pilot-member table:name="386834773" table:display="true" table:show-details="true"/>
                <table:data-pilot-member table:name="399090282" table:display="true" table:show-details="true"/>
                <table:data-pilot-member table:name="401632556" table:display="true" table:show-details="true"/>
                <table:data-pilot-member table:name="403407233" table:display="true" table:show-details="true"/>
                <table:data-pilot-member table:name="410110006" table:display="true" table:show-details="true"/>
                <table:data-pilot-member table:name="412214323" table:display="true" table:show-details="true"/>
                <table:data-pilot-member table:name="414473213" table:display="true" table:show-details="true"/>
                <table:data-pilot-member table:name="425593965" table:display="true" table:show-details="true"/>
                <table:data-pilot-member table:name="429779520" table:display="true" table:show-details="true"/>
                <table:data-pilot-member table:name="432517442" table:display="true" table:show-details="true"/>
                <table:data-pilot-member table:name="441533408" table:display="true" table:show-details="true"/>
                <table:data-pilot-member table:name="444181004" table:display="true" table:show-details="true"/>
                <table:data-pilot-member table:name="447016373" table:display="true" table:show-details="true"/>
                <table:data-pilot-member table:name="448342330" table:display="true" table:show-details="true"/>
                <table:data-pilot-member table:name="457135813" table:display="true" table:show-details="true"/>
                <table:data-pilot-member table:name="457378275" table:display="true" table:show-details="true"/>
                <table:data-pilot-member table:name="466538028" table:display="true" table:show-details="true"/>
                <table:data-pilot-member table:name="470253342" table:display="true" table:show-details="true"/>
                <table:data-pilot-member table:name="470488794" table:display="true" table:show-details="true"/>
                <table:data-pilot-member table:name="482413112" table:display="true" table:show-details="true"/>
                <table:data-pilot-member table:name="482720336" table:display="true" table:show-details="true"/>
                <table:data-pilot-member table:name="487124051" table:display="true" table:show-details="true"/>
                <table:data-pilot-member table:name="507828028" table:display="true" table:show-details="true"/>
                <table:data-pilot-member table:name="517444399" table:display="true" table:show-details="true"/>
                <table:data-pilot-member table:name="523973263" table:display="true" table:show-details="true"/>
                <table:data-pilot-member table:name="524816390" table:display="true" table:show-details="true"/>
                <table:data-pilot-member table:name="528383800" table:display="true" table:show-details="true"/>
                <table:data-pilot-member table:name="542656498" table:display="true" table:show-details="true"/>
                <table:data-pilot-member table:name="544177278" table:display="true" table:show-details="true"/>
                <table:data-pilot-member table:name="553862819" table:display="true" table:show-details="true"/>
                <table:data-pilot-member table:name="558384784" table:display="true" table:show-details="true"/>
                <table:data-pilot-member table:name="574563274" table:display="true" table:show-details="true"/>
                <table:data-pilot-member table:name="578852567" table:display="true" table:show-details="true"/>
                <table:data-pilot-member table:name="590081753" table:display="true" table:show-details="true"/>
                <table:data-pilot-member table:name="590701964" table:display="true" table:show-details="true"/>
                <table:data-pilot-member table:name="605410898" table:display="true" table:show-details="true"/>
                <table:data-pilot-member table:name="612191768" table:display="true" table:show-details="true"/>
                <table:data-pilot-member table:name="616485363" table:display="true" table:show-details="true"/>
                <table:data-pilot-member table:name="649831548" table:display="true" table:show-details="true"/>
                <table:data-pilot-member table:name="659342832" table:display="true" table:show-details="true"/>
                <table:data-pilot-member table:name="661635975" table:display="true" table:show-details="true"/>
                <table:data-pilot-member table:name="670701463" table:display="true" table:show-details="true"/>
                <table:data-pilot-member table:name="673336708" table:display="true" table:show-details="true"/>
                <table:data-pilot-member table:name="687542424" table:display="true" table:show-details="true"/>
                <table:data-pilot-member table:name="693171045" table:display="true" table:show-details="true"/>
                <table:data-pilot-member table:name="699390757" table:display="true" table:show-details="true"/>
                <table:data-pilot-member table:name="704491509" table:display="true" table:show-details="true"/>
                <table:data-pilot-member table:name="707613614" table:display="true" table:show-details="true"/>
                <table:data-pilot-member table:name="711043847" table:display="true" table:show-details="true"/>
                <table:data-pilot-member table:name="736528365" table:display="true" table:show-details="true"/>
                <table:data-pilot-member table:name="750028566" table:display="true" table:show-details="true"/>
                <table:data-pilot-member table:name="751931499" table:display="true" table:show-details="true"/>
                <table:data-pilot-member table:name="755975213" table:display="true" table:show-details="true"/>
                <table:data-pilot-member table:name="834111824" table:display="true" table:show-details="true"/>
                <table:data-pilot-member table:name="841995567" table:display="true" table:show-details="true"/>
                <table:data-pilot-member table:name="849723573" table:display="true" table:show-details="true"/>
                <table:data-pilot-member table:name="862807403" table:display="true" table:show-details="true"/>
                <table:data-pilot-member table:name="878303488" table:display="true" table:show-details="true"/>
                <table:data-pilot-member table:name="886321221" table:display="true" table:show-details="true"/>
                <table:data-pilot-member table:name="886984833" table:display="true" table:show-details="true"/>
                <table:data-pilot-member table:name="893331556" table:display="true" table:show-details="true"/>
                <table:data-pilot-member table:name="906085789" table:display="true" table:show-details="true"/>
                <table:data-pilot-member table:name="922897093" table:display="true" table:show-details="true"/>
                <table:data-pilot-member table:name="927267860" table:display="true" table:show-details="true"/>
                <table:data-pilot-member table:name="1021695939" table:display="true" table:show-details="true"/>
                <table:data-pilot-member table:name="1037362893" table:display="true" table:show-details="true"/>
                <table:data-pilot-member table:name="1045069183" table:display="true" table:show-details="true"/>
                <table:data-pilot-member table:name="1047689297" table:display="true" table:show-details="true"/>
                <table:data-pilot-member table:name="1057500493" table:display="true" table:show-details="true"/>
                <table:data-pilot-member table:name="1084942622" table:display="true" table:show-details="true"/>
                <table:data-pilot-member table:name="1092609856" table:display="true" table:show-details="true"/>
                <table:data-pilot-member table:name="1107166348" table:display="true" table:show-details="true"/>
                <table:data-pilot-member table:name="1111360827" table:display="true" table:show-details="true"/>
                <table:data-pilot-member table:name="1123532766" table:display="true" table:show-details="true"/>
                <table:data-pilot-member table:name="1126267970" table:display="true" table:show-details="true"/>
                <table:data-pilot-member table:name="1166251354" table:display="true" table:show-details="true"/>
                <table:data-pilot-member table:name="1172737615" table:display="true" table:show-details="true"/>
                <table:data-pilot-member table:name="1190741588" table:display="true" table:show-details="true"/>
                <table:data-pilot-member table:name="1200344232" table:display="true" table:show-details="true"/>
                <table:data-pilot-member table:name="1204657844" table:display="true" table:show-details="true"/>
                <table:data-pilot-member table:name="1209868518" table:display="true" table:show-details="true"/>
                <table:data-pilot-member table:name="1210828115" table:display="true" table:show-details="true"/>
                <table:data-pilot-member table:name="1231022840" table:display="true" table:show-details="true"/>
                <table:data-pilot-member table:name="1264389280" table:display="true" table:show-details="true"/>
                <table:data-pilot-member table:name="1267559562" table:display="true" table:show-details="true"/>
                <table:data-pilot-member table:name="1275952685" table:display="true" table:show-details="true"/>
                <table:data-pilot-member table:name="1278698452" table:display="true" table:show-details="true"/>
                <table:data-pilot-member table:name="1311498136" table:display="true" table:show-details="true"/>
                <table:data-pilot-member table:name="1322278126" table:display="true" table:show-details="true"/>
                <table:data-pilot-member table:name="1436133321" table:display="true" table:show-details="true"/>
                <table:data-pilot-member table:name="1442787490" table:display="true" table:show-details="true"/>
                <table:data-pilot-member table:name="1454448965" table:display="true" table:show-details="true"/>
                <table:data-pilot-member table:name="1457854385" table:display="true" table:show-details="true"/>
                <table:data-pilot-member table:name="1475843877" table:display="true" table:show-details="true"/>
                <table:data-pilot-member table:name="1503158637" table:display="true" table:show-details="true"/>
                <table:data-pilot-member table:name="1515015652" table:display="true" table:show-details="true"/>
                <table:data-pilot-member table:name="1537384112" table:display="true" table:show-details="true"/>
                <table:data-pilot-member table:name="1550803172" table:display="true" table:show-details="true"/>
                <table:data-pilot-member table:name="1567072172" table:display="true" table:show-details="true"/>
                <table:data-pilot-member table:name="1580141134" table:display="true" table:show-details="true"/>
                <table:data-pilot-member table:name="1657317437" table:display="true" table:show-details="true"/>
                <table:data-pilot-member table:name="1660418324" table:display="true" table:show-details="true"/>
                <table:data-pilot-member table:name="1664680626" table:display="true" table:show-details="true"/>
                <table:data-pilot-member table:name="1673336613" table:display="true" table:show-details="true"/>
                <table:data-pilot-member table:name="1679325927" table:display="true" table:show-details="true"/>
                <table:data-pilot-member table:name="1687136980" table:display="true" table:show-details="true"/>
                <table:data-pilot-member table:name="1690870665" table:display="true" table:show-details="true"/>
                <table:data-pilot-member table:name="1771834413" table:display="true" table:show-details="true"/>
                <table:data-pilot-member table:name="1783711777" table:display="true" table:show-details="true"/>
                <table:data-pilot-member table:name="1799880281" table:display="true" table:show-details="true"/>
                <table:data-pilot-member table:name="1829310741" table:display="true" table:show-details="true"/>
                <table:data-pilot-member table:name="1843057610" table:display="true" table:show-details="true"/>
                <table:data-pilot-member table:name="1855600222" table:display="true" table:show-details="true"/>
                <table:data-pilot-member table:name="1862839879" table:display="true" table:show-details="true"/>
                <table:data-pilot-member table:name="1984819771" table:display="true" table:show-details="true"/>
                <table:data-pilot-member table:name="1993471837" table:display="true" table:show-details="true"/>
                <table:data-pilot-member table:name="2018108862" table:display="true" table:show-details="true"/>
                <table:data-pilot-member table:name="2024053072" table:display="true" table:show-details="true"/>
                <table:data-pilot-member table:name="2043288121" table:display="true" table:show-details="true"/>
                <table:data-pilot-member table:name="2114779081" table:display="true" table:show-details="true"/>
                <table:data-pilot-member table:name="2137865941" table:display="true" table:show-details="true"/>
                <table:data-pilot-member table:name="2149639094" table:display="true" table:show-details="true"/>
                <table:data-pilot-member table:name="2177120140" table:display="true" table:show-details="true"/>
                <table:data-pilot-member table:name="2195080440" table:display="true" table:show-details="true"/>
                <table:data-pilot-member table:name="2201380501" table:display="true" table:show-details="true"/>
                <table:data-pilot-member table:name="2247535395" table:display="true" table:show-details="true"/>
                <table:data-pilot-member table:name="2331329240" table:display="true" table:show-details="true"/>
                <table:data-pilot-member table:name="2390436608" table:display="true" table:show-details="true"/>
                <table:data-pilot-member table:name="2434166577" table:display="true" table:show-details="true"/>
                <table:data-pilot-member table:name="2446345862" table:display="true" table:show-details="true"/>
                <table:data-pilot-member table:name="2499694049" table:display="true" table:show-details="true"/>
                <table:data-pilot-member table:name="2568821437" table:display="true" table:show-details="true"/>
                <table:data-pilot-member table:name="2573203045" table:display="true" table:show-details="true"/>
                <table:data-pilot-member table:name="2714534360" table:display="true" table:show-details="true"/>
                <table:data-pilot-member table:name="2734774490" table:display="true" table:show-details="true"/>
                <table:data-pilot-member table:name="2767866217" table:display="true" table:show-details="true"/>
                <table:data-pilot-member table:name="2796865557" table:display="true" table:show-details="true"/>
                <table:data-pilot-member table:name="2862873094" table:display="true" table:show-details="true"/>
                <table:data-pilot-member table:name="2899223318" table:display="true" table:show-details="true"/>
                <table:data-pilot-member table:name="2935249944" table:display="true" table:show-details="true"/>
                <table:data-pilot-member table:name="2954824645" table:display="true" table:show-details="true"/>
                <table:data-pilot-member table:name="3012999665" table:display="true" table:show-details="true"/>
                <table:data-pilot-member table:name="3132413013" table:display="true" table:show-details="true"/>
                <table:data-pilot-member table:name="3145406539" table:display="true" table:show-details="true"/>
                <table:data-pilot-member table:name="3344418713" table:display="true" table:show-details="true"/>
                <table:data-pilot-member table:name="3399952292" table:display="true" table:show-details="true"/>
                <table:data-pilot-member table:name="3620802477" table:display="true" table:show-details="true"/>
                <table:data-pilot-member table:name="3626991468" table:display="true" table:show-details="true"/>
                <table:data-pilot-member table:name="3632610393" table:display="true" table:show-details="true"/>
                <table:data-pilot-member table:name="3668126315" table:display="true" table:show-details="true"/>
                <table:data-pilot-member table:name="3669199732" table:display="true" table:show-details="true"/>
                <table:data-pilot-member table:name="3790797782" table:display="true" table:show-details="true"/>
                <table:data-pilot-member table:name="3816648241" table:display="true" table:show-details="true"/>
                <table:data-pilot-member table:name="3821718183" table:display="true" table:show-details="true"/>
                <table:data-pilot-member table:name="3942666353" table:display="true" table:show-details="true"/>
                <table:data-pilot-member table:name="3977885013" table:display="true" table:show-details="true"/>
                <table:data-pilot-member table:name="4161924865" table:display="true" table:show-details="true"/>
                <table:data-pilot-member table:name="4211172582" table:display="true" table:show-details="true"/>
                <table:data-pilot-member table:name="4235023557" table:display="true" table:show-details="true"/>
                <table:data-pilot-member table:name="4253930090" table:display="true" table:show-details="true"/>
                <table:data-pilot-member table:name="4317010987" table:display="true" table:show-details="true"/>
                <table:data-pilot-member table:name="4361662787" table:display="true" table:show-details="true"/>
                <table:data-pilot-member table:name="4473019622" table:display="true" table:show-details="true"/>
                <table:data-pilot-member table:name="4480611257" table:display="true" table:show-details="true"/>
                <table:data-pilot-member table:name="4481715396" table:display="true" table:show-details="true"/>
                <table:data-pilot-member table:name="4621047160" table:display="true" table:show-details="true"/>
                <table:data-pilot-member table:name="4786055940" table:display="true" table:show-details="true"/>
                <table:data-pilot-member table:name="4803060898" table:display="true" table:show-details="true"/>
                <table:data-pilot-member table:name="4913662852" table:display="true" table:show-details="true"/>
                <table:data-pilot-member table:name="5000012896" table:display="true" table:show-details="true"/>
                <table:data-pilot-member table:name="5001593944" table:display="true" table:show-details="true"/>
                <table:data-pilot-member table:name="5190506363" table:display="true" table:show-details="true"/>
                <table:data-pilot-member table:name="5213358894" table:display="true" table:show-details="true"/>
                <table:data-pilot-member table:name="5214716893" table:display="true" table:show-details="true"/>
                <table:data-pilot-member table:name="5215122957" table:display="true" table:show-details="true"/>
                <table:data-pilot-member table:name="5486367330" table:display="true" table:show-details="true"/>
                <table:data-pilot-member table:name="5546041355" table:display="true" table:show-details="true"/>
                <table:data-pilot-member table:name="5689448110" table:display="true" table:show-details="true"/>
                <table:data-pilot-member table:name="5761516393" table:display="true" table:show-details="true"/>
                <table:data-pilot-member table:name="5765286354" table:display="true" table:show-details="true"/>
                <table:data-pilot-member table:name="5788900243" table:display="true" table:show-details="true"/>
                <table:data-pilot-member table:name="5843136377" table:display="true" table:show-details="true"/>
                <table:data-pilot-member table:name="5966688636" table:display="true" table:show-details="true"/>
                <table:data-pilot-member table:name="6136810918" table:display="true" table:show-details="true"/>
                <table:data-pilot-member table:name="6563245996" table:display="true" table:show-details="true"/>
                <table:data-pilot-member table:name="6594342404" table:display="true" table:show-details="true"/>
                <table:data-pilot-member table:name="6790505303" table:display="true" table:show-details="true"/>
                <table:data-pilot-member table:name="6799956640" table:display="true" table:show-details="true"/>
                <table:data-pilot-member table:name="6825130803" table:display="true" table:show-details="true"/>
                <table:data-pilot-member table:name="7076590022" table:display="true" table:show-details="true"/>
                <table:data-pilot-member table:name="7162099467" table:display="true" table:show-details="true"/>
                <table:data-pilot-member table:name="7276175203" table:display="true" table:show-details="true"/>
                <table:data-pilot-member table:name="7283284932" table:display="true" table:show-details="true"/>
                <table:data-pilot-member table:name="7286886825" table:display="true" table:show-details="true"/>
                <table:data-pilot-member table:name="7309981192" table:display="true" table:show-details="true"/>
                <table:data-pilot-member table:name="7378918838" table:display="true" table:show-details="true"/>
                <table:data-pilot-member table:name="7430965402" table:display="true" table:show-details="true"/>
                <table:data-pilot-member table:name="7457861027" table:display="true" table:show-details="true"/>
                <table:data-pilot-member table:name="7478014488" table:display="true" table:show-details="true"/>
                <table:data-pilot-member table:name="7655608358" table:display="true" table:show-details="true"/>
                <table:data-pilot-member table:name="7741000098" table:display="true" table:show-details="true"/>
                <table:data-pilot-member table:name="8001678804" table:display="true" table:show-details="true"/>
                <table:data-pilot-member table:name="8185882191" table:display="true" table:show-details="true"/>
                <table:data-pilot-member table:name="9345618354" table:display="true" table:show-details="true"/>
                <table:data-pilot-member table:name="9514260667" table:display="true" table:show-details="true"/>
                <table:data-pilot-member table:name="9765922232" table:display="true" table:show-details="true"/>
                <table:data-pilot-member table:name="9969299208" table:display="true" table:show-details="true"/>
                <table:data-pilot-member table:name="10217749173" table:display="true" table:show-details="true"/>
                <table:data-pilot-member table:name="11169269793" table:display="true" table:show-details="true"/>
                <table:data-pilot-member table:name="11285585523" table:display="true" table:show-details="true"/>
                <table:data-pilot-member table:name="11480216158" table:display="true" table:show-details="true"/>
                <table:data-pilot-member table:name="11551744306" table:display="true" table:show-details="true"/>
                <table:data-pilot-member table:name="12228369641" table:display="true" table:show-details="true"/>
                <table:data-pilot-member table:name="12251035726" table:display="true" table:show-details="true"/>
                <table:data-pilot-member table:name="12473731502" table:display="true" table:show-details="true"/>
                <table:data-pilot-member table:name="12586657703" table:display="true" table:show-details="true"/>
                <table:data-pilot-member table:name="12823820087" table:display="true" table:show-details="true"/>
                <table:data-pilot-member table:name="13077635581" table:display="true" table:show-details="true"/>
                <table:data-pilot-member table:name="13716579689" table:display="true" table:show-details="true"/>
                <table:data-pilot-member table:name="13897989086" table:display="true" table:show-details="true"/>
                <table:data-pilot-member table:name="13946950965" table:display="true" table:show-details="true"/>
                <table:data-pilot-member table:name="14195568681" table:display="true" table:show-details="true"/>
                <table:data-pilot-member table:name="14247600112" table:display="true" table:show-details="true"/>
                <table:data-pilot-member table:name="14280531732" table:display="true" table:show-details="true"/>
                <table:data-pilot-member table:name="14533935708" table:display="true" table:show-details="true"/>
                <table:data-pilot-member table:name="14558512816" table:display="true" table:show-details="true"/>
                <table:data-pilot-member table:name="14915445890" table:display="true" table:show-details="true"/>
                <table:data-pilot-member table:name="15038666710" table:display="true" table:show-details="true"/>
                <table:data-pilot-member table:name="15073918549" table:display="true" table:show-details="true"/>
                <table:data-pilot-member table:name="15411145857" table:display="true" table:show-details="true"/>
                <table:data-pilot-member table:name="15458344914" table:display="true" table:show-details="true"/>
                <table:data-pilot-member table:name="15459167596" table:display="true" table:show-details="true"/>
                <table:data-pilot-member table:name="15599053858" table:display="true" table:show-details="true"/>
                <table:data-pilot-member table:name="16032202063" table:display="true" table:show-details="true"/>
                <table:data-pilot-member table:name="16157430914" table:display="true" table:show-details="true"/>
                <table:data-pilot-member table:name="16181012681" table:display="true" table:show-details="true"/>
                <table:data-pilot-member table:name="16941252743" table:display="true" table:show-details="true"/>
                <table:data-pilot-member table:name="17347822828" table:display="true" table:show-details="true"/>
                <table:data-pilot-member table:name="17505533828" table:display="true" table:show-details="true"/>
                <table:data-pilot-member table:name="18404699635" table:display="true" table:show-details="true"/>
                <table:data-pilot-member table:name="19026411109" table:display="true" table:show-details="true"/>
                <table:data-pilot-member table:name="19646470584" table:display="true" table:show-details="true"/>
                <table:data-pilot-member table:name="20097146857" table:display="true" table:show-details="true"/>
                <table:data-pilot-member table:name="20422285274" table:display="true" table:show-details="true"/>
                <table:data-pilot-member table:name="20650989227" table:display="true" table:show-details="true"/>
                <table:data-pilot-member table:name="21537404581" table:display="true" table:show-details="true"/>
                <table:data-pilot-member table:name="21923682833" table:display="true" table:show-details="true"/>
                <table:data-pilot-member table:name="22075541024" table:display="true" table:show-details="true"/>
                <table:data-pilot-member table:name="22111410887" table:display="true" table:show-details="true"/>
                <table:data-pilot-member table:name="22213607561" table:display="true" table:show-details="true"/>
                <table:data-pilot-member table:name="23036267885" table:display="true" table:show-details="true"/>
                <table:data-pilot-member table:name="23564618259" table:display="true" table:show-details="true"/>
                <table:data-pilot-member table:name="23590033970" table:display="true" table:show-details="true"/>
                <table:data-pilot-member table:name="23622056728" table:display="true" table:show-details="true"/>
                <table:data-pilot-member table:name="24242501981" table:display="true" table:show-details="true"/>
                <table:data-pilot-member table:name="24651323258" table:display="true" table:show-details="true"/>
                <table:data-pilot-member table:name="24682844298" table:display="true" table:show-details="true"/>
                <table:data-pilot-member table:name="24812494824" table:display="true" table:show-details="true"/>
                <table:data-pilot-member table:name="24983026692" table:display="true" table:show-details="true"/>
                <table:data-pilot-member table:name="25199344983" table:display="true" table:show-details="true"/>
                <table:data-pilot-member table:name="25268691205" table:display="true" table:show-details="true"/>
                <table:data-pilot-member table:name="25413981273" table:display="true" table:show-details="true"/>
                <table:data-pilot-member table:name="25955713992" table:display="true" table:show-details="true"/>
                <table:data-pilot-member table:name="26163672260" table:display="true" table:show-details="true"/>
                <table:data-pilot-member table:name="26173859961" table:display="true" table:show-details="true"/>
                <table:data-pilot-member table:name="26453070198" table:display="true" table:show-details="true"/>
                <table:data-pilot-member table:name="26599720480" table:display="true" table:show-details="true"/>
                <table:data-pilot-member table:name="27246185606" table:display="true" table:show-details="true"/>
                <table:data-pilot-member table:name="27870246873" table:display="true" table:show-details="true"/>
                <table:data-pilot-member table:name="28419790954" table:display="true" table:show-details="true"/>
                <table:data-pilot-member table:name="28614896297" table:display="true" table:show-details="true"/>
                <table:data-pilot-member table:name="28758748600" table:display="true" table:show-details="true"/>
                <table:data-pilot-member table:name="29709714403" table:display="true" table:show-details="true"/>
                <table:data-pilot-member table:name="30077985914" table:display="true" table:show-details="true"/>
                <table:data-pilot-member table:name="30107945062" table:display="true" table:show-details="true"/>
                <table:data-pilot-member table:name="30314812995" table:display="true" table:show-details="true"/>
                <table:data-pilot-member table:name="30413512993" table:display="true" table:show-details="true"/>
                <table:data-pilot-member table:name="30457496536" table:display="true" table:show-details="true"/>
                <table:data-pilot-member table:name="30839383499" table:display="true" table:show-details="true"/>
                <table:data-pilot-member table:name="31291597075" table:display="true" table:show-details="true"/>
                <table:data-pilot-member table:name="32786916642" table:display="true" table:show-details="true"/>
                <table:data-pilot-member table:name="33597047650" table:display="true" table:show-details="true"/>
                <table:data-pilot-member table:name="33633887305" table:display="true" table:show-details="true"/>
                <table:data-pilot-member table:name="33804860244" table:display="true" table:show-details="true"/>
                <table:data-pilot-member table:name="34301901720" table:display="true" table:show-details="true"/>
                <table:data-pilot-member table:name="34309190462" table:display="true" table:show-details="true"/>
                <table:data-pilot-member table:name="34717228604" table:display="true" table:show-details="true"/>
                <table:data-pilot-member table:name="34749075260" table:display="true" table:show-details="true"/>
                <table:data-pilot-member table:name="34824065145" table:display="true" table:show-details="true"/>
                <table:data-pilot-member table:name="34828638937" table:display="true" table:show-details="true"/>
                <table:data-pilot-member table:name="35153614674" table:display="true" table:show-details="true"/>
                <table:data-pilot-member table:name="35752636517" table:display="true" table:show-details="true"/>
                <table:data-pilot-member table:name="35959103552" table:display="true" table:show-details="true"/>
                <table:data-pilot-member table:name="36786810431" table:display="true" table:show-details="true"/>
                <table:data-pilot-member table:name="37344274368" table:display="true" table:show-details="true"/>
                <table:data-pilot-member table:name="37514321719" table:display="true" table:show-details="true"/>
                <table:data-pilot-member table:name="37733703688" table:display="true" table:show-details="true"/>
                <table:data-pilot-member table:name="37892218924" table:display="true" table:show-details="true"/>
                <table:data-pilot-member table:name="38470089623" table:display="true" table:show-details="true"/>
                <table:data-pilot-member table:name="38549172049" table:display="true" table:show-details="true"/>
                <table:data-pilot-member table:name="38840617141" table:display="true" table:show-details="true"/>
                <table:data-pilot-member table:name="40448361401" table:display="true" table:show-details="true"/>
                <table:data-pilot-member table:name="40867282751" table:display="true" table:show-details="true"/>
                <table:data-pilot-member table:name="42263436162" table:display="true" table:show-details="true"/>
                <table:data-pilot-member table:name="42916286741" table:display="true" table:show-details="true"/>
                <table:data-pilot-member table:name="43185035160" table:display="true" table:show-details="true"/>
                <table:data-pilot-member table:name="43230161657" table:display="true" table:show-details="true"/>
                <table:data-pilot-member table:name="43828773007" table:display="true" table:show-details="true"/>
                <table:data-pilot-member table:name="44227088429" table:display="true" table:show-details="true"/>
                <table:data-pilot-member table:name="44941792335" table:display="true" table:show-details="true"/>
                <table:data-pilot-member table:name="45278080262" table:display="true" table:show-details="true"/>
                <table:data-pilot-member table:name="45565233513" table:display="true" table:show-details="true"/>
                <table:data-pilot-member table:name="46589863629" table:display="true" table:show-details="true"/>
                <table:data-pilot-member table:name="46719860927" table:display="true" table:show-details="true"/>
                <table:data-pilot-member table:name="46783771107" table:display="true" table:show-details="true"/>
                <table:data-pilot-member table:name="48799567698" table:display="true" table:show-details="true"/>
                <table:data-pilot-member table:name="49254017389" table:display="true" table:show-details="true"/>
                <table:data-pilot-member table:name="49266445393" table:display="true" table:show-details="true"/>
                <table:data-pilot-member table:name="49603115501" table:display="true" table:show-details="true"/>
                <table:data-pilot-member table:name="53817358236" table:display="true" table:show-details="true"/>
                <table:data-pilot-member table:name="55350292638" table:display="true" table:show-details="true"/>
                <table:data-pilot-member table:name="56017576837" table:display="true" table:show-details="true"/>
                <table:data-pilot-member table:name="56297972686" table:display="true" table:show-details="true"/>
                <table:data-pilot-member table:name="57229783524" table:display="true" table:show-details="true"/>
                <table:data-pilot-member table:name="57853157919" table:display="true" table:show-details="true"/>
                <table:data-pilot-member table:name="60388126222" table:display="true" table:show-details="true"/>
                <table:data-pilot-member table:name="60536137799" table:display="true" table:show-details="true"/>
                <table:data-pilot-member table:name="61639633336" table:display="true" table:show-details="true"/>
                <table:data-pilot-member table:name="62377624763" table:display="true" table:show-details="true"/>
                <table:data-pilot-member table:name="62686508409" table:display="true" table:show-details="true"/>
                <table:data-pilot-member table:name="63130291568" table:display="true" table:show-details="true"/>
                <table:data-pilot-member table:name="63468730455" table:display="true" table:show-details="true"/>
                <table:data-pilot-member table:name="65367381820" table:display="true" table:show-details="true"/>
                <table:data-pilot-member table:name="69978026815" table:display="true" table:show-details="true"/>
                <table:data-pilot-member table:name="71693096940" table:display="true" table:show-details="true"/>
                <table:data-pilot-member table:name="74884924955" table:display="true" table:show-details="true"/>
                <table:data-pilot-member table:name="77110759688" table:display="true" table:show-details="true"/>
                <table:data-pilot-member table:name="80665057468" table:display="true" table:show-details="true"/>
                <table:data-pilot-member table:name="81361663266" table:display="true" table:show-details="true"/>
                <table:data-pilot-member table:name="81467623469" table:display="true" table:show-details="true"/>
                <table:data-pilot-member table:name="81542992213" table:display="true" table:show-details="true"/>
                <table:data-pilot-member table:name="82106755934" table:display="true" table:show-details="true"/>
                <table:data-pilot-member table:name="82735015720" table:display="true" table:show-details="true"/>
                <table:data-pilot-member table:name="84034660746" table:display="true" table:show-details="true"/>
                <table:data-pilot-member table:name="86186904095" table:display="true" table:show-details="true"/>
                <table:data-pilot-member table:name="87906166356" table:display="true" table:show-details="true"/>
                <table:data-pilot-member table:name="89588956869" table:display="true" table:show-details="true"/>
                <table:data-pilot-member table:name="89971188324" table:display="true" table:show-details="true"/>
                <table:data-pilot-member table:name="90442899251" table:display="true" table:show-details="true"/>
                <table:data-pilot-member table:name="92864154269" table:display="true" table:show-details="true"/>
                <table:data-pilot-member table:name="94548123782" table:display="true" table:show-details="true"/>
                <table:data-pilot-member table:name="94654419772" table:display="true" table:show-details="true"/>
                <table:data-pilot-member table:name="95485679520" table:display="true" table:show-details="true"/>
                <table:data-pilot-member table:name="96214165482" table:display="true" table:show-details="true"/>
                <table:data-pilot-member table:name="97870063818" table:display="true" table:show-details="true"/>
                <table:data-pilot-member table:name="103451376776" table:display="true" table:show-details="true"/>
                <table:data-pilot-member table:name="104215458517" table:display="true" table:show-details="true"/>
                <table:data-pilot-member table:name="107447105595" table:display="true" table:show-details="true"/>
                <table:data-pilot-member table:name="110146776936" table:display="true" table:show-details="true"/>
                <table:data-pilot-member table:name="111659010243" table:display="true" table:show-details="true"/>
                <table:data-pilot-member table:name="112437014172" table:display="true" table:show-details="true"/>
                <table:data-pilot-member table:name="113460100086" table:display="true" table:show-details="true"/>
                <table:data-pilot-member table:name="134321493801" table:display="true" table:show-details="true"/>
                <table:data-pilot-member table:name="152814070520" table:display="true" table:show-details="true"/>
                <table:data-pilot-member table:name="164090277129" table:display="true" table:show-details="true"/>
                <table:data-pilot-member table:name="172026864931" table:display="true" table:show-details="true"/>
                <table:data-pilot-member table:name="175114182538" table:display="true" table:show-details="true"/>
                <table:data-pilot-member table:name="182659332053" table:display="true" table:show-details="true"/>
                <table:data-pilot-member table:name="185557999081" table:display="true" table:show-details="true"/>
                <table:data-pilot-member table:name="186324006792" table:display="true" table:show-details="true"/>
                <table:data-pilot-member table:name="192959987939" table:display="true" table:show-details="true"/>
                <table:data-pilot-member table:name="253555566925" table:display="true" table:show-details="true"/>
                <table:data-pilot-member table:name="316501876461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XSIZ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68471" table:display="true" table:show-details="true"/>
                <table:data-pilot-member table:name="319648" table:display="true" table:show-details="true"/>
                <table:data-pilot-member table:name="332160" table:display="true" table:show-details="true"/>
                <table:data-pilot-member table:name="398099" table:display="true" table:show-details="true"/>
                <table:data-pilot-member table:name="452320" table:display="true" table:show-details="true"/>
                <table:data-pilot-member table:name="512921" table:display="true" table:show-details="true"/>
                <table:data-pilot-member table:name="551048" table:display="true" table:show-details="true"/>
                <table:data-pilot-member table:name="577007" table:display="true" table:show-details="true"/>
                <table:data-pilot-member table:name="597076" table:display="true" table:show-details="true"/>
                <table:data-pilot-member table:name="606983" table:display="true" table:show-details="true"/>
                <table:data-pilot-member table:name="635294" table:display="true" table:show-details="true"/>
                <table:data-pilot-member table:name="769991" table:display="true" table:show-details="true"/>
                <table:data-pilot-member table:name="863230" table:display="true" table:show-details="true"/>
                <table:data-pilot-member table:name="997406" table:display="true" table:show-details="true"/>
                <table:data-pilot-member table:name="1022891" table:display="true" table:show-details="true"/>
                <table:data-pilot-member table:name="1170281" table:display="true" table:show-details="true"/>
                <table:data-pilot-member table:name="1263321" table:display="true" table:show-details="true"/>
                <table:data-pilot-member table:name="1310184" table:display="true" table:show-details="true"/>
                <table:data-pilot-member table:name="1397421" table:display="true" table:show-details="true"/>
                <table:data-pilot-member table:name="1512880" table:display="true" table:show-details="true"/>
                <table:data-pilot-member table:name="1520477" table:display="true" table:show-details="true"/>
                <table:data-pilot-member table:name="1937976" table:display="true" table:show-details="true"/>
                <table:data-pilot-member table:name="2031367" table:display="true" table:show-details="true"/>
                <table:data-pilot-member table:name="2145371" table:display="true" table:show-details="true"/>
                <table:data-pilot-member table:name="2651365" table:display="true" table:show-details="true"/>
                <table:data-pilot-member table:name="2697498" table:display="true" table:show-details="true"/>
                <table:data-pilot-member table:name="2727410" table:display="true" table:show-details="true"/>
                <table:data-pilot-member table:name="3021221" table:display="true" table:show-details="true"/>
                <table:data-pilot-member table:name="3165594" table:display="true" table:show-details="true"/>
                <table:data-pilot-member table:name="3255295" table:display="true" table:show-details="true"/>
                <table:data-pilot-member table:name="3411845" table:display="true" table:show-details="true"/>
                <table:data-pilot-member table:name="3480959" table:display="true" table:show-details="true"/>
                <table:data-pilot-member table:name="3746146" table:display="true" table:show-details="true"/>
                <table:data-pilot-member table:name="3975385" table:display="true" table:show-details="true"/>
                <table:data-pilot-member table:name="4240354" table:display="true" table:show-details="true"/>
                <table:data-pilot-member table:name="4277206" table:display="true" table:show-details="true"/>
                <table:data-pilot-member table:name="5378501" table:display="true" table:show-details="true"/>
                <table:data-pilot-member table:name="7371023" table:display="true" table:show-details="true"/>
                <table:data-pilot-member table:name="7449497" table:display="true" table:show-details="true"/>
                <table:data-pilot-member table:name="8081394" table:display="true" table:show-details="true"/>
                <table:data-pilot-member table:name="8154757" table:display="true" table:show-details="true"/>
                <table:data-pilot-member table:name="8687891" table:display="true" table:show-details="true"/>
                <table:data-pilot-member table:name="8717080" table:display="true" table:show-details="true"/>
                <table:data-pilot-member table:name="12319897" table:display="true" table:show-details="true"/>
                <table:data-pilot-member table:name="13205129" table:display="true" table:show-details="true"/>
                <table:data-pilot-member table:name="13645392" table:display="true" table:show-details="true"/>
                <table:data-pilot-member table:name="13720217" table:display="true" table:show-details="true"/>
                <table:data-pilot-member table:name="13865104" table:display="true" table:show-details="true"/>
                <table:data-pilot-member table:name="14577080" table:display="true" table:show-details="true"/>
                <table:data-pilot-member table:name="15193125" table:display="true" table:show-details="true"/>
                <table:data-pilot-member table:name="15445126" table:display="true" table:show-details="true"/>
                <table:data-pilot-member table:name="18787282" table:display="true" table:show-details="true"/>
                <table:data-pilot-member table:name="19331093" table:display="true" table:show-details="true"/>
                <table:data-pilot-member table:name="19900607" table:display="true" table:show-details="true"/>
                <table:data-pilot-member table:name="21006181" table:display="true" table:show-details="true"/>
                <table:data-pilot-member table:name="21781824" table:display="true" table:show-details="true"/>
                <table:data-pilot-member table:name="23037645" table:display="true" table:show-details="true"/>
                <table:data-pilot-member table:name="23120250" table:display="true" table:show-details="true"/>
                <table:data-pilot-member table:name="23232758" table:display="true" table:show-details="true"/>
                <table:data-pilot-member table:name="23535142" table:display="true" table:show-details="true"/>
                <table:data-pilot-member table:name="23749138" table:display="true" table:show-details="true"/>
                <table:data-pilot-member table:name="24926219" table:display="true" table:show-details="true"/>
                <table:data-pilot-member table:name="24968170" table:display="true" table:show-details="true"/>
                <table:data-pilot-member table:name="25009668" table:display="true" table:show-details="true"/>
                <table:data-pilot-member table:name="26982303" table:display="true" table:show-details="true"/>
                <table:data-pilot-member table:name="26989865" table:display="true" table:show-details="true"/>
                <table:data-pilot-member table:name="27184529" table:display="true" table:show-details="true"/>
                <table:data-pilot-member table:name="27901592" table:display="true" table:show-details="true"/>
                <table:data-pilot-member table:name="29659498" table:display="true" table:show-details="true"/>
                <table:data-pilot-member table:name="30195396" table:display="true" table:show-details="true"/>
                <table:data-pilot-member table:name="33401636" table:display="true" table:show-details="true"/>
                <table:data-pilot-member table:name="34089350" table:display="true" table:show-details="true"/>
                <table:data-pilot-member table:name="35100076" table:display="true" table:show-details="true"/>
                <table:data-pilot-member table:name="38251027" table:display="true" table:show-details="true"/>
                <table:data-pilot-member table:name="38467311" table:display="true" table:show-details="true"/>
                <table:data-pilot-member table:name="39562523" table:display="true" table:show-details="true"/>
                <table:data-pilot-member table:name="43691356" table:display="true" table:show-details="true"/>
                <table:data-pilot-member table:name="46840244" table:display="true" table:show-details="true"/>
                <table:data-pilot-member table:name="47020686" table:display="true" table:show-details="true"/>
                <table:data-pilot-member table:name="49600054" table:display="true" table:show-details="true"/>
                <table:data-pilot-member table:name="49615801" table:display="true" table:show-details="true"/>
                <table:data-pilot-member table:name="56687734" table:display="true" table:show-details="true"/>
                <table:data-pilot-member table:name="60398992" table:display="true" table:show-details="true"/>
                <table:data-pilot-member table:name="63434658" table:display="true" table:show-details="true"/>
                <table:data-pilot-member table:name="63512267" table:display="true" table:show-details="true"/>
                <table:data-pilot-member table:name="64634053" table:display="true" table:show-details="true"/>
                <table:data-pilot-member table:name="64799026" table:display="true" table:show-details="true"/>
                <table:data-pilot-member table:name="69876152" table:display="true" table:show-details="true"/>
                <table:data-pilot-member table:name="70308067" table:display="true" table:show-details="true"/>
                <table:data-pilot-member table:name="80862872" table:display="true" table:show-details="true"/>
                <table:data-pilot-member table:name="82472571" table:display="true" table:show-details="true"/>
                <table:data-pilot-member table:name="84997363" table:display="true" table:show-details="true"/>
                <table:data-pilot-member table:name="87358156" table:display="true" table:show-details="true"/>
                <table:data-pilot-member table:name="88611027" table:display="true" table:show-details="true"/>
                <table:data-pilot-member table:name="93977651" table:display="true" table:show-details="true"/>
                <table:data-pilot-member table:name="108614950" table:display="true" table:show-details="true"/>
                <table:data-pilot-member table:name="116445551" table:display="true" table:show-details="true"/>
                <table:data-pilot-member table:name="120052183" table:display="true" table:show-details="true"/>
                <table:data-pilot-member table:name="120975198" table:display="true" table:show-details="true"/>
                <table:data-pilot-member table:name="126413676" table:display="true" table:show-details="true"/>
                <table:data-pilot-member table:name="128522083" table:display="true" table:show-details="true"/>
                <table:data-pilot-member table:name="137678859" table:display="true" table:show-details="true"/>
                <table:data-pilot-member table:name="158487155" table:display="true" table:show-details="true"/>
                <table:data-pilot-member table:name="173186344" table:display="true" table:show-details="true"/>
                <table:data-pilot-member table:name="193684070" table:display="true" table:show-details="true"/>
                <table:data-pilot-member table:name="197968263" table:display="true" table:show-details="true"/>
                <table:data-pilot-member table:name="237370102" table:display="true" table:show-details="true"/>
                <table:data-pilot-member table:name="252946816" table:display="true" table:show-details="true"/>
                <table:data-pilot-member table:name="261162915" table:display="true" table:show-details="true"/>
                <table:data-pilot-member table:name="263845537" table:display="true" table:show-details="true"/>
                <table:data-pilot-member table:name="264321226" table:display="true" table:show-details="true"/>
                <table:data-pilot-member table:name="275102298" table:display="true" table:show-details="true"/>
                <table:data-pilot-member table:name="275327306" table:display="true" table:show-details="true"/>
                <table:data-pilot-member table:name="275536703" table:display="true" table:show-details="true"/>
                <table:data-pilot-member table:name="283479788" table:display="true" table:show-details="true"/>
                <table:data-pilot-member table:name="284476619" table:display="true" table:show-details="true"/>
                <table:data-pilot-member table:name="290005621" table:display="true" table:show-details="true"/>
                <table:data-pilot-member table:name="302059398" table:display="true" table:show-details="true"/>
                <table:data-pilot-member table:name="307515104" table:display="true" table:show-details="true"/>
                <table:data-pilot-member table:name="310641898" table:display="true" table:show-details="true"/>
                <table:data-pilot-member table:name="328204028" table:display="true" table:show-details="true"/>
                <table:data-pilot-member table:name="329333003" table:display="true" table:show-details="true"/>
                <table:data-pilot-member table:name="337132821" table:display="true" table:show-details="true"/>
                <table:data-pilot-member table:name="337217001" table:display="true" table:show-details="true"/>
                <table:data-pilot-member table:name="350383315" table:display="true" table:show-details="true"/>
                <table:data-pilot-member table:name="353629637" table:display="true" table:show-details="true"/>
                <table:data-pilot-member table:name="367983946" table:display="true" table:show-details="true"/>
                <table:data-pilot-member table:name="368068105" table:display="true" table:show-details="true"/>
                <table:data-pilot-member table:name="370188901" table:display="true" table:show-details="true"/>
                <table:data-pilot-member table:name="381809984" table:display="true" table:show-details="true"/>
                <table:data-pilot-member table:name="399296622" table:display="true" table:show-details="true"/>
                <table:data-pilot-member table:name="413001898" table:display="true" table:show-details="true"/>
                <table:data-pilot-member table:name="414025816" table:display="true" table:show-details="true"/>
                <table:data-pilot-member table:name="423334521" table:display="true" table:show-details="true"/>
                <table:data-pilot-member table:name="447919786" table:display="true" table:show-details="true"/>
                <table:data-pilot-member table:name="451717381" table:display="true" table:show-details="true"/>
                <table:data-pilot-member table:name="457717350" table:display="true" table:show-details="true"/>
                <table:data-pilot-member table:name="467528462" table:display="true" table:show-details="true"/>
                <table:data-pilot-member table:name="467799729" table:display="true" table:show-details="true"/>
                <table:data-pilot-member table:name="477901234" table:display="true" table:show-details="true"/>
                <table:data-pilot-member table:name="481414578" table:display="true" table:show-details="true"/>
                <table:data-pilot-member table:name="483865404" table:display="true" table:show-details="true"/>
                <table:data-pilot-member table:name="507828028" table:display="true" table:show-details="true"/>
                <table:data-pilot-member table:name="517444399" table:display="true" table:show-details="true"/>
                <table:data-pilot-member table:name="524537922" table:display="true" table:show-details="true"/>
                <table:data-pilot-member table:name="524781104" table:display="true" table:show-details="true"/>
                <table:data-pilot-member table:name="529628717" table:display="true" table:show-details="true"/>
                <table:data-pilot-member table:name="531589643" table:display="true" table:show-details="true"/>
                <table:data-pilot-member table:name="543634151" table:display="true" table:show-details="true"/>
                <table:data-pilot-member table:name="574563274" table:display="true" table:show-details="true"/>
                <table:data-pilot-member table:name="580960985" table:display="true" table:show-details="true"/>
                <table:data-pilot-member table:name="583526534" table:display="true" table:show-details="true"/>
                <table:data-pilot-member table:name="592070757" table:display="true" table:show-details="true"/>
                <table:data-pilot-member table:name="595887550" table:display="true" table:show-details="true"/>
                <table:data-pilot-member table:name="608461381" table:display="true" table:show-details="true"/>
                <table:data-pilot-member table:name="616485363" table:display="true" table:show-details="true"/>
                <table:data-pilot-member table:name="617464321" table:display="true" table:show-details="true"/>
                <table:data-pilot-member table:name="621050607" table:display="true" table:show-details="true"/>
                <table:data-pilot-member table:name="622040215" table:display="true" table:show-details="true"/>
                <table:data-pilot-member table:name="638624097" table:display="true" table:show-details="true"/>
                <table:data-pilot-member table:name="673656444" table:display="true" table:show-details="true"/>
                <table:data-pilot-member table:name="689809614" table:display="true" table:show-details="true"/>
                <table:data-pilot-member table:name="690436212" table:display="true" table:show-details="true"/>
                <table:data-pilot-member table:name="704316530" table:display="true" table:show-details="true"/>
                <table:data-pilot-member table:name="704970035" table:display="true" table:show-details="true"/>
                <table:data-pilot-member table:name="745802977" table:display="true" table:show-details="true"/>
                <table:data-pilot-member table:name="756525537" table:display="true" table:show-details="true"/>
                <table:data-pilot-member table:name="896110553" table:display="true" table:show-details="true"/>
                <table:data-pilot-member table:name="922292962" table:display="true" table:show-details="true"/>
                <table:data-pilot-member table:name="923576566" table:display="true" table:show-details="true"/>
                <table:data-pilot-member table:name="924268193" table:display="true" table:show-details="true"/>
                <table:data-pilot-member table:name="999441962" table:display="true" table:show-details="true"/>
                <table:data-pilot-member table:name="1053327745" table:display="true" table:show-details="true"/>
                <table:data-pilot-member table:name="1065535870" table:display="true" table:show-details="true"/>
                <table:data-pilot-member table:name="1085501990" table:display="true" table:show-details="true"/>
                <table:data-pilot-member table:name="1085808260" table:display="true" table:show-details="true"/>
                <table:data-pilot-member table:name="1097730395" table:display="true" table:show-details="true"/>
                <table:data-pilot-member table:name="1112128100" table:display="true" table:show-details="true"/>
                <table:data-pilot-member table:name="1113167249" table:display="true" table:show-details="true"/>
                <table:data-pilot-member table:name="1114304211" table:display="true" table:show-details="true"/>
                <table:data-pilot-member table:name="1118121821" table:display="true" table:show-details="true"/>
                <table:data-pilot-member table:name="1126075208" table:display="true" table:show-details="true"/>
                <table:data-pilot-member table:name="1189695678" table:display="true" table:show-details="true"/>
                <table:data-pilot-member table:name="1204686496" table:display="true" table:show-details="true"/>
                <table:data-pilot-member table:name="1246654235" table:display="true" table:show-details="true"/>
                <table:data-pilot-member table:name="1256069141" table:display="true" table:show-details="true"/>
                <table:data-pilot-member table:name="1272509740" table:display="true" table:show-details="true"/>
                <table:data-pilot-member table:name="1277282527" table:display="true" table:show-details="true"/>
                <table:data-pilot-member table:name="1285162567" table:display="true" table:show-details="true"/>
                <table:data-pilot-member table:name="1302536160" table:display="true" table:show-details="true"/>
                <table:data-pilot-member table:name="1302893130" table:display="true" table:show-details="true"/>
                <table:data-pilot-member table:name="1321948779" table:display="true" table:show-details="true"/>
                <table:data-pilot-member table:name="1324715896" table:display="true" table:show-details="true"/>
                <table:data-pilot-member table:name="1450254042" table:display="true" table:show-details="true"/>
                <table:data-pilot-member table:name="1458689777" table:display="true" table:show-details="true"/>
                <table:data-pilot-member table:name="1476743507" table:display="true" table:show-details="true"/>
                <table:data-pilot-member table:name="1481496623" table:display="true" table:show-details="true"/>
                <table:data-pilot-member table:name="1515744807" table:display="true" table:show-details="true"/>
                <table:data-pilot-member table:name="1522398756" table:display="true" table:show-details="true"/>
                <table:data-pilot-member table:name="1545358687" table:display="true" table:show-details="true"/>
                <table:data-pilot-member table:name="1550803172" table:display="true" table:show-details="true"/>
                <table:data-pilot-member table:name="1612195427" table:display="true" table:show-details="true"/>
                <table:data-pilot-member table:name="1630761396" table:display="true" table:show-details="true"/>
                <table:data-pilot-member table:name="1660418324" table:display="true" table:show-details="true"/>
                <table:data-pilot-member table:name="1687136980" table:display="true" table:show-details="true"/>
                <table:data-pilot-member table:name="1721336465" table:display="true" table:show-details="true"/>
                <table:data-pilot-member table:name="1776921541" table:display="true" table:show-details="true"/>
                <table:data-pilot-member table:name="1783711777" table:display="true" table:show-details="true"/>
                <table:data-pilot-member table:name="1791317207" table:display="true" table:show-details="true"/>
                <table:data-pilot-member table:name="1821338409" table:display="true" table:show-details="true"/>
                <table:data-pilot-member table:name="1844433131" table:display="true" table:show-details="true"/>
                <table:data-pilot-member table:name="1861909097" table:display="true" table:show-details="true"/>
                <table:data-pilot-member table:name="1876624307" table:display="true" table:show-details="true"/>
                <table:data-pilot-member table:name="1879782868" table:display="true" table:show-details="true"/>
                <table:data-pilot-member table:name="1960389774" table:display="true" table:show-details="true"/>
                <table:data-pilot-member table:name="1984894250" table:display="true" table:show-details="true"/>
                <table:data-pilot-member table:name="2011009847" table:display="true" table:show-details="true"/>
                <table:data-pilot-member table:name="2027980525" table:display="true" table:show-details="true"/>
                <table:data-pilot-member table:name="2044478047" table:display="true" table:show-details="true"/>
                <table:data-pilot-member table:name="2114779081" table:display="true" table:show-details="true"/>
                <table:data-pilot-member table:name="2132485241" table:display="true" table:show-details="true"/>
                <table:data-pilot-member table:name="2149842237" table:display="true" table:show-details="true"/>
                <table:data-pilot-member table:name="2191740038" table:display="true" table:show-details="true"/>
                <table:data-pilot-member table:name="2196373410" table:display="true" table:show-details="true"/>
                <table:data-pilot-member table:name="2291209678" table:display="true" table:show-details="true"/>
                <table:data-pilot-member table:name="2350396287" table:display="true" table:show-details="true"/>
                <table:data-pilot-member table:name="2390436608" table:display="true" table:show-details="true"/>
                <table:data-pilot-member table:name="2403530677" table:display="true" table:show-details="true"/>
                <table:data-pilot-member table:name="2506327190" table:display="true" table:show-details="true"/>
                <table:data-pilot-member table:name="2573203045" table:display="true" table:show-details="true"/>
                <table:data-pilot-member table:name="2578819261" table:display="true" table:show-details="true"/>
                <table:data-pilot-member table:name="2612074932" table:display="true" table:show-details="true"/>
                <table:data-pilot-member table:name="2756316062" table:display="true" table:show-details="true"/>
                <table:data-pilot-member table:name="2767866217" table:display="true" table:show-details="true"/>
                <table:data-pilot-member table:name="2787860676" table:display="true" table:show-details="true"/>
                <table:data-pilot-member table:name="2836473115" table:display="true" table:show-details="true"/>
                <table:data-pilot-member table:name="2921830621" table:display="true" table:show-details="true"/>
                <table:data-pilot-member table:name="2936128091" table:display="true" table:show-details="true"/>
                <table:data-pilot-member table:name="2975796492" table:display="true" table:show-details="true"/>
                <table:data-pilot-member table:name="3006849536" table:display="true" table:show-details="true"/>
                <table:data-pilot-member table:name="3049872335" table:display="true" table:show-details="true"/>
                <table:data-pilot-member table:name="3145822974" table:display="true" table:show-details="true"/>
                <table:data-pilot-member table:name="3316064730" table:display="true" table:show-details="true"/>
                <table:data-pilot-member table:name="3344418713" table:display="true" table:show-details="true"/>
                <table:data-pilot-member table:name="3374395077" table:display="true" table:show-details="true"/>
                <table:data-pilot-member table:name="3637178467" table:display="true" table:show-details="true"/>
                <table:data-pilot-member table:name="3669622345" table:display="true" table:show-details="true"/>
                <table:data-pilot-member table:name="3684524508" table:display="true" table:show-details="true"/>
                <table:data-pilot-member table:name="3759583803" table:display="true" table:show-details="true"/>
                <table:data-pilot-member table:name="3821718183" table:display="true" table:show-details="true"/>
                <table:data-pilot-member table:name="3948671362" table:display="true" table:show-details="true"/>
                <table:data-pilot-member table:name="3951236967" table:display="true" table:show-details="true"/>
                <table:data-pilot-member table:name="3976922379" table:display="true" table:show-details="true"/>
                <table:data-pilot-member table:name="4036568379" table:display="true" table:show-details="true"/>
                <table:data-pilot-member table:name="4057938702" table:display="true" table:show-details="true"/>
                <table:data-pilot-member table:name="4254428253" table:display="true" table:show-details="true"/>
                <table:data-pilot-member table:name="4317010987" table:display="true" table:show-details="true"/>
                <table:data-pilot-member table:name="4408990103" table:display="true" table:show-details="true"/>
                <table:data-pilot-member table:name="4621047160" table:display="true" table:show-details="true"/>
                <table:data-pilot-member table:name="4765348617" table:display="true" table:show-details="true"/>
                <table:data-pilot-member table:name="4786055940" table:display="true" table:show-details="true"/>
                <table:data-pilot-member table:name="4804777728" table:display="true" table:show-details="true"/>
                <table:data-pilot-member table:name="4904573793" table:display="true" table:show-details="true"/>
                <table:data-pilot-member table:name="4931555343" table:display="true" table:show-details="true"/>
                <table:data-pilot-member table:name="4988449639" table:display="true" table:show-details="true"/>
                <table:data-pilot-member table:name="5000012896" table:display="true" table:show-details="true"/>
                <table:data-pilot-member table:name="5066463388" table:display="true" table:show-details="true"/>
                <table:data-pilot-member table:name="5099691273" table:display="true" table:show-details="true"/>
                <table:data-pilot-member table:name="5215122957" table:display="true" table:show-details="true"/>
                <table:data-pilot-member table:name="5240167088" table:display="true" table:show-details="true"/>
                <table:data-pilot-member table:name="5243884605" table:display="true" table:show-details="true"/>
                <table:data-pilot-member table:name="5349186193" table:display="true" table:show-details="true"/>
                <table:data-pilot-member table:name="5546694928" table:display="true" table:show-details="true"/>
                <table:data-pilot-member table:name="5689448110" table:display="true" table:show-details="true"/>
                <table:data-pilot-member table:name="5781682397" table:display="true" table:show-details="true"/>
                <table:data-pilot-member table:name="5817151290" table:display="true" table:show-details="true"/>
                <table:data-pilot-member table:name="5830262590" table:display="true" table:show-details="true"/>
                <table:data-pilot-member table:name="5857675893" table:display="true" table:show-details="true"/>
                <table:data-pilot-member table:name="5984730634" table:display="true" table:show-details="true"/>
                <table:data-pilot-member table:name="6208879147" table:display="true" table:show-details="true"/>
                <table:data-pilot-member table:name="6611822862" table:display="true" table:show-details="true"/>
                <table:data-pilot-member table:name="6860216356" table:display="true" table:show-details="true"/>
                <table:data-pilot-member table:name="7158623279" table:display="true" table:show-details="true"/>
                <table:data-pilot-member table:name="7291361388" table:display="true" table:show-details="true"/>
                <table:data-pilot-member table:name="7385331471" table:display="true" table:show-details="true"/>
                <table:data-pilot-member table:name="7478014488" table:display="true" table:show-details="true"/>
                <table:data-pilot-member table:name="8001678804" table:display="true" table:show-details="true"/>
                <table:data-pilot-member table:name="8185882191" table:display="true" table:show-details="true"/>
                <table:data-pilot-member table:name="8208174408" table:display="true" table:show-details="true"/>
                <table:data-pilot-member table:name="8237111235" table:display="true" table:show-details="true"/>
                <table:data-pilot-member table:name="8763669972" table:display="true" table:show-details="true"/>
                <table:data-pilot-member table:name="9275828705" table:display="true" table:show-details="true"/>
                <table:data-pilot-member table:name="9454378692" table:display="true" table:show-details="true"/>
                <table:data-pilot-member table:name="9618855591" table:display="true" table:show-details="true"/>
                <table:data-pilot-member table:name="9786943150" table:display="true" table:show-details="true"/>
                <table:data-pilot-member table:name="9937483864" table:display="true" table:show-details="true"/>
                <table:data-pilot-member table:name="10005595399" table:display="true" table:show-details="true"/>
                <table:data-pilot-member table:name="10115398806" table:display="true" table:show-details="true"/>
                <table:data-pilot-member table:name="10217749173" table:display="true" table:show-details="true"/>
                <table:data-pilot-member table:name="10952967186" table:display="true" table:show-details="true"/>
                <table:data-pilot-member table:name="11025805599" table:display="true" table:show-details="true"/>
                <table:data-pilot-member table:name="11052694112" table:display="true" table:show-details="true"/>
                <table:data-pilot-member table:name="11169269793" table:display="true" table:show-details="true"/>
                <table:data-pilot-member table:name="11174316821" table:display="true" table:show-details="true"/>
                <table:data-pilot-member table:name="11551744306" table:display="true" table:show-details="true"/>
                <table:data-pilot-member table:name="12230639083" table:display="true" table:show-details="true"/>
                <table:data-pilot-member table:name="12548100298" table:display="true" table:show-details="true"/>
                <table:data-pilot-member table:name="13068106688" table:display="true" table:show-details="true"/>
                <table:data-pilot-member table:name="13816526119" table:display="true" table:show-details="true"/>
                <table:data-pilot-member table:name="14195568681" table:display="true" table:show-details="true"/>
                <table:data-pilot-member table:name="14323907288" table:display="true" table:show-details="true"/>
                <table:data-pilot-member table:name="14686770437" table:display="true" table:show-details="true"/>
                <table:data-pilot-member table:name="14811290716" table:display="true" table:show-details="true"/>
                <table:data-pilot-member table:name="15155360386" table:display="true" table:show-details="true"/>
                <table:data-pilot-member table:name="15459167596" table:display="true" table:show-details="true"/>
                <table:data-pilot-member table:name="15633125252" table:display="true" table:show-details="true"/>
                <table:data-pilot-member table:name="15710314614" table:display="true" table:show-details="true"/>
                <table:data-pilot-member table:name="15732556634" table:display="true" table:show-details="true"/>
                <table:data-pilot-member table:name="16157430914" table:display="true" table:show-details="true"/>
                <table:data-pilot-member table:name="16451968124" table:display="true" table:show-details="true"/>
                <table:data-pilot-member table:name="16530398038" table:display="true" table:show-details="true"/>
                <table:data-pilot-member table:name="16918043161" table:display="true" table:show-details="true"/>
                <table:data-pilot-member table:name="18050659838" table:display="true" table:show-details="true"/>
                <table:data-pilot-member table:name="18515557055" table:display="true" table:show-details="true"/>
                <table:data-pilot-member table:name="19154428645" table:display="true" table:show-details="true"/>
                <table:data-pilot-member table:name="19646470584" table:display="true" table:show-details="true"/>
                <table:data-pilot-member table:name="20650989227" table:display="true" table:show-details="true"/>
                <table:data-pilot-member table:name="20714127633" table:display="true" table:show-details="true"/>
                <table:data-pilot-member table:name="22425891439" table:display="true" table:show-details="true"/>
                <table:data-pilot-member table:name="23564618259" table:display="true" table:show-details="true"/>
                <table:data-pilot-member table:name="23834568993" table:display="true" table:show-details="true"/>
                <table:data-pilot-member table:name="24233924288" table:display="true" table:show-details="true"/>
                <table:data-pilot-member table:name="24651323258" table:display="true" table:show-details="true"/>
                <table:data-pilot-member table:name="24975997464" table:display="true" table:show-details="true"/>
                <table:data-pilot-member table:name="24989090968" table:display="true" table:show-details="true"/>
                <table:data-pilot-member table:name="25073064209" table:display="true" table:show-details="true"/>
                <table:data-pilot-member table:name="25422043158" table:display="true" table:show-details="true"/>
                <table:data-pilot-member table:name="26445049473" table:display="true" table:show-details="true"/>
                <table:data-pilot-member table:name="26664204804" table:display="true" table:show-details="true"/>
                <table:data-pilot-member table:name="26857632121" table:display="true" table:show-details="true"/>
                <table:data-pilot-member table:name="27270362571" table:display="true" table:show-details="true"/>
                <table:data-pilot-member table:name="28111849812" table:display="true" table:show-details="true"/>
                <table:data-pilot-member table:name="28680965799" table:display="true" table:show-details="true"/>
                <table:data-pilot-member table:name="29750650234" table:display="true" table:show-details="true"/>
                <table:data-pilot-member table:name="30237956911" table:display="true" table:show-details="true"/>
                <table:data-pilot-member table:name="30241868226" table:display="true" table:show-details="true"/>
                <table:data-pilot-member table:name="30443468869" table:display="true" table:show-details="true"/>
                <table:data-pilot-member table:name="30457496536" table:display="true" table:show-details="true"/>
                <table:data-pilot-member table:name="30987723872" table:display="true" table:show-details="true"/>
                <table:data-pilot-member table:name="31510774412" table:display="true" table:show-details="true"/>
                <table:data-pilot-member table:name="31727898247" table:display="true" table:show-details="true"/>
                <table:data-pilot-member table:name="32768828250" table:display="true" table:show-details="true"/>
                <table:data-pilot-member table:name="33018573248" table:display="true" table:show-details="true"/>
                <table:data-pilot-member table:name="33706002967" table:display="true" table:show-details="true"/>
                <table:data-pilot-member table:name="33822197402" table:display="true" table:show-details="true"/>
                <table:data-pilot-member table:name="34005438206" table:display="true" table:show-details="true"/>
                <table:data-pilot-member table:name="34309190462" table:display="true" table:show-details="true"/>
                <table:data-pilot-member table:name="34481726545" table:display="true" table:show-details="true"/>
                <table:data-pilot-member table:name="35135141141" table:display="true" table:show-details="true"/>
                <table:data-pilot-member table:name="35240066241" table:display="true" table:show-details="true"/>
                <table:data-pilot-member table:name="35748802404" table:display="true" table:show-details="true"/>
                <table:data-pilot-member table:name="36363662719" table:display="true" table:show-details="true"/>
                <table:data-pilot-member table:name="37640088055" table:display="true" table:show-details="true"/>
                <table:data-pilot-member table:name="37949767561" table:display="true" table:show-details="true"/>
                <table:data-pilot-member table:name="38121600764" table:display="true" table:show-details="true"/>
                <table:data-pilot-member table:name="38639370935" table:display="true" table:show-details="true"/>
                <table:data-pilot-member table:name="40541411917" table:display="true" table:show-details="true"/>
                <table:data-pilot-member table:name="41631217034" table:display="true" table:show-details="true"/>
                <table:data-pilot-member table:name="42379292882" table:display="true" table:show-details="true"/>
                <table:data-pilot-member table:name="43230161657" table:display="true" table:show-details="true"/>
                <table:data-pilot-member table:name="44320090836" table:display="true" table:show-details="true"/>
                <table:data-pilot-member table:name="45334506672" table:display="true" table:show-details="true"/>
                <table:data-pilot-member table:name="46877353806" table:display="true" table:show-details="true"/>
                <table:data-pilot-member table:name="48900657833" table:display="true" table:show-details="true"/>
                <table:data-pilot-member table:name="51193978314" table:display="true" table:show-details="true"/>
                <table:data-pilot-member table:name="53817358236" table:display="true" table:show-details="true"/>
                <table:data-pilot-member table:name="55753358853" table:display="true" table:show-details="true"/>
                <table:data-pilot-member table:name="56462559769" table:display="true" table:show-details="true"/>
                <table:data-pilot-member table:name="57584331960" table:display="true" table:show-details="true"/>
                <table:data-pilot-member table:name="60546494550" table:display="true" table:show-details="true"/>
                <table:data-pilot-member table:name="62511001938" table:display="true" table:show-details="true"/>
                <table:data-pilot-member table:name="62756203107" table:display="true" table:show-details="true"/>
                <table:data-pilot-member table:name="63598919854" table:display="true" table:show-details="true"/>
                <table:data-pilot-member table:name="66340807662" table:display="true" table:show-details="true"/>
                <table:data-pilot-member table:name="70755841301" table:display="true" table:show-details="true"/>
                <table:data-pilot-member table:name="75338339682" table:display="true" table:show-details="true"/>
                <table:data-pilot-member table:name="80705702776" table:display="true" table:show-details="true"/>
                <table:data-pilot-member table:name="81530392461" table:display="true" table:show-details="true"/>
                <table:data-pilot-member table:name="82109180557" table:display="true" table:show-details="true"/>
                <table:data-pilot-member table:name="82183024267" table:display="true" table:show-details="true"/>
                <table:data-pilot-member table:name="82612273030" table:display="true" table:show-details="true"/>
                <table:data-pilot-member table:name="83777612215" table:display="true" table:show-details="true"/>
                <table:data-pilot-member table:name="87308066137" table:display="true" table:show-details="true"/>
                <table:data-pilot-member table:name="87335417332" table:display="true" table:show-details="true"/>
                <table:data-pilot-member table:name="87973824619" table:display="true" table:show-details="true"/>
                <table:data-pilot-member table:name="89011341400" table:display="true" table:show-details="true"/>
                <table:data-pilot-member table:name="89598582270" table:display="true" table:show-details="true"/>
                <table:data-pilot-member table:name="91233036371" table:display="true" table:show-details="true"/>
                <table:data-pilot-member table:name="94677057554" table:display="true" table:show-details="true"/>
                <table:data-pilot-member table:name="95263352940" table:display="true" table:show-details="true"/>
                <table:data-pilot-member table:name="96392121430" table:display="true" table:show-details="true"/>
                <table:data-pilot-member table:name="97300426689" table:display="true" table:show-details="true"/>
                <table:data-pilot-member table:name="103451376776" table:display="true" table:show-details="true"/>
                <table:data-pilot-member table:name="104784637735" table:display="true" table:show-details="true"/>
                <table:data-pilot-member table:name="108102056610" table:display="true" table:show-details="true"/>
                <table:data-pilot-member table:name="131540790657" table:display="true" table:show-details="true"/>
                <table:data-pilot-member table:name="167806666759" table:display="true" table:show-details="true"/>
                <table:data-pilot-member table:name="172039513266" table:display="true" table:show-details="true"/>
                <table:data-pilot-member table:name="184768698713" table:display="true" table:show-details="true"/>
                <table:data-pilot-member table:name="185942042859" table:display="true" table:show-details="true"/>
                <table:data-pilot-member table:name="253767390625" table:display="true" table:show-details="true"/>
                <table:data-pilot-member table:name="31684273039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SIZ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1645" table:display="true" table:show-details="true"/>
                <table:data-pilot-member table:name="162163" table:display="true" table:show-details="true"/>
                <table:data-pilot-member table:name="168272" table:display="true" table:show-details="true"/>
                <table:data-pilot-member table:name="172536" table:display="true" table:show-details="true"/>
                <table:data-pilot-member table:name="215899" table:display="true" table:show-details="true"/>
                <table:data-pilot-member table:name="219354" table:display="true" table:show-details="true"/>
                <table:data-pilot-member table:name="228291" table:display="true" table:show-details="true"/>
                <table:data-pilot-member table:name="282666" table:display="true" table:show-details="true"/>
                <table:data-pilot-member table:name="299645" table:display="true" table:show-details="true"/>
                <table:data-pilot-member table:name="306322" table:display="true" table:show-details="true"/>
                <table:data-pilot-member table:name="316145" table:display="true" table:show-details="true"/>
                <table:data-pilot-member table:name="324368" table:display="true" table:show-details="true"/>
                <table:data-pilot-member table:name="326153" table:display="true" table:show-details="true"/>
                <table:data-pilot-member table:name="334722" table:display="true" table:show-details="true"/>
                <table:data-pilot-member table:name="338668" table:display="true" table:show-details="true"/>
                <table:data-pilot-member table:name="351601" table:display="true" table:show-details="true"/>
                <table:data-pilot-member table:name="366852" table:display="true" table:show-details="true"/>
                <table:data-pilot-member table:name="367255" table:display="true" table:show-details="true"/>
                <table:data-pilot-member table:name="379713" table:display="true" table:show-details="true"/>
                <table:data-pilot-member table:name="383565" table:display="true" table:show-details="true"/>
                <table:data-pilot-member table:name="401166" table:display="true" table:show-details="true"/>
                <table:data-pilot-member table:name="472995" table:display="true" table:show-details="true"/>
                <table:data-pilot-member table:name="477194" table:display="true" table:show-details="true"/>
                <table:data-pilot-member table:name="485626" table:display="true" table:show-details="true"/>
                <table:data-pilot-member table:name="510275" table:display="true" table:show-details="true"/>
                <table:data-pilot-member table:name="541013" table:display="true" table:show-details="true"/>
                <table:data-pilot-member table:name="562258" table:display="true" table:show-details="true"/>
                <table:data-pilot-member table:name="599182" table:display="true" table:show-details="true"/>
                <table:data-pilot-member table:name="705136" table:display="true" table:show-details="true"/>
                <table:data-pilot-member table:name="719089" table:display="true" table:show-details="true"/>
                <table:data-pilot-member table:name="746628" table:display="true" table:show-details="true"/>
                <table:data-pilot-member table:name="751252" table:display="true" table:show-details="true"/>
                <table:data-pilot-member table:name="805843" table:display="true" table:show-details="true"/>
                <table:data-pilot-member table:name="838630" table:display="true" table:show-details="true"/>
                <table:data-pilot-member table:name="885864" table:display="true" table:show-details="true"/>
                <table:data-pilot-member table:name="893745" table:display="true" table:show-details="true"/>
                <table:data-pilot-member table:name="897550" table:display="true" table:show-details="true"/>
                <table:data-pilot-member table:name="926352" table:display="true" table:show-details="true"/>
                <table:data-pilot-member table:name="950030" table:display="true" table:show-details="true"/>
                <table:data-pilot-member table:name="965144" table:display="true" table:show-details="true"/>
                <table:data-pilot-member table:name="978888" table:display="true" table:show-details="true"/>
                <table:data-pilot-member table:name="996566" table:display="true" table:show-details="true"/>
                <table:data-pilot-member table:name="1009270" table:display="true" table:show-details="true"/>
                <table:data-pilot-member table:name="1031140" table:display="true" table:show-details="true"/>
                <table:data-pilot-member table:name="1037039" table:display="true" table:show-details="true"/>
                <table:data-pilot-member table:name="1087063" table:display="true" table:show-details="true"/>
                <table:data-pilot-member table:name="1131837" table:display="true" table:show-details="true"/>
                <table:data-pilot-member table:name="1147873" table:display="true" table:show-details="true"/>
                <table:data-pilot-member table:name="1185873" table:display="true" table:show-details="true"/>
                <table:data-pilot-member table:name="1192777" table:display="true" table:show-details="true"/>
                <table:data-pilot-member table:name="1228912" table:display="true" table:show-details="true"/>
                <table:data-pilot-member table:name="1287071" table:display="true" table:show-details="true"/>
                <table:data-pilot-member table:name="1369106" table:display="true" table:show-details="true"/>
                <table:data-pilot-member table:name="1379644" table:display="true" table:show-details="true"/>
                <table:data-pilot-member table:name="1447700" table:display="true" table:show-details="true"/>
                <table:data-pilot-member table:name="1486672" table:display="true" table:show-details="true"/>
                <table:data-pilot-member table:name="1531157" table:display="true" table:show-details="true"/>
                <table:data-pilot-member table:name="1603789" table:display="true" table:show-details="true"/>
                <table:data-pilot-member table:name="1646156" table:display="true" table:show-details="true"/>
                <table:data-pilot-member table:name="1667128" table:display="true" table:show-details="true"/>
                <table:data-pilot-member table:name="1756447" table:display="true" table:show-details="true"/>
                <table:data-pilot-member table:name="1804708" table:display="true" table:show-details="true"/>
                <table:data-pilot-member table:name="1810048" table:display="true" table:show-details="true"/>
                <table:data-pilot-member table:name="1874605" table:display="true" table:show-details="true"/>
                <table:data-pilot-member table:name="1897637" table:display="true" table:show-details="true"/>
                <table:data-pilot-member table:name="1972516" table:display="true" table:show-details="true"/>
                <table:data-pilot-member table:name="1995658" table:display="true" table:show-details="true"/>
                <table:data-pilot-member table:name="1996990" table:display="true" table:show-details="true"/>
                <table:data-pilot-member table:name="1997899" table:display="true" table:show-details="true"/>
                <table:data-pilot-member table:name="2006947" table:display="true" table:show-details="true"/>
                <table:data-pilot-member table:name="2069977" table:display="true" table:show-details="true"/>
                <table:data-pilot-member table:name="2131847" table:display="true" table:show-details="true"/>
                <table:data-pilot-member table:name="2186067" table:display="true" table:show-details="true"/>
                <table:data-pilot-member table:name="2233029" table:display="true" table:show-details="true"/>
                <table:data-pilot-member table:name="2275362" table:display="true" table:show-details="true"/>
                <table:data-pilot-member table:name="2337698" table:display="true" table:show-details="true"/>
                <table:data-pilot-member table:name="2354623" table:display="true" table:show-details="true"/>
                <table:data-pilot-member table:name="2404261" table:display="true" table:show-details="true"/>
                <table:data-pilot-member table:name="2404644" table:display="true" table:show-details="true"/>
                <table:data-pilot-member table:name="2472670" table:display="true" table:show-details="true"/>
                <table:data-pilot-member table:name="2511922" table:display="true" table:show-details="true"/>
                <table:data-pilot-member table:name="2541455" table:display="true" table:show-details="true"/>
                <table:data-pilot-member table:name="2566328" table:display="true" table:show-details="true"/>
                <table:data-pilot-member table:name="2711685" table:display="true" table:show-details="true"/>
                <table:data-pilot-member table:name="2760650" table:display="true" table:show-details="true"/>
                <table:data-pilot-member table:name="2789396" table:display="true" table:show-details="true"/>
                <table:data-pilot-member table:name="2791271" table:display="true" table:show-details="true"/>
                <table:data-pilot-member table:name="2832068" table:display="true" table:show-details="true"/>
                <table:data-pilot-member table:name="2858420" table:display="true" table:show-details="true"/>
                <table:data-pilot-member table:name="2931472" table:display="true" table:show-details="true"/>
                <table:data-pilot-member table:name="2955509" table:display="true" table:show-details="true"/>
                <table:data-pilot-member table:name="3004414" table:display="true" table:show-details="true"/>
                <table:data-pilot-member table:name="3015527" table:display="true" table:show-details="true"/>
                <table:data-pilot-member table:name="3034912" table:display="true" table:show-details="true"/>
                <table:data-pilot-member table:name="3116354" table:display="true" table:show-details="true"/>
                <table:data-pilot-member table:name="3142853" table:display="true" table:show-details="true"/>
                <table:data-pilot-member table:name="3273390" table:display="true" table:show-details="true"/>
                <table:data-pilot-member table:name="3357776" table:display="true" table:show-details="true"/>
                <table:data-pilot-member table:name="3425584" table:display="true" table:show-details="true"/>
                <table:data-pilot-member table:name="3481679" table:display="true" table:show-details="true"/>
                <table:data-pilot-member table:name="3837494" table:display="true" table:show-details="true"/>
                <table:data-pilot-member table:name="3931450" table:display="true" table:show-details="true"/>
                <table:data-pilot-member table:name="3951453" table:display="true" table:show-details="true"/>
                <table:data-pilot-member table:name="4069375" table:display="true" table:show-details="true"/>
                <table:data-pilot-member table:name="4096935" table:display="true" table:show-details="true"/>
                <table:data-pilot-member table:name="4263512" table:display="true" table:show-details="true"/>
                <table:data-pilot-member table:name="4453061" table:display="true" table:show-details="true"/>
                <table:data-pilot-member table:name="4457940" table:display="true" table:show-details="true"/>
                <table:data-pilot-member table:name="4930665" table:display="true" table:show-details="true"/>
                <table:data-pilot-member table:name="5075716" table:display="true" table:show-details="true"/>
                <table:data-pilot-member table:name="5092576" table:display="true" table:show-details="true"/>
                <table:data-pilot-member table:name="5124927" table:display="true" table:show-details="true"/>
                <table:data-pilot-member table:name="5201876" table:display="true" table:show-details="true"/>
                <table:data-pilot-member table:name="5290405" table:display="true" table:show-details="true"/>
                <table:data-pilot-member table:name="5340013" table:display="true" table:show-details="true"/>
                <table:data-pilot-member table:name="5807148" table:display="true" table:show-details="true"/>
                <table:data-pilot-member table:name="5867792" table:display="true" table:show-details="true"/>
                <table:data-pilot-member table:name="5930100" table:display="true" table:show-details="true"/>
                <table:data-pilot-member table:name="6077753" table:display="true" table:show-details="true"/>
                <table:data-pilot-member table:name="6226017" table:display="true" table:show-details="true"/>
                <table:data-pilot-member table:name="6309352" table:display="true" table:show-details="true"/>
                <table:data-pilot-member table:name="6898580" table:display="true" table:show-details="true"/>
                <table:data-pilot-member table:name="7030272" table:display="true" table:show-details="true"/>
                <table:data-pilot-member table:name="7389597" table:display="true" table:show-details="true"/>
                <table:data-pilot-member table:name="7872225" table:display="true" table:show-details="true"/>
                <table:data-pilot-member table:name="8206580" table:display="true" table:show-details="true"/>
                <table:data-pilot-member table:name="8338154" table:display="true" table:show-details="true"/>
                <table:data-pilot-member table:name="8892343" table:display="true" table:show-details="true"/>
                <table:data-pilot-member table:name="9168130" table:display="true" table:show-details="true"/>
                <table:data-pilot-member table:name="9214135" table:display="true" table:show-details="true"/>
                <table:data-pilot-member table:name="9269653" table:display="true" table:show-details="true"/>
                <table:data-pilot-member table:name="9317488" table:display="true" table:show-details="true"/>
                <table:data-pilot-member table:name="9602862" table:display="true" table:show-details="true"/>
                <table:data-pilot-member table:name="9643980" table:display="true" table:show-details="true"/>
                <table:data-pilot-member table:name="10001334" table:display="true" table:show-details="true"/>
                <table:data-pilot-member table:name="10031064" table:display="true" table:show-details="true"/>
                <table:data-pilot-member table:name="10122327" table:display="true" table:show-details="true"/>
                <table:data-pilot-member table:name="10294438" table:display="true" table:show-details="true"/>
                <table:data-pilot-member table:name="10853585" table:display="true" table:show-details="true"/>
                <table:data-pilot-member table:name="11080850" table:display="true" table:show-details="true"/>
                <table:data-pilot-member table:name="11116636" table:display="true" table:show-details="true"/>
                <table:data-pilot-member table:name="12202184" table:display="true" table:show-details="true"/>
                <table:data-pilot-member table:name="12220826" table:display="true" table:show-details="true"/>
                <table:data-pilot-member table:name="12254706" table:display="true" table:show-details="true"/>
                <table:data-pilot-member table:name="12286102" table:display="true" table:show-details="true"/>
                <table:data-pilot-member table:name="12403216" table:display="true" table:show-details="true"/>
                <table:data-pilot-member table:name="12416386" table:display="true" table:show-details="true"/>
                <table:data-pilot-member table:name="13087471" table:display="true" table:show-details="true"/>
                <table:data-pilot-member table:name="13516794" table:display="true" table:show-details="true"/>
                <table:data-pilot-member table:name="13800774" table:display="true" table:show-details="true"/>
                <table:data-pilot-member table:name="14696093" table:display="true" table:show-details="true"/>
                <table:data-pilot-member table:name="14704174" table:display="true" table:show-details="true"/>
                <table:data-pilot-member table:name="14732257" table:display="true" table:show-details="true"/>
                <table:data-pilot-member table:name="15212334" table:display="true" table:show-details="true"/>
                <table:data-pilot-member table:name="15213606" table:display="true" table:show-details="true"/>
                <table:data-pilot-member table:name="16530498" table:display="true" table:show-details="true"/>
                <table:data-pilot-member table:name="17090669" table:display="true" table:show-details="true"/>
                <table:data-pilot-member table:name="17282178" table:display="true" table:show-details="true"/>
                <table:data-pilot-member table:name="17641243" table:display="true" table:show-details="true"/>
                <table:data-pilot-member table:name="17656063" table:display="true" table:show-details="true"/>
                <table:data-pilot-member table:name="17839423" table:display="true" table:show-details="true"/>
                <table:data-pilot-member table:name="18361549" table:display="true" table:show-details="true"/>
                <table:data-pilot-member table:name="19254303" table:display="true" table:show-details="true"/>
                <table:data-pilot-member table:name="19445595" table:display="true" table:show-details="true"/>
                <table:data-pilot-member table:name="20302200" table:display="true" table:show-details="true"/>
                <table:data-pilot-member table:name="21214847" table:display="true" table:show-details="true"/>
                <table:data-pilot-member table:name="21659100" table:display="true" table:show-details="true"/>
                <table:data-pilot-member table:name="21878631" table:display="true" table:show-details="true"/>
                <table:data-pilot-member table:name="23109836" table:display="true" table:show-details="true"/>
                <table:data-pilot-member table:name="23381798" table:display="true" table:show-details="true"/>
                <table:data-pilot-member table:name="23683253" table:display="true" table:show-details="true"/>
                <table:data-pilot-member table:name="23818109" table:display="true" table:show-details="true"/>
                <table:data-pilot-member table:name="23835924" table:display="true" table:show-details="true"/>
                <table:data-pilot-member table:name="25528236" table:display="true" table:show-details="true"/>
                <table:data-pilot-member table:name="25775079" table:display="true" table:show-details="true"/>
                <table:data-pilot-member table:name="28390266" table:display="true" table:show-details="true"/>
                <table:data-pilot-member table:name="29340559" table:display="true" table:show-details="true"/>
                <table:data-pilot-member table:name="30754180" table:display="true" table:show-details="true"/>
                <table:data-pilot-member table:name="32647968" table:display="true" table:show-details="true"/>
                <table:data-pilot-member table:name="33886320" table:display="true" table:show-details="true"/>
                <table:data-pilot-member table:name="34564690" table:display="true" table:show-details="true"/>
                <table:data-pilot-member table:name="35137882" table:display="true" table:show-details="true"/>
                <table:data-pilot-member table:name="36121268" table:display="true" table:show-details="true"/>
                <table:data-pilot-member table:name="36257010" table:display="true" table:show-details="true"/>
                <table:data-pilot-member table:name="36283123" table:display="true" table:show-details="true"/>
                <table:data-pilot-member table:name="37437656" table:display="true" table:show-details="true"/>
                <table:data-pilot-member table:name="37640081" table:display="true" table:show-details="true"/>
                <table:data-pilot-member table:name="38894631" table:display="true" table:show-details="true"/>
                <table:data-pilot-member table:name="38989354" table:display="true" table:show-details="true"/>
                <table:data-pilot-member table:name="45533695" table:display="true" table:show-details="true"/>
                <table:data-pilot-member table:name="48179851" table:display="true" table:show-details="true"/>
                <table:data-pilot-member table:name="53002196" table:display="true" table:show-details="true"/>
                <table:data-pilot-member table:name="55556401" table:display="true" table:show-details="true"/>
                <table:data-pilot-member table:name="56709856" table:display="true" table:show-details="true"/>
                <table:data-pilot-member table:name="56870203" table:display="true" table:show-details="true"/>
                <table:data-pilot-member table:name="58475188" table:display="true" table:show-details="true"/>
                <table:data-pilot-member table:name="61393042" table:display="true" table:show-details="true"/>
                <table:data-pilot-member table:name="65020470" table:display="true" table:show-details="true"/>
                <table:data-pilot-member table:name="65639951" table:display="true" table:show-details="true"/>
                <table:data-pilot-member table:name="65688785" table:display="true" table:show-details="true"/>
                <table:data-pilot-member table:name="69012902" table:display="true" table:show-details="true"/>
                <table:data-pilot-member table:name="73373506" table:display="true" table:show-details="true"/>
                <table:data-pilot-member table:name="73979738" table:display="true" table:show-details="true"/>
                <table:data-pilot-member table:name="82459313" table:display="true" table:show-details="true"/>
                <table:data-pilot-member table:name="98271348" table:display="true" table:show-details="true"/>
                <table:data-pilot-member table:name="99978295" table:display="true" table:show-details="true"/>
                <table:data-pilot-member table:name="109121647" table:display="true" table:show-details="true"/>
                <table:data-pilot-member table:name="109938462" table:display="true" table:show-details="true"/>
                <table:data-pilot-member table:name="131164332" table:display="true" table:show-details="true"/>
                <table:data-pilot-member table:name="132062949" table:display="true" table:show-details="true"/>
                <table:data-pilot-member table:name="136723803" table:display="true" table:show-details="true"/>
                <table:data-pilot-member table:name="144093309" table:display="true" table:show-details="true"/>
                <table:data-pilot-member table:name="148424743" table:display="true" table:show-details="true"/>
                <table:data-pilot-member table:name="148712849" table:display="true" table:show-details="true"/>
                <table:data-pilot-member table:name="148982062" table:display="true" table:show-details="true"/>
                <table:data-pilot-member table:name="150588139" table:display="true" table:show-details="true"/>
                <table:data-pilot-member table:name="187182041" table:display="true" table:show-details="true"/>
                <table:data-pilot-member table:name="190625258" table:display="true" table:show-details="true"/>
                <table:data-pilot-member table:name="205822104" table:display="true" table:show-details="true"/>
                <table:data-pilot-member table:name="216222792" table:display="true" table:show-details="true"/>
                <table:data-pilot-member table:name="220660667" table:display="true" table:show-details="true"/>
                <table:data-pilot-member table:name="225443986" table:display="true" table:show-details="true"/>
                <table:data-pilot-member table:name="227658773" table:display="true" table:show-details="true"/>
                <table:data-pilot-member table:name="238226837" table:display="true" table:show-details="true"/>
                <table:data-pilot-member table:name="256695824" table:display="true" table:show-details="true"/>
                <table:data-pilot-member table:name="271080561" table:display="true" table:show-details="true"/>
                <table:data-pilot-member table:name="302107196" table:display="true" table:show-details="true"/>
                <table:data-pilot-member table:name="307618981" table:display="true" table:show-details="true"/>
                <table:data-pilot-member table:name="312200236" table:display="true" table:show-details="true"/>
                <table:data-pilot-member table:name="325992874" table:display="true" table:show-details="true"/>
                <table:data-pilot-member table:name="374626596" table:display="true" table:show-details="true"/>
                <table:data-pilot-member table:name="378946806" table:display="true" table:show-details="true"/>
                <table:data-pilot-member table:name="382372990" table:display="true" table:show-details="true"/>
                <table:data-pilot-member table:name="404090516" table:display="true" table:show-details="true"/>
                <table:data-pilot-member table:name="434695509" table:display="true" table:show-details="true"/>
                <table:data-pilot-member table:name="434959350" table:display="true" table:show-details="true"/>
                <table:data-pilot-member table:name="435768523" table:display="true" table:show-details="true"/>
                <table:data-pilot-member table:name="440678748" table:display="true" table:show-details="true"/>
                <table:data-pilot-member table:name="457838770" table:display="true" table:show-details="true"/>
                <table:data-pilot-member table:name="461400831" table:display="true" table:show-details="true"/>
                <table:data-pilot-member table:name="462666074" table:display="true" table:show-details="true"/>
                <table:data-pilot-member table:name="475043395" table:display="true" table:show-details="true"/>
                <table:data-pilot-member table:name="476453438" table:display="true" table:show-details="true"/>
                <table:data-pilot-member table:name="477469520" table:display="true" table:show-details="true"/>
                <table:data-pilot-member table:name="494112709" table:display="true" table:show-details="true"/>
                <table:data-pilot-member table:name="510674255" table:display="true" table:show-details="true"/>
                <table:data-pilot-member table:name="512954664" table:display="true" table:show-details="true"/>
                <table:data-pilot-member table:name="530938382" table:display="true" table:show-details="true"/>
                <table:data-pilot-member table:name="542752559" table:display="true" table:show-details="true"/>
                <table:data-pilot-member table:name="550927070" table:display="true" table:show-details="true"/>
                <table:data-pilot-member table:name="596886692" table:display="true" table:show-details="true"/>
                <table:data-pilot-member table:name="618757036" table:display="true" table:show-details="true"/>
                <table:data-pilot-member table:name="647038526" table:display="true" table:show-details="true"/>
                <table:data-pilot-member table:name="648923605" table:display="true" table:show-details="true"/>
                <table:data-pilot-member table:name="651077165" table:display="true" table:show-details="true"/>
                <table:data-pilot-member table:name="668575245" table:display="true" table:show-details="true"/>
                <table:data-pilot-member table:name="685856118" table:display="true" table:show-details="true"/>
                <table:data-pilot-member table:name="750464072" table:display="true" table:show-details="true"/>
                <table:data-pilot-member table:name="776735389" table:display="true" table:show-details="true"/>
                <table:data-pilot-member table:name="813268214" table:display="true" table:show-details="true"/>
                <table:data-pilot-member table:name="893691842" table:display="true" table:show-details="true"/>
                <table:data-pilot-member table:name="931488353" table:display="true" table:show-details="true"/>
                <table:data-pilot-member table:name="968429697" table:display="true" table:show-details="true"/>
                <table:data-pilot-member table:name="1033409192" table:display="true" table:show-details="true"/>
                <table:data-pilot-member table:name="1048971183" table:display="true" table:show-details="true"/>
                <table:data-pilot-member table:name="1055821124" table:display="true" table:show-details="true"/>
                <table:data-pilot-member table:name="1060614843" table:display="true" table:show-details="true"/>
                <table:data-pilot-member table:name="1100398396" table:display="true" table:show-details="true"/>
                <table:data-pilot-member table:name="1118328358" table:display="true" table:show-details="true"/>
                <table:data-pilot-member table:name="1126828728" table:display="true" table:show-details="true"/>
                <table:data-pilot-member table:name="1154839970" table:display="true" table:show-details="true"/>
                <table:data-pilot-member table:name="1159922007" table:display="true" table:show-details="true"/>
                <table:data-pilot-member table:name="1191597495" table:display="true" table:show-details="true"/>
                <table:data-pilot-member table:name="1199535441" table:display="true" table:show-details="true"/>
                <table:data-pilot-member table:name="1224024410" table:display="true" table:show-details="true"/>
                <table:data-pilot-member table:name="1245493310" table:display="true" table:show-details="true"/>
                <table:data-pilot-member table:name="1328439666" table:display="true" table:show-details="true"/>
                <table:data-pilot-member table:name="1334269239" table:display="true" table:show-details="true"/>
                <table:data-pilot-member table:name="1354633987" table:display="true" table:show-details="true"/>
                <table:data-pilot-member table:name="1387815333" table:display="true" table:show-details="true"/>
                <table:data-pilot-member table:name="1393245785" table:display="true" table:show-details="true"/>
                <table:data-pilot-member table:name="1431455195" table:display="true" table:show-details="true"/>
                <table:data-pilot-member table:name="1458648209" table:display="true" table:show-details="true"/>
                <table:data-pilot-member table:name="1488273173" table:display="true" table:show-details="true"/>
                <table:data-pilot-member table:name="1496156440" table:display="true" table:show-details="true"/>
                <table:data-pilot-member table:name="1505060495" table:display="true" table:show-details="true"/>
                <table:data-pilot-member table:name="1561856033" table:display="true" table:show-details="true"/>
                <table:data-pilot-member table:name="1599785938" table:display="true" table:show-details="true"/>
                <table:data-pilot-member table:name="1616291163" table:display="true" table:show-details="true"/>
                <table:data-pilot-member table:name="1688927670" table:display="true" table:show-details="true"/>
                <table:data-pilot-member table:name="1696178528" table:display="true" table:show-details="true"/>
                <table:data-pilot-member table:name="1775279333" table:display="true" table:show-details="true"/>
                <table:data-pilot-member table:name="1938625606" table:display="true" table:show-details="true"/>
                <table:data-pilot-member table:name="2086009297" table:display="true" table:show-details="true"/>
                <table:data-pilot-member table:name="2088306586" table:display="true" table:show-details="true"/>
                <table:data-pilot-member table:name="2115192575" table:display="true" table:show-details="true"/>
                <table:data-pilot-member table:name="2234224304" table:display="true" table:show-details="true"/>
                <table:data-pilot-member table:name="2259885706" table:display="true" table:show-details="true"/>
                <table:data-pilot-member table:name="2337514747" table:display="true" table:show-details="true"/>
                <table:data-pilot-member table:name="2511427171" table:display="true" table:show-details="true"/>
                <table:data-pilot-member table:name="2515285177" table:display="true" table:show-details="true"/>
                <table:data-pilot-member table:name="2677161992" table:display="true" table:show-details="true"/>
                <table:data-pilot-member table:name="2701323145" table:display="true" table:show-details="true"/>
                <table:data-pilot-member table:name="2846585113" table:display="true" table:show-details="true"/>
                <table:data-pilot-member table:name="2891094265" table:display="true" table:show-details="true"/>
                <table:data-pilot-member table:name="2900045084" table:display="true" table:show-details="true"/>
                <table:data-pilot-member table:name="2960940049" table:display="true" table:show-details="true"/>
                <table:data-pilot-member table:name="3005330113" table:display="true" table:show-details="true"/>
                <table:data-pilot-member table:name="3015472594" table:display="true" table:show-details="true"/>
                <table:data-pilot-member table:name="3047052707" table:display="true" table:show-details="true"/>
                <table:data-pilot-member table:name="3050314875" table:display="true" table:show-details="true"/>
                <table:data-pilot-member table:name="3195710792" table:display="true" table:show-details="true"/>
                <table:data-pilot-member table:name="3207112342" table:display="true" table:show-details="true"/>
                <table:data-pilot-member table:name="3237362583" table:display="true" table:show-details="true"/>
                <table:data-pilot-member table:name="3269268888" table:display="true" table:show-details="true"/>
                <table:data-pilot-member table:name="3317375796" table:display="true" table:show-details="true"/>
                <table:data-pilot-member table:name="3402343833" table:display="true" table:show-details="true"/>
                <table:data-pilot-member table:name="3410561117" table:display="true" table:show-details="true"/>
                <table:data-pilot-member table:name="3583970096" table:display="true" table:show-details="true"/>
                <table:data-pilot-member table:name="3647556015" table:display="true" table:show-details="true"/>
                <table:data-pilot-member table:name="3676031656" table:display="true" table:show-details="true"/>
                <table:data-pilot-member table:name="3714368157" table:display="true" table:show-details="true"/>
                <table:data-pilot-member table:name="3736656621" table:display="true" table:show-details="true"/>
                <table:data-pilot-member table:name="3838970142" table:display="true" table:show-details="true"/>
                <table:data-pilot-member table:name="3965841874" table:display="true" table:show-details="true"/>
                <table:data-pilot-member table:name="4043106554" table:display="true" table:show-details="true"/>
                <table:data-pilot-member table:name="4043394864" table:display="true" table:show-details="true"/>
                <table:data-pilot-member table:name="4278254712" table:display="true" table:show-details="true"/>
                <table:data-pilot-member table:name="4304344224" table:display="true" table:show-details="true"/>
                <table:data-pilot-member table:name="4315529351" table:display="true" table:show-details="true"/>
                <table:data-pilot-member table:name="4355980810" table:display="true" table:show-details="true"/>
                <table:data-pilot-member table:name="4356940002" table:display="true" table:show-details="true"/>
                <table:data-pilot-member table:name="4380915110" table:display="true" table:show-details="true"/>
                <table:data-pilot-member table:name="4413254617" table:display="true" table:show-details="true"/>
                <table:data-pilot-member table:name="4485569998" table:display="true" table:show-details="true"/>
                <table:data-pilot-member table:name="4485820981" table:display="true" table:show-details="true"/>
                <table:data-pilot-member table:name="4494331278" table:display="true" table:show-details="true"/>
                <table:data-pilot-member table:name="4600055412" table:display="true" table:show-details="true"/>
                <table:data-pilot-member table:name="4631983425" table:display="true" table:show-details="true"/>
                <table:data-pilot-member table:name="4667539866" table:display="true" table:show-details="true"/>
                <table:data-pilot-member table:name="4744114763" table:display="true" table:show-details="true"/>
                <table:data-pilot-member table:name="4750451573" table:display="true" table:show-details="true"/>
                <table:data-pilot-member table:name="4850863019" table:display="true" table:show-details="true"/>
                <table:data-pilot-member table:name="4866012556" table:display="true" table:show-details="true"/>
                <table:data-pilot-member table:name="5035212970" table:display="true" table:show-details="true"/>
                <table:data-pilot-member table:name="5166828780" table:display="true" table:show-details="true"/>
                <table:data-pilot-member table:name="5205632739" table:display="true" table:show-details="true"/>
                <table:data-pilot-member table:name="5250483494" table:display="true" table:show-details="true"/>
                <table:data-pilot-member table:name="5367974510" table:display="true" table:show-details="true"/>
                <table:data-pilot-member table:name="5632171558" table:display="true" table:show-details="true"/>
                <table:data-pilot-member table:name="5643930426" table:display="true" table:show-details="true"/>
                <table:data-pilot-member table:name="5755892203" table:display="true" table:show-details="true"/>
                <table:data-pilot-member table:name="6213900805" table:display="true" table:show-details="true"/>
                <table:data-pilot-member table:name="6318531082" table:display="true" table:show-details="true"/>
                <table:data-pilot-member table:name="6326055159" table:display="true" table:show-details="true"/>
                <table:data-pilot-member table:name="6676419115" table:display="true" table:show-details="true"/>
                <table:data-pilot-member table:name="6683535821" table:display="true" table:show-details="true"/>
                <table:data-pilot-member table:name="6842958907" table:display="true" table:show-details="true"/>
                <table:data-pilot-member table:name="6928883702" table:display="true" table:show-details="true"/>
                <table:data-pilot-member table:name="7301815067" table:display="true" table:show-details="true"/>
                <table:data-pilot-member table:name="7555904088" table:display="true" table:show-details="true"/>
                <table:data-pilot-member table:name="7792490770" table:display="true" table:show-details="true"/>
                <table:data-pilot-member table:name="7971555467" table:display="true" table:show-details="true"/>
                <table:data-pilot-member table:name="8022106053" table:display="true" table:show-details="true"/>
                <table:data-pilot-member table:name="8046376434" table:display="true" table:show-details="true"/>
                <table:data-pilot-member table:name="8498470519" table:display="true" table:show-details="true"/>
                <table:data-pilot-member table:name="8562167368" table:display="true" table:show-details="true"/>
                <table:data-pilot-member table:name="8712580952" table:display="true" table:show-details="true"/>
                <table:data-pilot-member table:name="8765740731" table:display="true" table:show-details="true"/>
                <table:data-pilot-member table:name="8925428373" table:display="true" table:show-details="true"/>
                <table:data-pilot-member table:name="9006951341" table:display="true" table:show-details="true"/>
                <table:data-pilot-member table:name="9195360330" table:display="true" table:show-details="true"/>
                <table:data-pilot-member table:name="9373520449" table:display="true" table:show-details="true"/>
                <table:data-pilot-member table:name="9649270586" table:display="true" table:show-details="true"/>
                <table:data-pilot-member table:name="9768323309" table:display="true" table:show-details="true"/>
                <table:data-pilot-member table:name="10455236051" table:display="true" table:show-details="true"/>
                <table:data-pilot-member table:name="10538374565" table:display="true" table:show-details="true"/>
                <table:data-pilot-member table:name="10603823101" table:display="true" table:show-details="true"/>
                <table:data-pilot-member table:name="10964319118" table:display="true" table:show-details="true"/>
                <table:data-pilot-member table:name="11722429182" table:display="true" table:show-details="true"/>
                <table:data-pilot-member table:name="12093871241" table:display="true" table:show-details="true"/>
                <table:data-pilot-member table:name="12662499935" table:display="true" table:show-details="true"/>
                <table:data-pilot-member table:name="13523215584" table:display="true" table:show-details="true"/>
                <table:data-pilot-member table:name="14335721677" table:display="true" table:show-details="true"/>
                <table:data-pilot-member table:name="14608894188" table:display="true" table:show-details="true"/>
                <table:data-pilot-member table:name="14768673629" table:display="true" table:show-details="true"/>
                <table:data-pilot-member table:name="14927028446" table:display="true" table:show-details="true"/>
                <table:data-pilot-member table:name="15018476478" table:display="true" table:show-details="true"/>
                <table:data-pilot-member table:name="15138971662" table:display="true" table:show-details="true"/>
                <table:data-pilot-member table:name="15329994245" table:display="true" table:show-details="true"/>
                <table:data-pilot-member table:name="15930118952" table:display="true" table:show-details="true"/>
                <table:data-pilot-member table:name="15957819106" table:display="true" table:show-details="true"/>
                <table:data-pilot-member table:name="16031418502" table:display="true" table:show-details="true"/>
                <table:data-pilot-member table:name="16180623508" table:display="true" table:show-details="true"/>
                <table:data-pilot-member table:name="16318235466" table:display="true" table:show-details="true"/>
                <table:data-pilot-member table:name="16455162510" table:display="true" table:show-details="true"/>
                <table:data-pilot-member table:name="17174638955" table:display="true" table:show-details="true"/>
                <table:data-pilot-member table:name="17255758234" table:display="true" table:show-details="true"/>
                <table:data-pilot-member table:name="19498145344" table:display="true" table:show-details="true"/>
                <table:data-pilot-member table:name="22528362228" table:display="true" table:show-details="true"/>
                <table:data-pilot-member table:name="25057423333" table:display="true" table:show-details="true"/>
                <table:data-pilot-member table:name="25139744255" table:display="true" table:show-details="true"/>
                <table:data-pilot-member table:name="28185504267" table:display="true" table:show-details="true"/>
                <table:data-pilot-member table:name="30591355869" table:display="true" table:show-details="true"/>
                <table:data-pilot-member table:name="32858239702" table:display="true" table:show-details="true"/>
                <table:data-pilot-member table:name="36467156629" table:display="true" table:show-details="true"/>
                <table:data-pilot-member table:name="40468685098" table:display="true" table:show-details="true"/>
                <table:data-pilot-member table:name="48496924971" table:display="true" table:show-details="true"/>
                <table:data-pilot-member table:name="49094335349" table:display="true" table:show-details="true"/>
                <table:data-pilot-member table:name="4974151438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NT" tableooo:display-name="Сумма - CNT" table:orientation="data" table:used-hierarchy="-1" table:function="sum">
            <table:data-pilot-level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4" table:display="true" table:show-details="true"/>
                <table:data-pilot-member table:name="101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5" table:display="true" table:show-details="true"/>
                <table:data-pilot-member table:name="149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2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8" table:display="true" table:show-details="true"/>
                <table:data-pilot-member table:name="202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20" table:display="true" table:show-details="true"/>
                <table:data-pilot-member table:name="222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8" table:display="true" table:show-details="true"/>
                <table:data-pilot-member table:name="234" table:display="true" table:show-details="true"/>
                <table:data-pilot-member table:name="238" table:display="true" table:show-details="true"/>
                <table:data-pilot-member table:name="250" table:display="true" table:show-details="true"/>
                <table:data-pilot-member table:name="257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9" table:display="true" table:show-details="true"/>
                <table:data-pilot-member table:name="305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21" table:display="true" table:show-details="true"/>
                <table:data-pilot-member table:name="324" table:display="true" table:show-details="true"/>
                <table:data-pilot-member table:name="337" table:display="true" table:show-details="true"/>
                <table:data-pilot-member table:name="339" table:display="true" table:show-details="true"/>
                <table:data-pilot-member table:name="343" table:display="true" table:show-details="true"/>
                <table:data-pilot-member table:name="359" table:display="true" table:show-details="true"/>
                <table:data-pilot-member table:name="363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5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4" table:display="true" table:show-details="true"/>
                <table:data-pilot-member table:name="408" table:display="true" table:show-details="true"/>
                <table:data-pilot-member table:name="410" table:display="true" table:show-details="true"/>
                <table:data-pilot-member table:name="413" table:display="true" table:show-details="true"/>
                <table:data-pilot-member table:name="434" table:display="true" table:show-details="true"/>
                <table:data-pilot-member table:name="437" table:display="true" table:show-details="true"/>
                <table:data-pilot-member table:name="444" table:display="true" table:show-details="true"/>
                <table:data-pilot-member table:name="462" table:display="true" table:show-details="true"/>
                <table:data-pilot-member table:name="473" table:display="true" table:show-details="true"/>
                <table:data-pilot-member table:name="482" table:display="true" table:show-details="true"/>
                <table:data-pilot-member table:name="485" table:display="true" table:show-details="true"/>
                <table:data-pilot-member table:name="497" table:display="true" table:show-details="true"/>
                <table:data-pilot-member table:name="510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4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43" table:display="true" table:show-details="true"/>
                <table:data-pilot-member table:name="550" table:display="true" table:show-details="true"/>
                <table:data-pilot-member table:name="553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60" table:display="true" table:show-details="true"/>
                <table:data-pilot-member table:name="562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80" table:display="true" table:show-details="true"/>
                <table:data-pilot-member table:name="584" table:display="true" table:show-details="true"/>
                <table:data-pilot-member table:name="589" table:display="true" table:show-details="true"/>
                <table:data-pilot-member table:name="613" table:display="true" table:show-details="true"/>
                <table:data-pilot-member table:name="619" table:display="true" table:show-details="true"/>
                <table:data-pilot-member table:name="628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44" table:display="true" table:show-details="true"/>
                <table:data-pilot-member table:name="649" table:display="true" table:show-details="true"/>
                <table:data-pilot-member table:name="653" table:display="true" table:show-details="true"/>
                <table:data-pilot-member table:name="661" table:display="true" table:show-details="true"/>
                <table:data-pilot-member table:name="674" table:display="true" table:show-details="true"/>
                <table:data-pilot-member table:name="676" table:display="true" table:show-details="true"/>
                <table:data-pilot-member table:name="678" table:display="true" table:show-details="true"/>
                <table:data-pilot-member table:name="691" table:display="true" table:show-details="true"/>
                <table:data-pilot-member table:name="704" table:display="true" table:show-details="true"/>
                <table:data-pilot-member table:name="726" table:display="true" table:show-details="true"/>
                <table:data-pilot-member table:name="736" table:display="true" table:show-details="true"/>
                <table:data-pilot-member table:name="743" table:display="true" table:show-details="true"/>
                <table:data-pilot-member table:name="751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71" table:display="true" table:show-details="true"/>
                <table:data-pilot-member table:name="779" table:display="true" table:show-details="true"/>
                <table:data-pilot-member table:name="781" table:display="true" table:show-details="true"/>
                <table:data-pilot-member table:name="801" table:display="true" table:show-details="true"/>
                <table:data-pilot-member table:name="807" table:display="true" table:show-details="true"/>
                <table:data-pilot-member table:name="816" table:display="true" table:show-details="true"/>
                <table:data-pilot-member table:name="857" table:display="true" table:show-details="true"/>
                <table:data-pilot-member table:name="859" table:display="true" table:show-details="true"/>
                <table:data-pilot-member table:name="879" table:display="true" table:show-details="true"/>
                <table:data-pilot-member table:name="893" table:display="true" table:show-details="true"/>
                <table:data-pilot-member table:name="926" table:display="true" table:show-details="true"/>
                <table:data-pilot-member table:name="957" table:display="true" table:show-details="true"/>
                <table:data-pilot-member table:name="969" table:display="true" table:show-details="true"/>
                <table:data-pilot-member table:name="1002" table:display="true" table:show-details="true"/>
                <table:data-pilot-member table:name="1071" table:display="true" table:show-details="true"/>
                <table:data-pilot-member table:name="1084" table:display="true" table:show-details="true"/>
                <table:data-pilot-member table:name="1107" table:display="true" table:show-details="true"/>
                <table:data-pilot-member table:name="1110" table:display="true" table:show-details="true"/>
                <table:data-pilot-member table:name="1130" table:display="true" table:show-details="true"/>
                <table:data-pilot-member table:name="1134" table:display="true" table:show-details="true"/>
                <table:data-pilot-member table:name="1158" table:display="true" table:show-details="true"/>
                <table:data-pilot-member table:name="1182" table:display="true" table:show-details="true"/>
                <table:data-pilot-member table:name="1197" table:display="true" table:show-details="true"/>
                <table:data-pilot-member table:name="1205" table:display="true" table:show-details="true"/>
                <table:data-pilot-member table:name="1215" table:display="true" table:show-details="true"/>
                <table:data-pilot-member table:name="1228" table:display="true" table:show-details="true"/>
                <table:data-pilot-member table:name="1240" table:display="true" table:show-details="true"/>
                <table:data-pilot-member table:name="1255" table:display="true" table:show-details="true"/>
                <table:data-pilot-member table:name="1263" table:display="true" table:show-details="true"/>
                <table:data-pilot-member table:name="1293" table:display="true" table:show-details="true"/>
                <table:data-pilot-member table:name="1317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32" table:display="true" table:show-details="true"/>
                <table:data-pilot-member table:name="1359" table:display="true" table:show-details="true"/>
                <table:data-pilot-member table:name="1373" table:display="true" table:show-details="true"/>
                <table:data-pilot-member table:name="1378" table:display="true" table:show-details="true"/>
                <table:data-pilot-member table:name="1380" table:display="true" table:show-details="true"/>
                <table:data-pilot-member table:name="1406" table:display="true" table:show-details="true"/>
                <table:data-pilot-member table:name="1427" table:display="true" table:show-details="true"/>
                <table:data-pilot-member table:name="1435" table:display="true" table:show-details="true"/>
                <table:data-pilot-member table:name="1440" table:display="true" table:show-details="true"/>
                <table:data-pilot-member table:name="1459" table:display="true" table:show-details="true"/>
                <table:data-pilot-member table:name="1483" table:display="true" table:show-details="true"/>
                <table:data-pilot-member table:name="1486" table:display="true" table:show-details="true"/>
                <table:data-pilot-member table:name="1497" table:display="true" table:show-details="true"/>
                <table:data-pilot-member table:name="1518" table:display="true" table:show-details="true"/>
                <table:data-pilot-member table:name="1538" table:display="true" table:show-details="true"/>
                <table:data-pilot-member table:name="1552" table:display="true" table:show-details="true"/>
                <table:data-pilot-member table:name="1606" table:display="true" table:show-details="true"/>
                <table:data-pilot-member table:name="1647" table:display="true" table:show-details="true"/>
                <table:data-pilot-member table:name="1672" table:display="true" table:show-details="true"/>
                <table:data-pilot-member table:name="1676" table:display="true" table:show-details="true"/>
                <table:data-pilot-member table:name="1752" table:display="true" table:show-details="true"/>
                <table:data-pilot-member table:name="1760" table:display="true" table:show-details="true"/>
                <table:data-pilot-member table:name="1819" table:display="true" table:show-details="true"/>
                <table:data-pilot-member table:name="1820" table:display="true" table:show-details="true"/>
                <table:data-pilot-member table:name="1824" table:display="true" table:show-details="true"/>
                <table:data-pilot-member table:name="1875" table:display="true" table:show-details="true"/>
                <table:data-pilot-member table:name="1880" table:display="true" table:show-details="true"/>
                <table:data-pilot-member table:name="1897" table:display="true" table:show-details="true"/>
                <table:data-pilot-member table:name="1902" table:display="true" table:show-details="true"/>
                <table:data-pilot-member table:name="1927" table:display="true" table:show-details="true"/>
                <table:data-pilot-member table:name="1941" table:display="true" table:show-details="true"/>
                <table:data-pilot-member table:name="1966" table:display="true" table:show-details="true"/>
                <table:data-pilot-member table:name="1982" table:display="true" table:show-details="true"/>
                <table:data-pilot-member table:name="1990" table:display="true" table:show-details="true"/>
                <table:data-pilot-member table:name="1999" table:display="true" table:show-details="true"/>
                <table:data-pilot-member table:name="2075" table:display="true" table:show-details="true"/>
                <table:data-pilot-member table:name="2136" table:display="true" table:show-details="true"/>
                <table:data-pilot-member table:name="2176" table:display="true" table:show-details="true"/>
                <table:data-pilot-member table:name="2221" table:display="true" table:show-details="true"/>
                <table:data-pilot-member table:name="2250" table:display="true" table:show-details="true"/>
                <table:data-pilot-member table:name="2496" table:display="true" table:show-details="true"/>
                <table:data-pilot-member table:name="2510" table:display="true" table:show-details="true"/>
                <table:data-pilot-member table:name="2561" table:display="true" table:show-details="true"/>
                <table:data-pilot-member table:name="2573" table:display="true" table:show-details="true"/>
                <table:data-pilot-member table:name="2626" table:display="true" table:show-details="true"/>
                <table:data-pilot-member table:name="2799" table:display="true" table:show-details="true"/>
                <table:data-pilot-member table:name="2811" table:display="true" table:show-details="true"/>
                <table:data-pilot-member table:name="2853" table:display="true" table:show-details="true"/>
                <table:data-pilot-member table:name="2867" table:display="true" table:show-details="true"/>
                <table:data-pilot-member table:name="2941" table:display="true" table:show-details="true"/>
                <table:data-pilot-member table:name="3040" table:display="true" table:show-details="true"/>
                <table:data-pilot-member table:name="3063" table:display="true" table:show-details="true"/>
                <table:data-pilot-member table:name="3098" table:display="true" table:show-details="true"/>
                <table:data-pilot-member table:name="3129" table:display="true" table:show-details="true"/>
                <table:data-pilot-member table:name="3219" table:display="true" table:show-details="true"/>
                <table:data-pilot-member table:name="3224" table:display="true" table:show-details="true"/>
                <table:data-pilot-member table:name="3310" table:display="true" table:show-details="true"/>
                <table:data-pilot-member table:name="3331" table:display="true" table:show-details="true"/>
                <table:data-pilot-member table:name="3342" table:display="true" table:show-details="true"/>
                <table:data-pilot-member table:name="3423" table:display="true" table:show-details="true"/>
                <table:data-pilot-member table:name="3474" table:display="true" table:show-details="true"/>
                <table:data-pilot-member table:name="3491" table:display="true" table:show-details="true"/>
                <table:data-pilot-member table:name="3631" table:display="true" table:show-details="true"/>
                <table:data-pilot-member table:name="3665" table:display="true" table:show-details="true"/>
                <table:data-pilot-member table:name="3671" table:display="true" table:show-details="true"/>
                <table:data-pilot-member table:name="3796" table:display="true" table:show-details="true"/>
                <table:data-pilot-member table:name="3798" table:display="true" table:show-details="true"/>
                <table:data-pilot-member table:name="3884" table:display="true" table:show-details="true"/>
                <table:data-pilot-member table:name="3946" table:display="true" table:show-details="true"/>
                <table:data-pilot-member table:name="4069" table:display="true" table:show-details="true"/>
                <table:data-pilot-member table:name="4074" table:display="true" table:show-details="true"/>
                <table:data-pilot-member table:name="4130" table:display="true" table:show-details="true"/>
                <table:data-pilot-member table:name="4139" table:display="true" table:show-details="true"/>
                <table:data-pilot-member table:name="4207" table:display="true" table:show-details="true"/>
                <table:data-pilot-member table:name="4230" table:display="true" table:show-details="true"/>
                <table:data-pilot-member table:name="4257" table:display="true" table:show-details="true"/>
                <table:data-pilot-member table:name="4296" table:display="true" table:show-details="true"/>
                <table:data-pilot-member table:name="4304" table:display="true" table:show-details="true"/>
                <table:data-pilot-member table:name="4307" table:display="true" table:show-details="true"/>
                <table:data-pilot-member table:name="4378" table:display="true" table:show-details="true"/>
                <table:data-pilot-member table:name="4379" table:display="true" table:show-details="true"/>
                <table:data-pilot-member table:name="4460" table:display="true" table:show-details="true"/>
                <table:data-pilot-member table:name="4678" table:display="true" table:show-details="true"/>
                <table:data-pilot-member table:name="4803" table:display="true" table:show-details="true"/>
                <table:data-pilot-member table:name="4907" table:display="true" table:show-details="true"/>
                <table:data-pilot-member table:name="4929" table:display="true" table:show-details="true"/>
                <table:data-pilot-member table:name="4998" table:display="true" table:show-details="true"/>
                <table:data-pilot-member table:name="5045" table:display="true" table:show-details="true"/>
                <table:data-pilot-member table:name="5046" table:display="true" table:show-details="true"/>
                <table:data-pilot-member table:name="5097" table:display="true" table:show-details="true"/>
                <table:data-pilot-member table:name="5118" table:display="true" table:show-details="true"/>
                <table:data-pilot-member table:name="5171" table:display="true" table:show-details="true"/>
                <table:data-pilot-member table:name="5458" table:display="true" table:show-details="true"/>
                <table:data-pilot-member table:name="5573" table:display="true" table:show-details="true"/>
                <table:data-pilot-member table:name="5581" table:display="true" table:show-details="true"/>
                <table:data-pilot-member table:name="5876" table:display="true" table:show-details="true"/>
                <table:data-pilot-member table:name="5962" table:display="true" table:show-details="true"/>
                <table:data-pilot-member table:name="6017" table:display="true" table:show-details="true"/>
                <table:data-pilot-member table:name="6100" table:display="true" table:show-details="true"/>
                <table:data-pilot-member table:name="6282" table:display="true" table:show-details="true"/>
                <table:data-pilot-member table:name="6294" table:display="true" table:show-details="true"/>
                <table:data-pilot-member table:name="6607" table:display="true" table:show-details="true"/>
                <table:data-pilot-member table:name="6786" table:display="true" table:show-details="true"/>
                <table:data-pilot-member table:name="7012" table:display="true" table:show-details="true"/>
                <table:data-pilot-member table:name="7028" table:display="true" table:show-details="true"/>
                <table:data-pilot-member table:name="7116" table:display="true" table:show-details="true"/>
                <table:data-pilot-member table:name="7347" table:display="true" table:show-details="true"/>
                <table:data-pilot-member table:name="7409" table:display="true" table:show-details="true"/>
                <table:data-pilot-member table:name="7649" table:display="true" table:show-details="true"/>
                <table:data-pilot-member table:name="7859" table:display="true" table:show-details="true"/>
                <table:data-pilot-member table:name="7893" table:display="true" table:show-details="true"/>
                <table:data-pilot-member table:name="7996" table:display="true" table:show-details="true"/>
                <table:data-pilot-member table:name="8195" table:display="true" table:show-details="true"/>
                <table:data-pilot-member table:name="8267" table:display="true" table:show-details="true"/>
                <table:data-pilot-member table:name="8317" table:display="true" table:show-details="true"/>
                <table:data-pilot-member table:name="8335" table:display="true" table:show-details="true"/>
                <table:data-pilot-member table:name="8912" table:display="true" table:show-details="true"/>
                <table:data-pilot-member table:name="8945" table:display="true" table:show-details="true"/>
                <table:data-pilot-member table:name="9111" table:display="true" table:show-details="true"/>
                <table:data-pilot-member table:name="9117" table:display="true" table:show-details="true"/>
                <table:data-pilot-member table:name="9135" table:display="true" table:show-details="true"/>
                <table:data-pilot-member table:name="9211" table:display="true" table:show-details="true"/>
                <table:data-pilot-member table:name="9550" table:display="true" table:show-details="true"/>
                <table:data-pilot-member table:name="9945" table:display="true" table:show-details="true"/>
                <table:data-pilot-member table:name="10011" table:display="true" table:show-details="true"/>
                <table:data-pilot-member table:name="10197" table:display="true" table:show-details="true"/>
                <table:data-pilot-member table:name="10230" table:display="true" table:show-details="true"/>
                <table:data-pilot-member table:name="10240" table:display="true" table:show-details="true"/>
                <table:data-pilot-member table:name="10253" table:display="true" table:show-details="true"/>
                <table:data-pilot-member table:name="10495" table:display="true" table:show-details="true"/>
                <table:data-pilot-member table:name="10502" table:display="true" table:show-details="true"/>
                <table:data-pilot-member table:name="10796" table:display="true" table:show-details="true"/>
                <table:data-pilot-member table:name="10978" table:display="true" table:show-details="true"/>
                <table:data-pilot-member table:name="11409" table:display="true" table:show-details="true"/>
                <table:data-pilot-member table:name="11564" table:display="true" table:show-details="true"/>
                <table:data-pilot-member table:name="11579" table:display="true" table:show-details="true"/>
                <table:data-pilot-member table:name="11918" table:display="true" table:show-details="true"/>
                <table:data-pilot-member table:name="11972" table:display="true" table:show-details="true"/>
                <table:data-pilot-member table:name="12188" table:display="true" table:show-details="true"/>
                <table:data-pilot-member table:name="12773" table:display="true" table:show-details="true"/>
                <table:data-pilot-member table:name="12862" table:display="true" table:show-details="true"/>
                <table:data-pilot-member table:name="12898" table:display="true" table:show-details="true"/>
                <table:data-pilot-member table:name="12994" table:display="true" table:show-details="true"/>
                <table:data-pilot-member table:name="13062" table:display="true" table:show-details="true"/>
                <table:data-pilot-member table:name="13115" table:display="true" table:show-details="true"/>
                <table:data-pilot-member table:name="13144" table:display="true" table:show-details="true"/>
                <table:data-pilot-member table:name="13581" table:display="true" table:show-details="true"/>
                <table:data-pilot-member table:name="13659" table:display="true" table:show-details="true"/>
                <table:data-pilot-member table:name="13983" table:display="true" table:show-details="true"/>
                <table:data-pilot-member table:name="14241" table:display="true" table:show-details="true"/>
                <table:data-pilot-member table:name="14470" table:display="true" table:show-details="true"/>
                <table:data-pilot-member table:name="14587" table:display="true" table:show-details="true"/>
                <table:data-pilot-member table:name="14709" table:display="true" table:show-details="true"/>
                <table:data-pilot-member table:name="15043" table:display="true" table:show-details="true"/>
                <table:data-pilot-member table:name="15329" table:display="true" table:show-details="true"/>
                <table:data-pilot-member table:name="15893" table:display="true" table:show-details="true"/>
                <table:data-pilot-member table:name="15933" table:display="true" table:show-details="true"/>
                <table:data-pilot-member table:name="16080" table:display="true" table:show-details="true"/>
                <table:data-pilot-member table:name="16245" table:display="true" table:show-details="true"/>
                <table:data-pilot-member table:name="16342" table:display="true" table:show-details="true"/>
                <table:data-pilot-member table:name="16620" table:display="true" table:show-details="true"/>
                <table:data-pilot-member table:name="17080" table:display="true" table:show-details="true"/>
                <table:data-pilot-member table:name="17142" table:display="true" table:show-details="true"/>
                <table:data-pilot-member table:name="17181" table:display="true" table:show-details="true"/>
                <table:data-pilot-member table:name="17359" table:display="true" table:show-details="true"/>
                <table:data-pilot-member table:name="17933" table:display="true" table:show-details="true"/>
                <table:data-pilot-member table:name="18126" table:display="true" table:show-details="true"/>
                <table:data-pilot-member table:name="18220" table:display="true" table:show-details="true"/>
                <table:data-pilot-member table:name="19109" table:display="true" table:show-details="true"/>
                <table:data-pilot-member table:name="19239" table:display="true" table:show-details="true"/>
                <table:data-pilot-member table:name="19471" table:display="true" table:show-details="true"/>
                <table:data-pilot-member table:name="19484" table:display="true" table:show-details="true"/>
                <table:data-pilot-member table:name="19665" table:display="true" table:show-details="true"/>
                <table:data-pilot-member table:name="19749" table:display="true" table:show-details="true"/>
                <table:data-pilot-member table:name="20438" table:display="true" table:show-details="true"/>
                <table:data-pilot-member table:name="20485" table:display="true" table:show-details="true"/>
                <table:data-pilot-member table:name="21237" table:display="true" table:show-details="true"/>
                <table:data-pilot-member table:name="21299" table:display="true" table:show-details="true"/>
                <table:data-pilot-member table:name="21661" table:display="true" table:show-details="true"/>
                <table:data-pilot-member table:name="21750" table:display="true" table:show-details="true"/>
                <table:data-pilot-member table:name="22320" table:display="true" table:show-details="true"/>
                <table:data-pilot-member table:name="23168" table:display="true" table:show-details="true"/>
                <table:data-pilot-member table:name="23855" table:display="true" table:show-details="true"/>
                <table:data-pilot-member table:name="23898" table:display="true" table:show-details="true"/>
                <table:data-pilot-member table:name="24151" table:display="true" table:show-details="true"/>
                <table:data-pilot-member table:name="24441" table:display="true" table:show-details="true"/>
                <table:data-pilot-member table:name="24584" table:display="true" table:show-details="true"/>
                <table:data-pilot-member table:name="25596" table:display="true" table:show-details="true"/>
                <table:data-pilot-member table:name="26611" table:display="true" table:show-details="true"/>
                <table:data-pilot-member table:name="27081" table:display="true" table:show-details="true"/>
                <table:data-pilot-member table:name="27137" table:display="true" table:show-details="true"/>
                <table:data-pilot-member table:name="27402" table:display="true" table:show-details="true"/>
                <table:data-pilot-member table:name="28269" table:display="true" table:show-details="true"/>
                <table:data-pilot-member table:name="28515" table:display="true" table:show-details="true"/>
                <table:data-pilot-member table:name="28788" table:display="true" table:show-details="true"/>
                <table:data-pilot-member table:name="29446" table:display="true" table:show-details="true"/>
                <table:data-pilot-member table:name="29941" table:display="true" table:show-details="true"/>
                <table:data-pilot-member table:name="29988" table:display="true" table:show-details="true"/>
                <table:data-pilot-member table:name="30095" table:display="true" table:show-details="true"/>
                <table:data-pilot-member table:name="30248" table:display="true" table:show-details="true"/>
                <table:data-pilot-member table:name="30250" table:display="true" table:show-details="true"/>
                <table:data-pilot-member table:name="31025" table:display="true" table:show-details="true"/>
                <table:data-pilot-member table:name="31459" table:display="true" table:show-details="true"/>
                <table:data-pilot-member table:name="32710" table:display="true" table:show-details="true"/>
                <table:data-pilot-member table:name="33087" table:display="true" table:show-details="true"/>
                <table:data-pilot-member table:name="33104" table:display="true" table:show-details="true"/>
                <table:data-pilot-member table:name="33145" table:display="true" table:show-details="true"/>
                <table:data-pilot-member table:name="33822" table:display="true" table:show-details="true"/>
                <table:data-pilot-member table:name="34501" table:display="true" table:show-details="true"/>
                <table:data-pilot-member table:name="34905" table:display="true" table:show-details="true"/>
                <table:data-pilot-member table:name="35308" table:display="true" table:show-details="true"/>
                <table:data-pilot-member table:name="36485" table:display="true" table:show-details="true"/>
                <table:data-pilot-member table:name="37337" table:display="true" table:show-details="true"/>
                <table:data-pilot-member table:name="38635" table:display="true" table:show-details="true"/>
                <table:data-pilot-member table:name="39447" table:display="true" table:show-details="true"/>
                <table:data-pilot-member table:name="40514" table:display="true" table:show-details="true"/>
                <table:data-pilot-member table:name="44446" table:display="true" table:show-details="true"/>
                <table:data-pilot-member table:name="44947" table:display="true" table:show-details="true"/>
                <table:data-pilot-member table:name="45625" table:display="true" table:show-details="true"/>
                <table:data-pilot-member table:name="45789" table:display="true" table:show-details="true"/>
                <table:data-pilot-member table:name="46489" table:display="true" table:show-details="true"/>
                <table:data-pilot-member table:name="46598" table:display="true" table:show-details="true"/>
                <table:data-pilot-member table:name="48240" table:display="true" table:show-details="true"/>
                <table:data-pilot-member table:name="48754" table:display="true" table:show-details="true"/>
                <table:data-pilot-member table:name="49925" table:display="true" table:show-details="true"/>
                <table:data-pilot-member table:name="49990" table:display="true" table:show-details="true"/>
                <table:data-pilot-member table:name="51865" table:display="true" table:show-details="true"/>
                <table:data-pilot-member table:name="53392" table:display="true" table:show-details="true"/>
                <table:data-pilot-member table:name="53869" table:display="true" table:show-details="true"/>
                <table:data-pilot-member table:name="53980" table:display="true" table:show-details="true"/>
                <table:data-pilot-member table:name="55244" table:display="true" table:show-details="true"/>
                <table:data-pilot-member table:name="55514" table:display="true" table:show-details="true"/>
                <table:data-pilot-member table:name="56282" table:display="true" table:show-details="true"/>
                <table:data-pilot-member table:name="57150" table:display="true" table:show-details="true"/>
                <table:data-pilot-member table:name="57495" table:display="true" table:show-details="true"/>
                <table:data-pilot-member table:name="61630" table:display="true" table:show-details="true"/>
                <table:data-pilot-member table:name="61810" table:display="true" table:show-details="true"/>
                <table:data-pilot-member table:name="66354" table:display="true" table:show-details="true"/>
                <table:data-pilot-member table:name="68558" table:display="true" table:show-details="true"/>
                <table:data-pilot-member table:name="69518" table:display="true" table:show-details="true"/>
                <table:data-pilot-member table:name="71455" table:display="true" table:show-details="true"/>
                <table:data-pilot-member table:name="73860" table:display="true" table:show-details="true"/>
                <table:data-pilot-member table:name="78744" table:display="true" table:show-details="true"/>
                <table:data-pilot-member table:name="78758" table:display="true" table:show-details="true"/>
                <table:data-pilot-member table:name="82419" table:display="true" table:show-details="true"/>
                <table:data-pilot-member table:name="82552" table:display="true" table:show-details="true"/>
                <table:data-pilot-member table:name="83949" table:display="true" table:show-details="true"/>
                <table:data-pilot-member table:name="84365" table:display="true" table:show-details="true"/>
                <table:data-pilot-member table:name="92500" table:display="true" table:show-details="true"/>
                <table:data-pilot-member table:name="96733" table:display="true" table:show-details="true"/>
                <table:data-pilot-member table:name="99313" table:display="true" table:show-details="true"/>
                <table:data-pilot-member table:name="108094" table:display="true" table:show-details="true"/>
                <table:data-pilot-member table:name="108260" table:display="true" table:show-details="true"/>
                <table:data-pilot-member table:name="116925" table:display="true" table:show-details="true"/>
                <table:data-pilot-member table:name="119988" table:display="true" table:show-details="true"/>
                <table:data-pilot-member table:name="133293" table:display="true" table:show-details="true"/>
                <table:data-pilot-member table:name="177228" table:display="true" table:show-details="true"/>
                <table:data-pilot-member table:name="179533" table:display="true" table:show-details="true"/>
                <table:data-pilot-member table:name="183226" table:display="true" table:show-details="true"/>
                <table:data-pilot-member table:name="186720" table:display="true" table:show-details="true"/>
                <table:data-pilot-member table:name="267332" table:display="true" table:show-details="true"/>
                <table:data-pilot-member table:name="287819" table:display="true" table:show-details="true"/>
                <table:data-pilot-member table:name="396474" table:display="true" table:show-details="true"/>
              </table:data-pilot-members>
            </table:data-pilot-level>
            <table:data-pilot-field-reference table:type="none" table:field-name="   " table:member-type="named" table:member-name=""/>
          </table:data-pilot-field>
          <table:data-pilot-field table:source-field-name="" tableooo:display-name="Данные" table:is-data-layout-field="true" table:orientation="hidden" table:used-hierarchy="-1" table:function="auto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Segoe UI" fo:font-family="'Segoe UI'" fo:font-size="9pt" style:font-size-asian="9pt" style:font-name-complex="Segoe UI" style:font-family-complex="'Segoe UI'" style:font-size-complex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Title" style:display-name="Pivot Table Titl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family="'Segoe UI'" fo:font-size="9pt" fo:font-style="normal" fo:text-shadow="none" style:text-underline-style="none" fo:font-weight="bold" style:font-size-asian="9pt" style:font-style-asian="normal" style:font-weight-asian="bold" style:font-name-complex="Segoe UI" style:font-family-complex="'Segoe UI'" style:font-size-complex="9pt" style:font-style-complex="normal" style:font-weight-complex="bold"/>
    </style:style>
    <style:style style:name="Pivot_20_Table_20_Value" style:display-name="Pivot Table Value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family="'Segoe UI'" fo:font-size="9pt" fo:font-style="normal" fo:text-shadow="none" style:text-underline-style="none" fo:font-weight="normal" style:font-size-asian="9pt" style:font-style-asian="normal" style:font-weight-asian="normal" style:font-name-complex="Segoe UI" style:font-family-complex="'Segoe UI'" style:font-size-complex="9pt" style:font-style-complex="normal" style:font-weight-complex="normal"/>
    </style:style>
    <style:style style:name="Pivot_20_Table_20_Category" style:display-name="Pivot Table Category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family="'Segoe UI'" fo:font-size="9pt" fo:font-style="normal" fo:text-shadow="none" style:text-underline-style="none" fo:font-weight="normal" style:font-size-asian="9pt" style:font-style-asian="normal" style:font-weight-asian="normal" style:font-name-complex="Segoe UI" style:font-family-complex="'Segoe UI'" style:font-size-complex="9pt" style:font-style-complex="normal" style:font-weight-complex="normal"/>
    </style:style>
    <style:style style:name="Pivot_20_Table_20_Field" style:display-name="Pivot Table Field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family="'Segoe UI'" fo:font-size="9pt" fo:font-style="normal" fo:text-shadow="none" style:text-underline-style="none" fo:font-weight="normal" style:font-size-asian="9pt" style:font-style-asian="normal" style:font-weight-asian="normal" style:font-name-complex="Segoe UI" style:font-family-complex="'Segoe UI'" style:font-size-complex="9pt" style:font-style-complex="normal" style:font-weight-complex="normal"/>
    </style:style>
    <style:style style:name="Pivot_20_Table_20_Result" style:display-name="Pivot Table Resul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family="'Segoe UI'" fo:font-size="9pt" fo:font-style="normal" fo:text-shadow="none" style:text-underline-style="none" fo:font-weight="bold" style:font-size-asian="9pt" style:font-style-asian="normal" style:font-weight-asian="bold" style:font-name-complex="Segoe UI" style:font-family-complex="'Segoe UI'" style:font-size-complex="9pt" style:font-style-complex="normal" style:font-weight-complex="bold"/>
    </style:style>
    <style:style style:name="Pivot_20_Table_20_Corner" style:display-name="Pivot Table Corne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family="'Segoe UI'" fo:font-size="9pt" fo:font-style="normal" fo:text-shadow="none" style:text-underline-style="none" fo:font-weight="normal" style:font-size-asian="9pt" style:font-style-asian="normal" style:font-weight-asian="normal" style:font-name-complex="Segoe UI" style:font-family-complex="'Segoe UI'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elect_20_arch_5f_2023" style:display-name="PageStyle_Select arch_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водная_20_таблица_5f_Select_20_arch_5f_2023_5f_1" style:display-name="PageStyle_Сводная таблица_Select arch_2023_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SQL_20_Statement" style:display-name="PageStyle_SQL Stat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3T05:28:16.917000000</meta:creation-date>
    <dc:date>2023-12-06T09:47:55.866000000</dc:date>
    <meta:editing-cycles>17</meta:editing-cycles>
    <meta:editing-duration>PT12H39M27S</meta:editing-duration>
    <meta:document-statistic meta:table-count="3" meta:cell-count="7575" meta:object-count="0"/>
    <meta:generator>LibreOffice/6.2.7.1$Windows_X86_64 LibreOffice_project/23edc44b61b830b7d749943e020e96f5a7df63bf</meta:generator>
  </office:meta>
</office:document-meta>
</file>